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1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1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1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1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1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1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1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1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1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2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2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2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list-style-name="L2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list-style-name="L2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list-style-name="L2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2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list-style-name="L2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list-style-name="L2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list-style-name="L2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list-style-name="L3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3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3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L3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list-style-name="L3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3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3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3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3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3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4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4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4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4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4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4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4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4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4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4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5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5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5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5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5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5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5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5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5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text-properties style:font-name="Envy Code R VS" fo:font-size="10pt" fo:language="es" fo:country="ES" style:font-size-asian="10pt" style:font-size-complex="10pt"/>
    </style:style>
    <style:style style:name="P62" style:family="paragraph" style:parent-style-name="Standard">
      <style:text-properties style:font-name="Envy Code R VS" fo:font-size="12pt" fo:language="es" fo:country="ES" fo:font-style="normal" style:text-underline-style="none" style:font-size-asian="12pt" style:language-asian="zxx" style:country-asian="none" style:font-style-asian="normal" style:font-size-complex="12pt" style:language-complex="zxx" style:country-complex="none" style:font-style-complex="normal"/>
    </style:style>
    <style:style style:name="P63" style:family="paragraph" style:parent-style-name="Standard">
      <style:text-properties fo:language="es" fo:country="ES"/>
    </style:style>
    <style:style style:name="P64" style:family="paragraph" style:parent-style-name="Standard" style:list-style-name="L1">
      <style:text-properties fo:language="es" fo:country="ES"/>
    </style:style>
    <style:style style:name="P65" style:family="paragraph" style:parent-style-name="Standard" style:list-style-name="L2">
      <style:text-properties fo:language="es" fo:country="ES"/>
    </style:style>
    <style:style style:name="P66" style:family="paragraph" style:parent-style-name="Standard">
      <style:text-properties fo:language="es" fo:country="ES" fo:font-style="italic" style:font-style-asian="italic" style:font-style-complex="italic"/>
    </style:style>
    <style:style style:name="P67" style:family="paragraph" style:parent-style-name="Standard">
      <style:text-properties fo:color="#e8f3f6" style:font-name="Consolas" fo:font-size="11pt" fo:language="es" fo:country="ES"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P68" style:family="paragraph" style:parent-style-name="Standard">
      <style:paragraph-properties style:text-autospace="none"/>
      <style:text-properties fo:color="#8ac6f2" style:font-name="Consolas" fo:font-size="9.5pt" fo:language="es" fo:country="ES" style:font-name-asian="Consolas" style:font-size-asian="9.5pt" style:font-name-complex="Consolas" style:font-size-complex="9.5pt"/>
    </style:style>
    <style:style style:name="P69" style:family="paragraph" style:parent-style-name="Standard">
      <style:paragraph-properties fo:background-color="#000000">
        <style:background-image/>
      </style:paragraph-properties>
      <style:text-properties fo:color="#8b9699"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0"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font-name-complex="Consolas" style:font-size-complex="10pt"/>
    </style:style>
    <style:style style:name="P71"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font-name-complex="Consolas" style:font-size-complex="10pt"/>
    </style:style>
    <style:style style:name="P72"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font-weight-asian="normal" style:font-name-complex="Consolas" style:font-size-complex="10pt" style:font-weight-complex="normal"/>
    </style:style>
    <style:style style:name="P73" style:family="paragraph" style:parent-style-name="Standard">
      <style:paragraph-properties fo:background-color="#000000">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4"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5"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font-name-asian="Consolas" style:font-size-asian="10pt" style:font-style-asian="normal" style:font-name-complex="Consolas" style:font-size-complex="10pt" style:font-style-complex="normal"/>
    </style:style>
    <style:style style:name="P76" style:family="paragraph" style:parent-style-name="Standard">
      <style:paragraph-properties fo:background-color="#000000" style:text-autospace="none">
        <style:background-image/>
      </style:paragraph-properties>
      <style:text-properties fo:color="#e8f3f6" style:font-name="Consolas1" fo:font-size="10pt" fo:language="es" fo:country="ES" style:font-name-asian="Consolas" style:font-size-asian="10pt" style:font-name-complex="Consolas" style:font-size-complex="10pt"/>
    </style:style>
    <style:style style:name="P77"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8"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79" style:family="paragraph" style:parent-style-name="Standard">
      <style:paragraph-properties fo:background-color="#000000" style:text-autospace="none">
        <style:background-image/>
      </style:paragraph-properties>
      <style:text-properties fo:color="#e8f3f6" style:font-name="Envy Code R V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80" style:family="paragraph" style:parent-style-name="Standard">
      <style:paragraph-properties fo:background-color="#000000">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1"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2"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font-name-asian="Consolas" style:font-size-asian="9.5pt" style:font-style-asian="normal" style:font-name-complex="Consolas" style:font-size-complex="9.5pt" style:font-style-complex="normal"/>
    </style:style>
    <style:style style:name="P83" style:family="paragraph" style:parent-style-name="Standard">
      <style:paragraph-properties fo:background-color="#000000">
        <style:background-image/>
      </style:paragraph-properties>
      <style:text-properties fo:color="#8ac6f2" style:font-name="Consolas" fo:font-size="9.5pt" fo:language="es" fo:country="ES" style:font-name-asian="Consolas" style:font-size-asian="9.5pt" style:font-name-complex="Consolas" style:font-size-complex="9.5pt"/>
    </style:style>
    <style:style style:name="P84"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font-name-complex="Consolas" style:font-size-complex="9.5pt"/>
    </style:style>
    <style:style style:name="P85" style:family="paragraph" style:parent-style-name="Standard">
      <style:paragraph-properties fo:background-color="#000000" style:text-autospace="none">
        <style:background-image/>
      </style:paragraph-properties>
      <style:text-properties fo:color="#8ac6f2" style:font-name="Consolas" fo:font-size="10pt" fo:language="es" fo:country="ES" style:font-name-asian="Consolas" style:font-size-asian="10pt" style:font-name-complex="Consolas" style:font-size-complex="10pt"/>
    </style:style>
    <style:style style:name="P86" style:family="paragraph" style:parent-style-name="Standard">
      <style:paragraph-properties fo:background-color="#000000" style:text-autospace="none">
        <style:background-image/>
      </style:paragraph-properties>
      <style:text-properties fo:color="#8ac6f2"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87"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90"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91" style:family="paragraph" style:parent-style-name="Standard">
      <style:paragraph-properties fo:background-color="#000000">
        <style:background-image/>
      </style:paragraph-properties>
      <style:text-properties style:font-name="Envy Code R VS" fo:font-size="10pt" fo:language="es" fo:country="ES" style:font-size-asian="10pt" style:font-size-complex="10pt"/>
    </style:style>
    <style:style style:name="P92" style:family="paragraph" style:parent-style-name="Standard">
      <style:paragraph-properties fo:background-color="#000000" style:text-autospace="none">
        <style:background-image/>
      </style:paragraph-properties>
      <style:text-properties style:font-name="Envy Code R VS" fo:font-size="10pt" fo:language="es" fo:country="ES" style:font-size-asian="10pt" style:font-size-complex="10pt"/>
    </style:style>
    <style:style style:name="P93" style:family="paragraph" style:parent-style-name="Standard">
      <style:paragraph-properties fo:background-color="#000000">
        <style:background-image/>
      </style:paragraph-properties>
      <style:text-properties fo:font-size="10pt" fo:language="es" fo:country="ES" style:font-size-asian="10pt" style:font-size-complex="10pt"/>
    </style:style>
    <style:style style:name="P94" style:family="paragraph" style:parent-style-name="Standard">
      <style:paragraph-properties fo:background-color="#000000" style:text-autospace="none">
        <style:background-image/>
      </style:paragraph-properties>
      <style:text-properties fo:font-size="10pt" fo:language="es" fo:country="ES" style:font-size-asian="10pt" style:font-size-complex="10pt"/>
    </style:style>
    <style:style style:name="P95" style:family="paragraph" style:parent-style-name="Standard">
      <style:paragraph-properties fo:background-color="#000000" style:text-autospace="none">
        <style:background-image/>
      </style:paragraph-properties>
      <style:text-properties fo:font-size="10pt" fo:language="es" fo:country="ES" fo:font-style="normal" style:font-size-asian="10pt" style:font-style-asian="normal" style:font-size-complex="10pt" style:font-style-complex="normal"/>
    </style:style>
    <style:style style:name="P96" style:family="paragraph" style:parent-style-name="Standard">
      <style:paragraph-properties fo:background-color="#000000" style:text-autospace="none">
        <style:background-image/>
      </style:paragraph-properties>
      <style:text-properties fo:font-size="10pt" fo:language="es" fo:country="ES" fo:font-weight="normal" style:font-size-asian="10pt" style:font-weight-asian="normal" style:font-size-complex="10pt" style:font-weight-complex="normal"/>
    </style:style>
    <style:style style:name="P97" style:family="paragraph" style:parent-style-name="Standard">
      <style:paragraph-properties fo:background-color="#000000" style:text-autospace="none">
        <style:background-image/>
      </style:paragraph-properties>
      <style:text-properties fo:language="es" fo:country="ES"/>
    </style:style>
    <style:style style:name="P98" style:family="paragraph" style:parent-style-name="Standard">
      <style:paragraph-properties fo:background-color="#000000">
        <style:background-image/>
      </style:paragraph-properties>
      <style:text-properties fo:color="#cae682"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99" style:family="paragraph" style:parent-style-name="Standard">
      <style:paragraph-properties fo:background-color="#000000" style:text-autospace="none">
        <style:background-image/>
      </style:paragraph-properties>
      <style:text-properties style:font-name="Consolas1"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paragraph-properties fo:background-color="#000000" style:text-autospace="none">
        <style:background-image/>
      </style:paragraph-properties>
      <style:text-properties style:font-name="Consolas1" fo:font-size="10pt" fo:language="es" fo:country="ES" style:font-size-asian="10pt" style:font-size-complex="10pt"/>
    </style:style>
    <style:style style:name="T1" style:family="text">
      <style:text-properties style:text-underline-style="none"/>
    </style:style>
    <style:style style:name="T2" style:family="text">
      <style:text-properties style:font-name="Envy Code R VS" fo:font-size="10pt"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font-style="italic" style:text-underline-style="solid" style:text-underline-width="auto" style:text-underline-color="font-color" style:font-size-asian="10pt" style:language-asian="zxx" style:country-asian="none" style:font-style-asian="italic" style:font-size-complex="10pt" style:language-complex="zxx" style:country-complex="none" style:font-style-complex="italic"/>
    </style:style>
    <style:style style:name="T5" style:family="text">
      <style:text-properties style:font-name="Envy Code R VS" fo:font-size="10pt" fo:font-style="italic" style:text-underline-style="none" style:font-size-asian="10pt" style:language-asian="zxx" style:country-asian="none" style:font-style-asian="italic" style:font-size-complex="10pt" style:language-complex="zxx" style:country-complex="none" style:font-style-complex="italic"/>
    </style:style>
    <style:style style:name="T6" style:family="text">
      <style:text-properties style:font-name="Envy Code R VS" fo:font-size="10pt" style:text-underline-style="none" style:font-size-asian="10pt" style:language-asian="zxx" style:country-asian="none" style:font-size-complex="10pt" style:language-complex="zxx" style:country-complex="none"/>
    </style:style>
    <style:style style:name="T7" style:family="text">
      <style:text-properties fo:font-style="italic" style:font-style-asian="italic" style:font-style-complex="italic"/>
    </style:style>
    <style:style style:name="T8" style:family="text">
      <style:text-properties fo:color="#8ac6f2"/>
    </style:style>
    <style:style style:name="T9" style:family="text">
      <style:text-properties fo:color="#8ac6f2" style:font-name="Consolas" style:font-name-asian="Consolas" style:font-name-complex="Consolas"/>
    </style:style>
    <style:style style:name="T10" style:family="text">
      <style:text-properties fo:color="#8ac6f2" style:font-name="Consolas" fo:font-weight="normal" style:font-name-asian="Consolas" style:font-weight-asian="normal" style:font-name-complex="Consolas" style:font-weight-complex="normal"/>
    </style:style>
    <style:style style:name="T11" style:family="text">
      <style:text-properties fo:color="#8ac6f2" style:font-name="Consolas" fo:font-style="italic" style:font-name-asian="Consolas" style:font-style-asian="italic" style:font-name-complex="Consolas" style:font-style-complex="italic"/>
    </style:style>
    <style:style style:name="T12" style:family="text">
      <style:text-properties fo:color="#8ac6f2" style:font-name="Consolas" fo:font-style="italic" fo:font-weight="normal" style:font-name-asian="Consolas" style:font-style-asian="italic" style:font-weight-asian="normal" style:font-name-complex="Consolas" style:font-style-complex="italic" style:font-weight-complex="normal"/>
    </style:style>
    <style:style style:name="T13" style:family="text">
      <style:text-properties fo:color="#8ac6f2"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4" style:family="text">
      <style:text-properties fo:color="#8ac6f2" style:font-name="Consolas1" style:font-name-asian="Consolas" style:font-name-complex="Consolas"/>
    </style:style>
    <style:style style:name="T15" style:family="text">
      <style:text-properties fo:color="#8ac6f2" style:font-name="Consolas1" fo:font-weight="normal" style:font-name-asian="Consolas" style:font-weight-asian="normal" style:font-name-complex="Consolas" style:font-weight-complex="normal"/>
    </style:style>
    <style:style style:name="T16" style:family="text">
      <style:text-properties fo:color="#8ac6f2" fo:font-weight="normal" style:font-name-asian="Consolas" style:font-weight-asian="normal" style:font-name-complex="Consolas" style:font-weight-complex="normal"/>
    </style:style>
    <style:style style:name="T17" style:family="text">
      <style:text-properties fo:color="#8ac6f2" fo:font-style="normal" style:text-underline-style="none" style:language-asian="zxx" style:country-asian="none" style:font-style-asian="normal" style:language-complex="zxx" style:country-complex="none" style:font-style-complex="normal"/>
    </style:style>
    <style:style style:name="T18" style:family="text">
      <style:text-properties fo:color="#e8f3f6"/>
    </style:style>
    <style:style style:name="T19" style:family="text">
      <style:text-properties fo:color="#e8f3f6" style:font-name="Consolas" style:font-name-asian="Consolas" style:font-name-complex="Consolas"/>
    </style:style>
    <style:style style:name="T20" style:family="text">
      <style:text-properties fo:color="#e8f3f6" style:font-name="Consolas" fo:font-weight="normal" style:font-name-asian="Consolas" style:font-weight-asian="normal" style:font-name-complex="Consolas" style:font-weight-complex="normal"/>
    </style:style>
    <style:style style:name="T21" style:family="text">
      <style:text-properties fo:color="#e8f3f6" style:font-name="Consolas" fo:font-size="10pt" style:font-name-asian="Consolas" style:font-size-asian="10pt" style:font-name-complex="Consolas" style:font-size-complex="10pt"/>
    </style:style>
    <style:style style:name="T22" style:family="text">
      <style:text-properties fo:color="#e8f3f6" style:font-name="Consolas" fo:font-style="italic" style:font-name-asian="Consolas" style:font-style-asian="italic" style:font-name-complex="Consolas" style:font-style-complex="italic"/>
    </style:style>
    <style:style style:name="T23" style:family="text">
      <style:text-properties fo:color="#e8f3f6" style:font-name="Consolas" fo:font-style="italic" fo:font-weight="normal" style:font-name-asian="Consolas" style:font-style-asian="italic" style:font-weight-asian="normal" style:font-name-complex="Consolas" style:font-style-complex="italic" style:font-weight-complex="normal"/>
    </style:style>
    <style:style style:name="T24" style:family="text">
      <style:text-properties fo:color="#e8f3f6" style:font-name="Consolas"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25" style:family="text">
      <style:text-properties fo:color="#e8f3f6"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6" style:family="text">
      <style:text-properties fo:color="#e8f3f6" style:font-name-asian="Consolas" style:font-name-complex="Consolas"/>
    </style:style>
    <style:style style:name="T27" style:family="text">
      <style:text-properties fo:color="#e8f3f6" fo:font-style="italic" style:font-name-asian="Consolas" style:font-style-asian="italic" style:font-name-complex="Consolas" style:font-style-complex="italic"/>
    </style:style>
    <style:style style:name="T28" style:family="text">
      <style:text-properties fo:color="#e8f3f6" style:font-name="Consolas1" style:font-name-asian="Consolas" style:font-name-complex="Consolas"/>
    </style:style>
    <style:style style:name="T29" style:family="text">
      <style:text-properties fo:color="#e8f3f6" style:font-name="Consolas1" fo:font-weight="normal" style:font-name-asian="Consolas" style:font-weight-asian="normal" style:font-name-complex="Consolas" style:font-weight-complex="normal"/>
    </style:style>
    <style:style style:name="T30" style:family="text">
      <style:text-properties fo:color="#e8f3f6" fo:font-weight="normal" style:font-name-asian="Consolas" style:font-weight-asian="normal" style:font-name-complex="Consolas" style:font-weight-complex="normal"/>
    </style:style>
    <style:style style:name="T31" style:family="text">
      <style:text-properties fo:color="#e5786d"/>
    </style:style>
    <style:style style:name="T32" style:family="text">
      <style:text-properties fo:color="#e5786d" style:font-name="Consolas"/>
    </style:style>
    <style:style style:name="T33" style:family="text">
      <style:text-properties fo:color="#e5786d" style:font-name="Consolas" style:font-name-asian="Consolas" style:font-name-complex="Consolas"/>
    </style:style>
    <style:style style:name="T34" style:family="text">
      <style:text-properties fo:color="#e5786d" style:font-name="Consolas" fo:font-weight="normal" style:font-name-asian="Consolas" style:font-weight-asian="normal" style:font-name-complex="Consolas" style:font-weight-complex="normal"/>
    </style:style>
    <style:style style:name="T35" style:family="text">
      <style:text-properties fo:color="#e5786d"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6" style:family="text">
      <style:text-properties fo:color="#e5786d" style:font-name="Consolas1" fo:font-weight="normal" style:font-name-asian="Consolas" style:font-weight-asian="normal" style:font-name-complex="Consolas" style:font-weight-complex="normal"/>
    </style:style>
    <style:style style:name="T37" style:family="text">
      <style:text-properties fo:color="#e5786d" fo:font-style="normal" style:text-underline-style="none" style:language-asian="zxx" style:country-asian="none" style:font-style-asian="normal" style:language-complex="zxx" style:country-complex="none" style:font-style-complex="normal"/>
    </style:style>
    <style:style style:name="T38" style:family="text">
      <style:text-properties fo:color="#cae682" style:font-name="Consolas" style:font-name-asian="Consolas" style:font-name-complex="Consolas"/>
    </style:style>
    <style:style style:name="T39" style:family="text">
      <style:text-properties fo:color="#cae682" style:font-name="Consolas" fo:font-weight="normal" style:font-name-asian="Consolas" style:font-weight-asian="normal" style:font-name-complex="Consolas" style:font-weight-complex="normal"/>
    </style:style>
    <style:style style:name="T40" style:family="text">
      <style:text-properties fo:color="#cae682" style:font-name="Consolas" fo:font-style="italic" fo:font-weight="normal" style:font-name-asian="Consolas" style:font-style-asian="italic" style:font-weight-asian="normal" style:font-name-complex="Consolas" style:font-style-complex="italic" style:font-weight-complex="normal"/>
    </style:style>
    <style:style style:name="T41" style:family="text">
      <style:text-properties fo:color="#cae682"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2" style:family="text">
      <style:text-properties fo:color="#cae682" fo:font-style="normal" style:text-underline-style="none" style:language-asian="zxx" style:country-asian="none" style:font-style-asian="normal" style:language-complex="zxx" style:country-complex="none" style:font-style-complex="normal"/>
    </style:style>
    <style:style style:name="T43" style:family="text">
      <style:text-properties fo:color="#00008b" style:font-name="Consolas" fo:font-weight="bold" style:font-name-asian="Consolas" style:font-weight-asian="bold" style:font-name-complex="Consolas" style:font-weight-complex="bold"/>
    </style:style>
    <style:style style:name="T44" style:family="text">
      <style:text-properties fo:color="#ff0000" style:font-name="Consolas" style:font-name-asian="Consolas" style:font-name-complex="Consolas"/>
    </style:style>
    <style:style style:name="T45" style:family="text">
      <style:text-properties fo:color="#ff0000" style:font-name="Consolas" fo:font-size="10pt" style:font-name-asian="Consolas" style:font-size-asian="10pt" style:font-name-complex="Consolas" style:font-size-complex="10pt"/>
    </style:style>
    <style:style style:name="T46" style:family="text">
      <style:text-properties fo:color="#ff0000"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fo:color="#8b9699"/>
    </style:style>
    <style:style style:name="T50" style:family="text">
      <style:text-properties fo:color="#8b9699" style:font-name="Consolas" style:font-name-asian="Consolas" style:font-name-complex="Consolas"/>
    </style:style>
    <style:style style:name="T51" style:family="text">
      <style:text-properties fo:color="#8b9699" style:font-name="Consolas" fo:font-weight="normal" style:font-name-asian="Consolas" style:font-weight-asian="normal" style:font-name-complex="Consolas" style:font-weight-complex="normal"/>
    </style:style>
    <style:style style:name="T52" style:family="text">
      <style:text-properties fo:color="#8b9699" style:font-name="Consolas" fo:font-size="11pt" style:font-name-asian="Consolas" style:font-size-asian="11pt" style:font-name-complex="Consolas" style:font-size-complex="11pt"/>
    </style:style>
    <style:style style:name="T53" style:family="text">
      <style:text-properties fo:color="#8b9699"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4" style:family="text">
      <style:text-properties style:font-name="Consolas"/>
    </style:style>
    <style:style style:name="T55" style:family="text">
      <style:text-properties fo:font-size="10pt" style:font-size-asian="10pt" style:font-size-complex="10pt"/>
    </style:style>
    <style:style style:name="T56" style:family="text">
      <style:text-properties fo:font-size="10pt" style:text-underline-style="solid" style:text-underline-width="auto" style:text-underline-color="font-color" style:font-size-asian="10pt" style:font-size-complex="10pt"/>
    </style:style>
    <style:style style:name="T57" style:family="text">
      <style:text-properties fo:font-style="normal" style:text-underline-style="none" style:language-asian="zxx" style:country-asian="none" style:font-style-asian="normal" style:language-complex="zxx" style:country-complex="none" style:font-style-complex="normal"/>
    </style:style>
    <style:style style:name="T58" style:family="text">
      <style:text-properties style:font-name="Consolas1"/>
    </style:style>
    <style:style style:name="T59" style:family="text">
      <style:text-properties fo:font-size="12pt" style:text-underline-style="solid" style:text-underline-width="auto" style:text-underline-color="font-color"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CANDO BDD A CODIGO YA EXISTENTE (LEGACY CODE)<text:span text:style-name="T1">:</text:span></text:p>
      <text:p text:style-name="P2"/>
      <text:p text:style-name="P2">No todo el mundo puede permitirse el lujo de empezar una aplicación desde cero. Muchas veces nos vemos en la obligación de tener que trabajar con código ya existente (legacy code). En este caso es imposible aplicar el proceso RED-GREEN-REFACTOR, que es el que, muchas veces inconscientemente, hemos ido introduciendo en los capítulos anteriores.</text:p>
      <text:p text:style-name="P2"/>
      <text:p text:style-name="P2">Para casos como estos, es importante disponer de herramientas que nos permitan evaluar la calidad del código escrito, su corrección y minimizar el riesgo de errores no esperados si nos vemos en el caso de tener que refactorizarlo.</text:p>
      <text:p text:style-name="P2"/>
      <text:p text:style-name="P2">La buena noticia es que el BDD puede ayudarnos en nuestro cometido, incluso aunque tengamos que variar nuestro RED-GREEN-REFACTOR y por tanto, renegar, de nuestra política de "test first".</text:p>
      <text:p text:style-name="P2"/>
      <text:p text:style-name="P2">Una advertencia. Este capitulo no debe servir de escusa para saltarnos lo ya aprendido. El BDD fue diseñado con los escenarios "test first" en mente. Punto. Primero escribes los tests y a continuación escribes el código que hace que los tests pasen. Esto es así desde los albores del TDD, y gran parte de su valor radica, precisamente, en esa premisa, ya que, un programador mínimamente experimentado, tiende a diseñar mejores sistemas si antes de escribirlos se pone del lado del código cliente y se ve obligado a usarlos. Esto es, precisamente, lo que hemos venido haciendo desde el principio, en este estricto orden:</text:p>
      <text:p text:style-name="P2"/>
      <text:list xml:id="list29480408" text:style-name="L1">
        <text:list-item>
          <text:p text:style-name="P64"><text:span text:style-name="T2">Nombramos el contexto (</text:span><text:span text:style-name="T4">Context</text:span><text:span text:style-name="T2">/Specification) a través de la clase que alberga la BDD_Spec: "When ...".</text:span></text:p>
        </text:list-item>
        <text:list-item>
          <text:p text:style-name="P64"><text:span text:style-name="T2">Escribimos las aserciones (</text:span><text:span text:style-name="T4">Arrange</text:span><text:span text:style-name="T2">-Act-Assert) que nos permiten tener las especificaciones (Context/</text:span><text:span text:style-name="T4">Specification</text:span><text:span text:style-name="T2">) a través de los bloques IT: "It should ...".</text:span></text:p>
        </text:list-item>
        <text:list-item>
          <text:p text:style-name="P64"><text:span text:style-name="T2">Ejercitamos el SUT (Arrange-</text:span><text:span text:style-name="T4">Act</text:span><text:span text:style-name="T2">-Assert) a través de un bloque BECAUSE: "Because of ... sut ...".</text:span></text:p>
          <text:p text:style-name="P3">Es aquí precisamente donde nos ponemos del lado del código cliente, ya que nos obligamos a hacer la llamada al método que va a proporcionarnos el comportamiento deseado, cuando ni siquiera existe el nombre del método (no digamos ya el código que lo implementa). De esta forma, buscamos el mejor nombre, la mejor frase que exprese exactamente cual es nuestra intención De la misma forma que buscamos cuales son las dependencias de ese método La signatura, vamos.</text:p>
        </text:list-item>
        <text:list-item>
          <text:p text:style-name="P64"><text:span text:style-name="T2">Establecemos las condiciones en las cuales va a tener sentido la ejecución del SUT. Que es lo que necesitamos (</text:span><text:span text:style-name="T4">Arrange</text:span><text:span text:style-name="T2">-Act-Assert) para poder contextualizar nuestra BDD_Spec. Para ello nos valemos de un bloque ESTABLISH: "Establish context ...".</text:span></text:p>
        </text:list-item>
        <text:list-item>
          <text:p text:style-name="P3">Buscamos que es lo que tenemos que hacer para que nuestra BDD_Spec compile, si bien este paso lo hemos ido resolviendo poco a poco, fijándonos en el código de color rojo, es ahora cuando debemos darle importancia capital.</text:p>
        </text:list-item>
        <text:list-item>
          <text:p text:style-name="P64"><text:span text:style-name="T2">Buscamos que el test falle pero de manera significativa (</text:span><text:span text:style-name="T4">Red</text:span><text:span text:style-name="T2">-Green-Refactor), con sentido. No nos vale cualquier fallo, debe ser el fallo esperado. De esta forma comprobamos, entre otras cosas, que el test no se satisface por un error nuestro, o en cualquier caso. Llevando esto al paroxismo supongamos un test que compruebe que un boolean es true, y la condición de que sea cierto se cumple siempre, incluso antes de que escribamos el código</text:span></text:p>
        </text:list-item>
        <text:list-item>
          <text:p text:style-name="P3">Escribimos el código que nos permite pasar el test. (Y este es el paso siete).</text:p>
        </text:list-item>
        <text:list-item>
          <text:p text:style-name="P64"><text:span text:style-name="T2">Comprobamos que el código pasa el test (Red-</text:span><text:span text:style-name="T4">Green</text:span><text:span text:style-name="T2">-Refactor).</text:span></text:p>
        </text:list-item>
        <text:list-item>
          <text:p text:style-name="P64"><text:span text:style-name="T2">Cambiamos el código tanto como sea necesario para mejorar la legibilidad (Red-Green-</text:span><text:span text:style-name="T4">Refactor</text:span><text:span text:style-name="T2">) ya sea a través de patrones bien establecidos o simplemente buscando cumplir algunos principio básicos que todo buen programador no debería perder de vista (S.O.L.I.D).</text:span></text:p>
        </text:list-item>
      </text:list>
      <text:p text:style-name="P2"/>
      <text:p text:style-name="P2">Este es el proceso que nos permite aplicar BDD a nuestro software. Así de simple. Difícilmente estarás practicando BDD si no sigues los pasos enumerados anteriormente. Y esta es la advertencia.</text:p>
      <text:p text:style-name="P2"/>
      <text:p text:style-name="P2">Ahora bien, podemos usar las herramientas que nos proporciona el BDD, para proveer al código ya escrito de una red de seguridad que nos ayude a realizar cambios o simplemente <text:soft-page-break/>evaluar que lo que hace lo hace bien.</text:p>
      <text:p text:style-name="P2"/>
      <text:p text:style-name="P2">Y esto es precisamente lo que vamos a intentar describir al implementar el DDD_Value_Object Itinerary. Para ello, y sin que sirva de precedente, vamos a hacer una traducción prácticamente directa del código del ejemplo original en java, de forma que ese sera nuestro "legacy code", e intentaremos anclar esa red, de la que hablábamos antes, a sus cimientos para luego poder sugerir cambios y evaluar el diseño del mismo.</text:p>
      <text:p text:style-name="P2"/>
      <text:p text:style-name="P2">Por si no ha quedado suficientemente claro, vamos a escribir primero el código (se supone que alguien lo había escrito por nosotros y es eso lo que nos encontramos) y luego los tests. Practica que, no nos cansaremos de advertir, desvirtúa por completo el sentido original del BDD.</text:p>
      <text:p text:style-name="P2"/>
      <text:p text:style-name="P2">TO_DO_1 - NOTA: Hacer un pequeño manual de referencia que trate brevemente:</text:p>
      <text:p text:style-name="P2"/>
      <text:list xml:id="list29471191" text:style-name="L2">
        <text:list-item>
          <text:p text:style-name="P4">Context/Specification en BDD.</text:p>
        </text:list-item>
        <text:list-item>
          <text:p text:style-name="P4">Arrange-Act-Assert (AAA) en BDD.</text:p>
        </text:list-item>
        <text:list-item>
          <text:p text:style-name="P4">Red-Green-Refactor en BDD.</text:p>
        </text:list-item>
        <text:list-item>
          <text:p text:style-name="P4">Principios S.O.L.I.D:</text:p>
          <text:list>
            <text:list-item>
              <text:p text:style-name="P65"><text:span text:style-name="T3">S</text:span><text:span text:style-name="T2">ingle Responsability Principle (aka Cohesion aka Separation of Concerns(SoC)).</text:span></text:p>
            </text:list-item>
            <text:list-item>
              <text:p text:style-name="P65"><text:span text:style-name="T3">O</text:span><text:span text:style-name="T2">pen/Closed Principle.</text:span></text:p>
            </text:list-item>
            <text:list-item>
              <text:p text:style-name="P65"><text:span text:style-name="T3">L</text:span><text:span text:style-name="T2">iskov Substitution Principle.</text:span></text:p>
            </text:list-item>
            <text:list-item>
              <text:p text:style-name="P65"><text:span text:style-name="T3">I</text:span><text:span text:style-name="T2">nterface Segregation Principle.</text:span></text:p>
            </text:list-item>
            <text:list-item>
              <text:p text:style-name="P65"><text:span text:style-name="T3">D</text:span><text:span text:style-name="T2">ependency Inversion Principle.</text:span></text:p>
            </text:list-item>
          </text:list>
        </text:list-item>
      </text:list>
      <text:p text:style-name="P2"/>
      <text:p text:style-name="P2">TO_DO_2 – NOTA: Conceptos aplicados anteriormente pero que no salen en este "resumen":</text:p>
      <text:p text:style-name="P2"/>
      <text:list xml:id="list29479743" text:style-name="L3">
        <text:list-item>
          <text:p text:style-name="P5">DI/IoC: Dependency Injection/Inverse of Control. Podemos engancharlo a través de la D de S.O.L.I.D.</text:p>
        </text:list-item>
        <text:list-item>
          <text:p text:style-name="P5">TDD tradicional vs TDD Mockista: Podemos engancharlo a través de Context/Specification.</text:p>
        </text:list-item>
      </text:list>
      <text:p text:style-name="P2"/>
      <text:p text:style-name="P2">Vamos con el itinerario:</text:p>
      <text:p text:style-name="P2"/>
      <text:p text:style-name="P1">DDD VALUE OBJECT ITINERARY (LEGACY CODE)<text:span text:style-name="T1">:</text:span></text:p>
      <text:p text:style-name="P2"/>
      <text:p text:style-name="P2"><text:span text:style-name="T47">Análisis Previo – Abstracto vs Concreto</text:span>:</text:p>
      <text:p text:style-name="P2"/>
      <text:p text:style-name="P2">A la hora de transformar el código java para este ejemplo, nos hemos dado cuenta de que ya es muy tarde para poder simplemente "traducir" o "portar" el código directamente.</text:p>
      <text:p text:style-name="P2"/>
      <text:p text:style-name="P2">La razón es muy simple, mientras el código del ejemplo java depende de clases concretas, nosotros dependemos de abstracciones (interfaces), ya que, ademas de que nos parece una mejor solución (mas flexible, entre otras cosas), nos facilita mucho la vida a la hora de practicar BDD. De hecho, es lo que nos permite declarar mocks con tanta alegría y testar comportamiento que incluye dependencias a clases que ni siquiera han sido escritas.</text:p>
      <text:p text:style-name="P2"/>
      <text:p text:style-name="P2">Vamos a poner un ejemplo relevante para el caso que estamos estudiando.</text:p>
      <text:p text:style-name="P2"/>
      <text:p text:style-name="P2">Nosotros ya tenemos definido (que no implementado) el comportamiento del DDD_Value_Object Itinerary. No hemos escrito ni una sola linea de su "mas que posible" implementación Itinerary ni tampoco hemos escrito ni una sola linea de su "mas que probable" contenedor de BDD_Specs ItinerarySpecs. Y entonces, ¿de donde hemos sacado ese comportamiento?. Muy sencillo. De las interacciones que se producen en otras clases que pertenecen al mismo DDD_Aggregate y que tienen como dependencia al DDD_Value_Object Itinerary a través de su interface IItinerary.</text:p>
      <text:p text:style-name="P2"/>
      <text:p text:style-name="P2">Es decir, hasta ahora has visto como al implementar la funcionalidad del DDD_Aggregate_Root Cargo y del DDD_Value_Object RouteSpecification, estas, para realizar su trabajo, delegaban, a veces, en el DDD_Value_Object Itinerary (insistimos, a través de <text:soft-page-break/>su interface IItinerary). Al delegar, nosotros íbamos descubriendo y DISEÑANDO, cuales eran las responsabilidades del DDD_Value_Object Itinerary, y lo materializábamos en la interface IItinerary. Repetimos, pero sin escribir una sola linea de código del DDD_Value_Object Itinerary. Es mas, la clase Itinerary ni si quiera existe.</text:p>
      <text:p text:style-name="P2"/>
      <text:p text:style-name="P2">Por lo tanto, retomando el tema de que "<text:span text:style-name="T7">ya tenemos definido (que no implementado) el comportamiento del DDD_Value_Object Itinerary</text:span>". Veamos por tanto cual es ese comportamiento:</text:p>
      <text:p text:style-name="P2"/>
      <text:p text:style-name="P87"><text:span text:style-name="T9">namespace</text:span><text:span text:style-name="T19"> dddsample.domain.model.cargo.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Itinerary</text:span><text:span text:style-name="T19"> : </text:span><text:span text:style-name="T33">IValueObject</text:span><text:span text:style-name="T19">&lt;</text:span><text:span text:style-name="T33">IItinerary</text:span><text:span text:style-name="T19">&gt;</text:span></text:p>
      <text:p text:style-name="P71"><text:s text:c="4"/>{</text:p>
      <text:p text:style-name="P94"><text:span text:style-name="T19"><text:s text:c="8"/></text:span><text:span text:style-name="T33">ILocation</text:span><text:span text:style-name="T19"> initial_departure_location();</text:span></text:p>
      <text:p text:style-name="P94"><text:span text:style-name="T19"><text:s text:c="8"/></text:span><text:span text:style-name="T33">ILocation</text:span><text:span text:style-name="T19"> final_arrival_location();</text:span></text:p>
      <text:p text:style-name="P94"><text:span text:style-name="T19"><text:s text:c="8"/></text:span><text:span text:style-name="T33">IDate</text:span><text:span text:style-name="T19"> final_arrival_date();</text:span></text:p>
      <text:p text:style-name="P94"><text:span text:style-name="T19"><text:s text:c="8"/></text:span><text:span text:style-name="T33">IList</text:span><text:span text:style-name="T19">&lt;</text:span><text:span text:style-name="T33">ILeg</text:span><text:span text:style-name="T19">&gt; legs();</text:span></text:p>
      <text:p text:style-name="P94"><text:span text:style-name="T19"><text:s text:c="8"/></text:span><text:span text:style-name="T9">int</text:span><text:span text:style-name="T19"> GetHashCode();</text:span></text:p>
      <text:p text:style-name="P71"><text:s text:c="4"/>}</text:p>
      <text:p text:style-name="P71">}</text:p>
      <text:p text:style-name="P2"/>
      <text:p text:style-name="P2">Este hecho, dice mucho de la potencia del BDD como medio a través del cual desarrollar nuestras aplicaciones.</text:p>
      <text:p text:style-name="P2"/>
      <text:p text:style-name="P2">Basándonos en ese comportamiento que ya tenemos definido, no podemos hacer una "traducción" directa, ya que necesitamos cumplir las signaturas de IItinerary.</text:p>
      <text:p text:style-name="P2"/>
      <text:p text:style-name="P2">Por tanto, ya hemos realizado un gran cambio en el proceso de traducción</text:p>
      <text:p text:style-name="P2"/>
      <text:p text:style-name="P2">Otro ejemplo que nos afecta directamente, y que se podría englobar en el mismo tipo que el anterior es el de IValueObject&lt;T&gt;, definido en nuestro caso como:</text:p>
      <text:p text:style-name="P2"/>
      <text:p text:style-name="P87"><text:span text:style-name="T9">namespace</text:span><text:span text:style-name="T19"> dddsample.domain.shared</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ValueObject</text:span><text:span text:style-name="T19">&lt;T&gt;</text:span></text:p>
      <text:p text:style-name="P71"><text:s text:c="4"/>{</text:p>
      <text:p text:style-name="P94"><text:span text:style-name="T19"><text:s text:c="8"/></text:span><text:span text:style-name="T9">bool</text:span><text:span text:style-name="T19"> has_the_same_value_as(T the_other_value_object);</text:span></text:p>
      <text:p text:style-name="P71"><text:s text:c="4"/>}</text:p>
      <text:p text:style-name="P71">}</text:p>
      <text:p text:style-name="P2"/>
      <text:p text:style-name="P2">De nuevo, nosotros optamos por usar una interface que debe ser implementada por cualquier clase que sea un DDD_Value_Object, en vez de favorecer la técnica de implementar una clase base que nos provea de comportamiento con una implementación por defecto de:</text:p>
      <text:p text:style-name="P2"/>
      <text:p text:style-name="P88"><text:span text:style-name="T9">bool</text:span><text:span text:style-name="T19"> has_the_same_value_as(T the_other_value_object);</text:span></text:p>
      <text:p text:style-name="P2"/>
      <text:p text:style-name="P2">Que parece que es la versión preferida en el ejemplo java.</text:p>
      <text:p text:style-name="P2"/>
      <text:p text:style-name="P2">Por si esto ya no fuese suficiente diferencia, nosotros a mayores implementamos IValueObject&lt;T&gt; a través de la interface que define al tipo, es decir, podíamos haber optado por algo como:</text:p>
      <text:p text:style-name="P2"/>
      <text:p text:style-name="P87"><text:span text:style-name="T9">public</text:span><text:span text:style-name="T19"> </text:span><text:span text:style-name="T9">class</text:span><text:span text:style-name="T19"> </text:span><text:span text:style-name="T38">VoyageExample</text:span><text:span text:style-name="T19"> : </text:span><text:span text:style-name="T33">IValueObject</text:span><text:span text:style-name="T19">&lt;</text:span><text:span text:style-name="T38">VoyageExample</text:span><text:span text:style-name="T19">&gt;</text:span></text:p>
      <text:p text:style-name="P2"/>
      <text:p text:style-name="P2">de forma que ligásemos el tipo genérico &lt;T&gt; a un tipo concreto "VoyageExample" (es decir, no abstracto, no interface. Que puedas crear una instancia), pero fuimos mucho mas allá, ya que nosotros favorecemos:</text:p>
      <text:p text:style-name="P2"/>
      <text:p text:style-name="P87"><text:span text:style-name="T9">public</text:span><text:span text:style-name="T19"> </text:span><text:span text:style-name="T9">interface</text:span><text:span text:style-name="T19"> </text:span><text:span text:style-name="T33">IVoyageExample</text:span><text:span text:style-name="T19"> : </text:span><text:span text:style-name="T33">IValueObject</text:span><text:span text:style-name="T19">&lt;</text:span><text:span text:style-name="T33">IVoyageExample</text:span><text:span text:style-name="T19">&gt;</text:span></text:p>
      <text:p text:style-name="P2"/>
      <text:p text:style-name="P2">de forma que ligamos el tipo genérico &lt;T&gt; a un tipo abstracto "IVoyageExample", que se encadenaría de la siguiente forma:</text:p>
      <text:p text:style-name="P2"><text:soft-page-break/></text:p>
      <text:p text:style-name="P87"><text:span text:style-name="T9">public</text:span><text:span text:style-name="T19"> </text:span><text:span text:style-name="T9">interface</text:span><text:span text:style-name="T19"> </text:span><text:span text:style-name="T33">IVoyageExample</text:span><text:span text:style-name="T19"> : </text:span><text:span text:style-name="T33">IValueObject</text:span><text:span text:style-name="T19">&lt;</text:span><text:span text:style-name="T33">IVoyageExample</text:span><text:span text:style-name="T19">&gt;{}</text:span></text:p>
      <text:p text:style-name="P71"><text:s text:c="4"/></text:p>
      <text:p text:style-name="P94"><text:span text:style-name="T9">public</text:span><text:span text:style-name="T19"> </text:span><text:span text:style-name="T9">class</text:span><text:span text:style-name="T19"> </text:span><text:span text:style-name="T38">VoyageExample</text:span><text:span text:style-name="T19"> : </text:span><text:span text:style-name="T33">IVoyageExample</text:span><text:span text:style-name="T19"> </text:span></text:p>
      <text:p text:style-name="P71">{</text:p>
      <text:p text:style-name="P94"><text:span text:style-name="T19"><text:s text:c="4"/></text:span><text:span text:style-name="T9">public</text:span><text:span text:style-name="T19"> </text:span><text:span text:style-name="T9">bool</text:span><text:span text:style-name="T19"> has_the_same_value_as(</text:span><text:span text:style-name="T33">IVoyageExample</text:span><text:span text:style-name="T19"> the_other_value_object)</text:span></text:p>
      <text:p text:style-name="P71"><text:s text:c="4"/>{</text:p>
      <text:p text:style-name="P94"><text:span text:style-name="T19"><text:s text:c="8"/></text:span><text:span text:style-name="T9">throw</text:span><text:span text:style-name="T19"> </text:span><text:span text:style-name="T9">new</text:span><text:span text:style-name="T19"> </text:span><text:span text:style-name="T43">NotImplementedException</text:span><text:span text:style-name="T20">();</text:span></text:p>
      <text:p text:style-name="P72"><text:s text:c="4"/>}</text:p>
      <text:p text:style-name="P72">}</text:p>
      <text:p text:style-name="P2"/>
      <text:p text:style-name="P2">Por tanto, en ese proceso de "traducción" no nos queda mas remedio ([modo sarcástico on] bendito problema, dirían algunos en este caso, en el que "el problema" es que no podemos hacer que el código sea igual de dependiente a las clases concretas como lo es en el original [modo sarcástico off]), que adaptar mas de lo que quisiéramos para simular el escenario de aplicar BDD a código ya escrito.</text:p>
      <text:p text:style-name="P2"/>
      <text:p text:style-name="P2">Una vez hechas estas aclaraciones de base, es importante reseñar que, las clases de las que depende el DDD_Value_Object Itinerary y que no habían sido creadas hasta ahora (surgirían como una "reacción en cadena" al ir creando e implementado las BDD_Specs), tampoco van a ser clases concretas. Preferimos optar por su versión abstracta, vía interfaces, como hemos hecho hasta ahora.</text:p>
      <text:p text:style-name="P2"/>
      <text:p text:style-name="P2"><text:span text:style-name="T47">Análisis Previo – Nuevas Interfaces</text:span>:</text:p>
      <text:p text:style-name="P2"/>
      <text:p text:style-name="P2">Tenemos un nuevo colaborador:</text:p>
      <text:p text:style-name="P2"/>
      <text:p text:style-name="P92"><text:span text:style-name="T9">public</text:span><text:span text:style-name="T19"> </text:span><text:span text:style-name="T9">interface</text:span><text:span text:style-name="T19"> </text:span><text:span text:style-name="T33">IHandlingEvent</text:span><text:span text:style-name="T19"> {}</text:span></text:p>
      <text:p text:style-name="P2"/>
      <text:p text:style-name="P2">que debemos situar en un nuevo DDD_Aggregate: handling.</text:p>
      <text:p text:style-name="P2"/>
      <text:p text:style-name="P2">Por lo tanto:</text:p>
      <text:p text:style-name="P2"/>
      <text:p text:style-name="P87"><text:span text:style-name="T9">namespace</text:span><text:span text:style-name="T19">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text:span></text:p>
      <text:p text:style-name="P71">}</text:p>
      <text:p text:style-name="P2"/>
      <text:p text:style-name="P2">y ademas sabemos que IHandlingEvent va a ser un DDD_Event, por lo que debe implementar la interface que así lo estipula:</text:p>
      <text:p text:style-name="P2"/>
      <text:p text:style-name="P87"><text:span text:style-name="T9">namespace</text:span><text:span text:style-name="T19">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 </text:span><text:span text:style-name="T33">IDomainEvent</text:span><text:span text:style-name="T19">&lt;</text:span><text:span text:style-name="T33">IHandlingEvent</text:span><text:span text:style-name="T19">&gt; {}</text:span></text:p>
      <text:p text:style-name="P71">}</text:p>
      <text:p text:style-name="P2"/>
      <text:p text:style-name="P2">Una vez solucionado esto, podemos ir con los nuevos métodos que surgen en IHandlingEvent:</text:p>
      <text:p text:style-name="P2"/>
      <text:p text:style-name="P70"><text:span text:style-name="T8">namespace</text:span> dddsample.domain.model.handling.aggregate</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 </text:span><text:span text:style-name="T33">IDomainEvent</text:span><text:span text:style-name="T19">&lt;</text:span><text:span text:style-name="T33">IHandlingEvent</text:span><text:span text:style-name="T19">&gt;</text:span></text:p>
      <text:p text:style-name="P71"><text:s text:c="4"/>{</text:p>
      <text:p text:style-name="P94"><text:span text:style-name="T19"><text:s text:c="8"/></text:span><text:span text:style-name="T33">ILocation</text:span><text:span text:style-name="T19"> location();</text:span></text:p>
      <text:p text:style-name="P94"><text:span text:style-name="T19"><text:s text:c="8"/></text:span><text:span text:style-name="T44">IVoyage</text:span><text:span text:style-name="T19"> voyage();</text:span></text:p>
      <text:p text:style-name="P94"><text:span text:style-name="T19"><text:s text:c="8"/></text:span><text:span text:style-name="T44">IHandlingEventType</text:span><text:span text:style-name="T19"> type();</text:span></text:p>
      <text:p text:style-name="P71"><text:s text:c="4"/>}</text:p>
      <text:p text:style-name="P71">}</text:p>
      <text:p text:style-name="P2"/>
      <text:p text:style-name="P2">Empezamos por location():</text:p>
      <text:p text:style-name="P2"/>
      <text:list xml:id="list29496080" text:style-name="L4">
        <text:list-item>
          <text:p text:style-name="P6">Es un ejemplo de como se establecen las relaciones entre objetos que pertenecen a distintos DDD_Aggregates:</text:p>
          <text:list>
            <text:list-item>
              <text:p text:style-name="P6"><text:soft-page-break/>IHandlingEvent pertenece al DDD_Aggregate Handling, del que por cierto es el DDD_Aggregate_Root.</text:p>
            </text:list-item>
            <text:list-item>
              <text:p text:style-name="P6">ILocation pertenece al DDD_Aggregate Location, del que también es DDD_Aggregate_Root.</text:p>
            </text:list-item>
            <text:list-item>
              <text:p text:style-name="P6">IHandlingEvent, si quiere relacionarse con elementos de otro DDD_Aggregate, solo puede hacerlo a través de los DDD_Aggregate_Roots (en concreto en este contexto, relacionarse, debe entenderse como la posibilidad de almacenar un campo (field) privado interno). Por lo tanto, en este caso, vemos que se cumple y para acceder a la funcionalidad encapsulada en el DDD_Aggregate Location, accede vía su DDD_Aggregate_Root Location. </text:p>
            </text:list-item>
          </text:list>
        </text:list-item>
      </text:list>
      <text:p text:style-name="P2"/>
      <text:p text:style-name="P2">Vamos por voyage(), pero antes necesitamos arreglar ese código rojo. IVoyage va a ser una DDD_Entity del DDD_Aggregate Voyage (no existe todavía), en el cual ademas, desempeñara el rol de DDD_Aggregate_Root. Por lo tanto, para solucionarlo:</text:p>
      <text:p text:style-name="P2"/>
      <text:p text:style-name="P87"><text:span text:style-name="T9">namespace</text:span><text:span text:style-name="T19"> dddsample.domain.model.voyage.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Voyage</text:span><text:span text:style-name="T19"> : </text:span><text:span text:style-name="T33">IEntity</text:span><text:span text:style-name="T19">&lt;</text:span><text:span text:style-name="T33">IVoyage</text:span><text:span text:style-name="T19">&gt; {}</text:span></text:p>
      <text:p text:style-name="P71">}</text:p>
      <text:p text:style-name="P2"/>
      <text:p text:style-name="P2">Ahora que ya no tenemos código rojo pendiendo sobre la cabeza de voyage() (en este caso, hemos decidido mostrar los using para marcar de donde viene cada una de las interfaces que estamos viendo):</text:p>
      <text:p text:style-name="P2"/>
      <text:p text:style-name="P87"><text:span text:style-name="T9">using</text:span><text:span text:style-name="T19"> dddsample.domain.model.location.aggregate;</text:span></text:p>
      <text:p text:style-name="P94"><text:span text:style-name="T9">using</text:span><text:span text:style-name="T19"> dddsample.domain.model.voyage.aggregate;</text:span></text:p>
      <text:p text:style-name="P94"><text:span text:style-name="T9">using</text:span><text:span text:style-name="T19"> dddsample.domain.shared;</text:span></text:p>
      <text:p text:style-name="P71"/>
      <text:p text:style-name="P94"><text:span text:style-name="T9">namespace</text:span><text:span text:style-name="T19">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 </text:span><text:span text:style-name="T33">IDomainEvent</text:span><text:span text:style-name="T19">&lt;</text:span><text:span text:style-name="T33">IHandlingEvent</text:span><text:span text:style-name="T19">&gt;</text:span></text:p>
      <text:p text:style-name="P71"><text:s text:c="4"/>{</text:p>
      <text:p text:style-name="P94"><text:span text:style-name="T19"><text:s text:c="8"/></text:span><text:span text:style-name="T33">ILocation</text:span><text:span text:style-name="T19"> location();</text:span></text:p>
      <text:p text:style-name="P94"><text:span text:style-name="T19"><text:s text:c="8"/></text:span><text:span text:style-name="T33">IVoyage</text:span><text:span text:style-name="T19"> voyage();</text:span></text:p>
      <text:p text:style-name="P94"><text:span text:style-name="T19"><text:s text:c="8"/></text:span><text:span text:style-name="T44">IHandlingEventType</text:span><text:span text:style-name="T19"> type();</text:span></text:p>
      <text:p text:style-name="P71"><text:s text:c="4"/>}</text:p>
      <text:p text:style-name="P71">}</text:p>
      <text:p text:style-name="P2"/>
      <text:p text:style-name="P2">Podemos retomar la discusión sobre voyage(), al que le podemos aplicar exactamente todo lo dicho sobre location(), pero intercambiando ILocation por IVoyage</text:p>
      <text:p text:style-name="P2"/>
      <text:p text:style-name="P2">Por ultimo, nos encontramos con type(), que sirve para marcar cual es el tipo de evento asociado a IHandlingEvent Para eliminar el código rojo de IHandlingEvent, puesto que nos obliga a cambiar algunas cosas mas, hemos decidido hacer un epígrafe dedicado a ello.</text:p>
      <text:p text:style-name="P2"/>
      <text:p text:style-name="P2"><text:span text:style-name="T47">Análisis Previo – Métodos Nuevos sobre Interfaces viejas</text:span>:</text:p>
      <text:p text:style-name="P2"/>
      <text:p text:style-name="P2">Otro método que debemos añadir, es voyage() pero esta vez al DDD_Value_Object Leg, a través de su interface ILeg (de nuevo mostramos los using para facilitar la comprensión de que DDD_Aggregates están en juego):</text:p>
      <text:p text:style-name="P2"/>
      <text:p text:style-name="P87"><text:span text:style-name="T9">using</text:span><text:span text:style-name="T19"> dddsample.domain.model.location.aggregate;</text:span></text:p>
      <text:p text:style-name="P94"><text:span text:style-name="T9">using</text:span><text:span text:style-name="T19"> dddsample.domain.model.voyage.aggregate;</text:span></text:p>
      <text:p text:style-name="P94"><text:span text:style-name="T9">using</text:span><text:span text:style-name="T19"> dddsample.domain.shared;</text:span></text:p>
      <text:p text:style-name="P71"/>
      <text:p text:style-name="P94"><text:span text:style-name="T9">namespace</text:span><text:span text:style-name="T19"> dddsample.domain.model.cargo.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Leg</text:span><text:span text:style-name="T19"> : </text:span><text:span text:style-name="T33">IValueObject</text:span><text:span text:style-name="T19">&lt;</text:span><text:span text:style-name="T33">ILeg</text:span><text:span text:style-name="T19">&gt;</text:span></text:p>
      <text:p text:style-name="P71"><text:s text:c="4"/>{</text:p>
      <text:p text:style-name="P94"><text:span text:style-name="T19"><text:s text:c="8"/></text:span><text:span text:style-name="T33">ILocation</text:span><text:span text:style-name="T19"> load_location();</text:span></text:p>
      <text:p text:style-name="P94"><text:span text:style-name="T19"><text:s text:c="8"/></text:span><text:span text:style-name="T33">ILocation</text:span><text:span text:style-name="T19"> unload_location();</text:span></text:p>
      <text:p text:style-name="P94"><text:span text:style-name="T19"><text:s text:c="8"/></text:span><text:span text:style-name="T33">IDate</text:span><text:span text:style-name="T19"> unload_time();</text:span></text:p>
      <text:p text:style-name="P94"><text:soft-page-break/><text:span text:style-name="T19"><text:s text:c="8"/></text:span><text:span text:style-name="T33">IVoyage</text:span><text:span text:style-name="T19"> voyage();</text:span></text:p>
      <text:p text:style-name="P71"><text:s text:c="4"/>}</text:p>
      <text:p text:style-name="P71">}</text:p>
      <text:p text:style-name="P2"/>
      <text:p text:style-name="P2">No parece que sea una sorpresa, descubrir que voyage() devuelve un IVoyage.</text:p>
      <text:p text:style-name="P2"/>
      <text:p text:style-name="P2">Con esto se acaban los métodos nuevos sobre interfaces viejas.</text:p>
      <text:p text:style-name="P2"/>
      <text:p text:style-name="P2"><text:span text:style-name="T47">Análisis Previo – IHandlingEventType</text:span>:</text:p>
      <text:p text:style-name="P2"/>
      <text:p text:style-name="P2">Las únicas lineas de código en rojo que nos quedan antes de poder aplicarle el tratamiento BDD a Itinerary, son las relativas a IHandlingEventType, así que procedemos a definirla:</text:p>
      <text:p text:style-name="P2"/>
      <text:p text:style-name="P93"><text:span text:style-name="T13">namespace</text:span><text:span text:style-name="T25">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ype</text:span><text:span text:style-name="T19"> {}</text:span></text:p>
      <text:p text:style-name="P71">}</text:p>
      <text:p text:style-name="P2"/>
      <text:p text:style-name="P2">Nada misterioso ni digno de mencionar. Con esto solucionamos, por fin, IHandlingEvent:</text:p>
      <text:p text:style-name="P2"/>
      <text:p text:style-name="P93"><text:span text:style-name="T13">using</text:span><text:span text:style-name="T25"> dddsample.domain.model.location.aggregate;</text:span></text:p>
      <text:p text:style-name="P94"><text:span text:style-name="T9">using</text:span><text:span text:style-name="T19"> dddsample.domain.model.voyage.aggregate;</text:span></text:p>
      <text:p text:style-name="P94"><text:span text:style-name="T9">using</text:span><text:span text:style-name="T19"> dddsample.domain.shared;</text:span></text:p>
      <text:p text:style-name="P71"/>
      <text:p text:style-name="P94"><text:span text:style-name="T9">namespace</text:span><text:span text:style-name="T19">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 </text:span><text:span text:style-name="T33">IDomainEvent</text:span><text:span text:style-name="T19">&lt;</text:span><text:span text:style-name="T33">IHandlingEvent</text:span><text:span text:style-name="T19">&gt;</text:span></text:p>
      <text:p text:style-name="P71"><text:s text:c="4"/>{</text:p>
      <text:p text:style-name="P94"><text:span text:style-name="T19"><text:s text:c="8"/></text:span><text:span text:style-name="T33">ILocation</text:span><text:span text:style-name="T19"> location();</text:span></text:p>
      <text:p text:style-name="P94"><text:span text:style-name="T19"><text:s text:c="8"/></text:span><text:span text:style-name="T33">IVoyage</text:span><text:span text:style-name="T19"> voyage();</text:span></text:p>
      <text:p text:style-name="P94"><text:span text:style-name="T19"><text:s text:c="8"/></text:span><text:span text:style-name="T33">IHandlingEventType</text:span><text:span text:style-name="T19"> type();</text:span></text:p>
      <text:p text:style-name="P71"><text:s text:c="4"/>}</text:p>
      <text:p text:style-name="P71">}</text:p>
      <text:p text:style-name="P2"/>
      <text:p text:style-name="P2">Pero en el código fuente de Itinerary todavía tenemos que tomar alguna decisión mas, y tiene que ver justo con esta interface. Esta es una muestra del código que todavía esta en rojo:</text:p>
      <text:p text:style-name="P2"/>
      <text:p text:style-name="P93"><text:span text:style-name="T13">if</text:span><text:span text:style-name="T25"> (handling_event.type() == </text:span><text:span text:style-name="T46">HandlingEvent</text:span><text:span text:style-name="T25">.Type.RECEIVE)</text:span></text:p>
      <text:p text:style-name="P71"/>
      <text:p text:style-name="P71">(....)</text:p>
      <text:p text:style-name="P71"/>
      <text:p text:style-name="P94"><text:span text:style-name="T9">if</text:span><text:span text:style-name="T19"> (handling_event.type() == </text:span><text:span text:style-name="T44">HandlingEvent</text:span><text:span text:style-name="T19">.Type.LOAD)</text:span></text:p>
      <text:p text:style-name="P71"/>
      <text:p text:style-name="P71">(....)</text:p>
      <text:p text:style-name="P85"/>
      <text:p text:style-name="P94"><text:span text:style-name="T9">if</text:span><text:span text:style-name="T19"> (handling_event.type() == </text:span><text:span text:style-name="T44">HandlingEvent</text:span><text:span text:style-name="T19">.Type.UNLOAD)</text:span></text:p>
      <text:p text:style-name="P71"/>
      <text:p text:style-name="P71">(....) </text:p>
      <text:p text:style-name="P71"/>
      <text:p text:style-name="P94"><text:span text:style-name="T9">if</text:span><text:span text:style-name="T19"> (handling_event.type() == </text:span><text:span text:style-name="T44">HandlingEvent</text:span><text:span text:style-name="T19">.Type.CLAIM)</text:span></text:p>
      <text:p text:style-name="P2"/>
      <text:p text:style-name="P2">Vamos a explicar que es esto y porque queremos solucionarlo de otra forma.</text:p>
      <text:p text:style-name="P2"/>
      <text:p text:style-name="P2">RECEIVE, LOAD, UNLOAD y CLAIM son tipos aplicables a al DDD_Event HandlingEvent. Para implementarlos, en java, utilizan un enum. Podríamos hacer lo mismo aquí, en C#. Pero no somos grandes fans de los enums. No cuando podemos conseguir los mismo con clases e interfaces.</text:p>
      <text:p text:style-name="P2"/>
      <text:p text:style-name="P63"><text:span text:style-name="T2">Esta es la razón por la que hemos definido la interface IHandlingEventType de una forma tan explicita (en java se llama Type, sin mas). Porque le reservamos un papel ligeramente </text:span><text:soft-page-break/><text:span text:style-name="T2">diferente.</text:span></text:p>
      <text:p text:style-name="P2"/>
      <text:p text:style-name="P2">La idea es poder escribir:</text:p>
      <text:p text:style-name="P2"/>
      <text:p text:style-name="P94"><text:span text:style-name="T13">if</text:span><text:span text:style-name="T25"> (handling_event.type() == </text:span><text:span text:style-name="T46">HandlingEventType.UNLOAD</text:span><text:span text:style-name="T25">)</text:span></text:p>
      <text:p text:style-name="P2"/>
      <text:p text:style-name="P2">en vez de:</text:p>
      <text:p text:style-name="P2"/>
      <text:p text:style-name="P94"><text:span text:style-name="T13">if</text:span><text:span text:style-name="T25"> (handling_event.type() == </text:span><text:span text:style-name="T46">HandlingEvent</text:span><text:span text:style-name="T25">.Type.UNLOAD)</text:span></text:p>
      <text:p text:style-name="P2"/>
      <text:p text:style-name="P2"/>
      <text:p text:style-name="P2">Para ello, vamos a mostrar un técnica que te permite tener una alternativa a los enums, y que ademas, te permitiría aplicar un mínimo de testing.</text:p>
      <text:p text:style-name="P2"/>
      <text:p text:style-name="P2">TODO: Comprobar los que acabamos de escribir sobre el Testing. No lo tengo tan claro.</text:p>
      <text:p text:style-name="P2"/>
      <text:p text:style-name="P2">Empezamos.</text:p>
      <text:p text:style-name="P2"/>
      <text:p text:style-name="P2">Primero - Creamos un tipo derivado de nuestra interface:</text:p>
      <text:p text:style-name="P2"/>
      <text:p text:style-name="P93"><text:span text:style-name="T13">public</text:span><text:span text:style-name="T25"> </text:span><text:span text:style-name="T13">class</text:span><text:span text:style-name="T25"> </text:span><text:span text:style-name="T41">HandlingEventType</text:span><text:span text:style-name="T25"> : </text:span><text:span text:style-name="T35">IHandlingEventType</text:span><text:span text:style-name="T19"> {}</text:span></text:p>
      <text:p text:style-name="P2"/>
      <text:p text:style-name="P2">Segundo – Añadimos un constructor privado sin parámetros, de forma que para invocarlo, tengamos que estar dentro de la clase:</text:p>
      <text:p text:style-name="P2"/>
      <text:p text:style-name="P93"><text:span text:style-name="T13">public</text:span><text:span text:style-name="T25"> </text:span><text:span text:style-name="T13">class</text:span><text:span text:style-name="T25"> </text:span><text:span text:style-name="T41">HandlingEventType</text:span><text:span text:style-name="T25"> : </text:span><text:span text:style-name="T35">IHandlingEventType</text:span></text:p>
      <text:p text:style-name="P71">{</text:p>
      <text:p text:style-name="P94"><text:span text:style-name="T19"><text:s text:c="4"/></text:span><text:span text:style-name="T9">private</text:span><text:span text:style-name="T19"> HandlingEventType(){}</text:span></text:p>
      <text:p text:style-name="P71">}</text:p>
      <text:p text:style-name="P2"/>
      <text:p text:style-name="P2">Tercero – Creamos tantos campos (fields) públicos, estáticos y de solo lectura como elementos hay en el enum y ademas hacemos que cada uno de ellos sea del tipo de la interfaz (IHandlingEventType) e invoquen a nuestro constructor privado. Por ejemplo:</text:p>
      <text:p text:style-name="P2"/>
      <text:p text:style-name="P93"><text:span text:style-name="T13">public</text:span><text:span text:style-name="T25"> </text:span><text:span text:style-name="T13">static readonly</text:span><text:span text:style-name="T25"> </text:span><text:span text:style-name="T35">IHandlingEventType</text:span><text:span text:style-name="T25"> LOAD = </text:span><text:span text:style-name="T13">new</text:span><text:span text:style-name="T25"> </text:span><text:span text:style-name="T41">HandlingEventType</text:span><text:span text:style-name="T25">();</text:span></text:p>
      <text:p text:style-name="P2"/>
      <text:p text:style-name="P2">Cuarto – Movemos la clase a su namespace correcto. Este es el resultado final:</text:p>
      <text:p text:style-name="P2"/>
      <text:p text:style-name="P93"><text:span text:style-name="T13">namespace</text:span><text:span text:style-name="T25"> dddsample.domain.model.handling.aggregate</text:span></text:p>
      <text:p text:style-name="P71">{</text:p>
      <text:p text:style-name="P94"><text:span text:style-name="T19"><text:s text:c="4"/></text:span><text:span text:style-name="T9">public</text:span><text:span text:style-name="T19"> </text:span><text:span text:style-name="T9">class</text:span><text:span text:style-name="T19"> </text:span><text:span text:style-name="T38">HandlingEventType</text:span><text:span text:style-name="T19"> : </text:span><text:span text:style-name="T33">IHandlingEventType</text:span></text:p>
      <text:p text:style-name="P71"><text:s text:c="4"/>{</text:p>
      <text:p text:style-name="P94"><text:span text:style-name="T19"><text:s text:c="8"/></text:span><text:span text:style-name="T13">public</text:span><text:span text:style-name="T25"> </text:span><text:span text:style-name="T13">static readonly</text:span><text:span text:style-name="T19"> </text:span><text:span text:style-name="T33">IHandlingEventType</text:span><text:span text:style-name="T19"> RECEIVE = </text:span><text:span text:style-name="T9">new</text:span><text:span text:style-name="T19"> </text:span><text:span text:style-name="T38">HandlingEventType</text:span><text:span text:style-name="T19">();</text:span></text:p>
      <text:p text:style-name="P94"><text:span text:style-name="T19"><text:s text:c="8"/></text:span><text:span text:style-name="T13">public</text:span><text:span text:style-name="T25"> </text:span><text:span text:style-name="T13">static readonly</text:span><text:span text:style-name="T19"> </text:span><text:span text:style-name="T33">IHandlingEventType</text:span><text:span text:style-name="T19"> LOAD = </text:span><text:span text:style-name="T9">new</text:span><text:span text:style-name="T19"> </text:span><text:span text:style-name="T38">HandlingEventType</text:span><text:span text:style-name="T19">();</text:span></text:p>
      <text:p text:style-name="P94"><text:span text:style-name="T19"><text:s text:c="8"/></text:span><text:span text:style-name="T13">public</text:span><text:span text:style-name="T25"> </text:span><text:span text:style-name="T13">static readonly</text:span><text:span text:style-name="T19"> </text:span><text:span text:style-name="T33">IHandlingEventType</text:span><text:span text:style-name="T19"> UNLOAD = </text:span><text:span text:style-name="T9">new</text:span><text:span text:style-name="T19"> </text:span><text:span text:style-name="T38">HandlingEventType</text:span><text:span text:style-name="T19">();</text:span></text:p>
      <text:p text:style-name="P94"><text:span text:style-name="T19"><text:s text:c="8"/></text:span><text:span text:style-name="T13">public</text:span><text:span text:style-name="T25"> </text:span><text:span text:style-name="T13">static readonly</text:span><text:span text:style-name="T19"> </text:span><text:span text:style-name="T33">IHandlingEventType</text:span><text:span text:style-name="T19"> CLAIM = </text:span><text:span text:style-name="T9">new</text:span><text:span text:style-name="T19"> </text:span><text:span text:style-name="T38">HandlingEventType</text:span><text:span text:style-name="T19">();</text:span></text:p>
      <text:p text:style-name="P94"><text:span text:style-name="T19"><text:s text:c="8"/></text:span><text:span text:style-name="T13">public</text:span><text:span text:style-name="T25"> </text:span><text:span text:style-name="T13">static readonly</text:span><text:span text:style-name="T19"> </text:span><text:span text:style-name="T33">IHandlingEventType</text:span><text:span text:style-name="T19"> CUSTOMS = </text:span><text:span text:style-name="T9">new</text:span><text:span text:style-name="T19"> </text:span><text:span text:style-name="T38">HandlingEventType</text:span><text:span text:style-name="T19">();</text:span></text:p>
      <text:p text:style-name="P71"/>
      <text:p text:style-name="P94"><text:span text:style-name="T19"><text:s text:c="8"/></text:span><text:span text:style-name="T9">private</text:span><text:span text:style-name="T19"> HandlingEventType(){}</text:span></text:p>
      <text:p text:style-name="P71"><text:s text:c="4"/>}</text:p>
      <text:p text:style-name="P71">}</text:p>
      <text:p text:style-name="P2"/>
      <text:p text:style-name="P2">Ahora ya podemos usar la clase tal y como queríamos:</text:p>
      <text:p text:style-name="P2"/>
      <text:p text:style-name="P93"><text:span text:style-name="T13">if</text:span><text:span text:style-name="T25"> (handling_event.type() == </text:span><text:span text:style-name="T41">HandlingEventType</text:span><text:span text:style-name="T25">.RECEIVE)</text:span></text:p>
      <text:p text:style-name="P2"/>
      <text:p text:style-name="P2">Es importante darse cuenta de que HandlingEventType viola la "O" de S.O.L.I.D flagrantemente, ya que si queremos añadir un nuevo tipo de evento, tenemos cerrada la extensión y abierta la modificación (justo al contrario de lo que establece el Open/Closed Principle, que nos dice que debemos estar abiertos a la extensión, pero cerrados a la modificación).</text:p>
      <text:p text:style-name="P2"/>
      <text:p text:style-name="P2"><text:soft-page-break/>Una vez hecha la advertencia, podemos continuar, ya que, pese a todo, estamos contentos con la solución</text:p>
      <text:p text:style-name="P2"/>
      <text:p text:style-name="P2"><text:span text:style-name="T47">Análisis Previo – Consideraciones finales</text:span><text:span text:style-name="T2">:</text:span></text:p>
      <text:p text:style-name="P2"/>
      <text:p text:style-name="P2">Hay un ultimo escollo que tenemos que salvar antes de poder ponernos con las BDD_Specs, y es que Itinerary hace uso de un objeto creado internamente en Location (la implementación de ILocation) y que no tiene otro cometido que señalar que Location.UNKNOWN:</text:p>
      <text:p text:style-name="P2"/>
      <text:p text:style-name="P87"><text:span text:style-name="T9">return</text:span><text:span text:style-name="T19"> </text:span><text:span text:style-name="T38">Location</text:span><text:span text:style-name="T19">.</text:span><text:span text:style-name="T44">UNKNOWN</text:span><text:span text:style-name="T19">;</text:span></text:p>
      <text:p text:style-name="P2"/>
      <text:p text:style-name="P2">Para ello usa el siguiente código (traducido a C#):</text:p>
      <text:p text:style-name="P2"/>
      <text:p text:style-name="P87"><text:span text:style-name="T9">public</text:span><text:span text:style-name="T19"> </text:span><text:span text:style-name="T9">class</text:span><text:span text:style-name="T19"> </text:span><text:span text:style-name="T38">Location</text:span><text:span text:style-name="T19"> : </text:span><text:span text:style-name="T33">ILocation</text:span></text:p>
      <text:p text:style-name="P71">{</text:p>
      <text:p text:style-name="P94"><text:span text:style-name="T19"><text:s text:c="4"/></text:span><text:span text:style-name="T9">///</text:span><text:span text:style-name="T50"> </text:span><text:span text:style-name="T9">&lt;summary&gt;</text:span></text:p>
      <text:p text:style-name="P94"><text:span text:style-name="T19"><text:s text:c="4"/></text:span><text:span text:style-name="T9">///</text:span><text:span text:style-name="T50"> Special Location object that marks an unknown location.</text:span></text:p>
      <text:p text:style-name="P94"><text:span text:style-name="T19"><text:s text:c="4"/></text:span><text:span text:style-name="T9">///</text:span><text:span text:style-name="T50"> </text:span><text:span text:style-name="T9">&lt;/summary&gt;</text:span></text:p>
      <text:p text:style-name="P94"><text:span text:style-name="T19"><text:s text:c="4"/></text:span><text:span text:style-name="T9">public</text:span><text:span text:style-name="T19"> </text:span><text:span text:style-name="T9">static</text:span><text:span text:style-name="T19"> </text:span><text:span text:style-name="T9">readonly</text:span><text:span text:style-name="T19"> </text:span><text:span text:style-name="T38">Location</text:span><text:span text:style-name="T19"> UNKNOWN = </text:span><text:span text:style-name="T9">new</text:span><text:span text:style-name="T19"> </text:span><text:span text:style-name="T38">Location</text:span><text:span text:style-name="T19">(</text:span><text:span text:style-name="T9">new</text:span><text:span text:style-name="T19"> </text:span><text:span text:style-name="T44">UnLocode</text:span><text:span text:style-name="T19">(</text:span><text:span text:style-name="T33">"XXXXX"</text:span><text:span text:style-name="T19">), </text:span></text:p>
      <text:p text:style-name="P94"><text:span text:style-name="T19"><text:s text:c="59"/></text:span><text:span text:style-name="T33">"Unknown location"</text:span><text:span text:style-name="T19">);</text:span></text:p>
      <text:p text:style-name="P71"/>
      <text:p text:style-name="P94"><text:span text:style-name="T19"><text:s text:c="4"/></text:span><text:span text:style-name="T20">(....)</text:span></text:p>
      <text:p text:style-name="P72">}</text:p>
      <text:p text:style-name="P2"/>
      <text:p text:style-name="P2">Que, si conseguimos olvidarnos por un segundo de ese código rojo, debería sonarnos ya que se parece sospechosamente a la solución que adoptamos hace unos instantes para deshacernos del enum. </text:p>
      <text:p text:style-name="P2"/>
      <text:p text:style-name="P2">Esto nos permite que</text:p>
      <text:p text:style-name="P2"/>
      <text:p text:style-name="P87"><text:span text:style-name="T9">return</text:span><text:span text:style-name="T19"> </text:span><text:span text:style-name="T38">Location</text:span><text:span text:style-name="T19">.UNKNOWN;</text:span></text:p>
      <text:p text:style-name="P2"/>
      <text:p text:style-name="P2">tenga un color mas saludable.</text:p>
      <text:p text:style-name="P2"/>
      <text:p text:style-name="P2">La labor que desempeña desde el punto de vista de Itinerary, no es otra que marcar que Location.UNKNOWN. Preferiríamos no tener una implementación de ILocation y en cierta forma aplazar la decisión sin que por ello nuestro código no compile, pero ya que, precisamente vamos a tratar con "legacy code", nos parece que mantener esta implementación es una buena maldad, ya que convierte el código cliente que hace uso de Location.UNKNOWN en intestable desde un punto de vista mockista. Lo único que vamos a cambiar va a ser el nombre de la clase, de forma que cuando mas adelante implementemos la verdadera ILocation desde un punto de vista BDD (escribiendo el código de la BDD_Spec ANTES), no nos moleste.</text:p>
      <text:p text:style-name="P2"/>
      <text:p text:style-name="P2">Para ello hemos decidido ponerle el nombre de LocationImplementationExample:</text:p>
      <text:p text:style-name="P2"/>
      <text:p text:style-name="P87"><text:span text:style-name="T9">namespace</text:span><text:span text:style-name="T19"> dddsample.domain.model.location.aggregate</text:span></text:p>
      <text:p text:style-name="P71">{</text:p>
      <text:p text:style-name="P94"><text:span text:style-name="T19"><text:s text:c="4"/></text:span><text:span text:style-name="T9">public</text:span><text:span text:style-name="T19"> </text:span><text:span text:style-name="T9">class</text:span><text:span text:style-name="T19"> </text:span><text:span text:style-name="T38">LocationImplementationExample</text:span><text:span text:style-name="T19"> : </text:span><text:span text:style-name="T33">ILocation</text:span></text:p>
      <text:p text:style-name="P71"><text:s text:c="4"/>{</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Special Location object that marks an unknown location.</text:span></text:p>
      <text:p text:style-name="P94"><text:span text:style-name="T19"><text:s text:c="8"/></text:span><text:span text:style-name="T9">///</text:span><text:span text:style-name="T50"> </text:span><text:span text:style-name="T9">&lt;/summary&gt;</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LocationImplementationExample</text:span><text:span text:style-name="T19"> UNKNOWN = </text:span></text:p>
      <text:p text:style-name="P94"><text:span text:style-name="T19"><text:s text:c="11"/></text:span><text:span text:style-name="T9">new</text:span><text:span text:style-name="T19"> </text:span><text:span text:style-name="T38">LocationImplementationExample</text:span><text:span text:style-name="T19">();</text:span></text:p>
      <text:p text:style-name="P71"/>
      <text:p text:style-name="P94"><text:span text:style-name="T19"><text:s text:c="8"/></text:span><text:span text:style-name="T9">public</text:span><text:span text:style-name="T19"> </text:span><text:span text:style-name="T9">bool</text:span><text:span text:style-name="T19"> has_the_same_identity_as(</text:span><text:span text:style-name="T33">ILocation</text:span><text:span text:style-name="T19"> the_other_entity)</text:span></text:p>
      <text:p text:style-name="P71"><text:s text:c="8"/>{</text:p>
      <text:p text:style-name="P94"><text:span text:style-name="T19"><text:s text:c="12"/></text:span><text:span text:style-name="T9">throw</text:span><text:span text:style-name="T19"> </text:span><text:span text:style-name="T9">new</text:span><text:span text:style-name="T19"> </text:span><text:span text:style-name="T43">NotImplementedException</text:span><text:span text:style-name="T20">();</text:span></text:p>
      <text:p text:style-name="P72"><text:s text:c="8"/>}</text:p>
      <text:p text:style-name="P72"/>
      <text:p text:style-name="P94"><text:span text:style-name="T20"><text:s text:c="8"/></text:span><text:span text:style-name="T10">public</text:span><text:span text:style-name="T20"> </text:span><text:span text:style-name="T34">ILocation</text:span><text:span text:style-name="T20"> location_unknown()</text:span></text:p>
      <text:p text:style-name="P72"><text:soft-page-break/><text:s text:c="8"/>{</text:p>
      <text:p text:style-name="P94"><text:span text:style-name="T20"><text:s text:c="12"/></text:span><text:span text:style-name="T10">throw</text:span><text:span text:style-name="T20"> </text:span><text:span text:style-name="T10">new</text:span><text:span text:style-name="T20"> </text:span><text:span text:style-name="T43">NotImplementedException</text:span><text:span text:style-name="T20">();</text:span></text:p>
      <text:p text:style-name="P72"><text:s text:c="8"/>}</text:p>
      <text:p text:style-name="P72"><text:s text:c="4"/>}</text:p>
      <text:p text:style-name="P72">}</text:p>
      <text:p text:style-name="P2"/>
      <text:p text:style-name="P2">Comprobamos que todo compila y que nuestras BDD_Specs previas siguen funcionando:</text:p>
      <text:p text:style-name="P2"/>
      <text:p text:style-name="P80">125 passed, 0 failed, 0 skipped, took 6,04 seconds (Machine.Specifications 0.3.0).</text:p>
      <text:p text:style-name="P2"/>
      <text:p text:style-name="P2">Ahora si que estamos listos para enfrentarnos al código de Itinerary.</text:p>
      <text:p text:style-name="P2"/>
      <text:p text:style-name="P2"/>
      <text:p text:style-name="P2"><text:span text:style-name="T47">BDD_Spec Legacy Itinerary</text:span>:</text:p>
      <text:p text:style-name="P2"/>
      <text:p text:style-name="P2">En vez de mostrar todo el código de Itinerary nada mas empezar, hemos decidido que, al comienzo de cada BDD_Spec, mostraremos el código que intentamos testar. Siempre puedes ir directamente al código fuente y consultarlo allí</text:p>
      <text:p text:style-name="P2"/>
      <text:p text:style-name="P2">Antes de empezar, deberíamos quitarnos de encima la clase base abstracta que solemos usar. En este caso, seria algo así como:</text:p>
      <text:p text:style-name="P2"/>
      <text:p text:style-name="P87"><text:span text:style-name="T9">public</text:span><text:span text:style-name="T19"> </text:span><text:span text:style-name="T9">abstract</text:span><text:span text:style-name="T19"> </text:span><text:span text:style-name="T9">class</text:span><text:span text:style-name="T19"> </text:span><text:span text:style-name="T38">concern_for_itinerary</text:span><text:span text:style-name="T19"> : </text:span><text:span text:style-name="T38">Observes</text:span><text:span text:style-name="T19">&lt;</text:span><text:span text:style-name="T33">IItinerary</text:span><text:span text:style-name="T19">,</text:span><text:span text:style-name="T38">Itinerary</text:span><text:span text:style-name="T19">&gt; {}</text:span></text:p>
      <text:p text:style-name="P2"/>
      <text:p text:style-name="P2"><text:span text:style-name="T47">BDD_Spec Legacy Itinerary – When asked for the itinerary legs collection</text:span>:</text:p>
      <text:p text:style-name="P2"/>
      <text:p text:style-name="P2">Vamos a empezar con una BDD_Spec, aparentemente, sencilla, para ir calentando motores.</text:p>
      <text:p text:style-name="P2"/>
      <text:p text:style-name="P2">El "legacy code" que queremos probar es:</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legs of this itinerary, as a list.</text:span><text:span text:style-name="T9">&lt;/returns&gt;</text:span></text:p>
      <text:p text:style-name="P94"><text:span text:style-name="T9">public</text:span><text:span text:style-name="T19"> </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50">// </text:span><text:span text:style-name="T43">TODO: Return an IEnumerable.</text:span></text:p>
      <text:p text:style-name="P94"><text:span text:style-name="T20"><text:s text:c="4"/></text:span><text:span text:style-name="T10">return</text:span><text:span text:style-name="T20"> </text:span><text:span text:style-name="T10">this</text:span><text:span text:style-name="T20">.underlying_leg_collection;</text:span></text:p>
      <text:p text:style-name="P72">}</text:p>
      <text:p text:style-name="P2"/>
      <text:p text:style-name="P2">que para entenderlo un poco mejor, necesitamos verlo en su contexto (omitimos las partes que no consideramos relevantes para el caso que nos ocupa, así como los comentarios):</text:p>
      <text:p text:style-name="P2"/>
      <text:p text:style-name="P87"><text:span text:style-name="T9">public</text:span><text:span text:style-name="T19"> </text:span><text:span text:style-name="T9">class</text:span><text:span text:style-name="T19"> </text:span><text:span text:style-name="T38">Itinerary</text:span><text:span text:style-name="T19"> : </text:span><text:span text:style-name="T33">IItinerary</text:span></text:p>
      <text:p text:style-name="P71">{</text:p>
      <text:p text:style-name="P94"><text:span text:style-name="T19"><text:s text:c="4"/></text:span><text:span text:style-name="T33">IList</text:span><text:span text:style-name="T19">&lt;</text:span><text:span text:style-name="T33">ILeg</text:span><text:span text:style-name="T19">&gt; underlying_leg_collection = </text:span><text:span text:style-name="T9">new</text:span><text:span text:style-name="T19"> </text:span><text:span text:style-name="T38">List</text:span><text:span text:style-name="T19">&lt;</text:span><text:span text:style-name="T33">ILeg</text:span><text:span text:style-name="T19">&gt;();</text:span></text:p>
      <text:p text:style-name="P71"/>
      <text:p text:style-name="P94"><text:span text:style-name="T19"><text:s text:c="4"/></text:span><text:span text:style-name="T9">public</text:span><text:span text:style-name="T19"> Itinerary(</text:span><text:span text:style-name="T38">List</text:span><text:span text:style-name="T19">&lt;</text:span><text:span text:style-name="T33">ILeg</text:span><text:span text:style-name="T19">&gt; legs)</text:span></text:p>
      <text:p text:style-name="P71"><text:s text:c="4"/>{</text:p>
      <text:p text:style-name="P94"><text:span text:style-name="T19"><text:s text:c="8"/></text:span><text:span text:style-name="T9">this</text:span><text:span text:style-name="T19">.underlying_leg_collection = legs;</text:span></text:p>
      <text:p text:style-name="P71"><text:s text:c="4"/>}</text:p>
      <text:p text:style-name="P71"/>
      <text:p text:style-name="P94"><text:span text:style-name="T9"><text:s text:c="4"/>public</text:span><text:span text:style-name="T19"> </text:span><text:span text:style-name="T33">IList</text:span><text:span text:style-name="T19">&lt;</text:span><text:span text:style-name="T33">ILeg</text:span><text:span text:style-name="T19">&gt; legs()</text:span></text:p>
      <text:p text:style-name="P71"><text:s text:c="4"/>{</text:p>
      <text:p text:style-name="P94"><text:span text:style-name="T19"><text:s text:c="8"/></text:span><text:span text:style-name="T10">return</text:span><text:span text:style-name="T20"> </text:span><text:span text:style-name="T10">this</text:span><text:span text:style-name="T20">.underlying_leg_collection;</text:span></text:p>
      <text:p text:style-name="P72"><text:s text:c="4"/>}</text:p>
      <text:p text:style-name="P72">}</text:p>
      <text:p text:style-name="P2"/>
      <text:p text:style-name="P2">Tanto la clase Itinerary como su constructor, tienen mucho mas código, pero este es el que nos afecta de forma directa.</text:p>
      <text:p text:style-name="P2"/>
      <text:p text:style-name="P2">Si analizamos lo que ocurre en esa clase, vemos que:</text:p>
      <text:p text:style-name="P2"><text:soft-page-break/></text:p>
      <text:list xml:id="list29481733" text:style-name="L5">
        <text:list-item>
          <text:p text:style-name="P7">Inyectamos a través del constructor una colección de objetos ILeg. Hablando con propiedad, una colección de DDD_Value_Objects ILeg.</text:p>
        </text:list-item>
        <text:list-item>
          <text:p text:style-name="P7">Esa colección, en principio, no es alterada nunca.</text:p>
        </text:list-item>
        <text:list-item>
          <text:p text:style-name="P7">Necesitamos devolver esa colección a través del método legs(). Probablemente seria mucho mas inteligente, devolver un IEnumerable, que no permite que modifiquen los contenidos de la colección, ya que si nos preocupamos de que dentro de nuestro DDD_Value_Objects no se toque nada de la colección, maldita la gracia que nos hará si nos la modifican desde fuera. Esta es la razón por la que hemos añadido un comentario TODO en el código</text:p>
        </text:list-item>
      </text:list>
      <text:p text:style-name="P2"/>
      <text:p text:style-name="P2">Tras este breve análisis, estamos listos para abordar la tarea de crear una BDD_Spec que cubra este comportamiento.</text:p>
      <text:p text:style-name="P2"/>
      <text:p text:style-name="P2">Una primera idea:</text:p>
      <text:p text:style-name="P2"/>
      <text:p text:style-name="P87"><text:span text:style-name="T9">public</text:span><text:span text:style-name="T19"> </text:span><text:span text:style-name="T9">class</text:span><text:span text:style-name="T19"> </text:span><text:span text:style-name="T38">when_asked_for_the_itinerary_legs_collection</text:span><text:span text:style-name="T19"> : </text:span><text:span text:style-name="T38">concern_for_itinerary</text:span></text:p>
      <text:p text:style-name="P71">{</text:p>
      <text:p text:style-name="P94"><text:span text:style-name="T19"><text:s text:c="4"/></text:span><text:span text:style-name="T33">It</text:span><text:span text:style-name="T19"> should_return_its_collection_of_legs = () =&gt; </text:span></text:p>
      <text:p text:style-name="P97"><text:span text:style-name="T21"><text:s text:c="7"/></text:span><text:span text:style-name="T45">result</text:span><text:span text:style-name="T21">.ShouldEqua</text:span><text:span text:style-name="T21">l(</text:span><text:span text:style-name="T45">the_collection_of_legs</text:span><text:span text:style-name="T21">);</text:span></text:p>
      <text:p text:style-name="P71">}</text:p>
      <text:p text:style-name="P2"/>
      <text:p text:style-name="P2">Parece que se aproxima bastante a nuestra intención, así que ya tenemos BDD_Spec:</text:p>
      <text:p text:style-name="P2"/>
      <text:p text:style-name="P80">When asked for the itinerary legs collection</text:p>
      <text:p text:style-name="P84">» It should return its collection of legs</text:p>
      <text:p text:style-name="P2"/>
      <text:p text:style-name="P2">Vamos con el código rojo, que se soluciona de forma muy simple:</text:p>
      <text:p text:style-name="P2"/>
      <text:p text:style-name="P87"><text:span text:style-name="T9">public</text:span><text:span text:style-name="T19"> </text:span><text:span text:style-name="T9">class</text:span><text:span text:style-name="T19"> </text:span><text:span text:style-name="T38">when_asked_for_the_itinerary_legs_collection</text:span><text:span text:style-name="T19"> : </text:span><text:span text:style-name="T38">concern_for_itinerary</text:span></text:p>
      <text:p text:style-name="P71">{</text:p>
      <text:p text:style-name="P94"><text:span text:style-name="T19"><text:s text:c="4"/></text:span><text:span text:style-name="T33">It</text:span><text:span text:style-name="T19"> should_return_its_collection_of_legs = () =&gt; </text:span></text:p>
      <text:p text:style-name="P71"><text:s text:c="7"/>result.ShouldEqual(the_collection_of_legs);</text:p>
      <text:p text:style-name="P71"/>
      <text:p text:style-name="P94"><text:span text:style-name="T19"><text:s text:c="4"/></text:span><text:span text:style-name="T9">static</text:span><text:span text:style-name="T19"> </text:span><text:span text:style-name="T33">IList</text:span><text:span text:style-name="T19">&lt;</text:span><text:span text:style-name="T33">ILeg</text:span><text:span text:style-name="T19">&gt;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p>
      <text:p text:style-name="P2"/>
      <text:p text:style-name="P2">Ya tenemos cubierta la tercera A del Arrange-Act-Assert.</text:p>
      <text:p text:style-name="P2"/>
      <text:p text:style-name="P2">Vamos ahora con la segunda A. A través de un bloque BECAUSE ejercitamos el SUT, que necesariamente ser la llamada al método legs():</text:p>
      <text:p text:style-name="P2"/>
      <text:p text:style-name="P87"><text:span text:style-name="T9">public</text:span><text:span text:style-name="T19"> </text:span><text:span text:style-name="T9">class</text:span><text:span text:style-name="T19"> </text:span><text:span text:style-name="T38">when_asked_for_the_itinerary_legs_collection</text:span><text:span text:style-name="T19"> : </text:span><text:span text:style-name="T38">concern_for_itinerary</text:span></text:p>
      <text:p text:style-name="P71">{</text:p>
      <text:p text:style-name="P94"><text:span text:style-name="T19"><text:s text:c="4"/></text:span><text:span text:style-name="T33">Because</text:span><text:span text:style-name="T19"> of = () =&gt; result = sut.legs();</text:span></text:p>
      <text:p text:style-name="P71"/>
      <text:p text:style-name="P94"><text:span text:style-name="T19"><text:s text:c="4"/></text:span><text:span text:style-name="T33">It</text:span><text:span text:style-name="T19"> should_return_its_collection_of_legs = () =&gt; </text:span></text:p>
      <text:p text:style-name="P71"><text:s text:c="7"/>result.ShouldEqual(the_collection_of_legs);</text:p>
      <text:p text:style-name="P71"/>
      <text:p text:style-name="P94"><text:span text:style-name="T19"><text:s text:c="4"/></text:span><text:span text:style-name="T9">static</text:span><text:span text:style-name="T19"> </text:span><text:span text:style-name="T33">IList</text:span><text:span text:style-name="T19">&lt;</text:span><text:span text:style-name="T33">ILeg</text:span><text:span text:style-name="T19">&gt;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p>
      <text:p text:style-name="P2"/>
      <text:p text:style-name="P2">Finalmente necesitamos establecer las condiciones bajo las cuales esperamos que se cumpla el comportamiento especificado. </text:p>
      <text:p text:style-name="P2"/>
      <text:p text:style-name="P2">Si observamos el código que queremos probar, vemos que necesitamos llamar al constructor y haber creado su dependencias para poder inyectársela</text:p>
      <text:p text:style-name="P2"/>
      <text:p text:style-name="P63"><text:span text:style-name="T2">Y aquí nos vamos a encontrar con la primera sorpresa, ya que, al contrario de lo que podría parecer, tras todo lo que llevamos hecho, no vamos a crear un mock, vamos a crear </text:span><text:soft-page-break/><text:span text:style-name="T2">la dependencia de forma real y si crearemos un mock para crear un elemento ILeg de la lista:</text:span></text:p>
      <text:p text:style-name="P2"/>
      <text:p text:style-name="P87"><text:span text:style-name="T9">public</text:span><text:span text:style-name="T19"> </text:span><text:span text:style-name="T9">class</text:span><text:span text:style-name="T19"> </text:span><text:span text:style-name="T38">when_asked_for_the_itinerary_legs_collection</text:span><text:span text:style-name="T19"> : </text:span><text:span text:style-name="T38">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71"><text:s text:c="8"/>the_collection_of_legs.Add(the_first_leg);</text:p>
      <text:p text:style-name="P71"/>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legs();</text:span></text:p>
      <text:p text:style-name="P71"/>
      <text:p text:style-name="P94"><text:span text:style-name="T19"><text:s text:c="4"/></text:span><text:span text:style-name="T33">It</text:span><text:span text:style-name="T19"> should_return_its_collection_of_legs = () =&gt; </text:span></text:p>
      <text:p text:style-name="P71"><text:s text:c="7"/>result.ShouldEqual(the_collection_of_legs);</text:p>
      <text:p text:style-name="P71"/>
      <text:p text:style-name="P94"><text:span text:style-name="T19"><text:s text:c="4"/></text:span><text:span text:style-name="T9">static</text:span><text:span text:style-name="T19"> </text:span><text:span text:style-name="T33">IList</text:span><text:span text:style-name="T19">&lt;</text:span><text:span text:style-name="T33">ILeg</text:span><text:span text:style-name="T19">&gt;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s text:c="4"/><text:span text:style-name="T8">static</text:span> <text:span text:style-name="T31">ILeg</text:span> the_first_leg;</text:p>
      <text:p text:style-name="P71">}</text:p>
      <text:p text:style-name="P2"/>
      <text:p text:style-name="P2">Ya tenemos, por tanto, la primera A del Arrange-Act-Assert.</text:p>
      <text:p text:style-name="P2"/>
      <text:p text:style-name="P2">Revisemos lo que tenemos:</text:p>
      <text:p text:style-name="P2"/>
      <text:list xml:id="list29479628" text:style-name="L6">
        <text:list-item>
          <text:p text:style-name="P8">Creamos la dependencia, esta vez de forma real, no es un mock.</text:p>
        </text:list-item>
        <text:list-item>
          <text:p text:style-name="P8">Invocamos al constructor inyectándole la dependencia creada.</text:p>
        </text:list-item>
        <text:list-item>
          <text:p text:style-name="P8">Invocamos el método que queremos probar, legs().</text:p>
        </text:list-item>
        <text:list-item>
          <text:p text:style-name="P8">Asertamos que dicho método, legs(), nos va a devolver la misma colección que le pasamos vía constructor.</text:p>
        </text:list-item>
      </text:list>
      <text:p text:style-name="P2"/>
      <text:p text:style-name="P2">Todo parece correcto.</text:p>
      <text:p text:style-name="P2"/>
      <text:p text:style-name="P2">Que hacemos ahora, ¿ejecutamos la BDD_Spec y si todo va bien, se acabo?</text:p>
      <text:p text:style-name="P2"/>
      <text:p text:style-name="P2">Aquí viene la segunda sorpresa. No hemos hecho fallar nuestra BDD_Spec y ese es un paso imprescindible (RED-GREEN-REFACTOR). Para ello necesitamos asertar lo contrario a lo que queremos. Es decir:</text:p>
      <text:p text:style-name="P2"/>
      <text:list xml:id="list29494183" text:style-name="L7">
        <text:list-item>
          <text:p text:style-name="P9">Queremos comprobar que la colección devuelta sea la misma que la inyectada a través del constructor.</text:p>
        </text:list-item>
        <text:list-item>
          <text:p text:style-name="P9">Asertaremos que las dos colecciones no van a ser iguales y esperaremos que nuestro fallo sea exactamente ese.</text:p>
        </text:list-item>
      </text:list>
      <text:p text:style-name="P2"/>
      <text:p text:style-name="P2">Y eso es tan sencillo como cambiar esta aserción:</text:p>
      <text:p text:style-name="P2"/>
      <text:p text:style-name="P94"><text:span text:style-name="T33">It</text:span><text:span text:style-name="T19"> should_return_its_collection_of_legs = () =&gt; </text:span></text:p>
      <text:p text:style-name="P74"><text:s text:c="3"/>result.ShouldEqual(the_collection_of_legs);</text:p>
      <text:p text:style-name="P2"/>
      <text:p text:style-name="P2">por esta otra (la cursiva es nuestra, para destacar el cambio):</text:p>
      <text:p text:style-name="P2"/>
      <text:p text:style-name="P93"><text:span text:style-name="T35">It</text:span><text:span text:style-name="T25"> should_return_its_collection_of_legs = () =&gt; </text:span></text:p>
      <text:p text:style-name="P93"><text:span text:style-name="T25"><text:s text:c="3"/>result.Should</text:span><text:span text:style-name="T24">Not</text:span><text:span text:style-name="T25">Equal(the_collection_of_legs);</text:span></text:p>
      <text:p text:style-name="P2"/>
      <text:p text:style-name="P2">Ahora si que ejecutamos nuestra BDD_Spec, esperando ese fallo:</text:p>
      <text:p text:style-name="P2"/>
      <text:p text:style-name="P80">------ Test started: Assembly: dddsample.specs.dll ------</text:p>
      <text:p text:style-name="P84"/>
      <text:p text:style-name="P84">when asked for the itinerary legs collection</text:p>
      <text:p text:style-name="P84"><text:soft-page-break/>» should return its collection of legs (FAIL)</text:p>
      <text:p text:style-name="P84"/>
      <text:p text:style-name="P84">Test 'should return its collection of legs' failed:</text:p>
      <text:p text:style-name="P84"><text:tab/>Machine.Specifications.SpecificationException: Should not equal System.Collections.Generic.List`1[dddsample.domain.model.cargo.aggregate.ILeg]:</text:p>
      <text:p text:style-name="P84"><text:tab/>{</text:p>
      <text:p text:style-name="P84"><text:tab/></text:p>
      <text:p text:style-name="P84"><text:tab/>}</text:p>
      <text:p text:style-name="P84"><text:tab/> but does: System.Collections.Generic.List`1[dddsample.domain.model.cargo.aggregate.ILeg]:</text:p>
      <text:p text:style-name="P84"><text:tab/>{</text:p>
      <text:p text:style-name="P84"><text:tab/></text:p>
      <text:p text:style-name="P84"><text:tab/>}</text:p>
      <text:p text:style-name="P84"><text:tab/></text:p>
      <text:p text:style-name="P84"><text:tab/>at Machine.Specifications.ShouldExtensionMethods.ShouldNotEqual[T](T actual, T expected)</text:p>
      <text:p text:style-name="P84"><text:tab/>domain\model\cargo.aggregate\ItinerarySpecs.cs(24,0): at dddsample.specs.domain.model.cargo.aggregate.when_asked_for_the_itinerary_legs_collection.&lt;.ctor&gt;b__3()</text:p>
      <text:p text:style-name="P84"><text:tab/>at Machine.Specifications.Model.Specification.InvokeSpecificationField()</text:p>
      <text:p text:style-name="P84"><text:tab/>at Machine.Specifications.Model.Specification.Verify()</text:p>
      <text:p text:style-name="P84"/>
      <text:p text:style-name="P84">0 passed, 1 failed, 0 skipped, took 0,63 seconds (Machine.Specifications 0.3.0).</text:p>
      <text:p text:style-name="P2"/>
      <text:p text:style-name="P2">Exactamente lo que estábamos buscando:</text:p>
      <text:p text:style-name="P2"/>
      <text:p text:style-name="P84">Should not equal (....) <text:span text:style-name="T57">but does (....)</text:span></text:p>
      <text:p text:style-name="P2"/>
      <text:p text:style-name="P2">El test nos esta diciendo, que esperaba que NO fueses iguales, pero si que son iguales.</text:p>
      <text:p text:style-name="P2"/>
      <text:p text:style-name="P2">Ahí va nuestro RED.</text:p>
      <text:p text:style-name="P2"/>
      <text:p text:style-name="P2">Cambiamos el código de la BDD_Spec para que, esta vez si, aserte lo que esperamos, que son iguales:</text:p>
      <text:p text:style-name="P2"/>
      <text:p text:style-name="P94"><text:span text:style-name="T33">It</text:span><text:span text:style-name="T19"> should_return_its_collection_of_legs = () =&gt; </text:span></text:p>
      <text:p text:style-name="P74"><text:s text:c="3"/>result.ShouldEqual(the_collection_of_legs);</text:p>
      <text:p text:style-name="P2"/>
      <text:p text:style-name="P2">Y ejecutamos la BDD_Spec:</text:p>
      <text:p text:style-name="P2"/>
      <text:p text:style-name="P80">------ Test started: Assembly: dddsample.specs.dll ------</text:p>
      <text:p text:style-name="P84"/>
      <text:p text:style-name="P84">when asked for the itinerary legs collection</text:p>
      <text:p text:style-name="P84">» should return its collection of legs</text:p>
      <text:p text:style-name="P84"/>
      <text:p text:style-name="P84"/>
      <text:p text:style-name="P84">1 passed, 0 failed, 0 skipped, took 0,57 seconds (Machine.Specifications 0.3.0).</text:p>
      <text:p text:style-name="P2"/>
      <text:p text:style-name="P2">Objetivo conseguido. Ya tenenos nuestro GREEN.</text:p>
      <text:p text:style-name="P2"/>
      <text:p text:style-name="P2">Con respecto al tema del REFACTOR, por el momento no parece aplicable.</text:p>
      <text:p text:style-name="P2"/>
      <text:p text:style-name="P2"><text:span text:style-name="T47">BDD_Spec Legacy Itinerary – When asked for the initial departure load location</text:span><text:span text:style-name="T2">:</text:span></text:p>
      <text:p text:style-name="P2"/>
      <text:p text:style-name="P2">Este es el "legacy code" que queremos probar:</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initial departure location.</text:span><text:span text:style-name="T9">&lt;/returns&gt;</text:span></text:p>
      <text:p text:style-name="P94"><text:span text:style-name="T9">public</text:span><text:span text:style-name="T19"> </text:span><text:span text:style-name="T33">ILocation</text:span><text:span text:style-name="T19"> initial_departure_location()</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oft-page-break/><text:span text:style-name="T19"><text:s text:c="7"/></text:span><text:span text:style-name="T9">return</text:span><text:span text:style-name="T19"> <text:s/></text:span><text:span text:style-name="T38">LocationImplementationExample</text:span><text:span text:style-name="T19">.UNKNOWN ;</text:span></text:p>
      <text:p text:style-name="P94"><text:span text:style-name="T19"><text:s text:c="4"/></text:span><text:span text:style-name="T9">return</text:span><text:span text:style-name="T19"> underlying_leg_collection[</text:span><text:span text:style-name="T33">0</text:span><text:span text:style-name="T19">].load_location();</text:span></text:p>
      <text:p text:style-name="P71">}</text:p>
      <text:p text:style-name="P2"/>
      <text:p text:style-name="P2">Para empezar, vemos que hay dos ramas:</text:p>
      <text:p text:style-name="P2"/>
      <text:list xml:id="list29496260" text:style-name="L8">
        <text:list-item>
          <text:p text:style-name="P10">RAMA 1: Si la colección esta vacía nos marca Location.UNKNOWN.</text:p>
        </text:list-item>
        <text:list-item>
          <text:p text:style-name="P10">RAMA 2: Si no esta vacía, nos devuelve lo que pedimos.</text:p>
        </text:list-item>
      </text:list>
      <text:p text:style-name="P2"/>
      <text:p text:style-name="P2">Por lo tanto queda claro que vamos a necesitar dos BDD_Specs para este código</text:p>
      <text:p text:style-name="P2"/>
      <text:p text:style-name="P2">De estas dos ramas, parece claro que es la RAMA 2, la que representa el "Happy Day Scenario", así que vamos primero a probar eso.</text:p>
      <text:p text:style-name="P2"/>
      <text:p text:style-name="P2"><text:span text:style-name="T47">BDD_Spec Legacy Itinerary – When asked for the initial departure load location with a non empty leg collection</text:span>:</text:p>
      <text:p text:style-name="P2"/>
      <text:p text:style-name="P2">Nuestra intención es comprobar esto:</text:p>
      <text:p text:style-name="P2"/>
      <text:p text:style-name="P94"><text:span text:style-name="T9">public</text:span><text:span text:style-name="T19"> </text:span><text:span text:style-name="T33">ILocation</text:span><text:span text:style-name="T19"> initial_departure_location()</text:span></text:p>
      <text:p text:style-name="P71">{</text:p>
      <text:p text:style-name="P94"><text:span text:style-name="T19"><text:s text:c="4"/></text:span><text:span text:style-name="T9">return</text:span><text:span text:style-name="T19"> underlying_leg_collection[</text:span><text:span text:style-name="T33">0</text:span><text:span text:style-name="T19">].load_location();</text:span></text:p>
      <text:p text:style-name="P74">}</text:p>
      <text:p text:style-name="P2"/>
      <text:p text:style-name="P2">Analizando ese código, podemos concluir que:</text:p>
      <text:p text:style-name="P2"/>
      <text:list xml:id="list29485526" text:style-name="L9">
        <text:list-item>
          <text:p text:style-name="P11">Necesitamos que nos devuelvan un ILocation concreto (TDD Tradicional).</text:p>
        </text:list-item>
        <text:list-item>
          <text:p text:style-name="P11">Necesitamos comprobar que invocamos load_location() (TDD Mockista).</text:p>
        </text:list-item>
      </text:list>
      <text:p text:style-name="P2"/>
      <text:p text:style-name="P2">Por lo tanto, necesitaremos dos aserciones distintas</text:p>
      <text:p text:style-name="P2"/>
      <text:p text:style-name="P2">Vamos a intentar escribir en código el armazón de la BDD_Spec:</text:p>
      <text:p text:style-name="P2"/>
      <text:p text:style-name="P87"><text:span text:style-name="T9">public</text:span><text:span text:style-name="T19"> </text:span><text:span text:style-name="T9">class</text:span><text:span text:style-name="T19"> </text:span><text:span text:style-name="T38">When_asked_for_the_initial _departure_load_location_with_a_non_empty_leg_collection</text:span><text:span text:style-name="T19"> : </text:span></text:p>
      <text:p text:style-name="P98">concern_for_itinerary</text:p>
      <text:p text:style-name="P71">{</text:p>
      <text:p text:style-name="P94"><text:span text:style-name="T19"><text:s text:c="4"/></text:span><text:span text:style-name="T33">It</text:span><text:span text:style-name="T19"> should_return_the_legs_collection_first_element_load_location = () =&gt; </text:span></text:p>
      <text:p text:style-name="P94"><text:span text:style-name="T19"><text:s text:c="7"/></text:span><text:span text:style-name="T44">result</text:span><text:span text:style-name="T19">.ShouldEqual(</text:span><text:span text:style-name="T44">the_initial_departure_load_location</text:span><text:span text:style-name="T19">);</text:span></text:p>
      <text:p text:style-name="P71"/>
      <text:p text:style-name="P94"><text:span text:style-name="T19"><text:s text:c="4"/></text:span><text:span text:style-name="T33">It</text:span><text:span text:style-name="T19"> should_leverage_the_first_leg_load_location = () =&gt; </text:span></text:p>
      <text:p text:style-name="P94"><text:span text:style-name="T19"><text:s text:c="7"/></text:span><text:span text:style-name="T44">the_first_leg</text:span><text:span text:style-name="T19">.received(x =&gt; x.</text:span><text:span text:style-name="T44">load_location</text:span><text:span text:style-name="T19">());</text:span></text:p>
      <text:p text:style-name="P71">}</text:p>
      <text:p text:style-name="P2"/>
      <text:p text:style-name="P2">Vamos primero a solucionar el código rojo, y si esta solución nos gusta, escribiremos la BDD_Spec:</text:p>
      <text:p text:style-name="P2"/>
      <text:list xml:id="list29477161" text:style-name="L10">
        <text:list-item>
          <text:p text:style-name="P12">result tiene que ser una ILocation.</text:p>
        </text:list-item>
        <text:list-item>
          <text:p text:style-name="P12">the_initial_departure_load_location también sera una ILocation.</text:p>
        </text:list-item>
        <text:list-item>
          <text:p text:style-name="P12">the_first_leg debería ser una ILeg.</text:p>
        </text:list-item>
      </text:list>
      <text:p text:style-name="P2"/>
      <text:p text:style-name="P93"><text:span text:style-name="T13">public</text:span><text:span text:style-name="T25"> </text:span><text:span text:style-name="T13">class</text:span><text:span text:style-name="T25"> </text:span><text:span text:style-name="T41">When_asked_for_the_initial _departure_load_location_with_a_non_empty_leg_collection</text:span><text:span text:style-name="T25"> : </text:span></text:p>
      <text:p text:style-name="P98">concern_for_itinerary</text:p>
      <text:p text:style-name="P71">{</text:p>
      <text:p text:style-name="P94"><text:span text:style-name="T19"><text:s text:c="4"/></text:span><text:span text:style-name="T33">It</text:span><text:span text:style-name="T19"> should_return_the_legs_collection_first_element_load_location = () =&gt; </text:span></text:p>
      <text:p text:style-name="P71"><text:s text:c="7"/>result.ShouldEqual(the_initial_departure_load_location);</text:p>
      <text:p text:style-name="P71"/>
      <text:p text:style-name="P94"><text:span text:style-name="T19"><text:s text:c="4"/></text:span><text:span text:style-name="T33">It</text:span><text:span text:style-name="T19"> should_leverage_the_first_leg_load_location = () =&gt;</text:span></text:p>
      <text:p text:style-name="P71"><text:s text:c="7"/>the_first_leg.received(x =&gt; x.load_location());</text:p>
      <text:p text:style-name="P71"><text:s text:c="8"/></text:p>
      <text:p text:style-name="P94"><text:soft-page-break/><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initial_departure_load_location;</text:span></text:p>
      <text:p text:style-name="P94"><text:span text:style-name="T19"><text:s text:c="4"/></text:span><text:span text:style-name="T9">static</text:span><text:span text:style-name="T19"> </text:span><text:span text:style-name="T33">ILeg</text:span><text:span text:style-name="T19"> the_first_leg;</text:span></text:p>
      <text:p text:style-name="P71">}</text:p>
      <text:p text:style-name="P2"/>
      <text:p text:style-name="P2">Parece correcta, la escribimos:</text:p>
      <text:p text:style-name="P2"/>
      <text:p text:style-name="P80">When asked for the initial departure load location with a non empty leg collection</text:p>
      <text:p text:style-name="P84">» It should return the legs collection first element load location</text:p>
      <text:p text:style-name="P84">» It should leverage the first leg load location</text:p>
      <text:p text:style-name="P2"/>
      <text:p text:style-name="P2">Fijémonos por un instante, con que nivel de detalle, con que expresividad describe la BDD_Spec nuestro sistema. Solo encontramos un pero, da la impresión de que las aserciones están al revés, se leería mejor así:</text:p>
      <text:p text:style-name="P2"/>
      <text:p text:style-name="P81">When asked for the initial departure load location with a non empty leg collection</text:p>
      <text:p text:style-name="P81">» It should leverage the first leg load location</text:p>
      <text:p text:style-name="P84">» It should return the legs collection first element load location</text:p>
      <text:p text:style-name="P2"/>
      <text:p text:style-name="P2">Mucho mejor, ya que ahora sigue el flujo de la ejecución:</text:p>
      <text:p text:style-name="P2"/>
      <text:list xml:id="list29474958" text:style-name="L11">
        <text:list-item>
          <text:p text:style-name="P13">Primero localizamos el elemento en la colección y sobre el invocamos el método que nos devuelve su ILocation.</text:p>
        </text:list-item>
        <text:list-item>
          <text:p text:style-name="P13">Después devolvemos esa ILocation.</text:p>
        </text:list-item>
      </text:list>
      <text:p text:style-name="P2"/>
      <text:p text:style-name="P2">Cambiamos el orden en el código también:</text:p>
      <text:p text:style-name="P2"/>
      <text:p text:style-name="P93"><text:span text:style-name="T13">public</text:span><text:span text:style-name="T25"> </text:span><text:span text:style-name="T13">class</text:span><text:span text:style-name="T25"> </text:span><text:span text:style-name="T41">When_asked_for_the_initial _departure_load_location_with_a_non_empty_leg_collection</text:span><text:span text:style-name="T25"> : </text:span></text:p>
      <text:p text:style-name="P98">concern_for_itinerary</text:p>
      <text:p text:style-name="P71">{</text:p>
      <text:p text:style-name="P94"><text:span text:style-name="T19"><text:s text:c="4"/></text:span><text:span text:style-name="T33">It</text:span><text:span text:style-name="T19"> should_leverage_the_first_leg_load_location = () =&gt;</text:span></text:p>
      <text:p text:style-name="P71"><text:s text:c="7"/>the_first_leg.received(x =&gt; x.load_location());</text:p>
      <text:p text:style-name="P71"/>
      <text:p text:style-name="P94"><text:span text:style-name="T19"><text:s text:c="4"/></text:span><text:span text:style-name="T33">It</text:span><text:span text:style-name="T19"> should_return_the_legs_collection_first_element_load_location = () =&gt; </text:span></text:p>
      <text:p text:style-name="P71"><text:s text:c="7"/>result.ShouldEqual(the_initial_departure_load_location);</text:p>
      <text:p text:style-name="P71"><text:s text:c="8"/></text:p>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initial_departure_load_location;</text:span></text:p>
      <text:p text:style-name="P94"><text:span text:style-name="T19"><text:s text:c="4"/></text:span><text:span text:style-name="T9">static</text:span><text:span text:style-name="T19"> </text:span><text:span text:style-name="T33">ILeg</text:span><text:span text:style-name="T19"> the_first_leg;</text:span></text:p>
      <text:p text:style-name="P74">}</text:p>
      <text:p text:style-name="P2"/>
      <text:p text:style-name="P2">Ahora necesitamos ejercitar el SUT invocando al método que queremos probar:</text:p>
      <text:p text:style-name="P2"/>
      <text:p text:style-name="P87"><text:span text:style-name="T9">public</text:span><text:span text:style-name="T19"> </text:span><text:span text:style-name="T9">class</text:span><text:span text:style-name="T19"> </text:span><text:span text:style-name="T38">When_asked_for_the_initial _departure_load_location_with_a_non_empty_leg_collection</text:span><text:span text:style-name="T19"> : </text:span></text:p>
      <text:p text:style-name="P98">concern_for_itinerary</text:p>
      <text:p text:style-name="P71">{</text:p>
      <text:p text:style-name="P94"><text:span text:style-name="T19"><text:s text:c="4"/></text:span><text:span text:style-name="T33">Because</text:span><text:span text:style-name="T19"> of = () =&gt; result = sut.initial_departure_location();</text:span></text:p>
      <text:p text:style-name="P71"/>
      <text:p text:style-name="P71"><text:s text:c="4"/><text:span text:style-name="T31">It</text:span> should_leverage_the_first_leg_load_location = () =&gt;</text:p>
      <text:p text:style-name="P71"><text:s text:c="7"/>the_first_leg.received(x =&gt; x.load_location());</text:p>
      <text:p text:style-name="P71"/>
      <text:p text:style-name="P94"><text:span text:style-name="T19"><text:s text:c="4"/></text:span><text:span text:style-name="T33">It</text:span><text:span text:style-name="T19"> should_return_the_legs_collection_first_element_load_location = () =&gt; </text:span></text:p>
      <text:p text:style-name="P71"><text:s text:c="7"/>result.ShouldEqual(the_initial_departure_load_location);</text:p>
      <text:p text:style-name="P71"/>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initial_departure_load_location;</text:span></text:p>
      <text:p text:style-name="P94"><text:span text:style-name="T19"><text:s text:c="4"/></text:span><text:span text:style-name="T9">static</text:span><text:span text:style-name="T19"> </text:span><text:span text:style-name="T33">ILeg</text:span><text:span text:style-name="T19"> the_first_leg;</text:span></text:p>
      <text:p text:style-name="P71">}</text:p>
      <text:p text:style-name="P2"/>
      <text:p text:style-name="P2">Y ahora viene la parte mas enrevesada de esta BDD_Spec, establecer el contexto en la cual <text:soft-page-break/>se va a desenvolver.</text:p>
      <text:p text:style-name="P2"/>
      <text:p text:style-name="P2">Vamos a hacer un pequeño análisis previo, para identificar los actores:</text:p>
      <text:p text:style-name="P2"/>
      <text:list xml:id="list29502580" text:style-name="L12">
        <text:list-item>
          <text:p text:style-name="P14">Necesitamos una colección de ILegs para inyectar al constructor. Un escenario creíble incluiría al menos dos ILegs:</text:p>
          <text:list>
            <text:list-item>
              <text:p text:style-name="P14">the_first_leg (ya la hemos creado par una de las aserciones).</text:p>
            </text:list-item>
            <text:list-item>
              <text:p text:style-name="P14">the_last_leg</text:p>
            </text:list-item>
          </text:list>
        </text:list-item>
        <text:list-item>
          <text:p text:style-name="P14">Necesitamos una ILocation que devolver, la ya creada the_initial_departure_load_location.</text:p>
        </text:list-item>
        <text:list-item>
          <text:p text:style-name="P14">Necesitamos simular el comportamiento de the_first_leg, para que cuando le pregunten, por su load_location(), devuelva, precisamente the_initial_departure_load_location. Esto lo especificaremos en un mock.</text:p>
        </text:list-item>
      </text:list>
      <text:p text:style-name="P2"/>
      <text:p text:style-name="P2">Para evitar mayor confusión, creamos inicialmente los elementos que faltan:</text:p>
      <text:p text:style-name="P2"/>
      <text:p text:style-name="P93"><text:span text:style-name="T13">static</text:span><text:span text:style-name="T25"> </text:span><text:span text:style-name="T35">ILeg</text:span><text:span text:style-name="T25"> the_last_leg;</text:span></text:p>
      <text:p text:style-name="P97">static<text:span text:style-name="T21"> </text:span>IList<text:span text:style-name="T21">&lt;</text:span>ILeg<text:span text:style-name="T21">&gt; the_collection_of_legs;</text:span></text:p>
      <text:p text:style-name="P2"/>
      <text:p text:style-name="P2">Y este podría ser el aspecto de nuestro bloque ESTABLISH:</text:p>
      <text:p text:style-name="P2"/>
      <text:p text:style-name="P93"><text:span text:style-name="T35">Establish</text:span><text:span text:style-name="T25"> context = () =&gt;</text:span></text:p>
      <text:p text:style-name="P71">{</text:p>
      <text:p text:style-name="P94"><text:span text:style-name="T19"><text:s text:c="4"/>the_initial_departure_load_location = an&lt;</text:span><text:span text:style-name="T33">ILocation</text:span><text:span text:style-name="T19">&gt;();</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last_leg);</text:p>
      <text:p text:style-name="P71"/>
      <text:p text:style-name="P71"><text:s text:c="4"/>the_first_leg</text:p>
      <text:p text:style-name="P71"><text:s text:c="7"/>.Stub(x =&gt; x.load_location())</text:p>
      <text:p text:style-name="P71"><text:s text:c="7"/>.Return(the_initial_departure_load_location);</text:p>
      <text:p text:style-name="P71">};</text:p>
      <text:p text:style-name="P2"/>
      <text:p text:style-name="P2">Empecemos por el bloque central. Lo único que hace es crear la colección (una colección real, no un mock), crea dos mocks para los dos elementos que van a ir en la colección y a continuación los añade a la colección</text:p>
      <text:p text:style-name="P2"/>
      <text:p text:style-name="P2">EL bloque inicial declara que la ILocation que queremos devolver es un mock.</text:p>
      <text:p text:style-name="P2"/>
      <text:p text:style-name="P2">El bloque final asigna el comportamiento esperado al primer elemento de la colección Cuando invoquemos a su método load_location(), devuelve el ILocation the_initial_departure_load_location.</text:p>
      <text:p text:style-name="P2"/>
      <text:p text:style-name="P2">Pero nos falta algo, tenemos que crear el SUT:</text:p>
      <text:p text:style-name="P2"/>
      <text:p text:style-name="P93"><text:span text:style-name="T25">create_sut_using(()=&gt; </text:span><text:span text:style-name="T13">new</text:span><text:span text:style-name="T25"> </text:span><text:span text:style-name="T41">Itinerary</text:span><text:span text:style-name="T25">(the_collection_of_legs));</text:span></text:p>
      <text:p text:style-name="P2"/>
      <text:p text:style-name="P2">Por lo tanto nuestra BDD_Spec en código tendría el siguiente aspecto:</text:p>
      <text:p text:style-name="P2"/>
      <text:p text:style-name="P93"><text:span text:style-name="T13">public</text:span><text:span text:style-name="T25"> </text:span><text:span text:style-name="T13">class</text:span><text:span text:style-name="T25"> </text:span><text:span text:style-name="T41">When_asked_for_the_initial _departure_load_location_with_a_non_empty_leg_collection</text:span><text:span text:style-name="T25"> : </text:span></text:p>
      <text:p text:style-name="P98">concern_for_itinerary</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initial_departure_load_location = an&lt;</text:span><text:span text:style-name="T33">ILocation</text:span><text:span text:style-name="T19">&gt;();</text:span></text:p>
      <text:p text:style-name="P71"/>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oft-page-break/><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71"><text:s text:c="8"/>the_first_leg</text:p>
      <text:p text:style-name="P71"><text:s text:c="11"/>.Stub(x =&gt; x.load_location())</text:p>
      <text:p text:style-name="P71"><text:s text:c="11"/>.Return(the_initial_departure_load_location);</text:p>
      <text:p text:style-name="P71"/>
      <text:p text:style-name="P94"><text:span text:style-name="T19"><text:s text:c="8"/>create_sut_using(()=&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initial_departure_location();</text:span></text:p>
      <text:p text:style-name="P71"/>
      <text:p text:style-name="P94"><text:span text:style-name="T19"><text:s text:c="4"/></text:span><text:span text:style-name="T33">It</text:span><text:span text:style-name="T19"> should_leverage_the_first_leg_load_location = () =&gt;</text:span></text:p>
      <text:p text:style-name="P71"><text:s text:c="7"/>the_first_leg.received(x =&gt; x.load_location());</text:p>
      <text:p text:style-name="P71"/>
      <text:p text:style-name="P94"><text:span text:style-name="T19"><text:s text:c="4"/></text:span><text:span text:style-name="T33">It</text:span><text:span text:style-name="T19"> should_return_the_legs_collection_first_element_load_location = () =&gt; </text:span></text:p>
      <text:p text:style-name="P71"><text:s text:c="7"/>result.ShouldEqual(the_initial_departure_load_location);</text:p>
      <text:p text:style-name="P71"><text:s text:c="8"/></text:p>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initial_departure_load_location;</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p>
      <text:p text:style-name="P2"/>
      <text:p text:style-name="P2">Si nos fijamos con atención, la mayor parte del ruido proviene de:</text:p>
      <text:p text:style-name="P2"/>
      <text:list xml:id="list29490171" text:style-name="L13">
        <text:list-item>
          <text:p text:style-name="P15">Crear y poblar la colección que queremos inyectar (5 lineas).</text:p>
        </text:list-item>
        <text:list-item>
          <text:p text:style-name="P15">La declaración de los campos (fields) que vamos a usar.</text:p>
        </text:list-item>
      </text:list>
      <text:p text:style-name="P2"/>
      <text:p text:style-name="P2">De hecho sustituyendo esos elementos la BDD_Spec queda mucho mas clara:</text:p>
      <text:p text:style-name="P2"/>
      <text:p text:style-name="P93"><text:span text:style-name="T13">public</text:span><text:span text:style-name="T25"> </text:span><text:span text:style-name="T13">class</text:span><text:span text:style-name="T25"> </text:span><text:span text:style-name="T41">When_asked_for_the_initial _departure_load_location_with_a_non_empty_leg_collection</text:span><text:span text:style-name="T25"> : </text:span></text:p>
      <text:p text:style-name="P98">concern_for_itinerary</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initial_departure_load_location = an&lt;</text:span><text:span text:style-name="T33">ILocation</text:span><text:span text:style-name="T19">&gt;();</text:span></text:p>
      <text:p text:style-name="P71"/>
      <text:p text:style-name="P71"><text:s text:c="8"/>create_and_populate_the_to_inject_legs_collection();</text:p>
      <text:p text:style-name="P71"/>
      <text:p text:style-name="P71"><text:s text:c="8"/>the_first_leg</text:p>
      <text:p text:style-name="P71"><text:s text:c="11"/>.Stub(x =&gt; x.load_location())</text:p>
      <text:p text:style-name="P71"><text:s text:c="11"/>.Return(the_initial_departure_load_location);</text:p>
      <text:p text:style-name="P71"/>
      <text:p text:style-name="P94"><text:span text:style-name="T19"><text:s text:c="8"/>create_sut_using(()=&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initial_departure_location();</text:span></text:p>
      <text:p text:style-name="P71"/>
      <text:p text:style-name="P94"><text:span text:style-name="T19"><text:s text:c="4"/></text:span><text:span text:style-name="T33">It</text:span><text:span text:style-name="T19"> should_leverage_the_first_leg_load_location = () =&gt;</text:span></text:p>
      <text:p text:style-name="P71"><text:s text:c="7"/>the_first_leg.received(x =&gt; x.load_location());</text:p>
      <text:p text:style-name="P71"/>
      <text:p text:style-name="P94"><text:span text:style-name="T19"><text:s text:c="4"/></text:span><text:span text:style-name="T33">It</text:span><text:span text:style-name="T19"> should_return_the_legs_collection_first_element_load_location = () =&gt; </text:span></text:p>
      <text:p text:style-name="P76"><text:s text:c="7"/>result.ShouldEqual(the_initial_departure_load_location);</text:p>
      <text:p text:style-name="P77">}</text:p>
      <text:p text:style-name="P2"/>
      <text:p text:style-name="P2">Aun así este es un ejercicio de programación-ficción, ya que nuestra BDD_Spec no es esta. </text:p>
      <text:p text:style-name="P2"/>
      <text:p text:style-name="P2"><text:soft-page-break/>Ahora necesitamos hacer fallar nuestra BDD_Spec de forma significativa. Para ello invertimos el sentido de las aserciones, pasando de:</text:p>
      <text:p text:style-name="P2"/>
      <text:p text:style-name="P94"><text:span text:style-name="T33">It</text:span><text:span text:style-name="T19"> should_leverage_the_first_leg_load_location = () =&gt;</text:span></text:p>
      <text:p text:style-name="P71"><text:s text:c="3"/>the_first_leg.received(x =&gt; x.load_location());</text:p>
      <text:p text:style-name="P71"/>
      <text:p text:style-name="P94"><text:span text:style-name="T33">It</text:span><text:span text:style-name="T19"> should_return_the_legs_collection_first_element_load_location = () =&gt; </text:span></text:p>
      <text:p text:style-name="P77"><text:s text:c="3"/>result.ShouldEqual(the_initial_departure_load_location);</text:p>
      <text:p text:style-name="P2"/>
      <text:p text:style-name="P2">a lo contrario (de nuevo, la cursiva es nuestra):</text:p>
      <text:p text:style-name="P2"/>
      <text:p text:style-name="P94"><text:span text:style-name="T33">It</text:span><text:span text:style-name="T19"> should_leverage_the_first_leg_load_location = () =&gt;</text:span></text:p>
      <text:p text:style-name="P71"><text:s text:c="3"/>the_first_leg.<text:span text:style-name="T7">never_</text:span>received(x =&gt; x.load_location());</text:p>
      <text:p text:style-name="P71"/>
      <text:p text:style-name="P94"><text:span text:style-name="T33">It</text:span><text:span text:style-name="T19"> should_return_the_legs_collection_first_element_load_location = () =&gt; </text:span></text:p>
      <text:p text:style-name="P99"><text:span text:style-name="T26"><text:s text:c="3"/>result.Should</text:span><text:span text:style-name="T27">Not</text:span><text:span text:style-name="T26">Equal(the_initial_departure_load_location);</text:span></text:p>
      <text:p text:style-name="P2"/>
      <text:p text:style-name="P2">Y ejecutamos esta versión "negada" de nuestra BDD_Spec buscando los fallos:</text:p>
      <text:p text:style-name="P2"/>
      <text:p text:style-name="P80">------ Test started: Assembly: dddsample.specs.dll ------</text:p>
      <text:p text:style-name="P84"/>
      <text:p text:style-name="P84">When asked for the initial departure load location with a non empty leg collection</text:p>
      <text:p text:style-name="P84">» should leverage the first leg load location (FAIL)</text:p>
      <text:p text:style-name="P84">» should return the legs collection first element load location (FAIL)</text:p>
      <text:p text:style-name="P84"/>
      <text:p text:style-name="P84">Test 'should leverage the first leg load location' failed:</text:p>
      <text:p text:style-name="P84"><text:tab/>Rhino.Mocks.Exceptions.ExpectationViolationException: Expected that ILeg.load_location(); would not be called, but it was found on the actual calls made on the mocked object.</text:p>
      <text:p text:style-name="P84"/>
      <text:p text:style-name="P84">(....)</text:p>
      <text:p text:style-name="P84"/>
      <text:p text:style-name="P84">Test 'should return the legs collection first element load location' failed:</text:p>
      <text:p text:style-name="P84"><text:tab/>Machine.Specifications.SpecificationException: Should not equal ILocationProxy16d8b14660404a89ade5c191dbcd43a5 but does: </text:p>
      <text:p text:style-name="P84"/>
      <text:p text:style-name="P84">(....)</text:p>
      <text:p text:style-name="P84"/>
      <text:p text:style-name="P84">0 passed, 2 failed, 0 skipped, took 0,88 seconds (Machine.Specifications 0.3.0).</text:p>
      <text:p text:style-name="P2"/>
      <text:p text:style-name="P2">Parece que esto era lo que queríamos, ya que por un lado:</text:p>
      <text:p text:style-name="P2"/>
      <text:p text:style-name="P81">Expected that ILeg.load_location(); would not be called, but it was found on the actual calls made on the mocked object.</text:p>
      <text:p text:style-name="P2"/>
      <text:p text:style-name="P2">Y por otro:</text:p>
      <text:p text:style-name="P2"/>
      <text:p text:style-name="P81">Should not equal (....) but does (....)</text:p>
      <text:p text:style-name="P2"/>
      <text:p text:style-name="P2">Volvemos a cambiar nuestra BDD_Spec para que, ahora si, haga lo que se supone y la ejecutamos:</text:p>
      <text:p text:style-name="P2"/>
      <text:p text:style-name="P80">------ Test started: Assembly: dddsample.specs.dll ------</text:p>
      <text:p text:style-name="P84"/>
      <text:p text:style-name="P84">When asked for the initial departure load location with a non empty leg collection</text:p>
      <text:p text:style-name="P84">» should leverage the first leg load location</text:p>
      <text:p text:style-name="P84">» should return the legs collection first element load location</text:p>
      <text:p text:style-name="P84"/>
      <text:p text:style-name="P84"/>
      <text:p text:style-name="P84">2 passed, 0 failed, 0 skipped, took 0,73 seconds (Machine.Specifications 0.3.0).</text:p>
      <text:p text:style-name="P2"/>
      <text:p text:style-name="P2">Fantástico Ya tenemos nuestro "Happy Day Scenario" testado, y ademas se nos ocurre una refactorización, pero eso ser después de probar el otro escenario.</text:p>
      <text:p text:style-name="P2"><text:soft-page-break/></text:p>
      <text:p text:style-name="P2"><text:span text:style-name="T47">BDD_Spec Legacy Itinerary – When asked for the initial departure load location with an empty leg collection</text:span>:</text:p>
      <text:p text:style-name="P2"/>
      <text:p text:style-name="P2">Recordemos primero que ahora queremos probar el siguiente código:</text:p>
      <text:p text:style-name="P2"/>
      <text:p text:style-name="P94"><text:span text:style-name="T9">public</text:span><text:span text:style-name="T19"> </text:span><text:span text:style-name="T33">ILocation</text:span><text:span text:style-name="T19"> initial_departure_location()</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text:span><text:span text:style-name="T38">LocationImplementationExample</text:span><text:span text:style-name="T19">.UNKNOWN ;</text:span></text:p>
      <text:p text:style-name="P74">}</text:p>
      <text:p text:style-name="P2"/>
      <text:p text:style-name="P2">Seria completamente irreal crear la BDD_Spec desde cero, ya que, tenemos la BDD_Spec del "Happy Day Scenario", por lo tanto vamos a partir de ella, suprimiendo lo que ahora no necesitamos:</text:p>
      <text:p text:style-name="P2"/>
      <text:list xml:id="list29489020" text:style-name="L14">
        <text:list-item>
          <text:p text:style-name="P16">Poblar la colección</text:p>
        </text:list-item>
        <text:list-item>
          <text:p text:style-name="P16">Los elementos que antes poblaban la colección</text:p>
        </text:list-item>
        <text:list-item>
          <text:p text:style-name="P16">La ILocation que devolvíamos</text:p>
        </text:list-item>
      </text:list>
      <text:p text:style-name="P2"/>
      <text:p text:style-name="P2">Suprimiendo esos elementos nos encontraríamos con:</text:p>
      <text:p text:style-name="P2"/>
      <text:p text:style-name="P93"><text:span text:style-name="T13">public</text:span><text:span text:style-name="T25"> </text:span><text:span text:style-name="T13">class</text:span><text:span text:style-name="T25"> </text:span><text:span text:style-name="T41">When_asked_for_the_initial _departure_load_location_with_an_empty_leg_collection</text:span><text:span text:style-name="T25"> </text:span></text:p>
      <text:p text:style-name="P93"><text:span text:style-name="T25"><text:s text:c="11"/>: </text:span><text:span text:style-name="T41">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initial_departure_location();</text:span></text:p>
      <text:p text:style-name="P71"/>
      <text:p text:style-name="P94"><text:span text:style-name="T19"><text:s text:c="4"/></text:span><text:span text:style-name="T33">It</text:span><text:span text:style-name="T19"> should_leverage_the_first_leg_load_location = () =&gt;</text:span></text:p>
      <text:p text:style-name="P94"><text:span text:style-name="T19"><text:s text:c="7"/></text:span><text:span text:style-name="T44">the_first_leg</text:span><text:span text:style-name="T19">.received(x =&gt; x.</text:span><text:span text:style-name="T44">load_location</text:span><text:span text:style-name="T19">());</text:span></text:p>
      <text:p text:style-name="P71"/>
      <text:p text:style-name="P94"><text:span text:style-name="T19"><text:s text:c="4"/></text:span><text:span text:style-name="T33">It</text:span><text:span text:style-name="T19"> should_return_the_legs_collection_first_element_load_location = () =&gt; </text:span></text:p>
      <text:p text:style-name="P94"><text:span text:style-name="T19"><text:s text:c="8"/>result.ShouldEqual(</text:span><text:span text:style-name="T44">the_initial_departure_load_location</text:span><text:span text:style-name="T19">);</text:span></text:p>
      <text:p text:style-name="P71"/>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p>
      <text:p text:style-name="P2"/>
      <text:p text:style-name="P2">Y no, no nos hemos olvidado de que las aserciones no son correctas (mas allá del código rojo). En este escenario tenemos que comprobar dos cosas:</text:p>
      <text:p text:style-name="P2"/>
      <text:list xml:id="list29498302" text:style-name="L15">
        <text:list-item>
          <text:p text:style-name="P17">Primeramente que se produce la comprobación de lista vacía</text:p>
        </text:list-item>
        <text:list-item>
          <text:p text:style-name="P17">Después, necesitamos devolver ese objeto que marca Location.UNKNOWN.</text:p>
        </text:list-item>
      </text:list>
      <text:p text:style-name="P2"/>
      <text:p text:style-name="P2">Y aquí viene el problema. La segunda aserción es sencilla:</text:p>
      <text:p text:style-name="P2"/>
      <text:p text:style-name="P93"><text:span text:style-name="T35">It</text:span><text:span text:style-name="T25"> should_return_a_location_UNKNWON = </text:span><text:span text:style-name="T19">() =&gt; </text:span></text:p>
      <text:p text:style-name="P93"><text:span text:style-name="T19"><text:s text:c="3"/>result.ShouldEqual(</text:span><text:span text:style-name="T38">LocationImplementationExample</text:span><text:span text:style-name="T19">.UNKNOWN);</text:span></text:p>
      <text:p text:style-name="P2"/>
      <text:p text:style-name="P2">pero la primera es inviable ya que the_collection_of_legs no es un mock, no podemos establecer una expectativa sobre ella del estilo a:</text:p>
      <text:p text:style-name="P2"/>
      <text:p text:style-name="P73">the_collection_of_legs.received(x =&gt; x.Count);</text:p>
      <text:p text:style-name="P2"/>
      <text:p text:style-name="P2">Hay formas de saltarse esto, pero se nos presenta la oportunidad perfecta para evaluar si estamos siendo razonables. Es decir, ¿nos parece razonable explicitar una aserción que <text:soft-page-break/>compruebe que la colección es una colección vacía, sin elementos, cuando nosotros mismos así la creamos en el bloque ESTABLISH?</text:p>
      <text:p text:style-name="P2"/>
      <text:p text:style-name="P2">Creemos que la respuesta debería ser que no, que no es razonable. Por lo tanto nuestra BDD_Spec debería contener solo una aserción:</text:p>
      <text:p text:style-name="P2"/>
      <text:p text:style-name="P93"><text:span text:style-name="T13">public</text:span><text:span text:style-name="T25"> </text:span><text:span text:style-name="T13">class</text:span><text:span text:style-name="T25"> </text:span><text:span text:style-name="T41">When_asked_for_the_initial _departure_load_location_with_an_empty_leg_collection</text:span><text:span text:style-name="T25"> </text:span></text:p>
      <text:p text:style-name="P93"><text:span text:style-name="T25"><text:s text:c="13"/>: </text:span><text:span text:style-name="T41">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initial_departure_location();</text:span></text:p>
      <text:p text:style-name="P71"/>
      <text:p text:style-name="P94"><text:span text:style-name="T19"><text:s text:c="4"/></text:span><text:span text:style-name="T33">It</text:span><text:span text:style-name="T19"> should_return_a_location_UNKNWON = () =&gt; </text:span></text:p>
      <text:p text:style-name="P94"><text:span text:style-name="T19"><text:s text:c="7"/>result.ShouldEqual(</text:span><text:span text:style-name="T38">LocationImplementationExample</text:span><text:span text:style-name="T19">.UNKNOWN);</text:span></text:p>
      <text:p text:style-name="P71"/>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p>
      <text:p text:style-name="P2"/>
      <text:p text:style-name="P2">Esto ya se parece mas a lo que buscamos. Parece un buen momento para definir formalmente la BDD_Spec:</text:p>
      <text:p text:style-name="P2"/>
      <text:p text:style-name="P80">When asked for the initial departure load location with an empty leg collection</text:p>
      <text:p text:style-name="P84">» It should return a location UNKNWON</text:p>
      <text:p text:style-name="P2"/>
      <text:p text:style-name="P2">que creemos puede ser mas especifica así:</text:p>
      <text:p text:style-name="P2"/>
      <text:p text:style-name="P80">When asked for the itinerary initial departure location with an empty leg collection</text:p>
      <text:p text:style-name="P80">» It should return a location UNKNWON</text:p>
      <text:p text:style-name="P2"/>
      <text:p text:style-name="P2">Nos quedamos con esta ultima.</text:p>
      <text:p text:style-name="P2"/>
      <text:p text:style-name="P2">Ahora necesitamos nuestro fallo, para ello invertimos el sentido de la aserción, pasando de:</text:p>
      <text:p text:style-name="P2"/>
      <text:p text:style-name="P94"><text:span text:style-name="T33">It</text:span><text:span text:style-name="T19"> should_return_a_location_UNKNWON = () =&gt; </text:span></text:p>
      <text:p text:style-name="P94"><text:span text:style-name="T25"><text:s text:c="3"/>result.ShouldEqual(</text:span><text:span text:style-name="T41">LocationImplementationExample</text:span><text:span text:style-name="T25">.UNKNOWN);</text:span></text:p>
      <text:p text:style-name="P2"/>
      <text:p text:style-name="P2">a (la cursiva es nuestra):</text:p>
      <text:p text:style-name="P2"/>
      <text:p text:style-name="P94"><text:span text:style-name="T33">It</text:span><text:span text:style-name="T19"> should_return_a_location_UNKNWON = () =&gt; </text:span></text:p>
      <text:p text:style-name="P94"><text:span text:style-name="T25"><text:s text:c="3"/>result.Should</text:span><text:span text:style-name="T24">Not</text:span><text:span text:style-name="T25">Equal(</text:span><text:span text:style-name="T41">LocationImplementationExample</text:span><text:span text:style-name="T25">.UNKNOWN);</text:span></text:p>
      <text:p text:style-name="P2"/>
      <text:p text:style-name="P2">Ejecutamos la BDD_Spec, a la espera de nuestro fallo, algo así como "me dices que no son iguales pero si que los son":</text:p>
      <text:p text:style-name="P2"/>
      <text:p text:style-name="P80">------ Test started: Assembly: dddsample.specs.dll ------</text:p>
      <text:p text:style-name="P84"/>
      <text:p text:style-name="P84">When asked for the initial departure load location with an empty leg collection</text:p>
      <text:p text:style-name="P84">» should return a location UNKNWON (FAIL)</text:p>
      <text:p text:style-name="P84"/>
      <text:p text:style-name="P84">Test 'should return a location UNKNWON' failed:</text:p>
      <text:p text:style-name="P84"><text:tab/>System.Reflection.TargetInvocationException: Exception has been thrown by the target of an invocation. ---&gt; System.ArgumentNullException: The list of legs cannot be empty.</text:p>
      <text:p text:style-name="P84"><text:tab/>Parameter name: legs</text:p>
      <text:p text:style-name="P84"><text:tab/>domain\model\cargo.aggregate\Itinerary.cs(34,0): at dddsample.domain.model.cargo.aggregate.Itinerary..ctor(IList`1 legs)</text:p>
      <text:p text:style-name="P84"><text:soft-page-break/></text:p>
      <text:p text:style-name="P84">(....)</text:p>
      <text:p text:style-name="P84"/>
      <text:p text:style-name="P84">0 passed, 1 failed, 0 skipped, took 0,60 seconds (Machine.Specifications 0.3.0).</text:p>
      <text:p text:style-name="P2"/>
      <text:p text:style-name="P2">Malas noticias. No es el fallo que esperábamos Estamos recibiendo un error con el que no contábamos:</text:p>
      <text:p text:style-name="P2"/>
      <text:p text:style-name="P84">Exception has been thrown by the target of an invocation. ---&gt; System.ArgumentNullException: The list of legs cannot be empty.</text:p>
      <text:p text:style-name="P84"><text:tab/>Parameter name: legs</text:p>
      <text:p text:style-name="P84"><text:tab/>domain\model\cargo.aggregate\Itinerary.cs(34,0): at dddsample.domain.model.cargo.aggregate.Itinerary..ctor(IList`1 legs)</text:p>
      <text:p text:style-name="P2"/>
      <text:p text:style-name="P2">Nuestro constructor (el constructor de Itinerary) ha lanzado una excepción con el mensaje: "The list of legs cannot be empty" e indicando que el parámetro que provoca la excepción es "legs".</text:p>
      <text:p text:style-name="P2"/>
      <text:p text:style-name="P2">Vamos a mostrar el constructor al completo (no como en la primera BDD_Spec en la que solo mostrábamos lo que nos interesaba):</text:p>
      <text:p text:style-name="P2"/>
      <text:p text:style-name="P91"><text:span text:style-name="T13">public</text:span><text:span text:style-name="T25"> Itinerary(</text:span><text:span text:style-name="T35">IList</text:span><text:span text:style-name="T25">&lt;</text:span><text:span text:style-name="T35">ILeg</text:span><text:span text:style-name="T25">&gt; legs</text:span></text:p>
      <text:p text:style-name="P70">{</text:p>
      <text:p text:style-name="P94"><text:span text:style-name="T9"><text:s text:c="4"/>if</text:span><text:span text:style-name="T19"> (legs.Count == </text:span><text:span text:style-name="T33">0</text:span><text:span text:style-name="T19">)</text:span></text:p>
      <text:p text:style-name="P94"><text:span text:style-name="T19"><text:s text:c="7"/></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span text:style-name="T33">"The list of legs cannot be empty."</text:span><text:span text:style-name="T19">);</text:span></text:p>
      <text:p text:style-name="P71"/>
      <text:p text:style-name="P94"><text:span text:style-name="T19"><text:s text:c="4"/></text:span><text:span text:style-name="T33">ILeg</text:span><text:span text:style-name="T19"> null_leg = </text:span><text:span text:style-name="T9">null</text:span><text:span text:style-name="T19">;</text:span></text:p>
      <text:p text:style-name="P94"><text:span text:style-name="T19"><text:s text:c="4"/></text:span><text:span text:style-name="T9">if</text:span><text:span text:style-name="T19"> (legs.Contains(null_leg))</text:span></text:p>
      <text:p text:style-name="P94"><text:span text:style-name="T19"><text:s text:c="7"/></text:span><text:span text:style-name="T9">throw</text:span><text:span text:style-name="T19"> </text:span><text:span text:style-name="T9">new</text:span><text:span text:style-name="T19"> </text:span><text:span text:style-name="T38">NoNullAllowedException</text:span><text:span text:style-name="T19">(</text:span><text:span text:style-name="T33">"The legs list cannot contain null elements."</text:span><text:span text:style-name="T19">);</text:span></text:p>
      <text:p text:style-name="P71"/>
      <text:p text:style-name="P94"><text:span text:style-name="T19"><text:s text:c="4"/></text:span><text:span text:style-name="T9">this</text:span><text:span text:style-name="T19">.underlying_leg_collection = legs;</text:span></text:p>
      <text:p text:style-name="P71">}</text:p>
      <text:p text:style-name="P2"/>
      <text:p text:style-name="P2">Ahí lo tenemos, justo al principio:</text:p>
      <text:p text:style-name="P2"/>
      <text:p text:style-name="P94"><text:span text:style-name="T9">if</text:span><text:span text:style-name="T19"> (legs.Count == </text:span><text:span text:style-name="T33">0</text:span><text:span text:style-name="T19">)</text:span></text:p>
      <text:p text:style-name="P94"><text:span text:style-name="T19"><text:s text:c="3"/></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span text:style-name="T33">"The list of legs cannot be empty."</text:span><text:span text:style-name="T19">);</text:span></text:p>
      <text:p text:style-name="P2"/>
      <text:p text:style-name="P2">Es decir, el constructor ya no permite construir un Itinerary en base a una colección de ILegs vacía</text:p>
      <text:p text:style-name="P2"/>
      <text:p text:style-name="P2">Nuestra BDD_Spec era correcta y para demostrarlo, como ejercicio, vamos a hacer lo siguiente:</text:p>
      <text:p text:style-name="P2"/>
      <text:list xml:id="list29502445" text:style-name="L16">
        <text:list-item>
          <text:p text:style-name="P18">Comentamos la linea de código del constructor que esta lanzando la excepción</text:p>
        </text:list-item>
        <text:list-item>
          <text:p text:style-name="P18">Ejecutamos entonces nuestra BDD_Spec.</text:p>
        </text:list-item>
      </text:list>
      <text:p text:style-name="P2"/>
      <text:p text:style-name="P80">------ Test started: Assembly: dddsample.specs.dll ------</text:p>
      <text:p text:style-name="P84"/>
      <text:p text:style-name="P84">When asked for the initial departure load location with an empty leg collection</text:p>
      <text:p text:style-name="P84">» should return a location UNKNWON (FAIL)</text:p>
      <text:p text:style-name="P84"/>
      <text:p text:style-name="P84">Test 'should return a location UNKNWON' failed:</text:p>
      <text:p text:style-name="P84"><text:tab/>Machine.Specifications.SpecificationException: Should not equal dddsample.domain.model.location.aggregate.LocationImplementationExample but does: </text:p>
      <text:p text:style-name="P84"/>
      <text:p text:style-name="P84">(....)</text:p>
      <text:p text:style-name="P84"/>
      <text:p text:style-name="P84">0 passed, 1 failed, 0 skipped, took 0,58 seconds (Machine.Specifications 0.3.0).</text:p>
      <text:p text:style-name="P2"/>
      <text:p text:style-name="P2"/>
      <text:p text:style-name="P2"/>
      <text:p text:style-name="P2">Justo lo que esperábamos:</text:p>
      <text:p text:style-name="P2"><text:soft-page-break/></text:p>
      <text:p text:style-name="P81">Should not equal (....) but does (....)</text:p>
      <text:p text:style-name="P2"/>
      <text:p text:style-name="P2">Y si revertimos nuestra aserción a lo que de verdad queremos probar, obtendríamos:</text:p>
      <text:p text:style-name="P2"/>
      <text:p text:style-name="P80">------ Test started: Assembly: dddsample.specs.dll ------</text:p>
      <text:p text:style-name="P84"/>
      <text:p text:style-name="P84">When asked for the initial departure load location with an empty leg collection</text:p>
      <text:p text:style-name="P84">» should return a location UNKNWON</text:p>
      <text:p text:style-name="P84"/>
      <text:p text:style-name="P84"/>
      <text:p text:style-name="P84">1 passed, 0 failed, 0 skipped, took 0,58 seconds (Machine.Specifications 0.3.0).</text:p>
      <text:p text:style-name="P2"/>
      <text:p text:style-name="P2">Que es lo que buscábamos</text:p>
      <text:p text:style-name="P2"/>
      <text:p text:style-name="P2">Pero dejemos de hacer programación-ficción, y vayamos a la realidad. Y la realidad nos esta indicando que la comprobación que se produce en initial_departure_location() es redundante. Mas si podemos reforzar el hecho de que una vez asignada por el constructor la underlying_leg_collection no puede ser modificada, pasando de:</text:p>
      <text:p text:style-name="P2"/>
      <text:p text:style-name="P87"><text:span text:style-name="T33">IList</text:span><text:span text:style-name="T19">&lt;</text:span><text:span text:style-name="T33">ILeg</text:span><text:span text:style-name="T19">&gt; underlying_leg_collection = </text:span><text:span text:style-name="T9">new</text:span><text:span text:style-name="T19"> </text:span><text:span text:style-name="T38">List</text:span><text:span text:style-name="T19">&lt;</text:span><text:span text:style-name="T33">ILeg</text:span><text:span text:style-name="T19">&gt;();</text:span></text:p>
      <text:p text:style-name="P2"/>
      <text:p text:style-name="P2">a:</text:p>
      <text:p text:style-name="P2"/>
      <text:p text:style-name="P87"><text:span text:style-name="T9">readonly</text:span><text:span text:style-name="T19"> </text:span><text:span text:style-name="T33">IList</text:span><text:span text:style-name="T19">&lt;</text:span><text:span text:style-name="T33">ILeg</text:span><text:span text:style-name="T19">&gt; underlying_leg_collection = </text:span><text:span text:style-name="T9">new</text:span><text:span text:style-name="T19"> </text:span><text:span text:style-name="T38">List</text:span><text:span text:style-name="T19">&lt;</text:span><text:span text:style-name="T33">ILeg</text:span><text:span text:style-name="T19">&gt;();</text:span></text:p>
      <text:p text:style-name="P2"/>
      <text:p text:style-name="P2">Recordar que el "private" en C# viene implícito</text:p>
      <text:p text:style-name="P2"/>
      <text:p text:style-name="P2">Si hacemos esto, podemos eliminar esta BDD_Spec y el código que prueba, ya que no es necesario.</text:p>
      <text:p text:style-name="P2"/>
      <text:p text:style-name="P2">NOTA: En un entorno real, antes de tomar una decisión como esta, deberíamos confirmar sin ningún genero de dudas que la lista interna no es modificable.</text:p>
      <text:p text:style-name="P2"/>
      <text:p text:style-name="P2">Por lo tanto simplificaríamos nuestro código pasando de:</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initial departure location.</text:span><text:span text:style-name="T9">&lt;/returns&gt;</text:span></text:p>
      <text:p text:style-name="P94"><text:span text:style-name="T9">public</text:span><text:span text:style-name="T19"> </text:span><text:span text:style-name="T33">ILocation</text:span><text:span text:style-name="T19"> initial_departure_location()</text:span></text:p>
      <text:p text:style-name="P71">{</text:p>
      <text:p text:style-name="P94"><text:span text:style-name="T9"><text:s text:c="4"/>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text:span><text:span text:style-name="T38">LocationImplementationExample</text:span><text:span text:style-name="T19">.UNKNOWN ;</text:span></text:p>
      <text:p text:style-name="P94"><text:span text:style-name="T19"><text:s text:c="4"/></text:span><text:span text:style-name="T9">return</text:span><text:span text:style-name="T19"> underlying_leg_collection[</text:span><text:span text:style-name="T33">0</text:span><text:span text:style-name="T19">].load_location();</text:span></text:p>
      <text:p text:style-name="P71">}</text:p>
      <text:p text:style-name="P2"/>
      <text:p text:style-name="P2">a esto:</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initial departure location.</text:span><text:span text:style-name="T9">&lt;/returns&gt;</text:span></text:p>
      <text:p text:style-name="P94"><text:span text:style-name="T9">public</text:span><text:span text:style-name="T19"> </text:span><text:span text:style-name="T33">ILocation</text:span><text:span text:style-name="T19"> initial_departure_location()</text:span></text:p>
      <text:p text:style-name="P71">{</text:p>
      <text:p text:style-name="P94"><text:span text:style-name="T9"><text:s text:c="4"/></text:span><text:span text:style-name="T9">return</text:span><text:span text:style-name="T19"> underlying_leg_collection[</text:span><text:span text:style-name="T33">0</text:span><text:span text:style-name="T19">].load_location();</text:span></text:p>
      <text:p text:style-name="P74">}</text:p>
      <text:p text:style-name="P2"/>
      <text:p text:style-name="P2">Que hemos comprobado con la BDD_Spec del "Happy Day Scenario".</text:p>
      <text:p text:style-name="P2"/>
      <text:p text:style-name="P2">Por lo tanto, podemos estar mas que satisfecho, ya que hemos mejorado el "legacy code", eliminando una rama de código que no se ejecuta nunca y que podría darnos una falsa <text:soft-page-break/>sensación de seguridad, que hemos mitigado convirtiendo en readonly la lista interna de ILegs.</text:p>
      <text:p text:style-name="P2"/>
      <text:p text:style-name="P2">Pero aun hay algo mas que podemos hacer, una posible refactorización de la que hablábamos al final del "Happy Day Scenario".</text:p>
      <text:p text:style-name="P2"/>
      <text:p text:style-name="P2">Este código podría ser mas expresivo:</text:p>
      <text:p text:style-name="P2"/>
      <text:p text:style-name="P88"><text:span text:style-name="T19">underlying_leg_collection[</text:span><text:span text:style-name="T33">0</text:span><text:span text:style-name="T19">].load_location();</text:span></text:p>
      <text:p text:style-name="P2"/>
      <text:p text:style-name="P2">De hecho, por nuestra BDD_Spec, sabemos que:</text:p>
      <text:p text:style-name="P2"/>
      <text:p text:style-name="P88"><text:span text:style-name="T19">underlying_leg_collection[</text:span><text:span text:style-name="T33">0</text:span><text:span text:style-name="T19">]</text:span></text:p>
      <text:p text:style-name="P2"/>
      <text:p text:style-name="P2">es en realidad:</text:p>
      <text:p text:style-name="P2"/>
      <text:p text:style-name="P81">the first leg</text:p>
      <text:p text:style-name="P2"/>
      <text:p text:style-name="P2">Podemos crear un método interno a la clase Itinerary que nos permita fortalecer ese concepto. Vamos a hacerlo usando ReSharper (se puede hacer fácilmente "a mano" también):</text:p>
      <text:p text:style-name="P2"/>
      <text:p text:style-name="P2">Primero: Seleccionamos el código que queremos empaquetar, es decir:</text:p>
      <text:p text:style-name="P2"/>
      <text:p text:style-name="P93"><text:span text:style-name="T25">underlying_leg_collection[</text:span><text:span text:style-name="T35">0</text:span><text:span text:style-name="T25">]</text:span></text:p>
      <text:p text:style-name="P2"/>
      <text:p text:style-name="P2">Segundo: Invocamos "Extract Method" en ReSharper con Ctrl + Alt + M(ethod)</text:p>
      <text:p text:style-name="P2"/>
      <text:p text:style-name="P2">Tercero: En "Method Name", introducimos "the_initial_leg".</text:p>
      <text:p text:style-name="P2"/>
      <text:p text:style-name="P2">Cuarto: Comprobamos el resultado:</text:p>
      <text:p text:style-name="P2"/>
      <text:p text:style-name="P87"><text:span text:style-name="T9">public</text:span><text:span text:style-name="T19"> </text:span><text:span text:style-name="T33">ILocation</text:span><text:span text:style-name="T19"> initial_departure_location()</text:span></text:p>
      <text:p text:style-name="P71">{</text:p>
      <text:p text:style-name="P94"><text:span text:style-name="T19"><text:s text:c="4"/></text:span><text:span text:style-name="T9">return</text:span><text:span text:style-name="T19"> the_initial_leg().load_location();</text:span></text:p>
      <text:p text:style-name="P71">}</text:p>
      <text:p text:style-name="P71"/>
      <text:p text:style-name="P94"><text:span text:style-name="T33">ILeg</text:span><text:span text:style-name="T19"> the_initial_leg()</text:span></text:p>
      <text:p text:style-name="P71">{</text:p>
      <text:p text:style-name="P94"><text:span text:style-name="T19"><text:s text:c="4"/></text:span><text:span text:style-name="T9">return</text:span><text:span text:style-name="T19"> underlying_leg_collection[</text:span><text:span text:style-name="T33">0</text:span><text:span text:style-name="T19">];</text:span></text:p>
      <text:p text:style-name="P71">}</text:p>
      <text:p text:style-name="P2"/>
      <text:p text:style-name="P2">Quinto: Ejecutamos nuestras BDD_Specs para comprobar que no hemos roto nada.</text:p>
      <text:p text:style-name="P2"/>
      <text:p text:style-name="P2">FIN.</text:p>
      <text:p text:style-name="P2"/>
      <text:p text:style-name="P2"><text:span text:style-name="T47">BDD_Spec Legacy Itinerary – When asked for the final arrival unload location</text:span>:</text:p>
      <text:p text:style-name="P2"/>
      <text:p text:style-name="P2">Este caso va a ser similar al anterior: "When asked for the initial departure load location".</text:p>
      <text:p text:style-name="P2"/>
      <text:p text:style-name="P2">El "legacy code" que queremos probar es el siguiente:</text:p>
      <text:p text:style-name="P2"/>
      <text:p text:style-name="P70"><text:span text:style-name="T8">///</text:span><text:span text:style-name="T49"> </text:span><text:span text:style-name="T8">&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final arrival location.</text:span><text:span text:style-name="T9">&lt;/returns&gt;</text:span></text:p>
      <text:p text:style-name="P94"><text:span text:style-name="T9">public</text:span><text:span text:style-name="T19"> </text:span><text:span text:style-name="T33">ILocation</text:span><text:span text:style-name="T19"> final_arrival_location()</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38">LocationImplementationExample</text:span><text:span text:style-name="T19">.UNKNOWN;</text:span></text:p>
      <text:p text:style-name="P94"><text:span text:style-name="T19"><text:s text:c="4"/></text:span><text:span text:style-name="T9">return</text:span><text:span text:style-name="T19"> lastLeg().unload_location();</text:span></text:p>
      <text:p text:style-name="P71">}</text:p>
      <text:p text:style-name="P2"><text:soft-page-break/></text:p>
      <text:p text:style-name="P2">y de rebote necesitamos probar también esto:</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last leg on the itinerary.</text:span><text:span text:style-name="T9">&lt;/returns&gt;</text:span></text:p>
      <text:p text:style-name="P94"><text:span text:style-name="T33">ILeg</text:span><text:span text:style-name="T19"> lastLeg()</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9">null</text:span><text:span text:style-name="T19">;</text:span></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1">}</text:p>
      <text:p text:style-name="P2"/>
      <text:p text:style-name="P2">ya que, desde final arrival location llamamos a lastLeg(), siendo lastLeg un método privado. Por lo tanto no podemos testarlo directamente, a menos que lo testemos desde otro método que lo invoque (nuestro caso) o decidamos hacerlo publico, con lo que tendríamos una BDD_Spec especifica para el. La cuestión es que, este ultimo escenario, cambiaría el modelo, ya que añadiríamos nuevos comportamientos, siempre visto desde el punto de vista del cliente que consume a nuestra clase.</text:p>
      <text:p text:style-name="P2"/>
      <text:p text:style-name="P2">En un análisis previo, detectamos una pequeña incongruencia, y es que ambos métodos contienen la misma comprobación Y no solo eso, si esa comprobación se cumpliese, cada uno de ellos devuelve algo diferente:</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38">LocationImplementationExample</text:span><text:span text:style-name="T19">.UNKNOWN;</text:span></text:p>
      <text:p text:style-name="P2"/>
      <text:p text:style-name="P2">frente a:</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9">null</text:span><text:span text:style-name="T19">;</text:span></text:p>
      <text:p text:style-name="P2"/>
      <text:p text:style-name="P2">Esto es algo relativamente común, cuando nos enfrentamos a "legacy code", y probablemente requiera algún tipo de solución por nuestra parte. Pero eso es algo a lo que ya llegaremos. Por el momento vamos a hacer un análisis similar al caso anterior.</text:p>
      <text:p text:style-name="P2"/>
      <text:p text:style-name="P2">Vemos que hay dos ramas:</text:p>
      <text:p text:style-name="P2"/>
      <text:list xml:id="list30695830" text:continue-list="list29496260" text:style-name="L8">
        <text:list-item>
          <text:p text:style-name="P10">RAMA 1: Si la colección esta vacía nos marca Location.UNKNOWN. Con lo que ya sabemos del caso anterior, probablemente esta comprobación este de mas.</text:p>
        </text:list-item>
        <text:list-item>
          <text:p text:style-name="P10">RAMA 2: Si no esta vacía, nos devuelve la ILocation que pedimos.</text:p>
        </text:list-item>
      </text:list>
      <text:p text:style-name="P2"/>
      <text:p text:style-name="P2">Exactamente igual que en el caso anterior, vamos a utilizar dos BDD_Specs para testar este código, siendo la RAMA 2, la que representa el "Happy Day Scenario".</text:p>
      <text:p text:style-name="P2"/>
      <text:p text:style-name="P2">Vamos con ella.</text:p>
      <text:p text:style-name="P2"/>
      <text:p text:style-name="P2"><text:span text:style-name="T47">BDD_Spec Legacy Itinerary – When asked for the final arrival unload location with a non empty leg collection</text:span>:</text:p>
      <text:p text:style-name="P2"/>
      <text:p text:style-name="P2">Nuestra intención es comprobar esto:</text:p>
      <text:p text:style-name="P2"/>
      <text:p text:style-name="P94"><text:span text:style-name="T9">public</text:span><text:span text:style-name="T19"> </text:span><text:span text:style-name="T33">ILocation</text:span><text:span text:style-name="T19"> final_arrival_location()</text:span></text:p>
      <text:p text:style-name="P71">{</text:p>
      <text:p text:style-name="P94"><text:span text:style-name="T19"><text:s text:c="4"/></text:span><text:span text:style-name="T9">return</text:span><text:span text:style-name="T19"> lastLeg().unload_location();</text:span></text:p>
      <text:p text:style-name="P74">}</text:p>
      <text:p text:style-name="P2"/>
      <text:p text:style-name="P2">y por lo tanto de rebote:</text:p>
      <text:p text:style-name="P2"/>
      <text:p text:style-name="P94"><text:span text:style-name="T33">ILeg</text:span><text:span text:style-name="T19"> lastLeg()</text:span></text:p>
      <text:p text:style-name="P71">{</text:p>
      <text:p text:style-name="P94"><text:soft-page-break/><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9">null</text:span><text:span text:style-name="T19">;</text:span></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4">}</text:p>
      <text:p text:style-name="P2"/>
      <text:p text:style-name="P2">Aquí se nos plantea la primera disyuntiva, y es que sabemos que si tuviésemos una "leg collection" vacía, nunca llegaría a invocar este código en lastLeg():</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9">null</text:span><text:span text:style-name="T19">;</text:span></text:p>
      <text:p text:style-name="P2"/>
      <text:p text:style-name="P2">De hecho por nuestra experiencia con la BDD_Spec anterior, sabemos también que tampoco llegaría a invocar este otro código en final_arrival_location():</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38">LocationImplementationExample</text:span><text:span text:style-name="T19">.UNKNOWN;</text:span></text:p>
      <text:p text:style-name="P2"/>
      <text:p text:style-name="P2">ya que el constructor del DDD_Value_Object Itinerary, impide su construcción con una "leg collection" vacía, arrojando la siguiente excepción:</text:p>
      <text:p text:style-name="P2"/>
      <text:p text:style-name="P87"><text:span text:style-name="T9">if</text:span><text:span text:style-name="T19"> (legs.Count == </text:span><text:span text:style-name="T33">0</text:span><text:span text:style-name="T19">)</text:span></text:p>
      <text:p text:style-name="P94"><text:span text:style-name="T19"><text:s text:c="3"/></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span text:style-name="T33">"The list of legs cannot be empty."</text:span><text:span text:style-name="T19">);</text:span></text:p>
      <text:p text:style-name="P2"/>
      <text:p text:style-name="P2">Así que, tampoco tiene mucho sentido, hacer la del avestruz, y mandar nuestro sentido común bajo tierra.</text:p>
      <text:p text:style-name="P2"/>
      <text:p text:style-name="P2">Por esta razón, no vamos a comprobar esta parte de lastLeg():</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9">null</text:span><text:span text:style-name="T19">;</text:span></text:p>
      <text:p text:style-name="P2"/>
      <text:p text:style-name="P2">ya que sabemos que es imposible que se ejecute. Sin embargo tampoco podemos borrarla sin mas, puesto que necesitaremos analizar que otros métodos del DDD_Value_Object Itinerary invocan a lastLeg(), ya que en alguno de esos caso podríamos necesitar esa comprobación</text:p>
      <text:p text:style-name="P2"/>
      <text:p text:style-name="P2">Primero vamos a hacer que nuestra BDD_Spec pase y luego nos ocuparemos de este tema.</text:p>
      <text:p text:style-name="P2"/>
      <text:p text:style-name="P2">Vamos por el principio, para determinar que necesita nuestra BDD_Spec:</text:p>
      <text:p text:style-name="P2"/>
      <text:list xml:id="list29491453" text:style-name="L17">
        <text:list-item>
          <text:p text:style-name="P19">Necesita que nos devuelvan una ILocation concreta (TDD Tradicional).</text:p>
        </text:list-item>
        <text:list-item>
          <text:p text:style-name="P19">Necesita comprobar que invocamos unload_location() (TDD Mockista).</text:p>
        </text:list-item>
        <text:list-item>
          <text:p text:style-name="P19">No podemos establecer si invoca o deja de invocar lastLeg(), ya que es un método privado.</text:p>
        </text:list-item>
      </text:list>
      <text:p text:style-name="P2"/>
      <text:p text:style-name="P2">Usaremos dos aserciones, cuyo código podría ser (esta vez con el código rojo ya resuelto):</text:p>
      <text:p text:style-name="P2"/>
      <text:p text:style-name="P98"><text:span text:style-name="T8">public</text:span><text:span text:style-name="T18"> </text:span><text:span text:style-name="T8">class</text:span><text:span text:style-name="T18"> </text:span>when_asked_for_the_final_arrival_unload_location_with_a_non_empty_leg_collection<text:span text:style-name="T18"> : </text:span></text:p>
      <text:p text:style-name="P98">concern_for_itinerary</text:p>
      <text:p text:style-name="P71">{</text:p>
      <text:p text:style-name="P94"><text:span text:style-name="T19"><text:s text:c="4"/></text:span><text:span text:style-name="T33">It</text:span><text:span text:style-name="T19"> should_leverage_the_last_leg_unload_location = () =&gt;</text:span></text:p>
      <text:p text:style-name="P71"><text:s text:c="7"/>the_last_leg.received(x =&gt; x.unload_location());</text:p>
      <text:p text:style-name="P71"/>
      <text:p text:style-name="P94"><text:span text:style-name="T19"><text:s text:c="4"/></text:span><text:span text:style-name="T33">It</text:span><text:span text:style-name="T19"> should_return_the_legs_collection_last_element_unload_location = () =&gt; </text:span></text:p>
      <text:p text:style-name="P71"><text:s text:c="7"/>result.ShouldEqual(the_final_arrival_unload_location);</text:p>
      <text:p text:style-name="P71"/>
      <text:p text:style-name="P94"><text:span text:style-name="T19"><text:s text:c="4"/></text:span><text:span text:style-name="T9">static</text:span><text:span text:style-name="T19"> </text:span><text:span text:style-name="T33">ILeg</text:span><text:span text:style-name="T19"> the_last_leg;</text:span></text:p>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final_arrival_unload_location;</text:span></text:p>
      <text:p text:style-name="P71">}</text:p>
      <text:p text:style-name="P2"/>
      <text:p text:style-name="P2"><text:soft-page-break/>Por lo que podríamos escribir nuestra BDD_Spec:</text:p>
      <text:p text:style-name="P2"/>
      <text:p text:style-name="P83">When asked for the final arrival unload location with a non empty leg collection</text:p>
      <text:p text:style-name="P84">» It should leverage the last leg unload location.</text:p>
      <text:p text:style-name="P84">» It should return the legs collection last element unload location.</text:p>
      <text:p text:style-name="P2"/>
      <text:p text:style-name="P2">Siguiendo el flujo de la ejecución y de nuestra BDD_Spec:</text:p>
      <text:p text:style-name="P2"/>
      <text:list xml:id="list29473740" text:style-name="L18">
        <text:list-item>
          <text:p text:style-name="P20">Primero localizamos el elemento (el ultimo elemento) en la colección y sobre el invocamos el método que nos devuelve su ILocation.</text:p>
        </text:list-item>
        <text:list-item>
          <text:p text:style-name="P20">Después devolvemos esa ILocation.</text:p>
        </text:list-item>
      </text:list>
      <text:p text:style-name="P2"/>
      <text:p text:style-name="P2">A la hora de ejercitar el SUT, no nos encontramos con ninguna sorpresa:</text:p>
      <text:p text:style-name="P2"/>
      <text:p text:style-name="P98"><text:span text:style-name="T8">public</text:span><text:span text:style-name="T18"> </text:span><text:span text:style-name="T8">class</text:span><text:span text:style-name="T18"> </text:span>when_asked_for_the_final_arrival_unload_location_with_a_non_empty_leg_collection<text:span text:style-name="T18"> : </text:span></text:p>
      <text:p text:style-name="P98">concern_for_itinerary</text:p>
      <text:p text:style-name="P71">{</text:p>
      <text:p text:style-name="P71"><text:span text:style-name="T31"><text:s text:c="4"/>Because</text:span> of = () =&gt; result = sut.final_arrival_location();</text:p>
      <text:p text:style-name="P71"/>
      <text:p text:style-name="P94"><text:span text:style-name="T19"><text:s text:c="4"/></text:span><text:span text:style-name="T33">It</text:span><text:span text:style-name="T19"> should_leverage_the_last_leg_unload_location = () =&gt;</text:span></text:p>
      <text:p text:style-name="P71"><text:s text:c="7"/>the_last_leg.received(x =&gt; x.unload_location());</text:p>
      <text:p text:style-name="P71"/>
      <text:p text:style-name="P94"><text:span text:style-name="T19"><text:s text:c="4"/></text:span><text:span text:style-name="T33">It</text:span><text:span text:style-name="T19"> should_return_the_legs_collection_last_element_unload_location = () =&gt; </text:span></text:p>
      <text:p text:style-name="P71"><text:s text:c="7"/>result.ShouldEqual(the_final_arrival_unload_location);</text:p>
      <text:p text:style-name="P71"/>
      <text:p text:style-name="P94"><text:span text:style-name="T19"><text:s text:c="4"/></text:span><text:span text:style-name="T9">static</text:span><text:span text:style-name="T19"> </text:span><text:span text:style-name="T33">ILeg</text:span><text:span text:style-name="T19"> the_last_leg;</text:span></text:p>
      <text:p text:style-name="P94"><text:span text:style-name="T19"><text:s text:c="4"/></text:span><text:span text:style-name="T9">static</text:span><text:span text:style-name="T19"> </text:span><text:span text:style-name="T33">ILocation</text:span><text:span text:style-name="T19"> result;</text:span></text:p>
      <text:p text:style-name="P94"><text:span text:style-name="T19"><text:s text:c="4"/></text:span><text:span text:style-name="T9">static</text:span><text:span text:style-name="T19"> </text:span><text:span text:style-name="T33">ILocation</text:span><text:span text:style-name="T19"> the_final_arrival_unload_location;</text:span></text:p>
      <text:p text:style-name="P71">}</text:p>
      <text:p text:style-name="P2"/>
      <text:p text:style-name="P2">Al igual que con la BDD_Spec anterior, la parte mas enrevesada es la que se encarga de establecer el contexto en la cual se va a desenvolver.</text:p>
      <text:p text:style-name="P2"/>
      <text:p text:style-name="P2">El análisis es similar al que se hizo entonces, solo que ahora:</text:p>
      <text:p text:style-name="P2"/>
      <text:list xml:id="list29474153" text:style-name="L19">
        <text:list-item>
          <text:p text:style-name="P21">Invocamos unload_location() en lugar de load_location().</text:p>
        </text:list-item>
        <text:list-item>
          <text:p text:style-name="P21">El elemento de la colección que nos interesa es el ultimo y no el primero.</text:p>
        </text:list-item>
      </text:list>
      <text:p text:style-name="P2"/>
      <text:p text:style-name="P2">Es decir:</text:p>
      <text:p text:style-name="P2"/>
      <text:p text:style-name="P93"><text:span text:style-name="T35">Establish</text:span><text:span text:style-name="T25"> context = () =&gt;</text:span></text:p>
      <text:p text:style-name="P71">{</text:p>
      <text:p text:style-name="P94"><text:span text:style-name="T19"><text:s text:c="4"/>the_final_arrival_unload_location = an&lt;</text:span><text:span text:style-name="T33">ILocation</text:span><text:span text:style-name="T19">&gt;();</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last_leg);</text:p>
      <text:p text:style-name="P71"/>
      <text:p text:style-name="P71"><text:s text:c="4"/>the_last_leg</text:p>
      <text:p text:style-name="P71"><text:s text:c="7"/>.Stub(x =&gt; x.unload_location())</text:p>
      <text:p text:style-name="P71"><text:s text:c="7"/>.Return(the_final_arrival_unload_location);</text:p>
      <text:p text:style-name="P71"/>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71"/>
      <text:p text:style-name="P94"><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9">static</text:span><text:span text:style-name="T19"> </text:span><text:span text:style-name="T33">ILeg</text:span><text:span text:style-name="T19"> the_first_leg;</text:span></text:p>
      <text:p text:style-name="P2"/>
      <text:p text:style-name="P63"><text:span text:style-name="T2">Los dos primeros bloques son exactamente iguales a los de la BDD_Spec anterior, con la </text:span><text:soft-page-break/><text:span text:style-name="T2">salvedad de que para aclarar nuestra intención, ahora contamos con "the_final_arrival_collection" y antes con "the_initial_departure_load_location". Pero la diferencia es exclusivamente una cuestión de nombrado del campo (field), ya que podíamos haber escogido haber nombrado a ambos "the_location", por poner un ejemplo. Sin embargo consideramos que la "especialización" en el nombrado es algo positivo desde el punto de vista de la legibilidad. Nada mejor que un ejemplo. Considérese:</text:span></text:p>
      <text:p text:style-name="P2"/>
      <text:p text:style-name="P74">.Return(the_initial_departure_load_location);</text:p>
      <text:p text:style-name="P74">.Return(the_final_arrival_unload_location);</text:p>
      <text:p text:style-name="P2"/>
      <text:p text:style-name="P2">frente a:</text:p>
      <text:p text:style-name="P2"/>
      <text:p text:style-name="P74">.Return(the_location);</text:p>
      <text:p text:style-name="P74">.Return(the_location);</text:p>
      <text:p text:style-name="P2"/>
      <text:p text:style-name="P2">En el primer caso deberíamos tener claro cual de los dos ".Return()" van con que BDD_Spec. En el segundo caso, esa consideración deja de tener sentido, ya que es imposible saberlo.</text:p>
      <text:p text:style-name="P2"/>
      <text:p text:style-name="P2">En cuanto al tercer bloque, es similar en la intención, solo que ahora necesitamos definir comportamiento en el ultimo elemento de la colección y no en el primero.</text:p>
      <text:p text:style-name="P2"/>
      <text:p text:style-name="P2">Por ultimo, el cuarto bloque es el mismo.</text:p>
      <text:p text:style-name="P2"><text:s/></text:p>
      <text:p text:style-name="P2">EL aspecto final de nuestra BDD_Spec seria:</text:p>
      <text:p text:style-name="P2"/>
      <text:p text:style-name="P70"><text:span text:style-name="T17">public</text:span><text:span text:style-name="T57"> </text:span><text:span text:style-name="T17">class</text:span><text:span text:style-name="T57"> </text:span><text:span text:style-name="T42">when_asked_for_the_final_arrival_unload_location_with_a_non_empty_leg_collection</text:span><text:span text:style-name="T57"> : </text:span></text:p>
      <text:p text:style-name="P98">concern_for_itinerary</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final_arrival_unload_location = an&lt;</text:span><text:span text:style-name="T33">ILocation</text:span><text:span text:style-name="T19">&gt;();</text:span></text:p>
      <text:p text:style-name="P71"/>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71"><text:s text:c="8"/>the_last_leg</text:p>
      <text:p text:style-name="P71"><text:s text:c="11"/>.Stub(x =&gt; x.unload_location())</text:p>
      <text:p text:style-name="P71"><text:s text:c="11"/>.Return(the_final_arrival_unload_location);</text:p>
      <text:p text:style-name="P71"/>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final_arrival_location();</text:span></text:p>
      <text:p text:style-name="P71"/>
      <text:p text:style-name="P94"><text:span text:style-name="T19"><text:s text:c="4"/></text:span><text:span text:style-name="T33">It</text:span><text:span text:style-name="T19"> should_leverage_the_last_leg_unload_location = () =&gt;</text:span></text:p>
      <text:p text:style-name="P71"><text:s text:c="7"/>the_last_leg.received(x =&gt; x.unload_location());</text:p>
      <text:p text:style-name="P71"/>
      <text:p text:style-name="P94"><text:span text:style-name="T19"><text:s text:c="4"/></text:span><text:span text:style-name="T33">It</text:span><text:span text:style-name="T19"> should_return_the_legs_collection_last_element_unload_location = () =&gt; </text:span></text:p>
      <text:p text:style-name="P71"><text:s text:c="7"/>result.ShouldEqual(the_final_arrival_unload_location);</text:p>
      <text:p text:style-name="P71"/>
      <text:p text:style-name="P94"><text:span text:style-name="T9"><text:s text:c="4"/>static</text:span><text:span text:style-name="T19"> </text:span><text:span text:style-name="T33">ILocation</text:span><text:span text:style-name="T19"> result; <text:s text:c="3"/></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 <text:s text:c="3"/></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Location</text:span><text:span text:style-name="T19"> the_final_arrival_unload_location; <text:s text:c="3"/></text:span></text:p>
      <text:p text:style-name="P71">}</text:p>
      <text:p text:style-name="P2"/>
      <text:p text:style-name="P2"><text:soft-page-break/>El siguiente paso es hacer fallar nuestra BDD_Spec de forma significativa. Por lo tanto invertimos el sentido de las aserciones, pasando de:</text:p>
      <text:p text:style-name="P2"/>
      <text:p text:style-name="P77"><text:span text:style-name="T32">It</text:span><text:span text:style-name="T54"> should_leverage_the_last_leg_unload_location = () =&gt;</text:span></text:p>
      <text:p text:style-name="P71"><text:s text:c="3"/>the_last_leg.received(x =&gt; x.unload_location());</text:p>
      <text:p text:style-name="P71"/>
      <text:p text:style-name="P94"><text:span text:style-name="T33">It</text:span><text:span text:style-name="T19"> should_return_the_legs_collection_last_element_unload_location = () =&gt; </text:span></text:p>
      <text:p text:style-name="P71"><text:s text:c="3"/>result.ShouldEqual(the_final_arrival_unload_location);</text:p>
      <text:p text:style-name="P2"/>
      <text:p text:style-name="P2">a lo contrario (la cursiva es nuestra):</text:p>
      <text:p text:style-name="P2"/>
      <text:p text:style-name="P77"><text:span text:style-name="T32">It</text:span><text:span text:style-name="T54"> should_leverage_the_last_leg_unload_location = () =&gt;</text:span></text:p>
      <text:p text:style-name="P71"><text:s text:c="3"/>the_last_leg.<text:span text:style-name="T7">never</text:span>_received(x =&gt; x.unload_location());</text:p>
      <text:p text:style-name="P71"/>
      <text:p text:style-name="P94"><text:span text:style-name="T33">It</text:span><text:span text:style-name="T19"> should_return_the_legs_collection_last_element_unload_location = () =&gt; </text:span></text:p>
      <text:p text:style-name="P99"><text:span text:style-name="T19"><text:s text:c="3"/>result.Should</text:span><text:span text:style-name="T22">Not</text:span><text:span text:style-name="T19">Equal(the_final_arrival_unload_location);</text:span></text:p>
      <text:p text:style-name="P2"/>
      <text:p text:style-name="P2">Ejecutamos esta versión "negada" de nuestra BDD_Spec buscando esos fallos:</text:p>
      <text:p text:style-name="P2"/>
      <text:p text:style-name="P83">------ Test started: Assembly: dddsample.specs.dll ------</text:p>
      <text:p text:style-name="P84"/>
      <text:p text:style-name="P84">when asked for the final arrival unload location with a non empty leg collection</text:p>
      <text:p text:style-name="P84">» should leverage the last leg unload location (FAIL)</text:p>
      <text:p text:style-name="P84">» should return the legs collection last element unload location (FAIL)</text:p>
      <text:p text:style-name="P84"/>
      <text:p text:style-name="P84">Test 'should leverage the last leg unload location' failed:</text:p>
      <text:p text:style-name="P84"><text:tab/>Rhino.Mocks.Exceptions.ExpectationViolationException: Expected that ILeg.unload_location(); would not be called, but it was found on the actual calls made on the mocked object.</text:p>
      <text:p text:style-name="P84"/>
      <text:p text:style-name="P84">(....)</text:p>
      <text:p text:style-name="P84"/>
      <text:p text:style-name="P84">Test 'should return the legs collection last element unload location' failed:</text:p>
      <text:p text:style-name="P84"><text:tab/>Machine.Specifications.SpecificationException: Should not equal ILocationProxy548705f5709d47debbe67c487a1e463e but does: </text:p>
      <text:p text:style-name="P84"/>
      <text:p text:style-name="P84">(....)</text:p>
      <text:p text:style-name="P84"/>
      <text:p text:style-name="P84">0 passed, 2 failed, 0 skipped, took 1,03 seconds (Machine.Specifications 0.3.0).</text:p>
      <text:p text:style-name="P2"/>
      <text:p text:style-name="P2">Que afortunadamente obtenemos.</text:p>
      <text:p text:style-name="P2"/>
      <text:p text:style-name="P2">Ahora ya estamos preparados para volver a cambiar nuestra BDD_Spec para que haga lo que se supone.</text:p>
      <text:p text:style-name="P2"/>
      <text:p text:style-name="P2">Ejecutamos:</text:p>
      <text:p text:style-name="P2"/>
      <text:p text:style-name="P83">------ Test started: Assembly: dddsample.specs.dll ------</text:p>
      <text:p text:style-name="P84"/>
      <text:p text:style-name="P84">when asked for the final arrival unload location with a non empty leg collection</text:p>
      <text:p text:style-name="P84">» should leverage the last leg unload location</text:p>
      <text:p text:style-name="P84">» should return the legs collection last element unload location</text:p>
      <text:p text:style-name="P84"/>
      <text:p text:style-name="P84"/>
      <text:p text:style-name="P84">2 passed, 0 failed, 0 skipped, took 0,80 seconds (Machine.Specifications 0.3.0).</text:p>
      <text:p text:style-name="P2"/>
      <text:p text:style-name="P2">Nuestro "Happy Day Scenario" funciona.</text:p>
      <text:p text:style-name="P2"/>
      <text:p text:style-name="P2">Sin embargo, tenemos pendiente una reflexión acerca de lastLeg().</text:p>
      <text:p text:style-name="P2"/>
      <text:p text:style-name="P2">Desde el punto de vista de final_arrival_location(), lastLeg() hace demasiado, y no en el sentido SRP, sino en el sentido de redundante.</text:p>
      <text:p text:style-name="P2"/>
      <text:p text:style-name="P2"><text:soft-page-break/>Para solucionarlo, hemos decidido tomar una decisión salomónica, que consiste en que desde final_arrival_location() vamos a invocar un nuevo método privado llamado the_last_leg() (en cursiva):</text:p>
      <text:p text:style-name="P2"/>
      <text:p text:style-name="P87"><text:span text:style-name="T9">public</text:span><text:span text:style-name="T19"> </text:span><text:span text:style-name="T33">ILocation</text:span><text:span text:style-name="T19"> final_arrival_location()</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38">LocationImplementationExample</text:span><text:span text:style-name="T19">.UNKNOWN;</text:span></text:p>
      <text:p text:style-name="P94"><text:span text:style-name="T19"><text:s text:c="4"/></text:span><text:span text:style-name="T9">return</text:span><text:span text:style-name="T19"> </text:span><text:span text:style-name="T22">the_last_leg</text:span><text:span text:style-name="T19">().unload_location();</text:span></text:p>
      <text:p text:style-name="P71">}</text:p>
      <text:p text:style-name="P2"/>
      <text:p text:style-name="P2">Que va a hacer exclusivamente lo que necesitamos, ni una linea mas:</text:p>
      <text:p text:style-name="P2"/>
      <text:p text:style-name="P87"><text:span text:style-name="T33">ILeg</text:span><text:span text:style-name="T19"> the_last_leg()</text:span></text:p>
      <text:p text:style-name="P71">{</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1">}</text:p>
      <text:p text:style-name="P2"/>
      <text:p text:style-name="P2">Si nos quedásemos aquí, estaríamos duplicando código ya que lastLeg(), también hace eso, ademas de esa comprobación que resulta redundante en nuestro contexto. Se nos plantean tres opciones:</text:p>
      <text:p text:style-name="P2"/>
      <text:list xml:id="list29475497" text:style-name="L20">
        <text:list-item>
          <text:p text:style-name="P22">Eliminar lastLeg() y sustituirla por the_last_leg().</text:p>
        </text:list-item>
        <text:list-item>
          <text:p text:style-name="P22">Relacionar lastLeg() con the_last_leg().</text:p>
        </text:list-item>
        <text:list-item>
          <text:p text:style-name="P22">No hacer nada y dejar las cosas como están</text:p>
        </text:list-item>
      </text:list>
      <text:p text:style-name="P2"/>
      <text:p text:style-name="P2">La primera opción es temeraria, ya que, hay mas llamadas a lastLeg(), ademas de la que se produce desde <text:s/>final_arrival_location(), y nos hemos analizado si esa comprobación hace falta cuando es llamado desde estos otros lugares. Descartado por el momento.</text:p>
      <text:p text:style-name="P2"/>
      <text:p text:style-name="P2">La tercera opción es mejor que la primera, ya que el riesgo de romper algo es nulo (en la primera el riesgo era muy alto). Sin embargo creemos que podemos hacerlo mejor.</text:p>
      <text:p text:style-name="P2"/>
      <text:p text:style-name="P2">La segunda opción es la escogida ya que, sabemos que no vamos a romper nada y ademas evitamos parcialmente la duplicación de código Y decimos parcialmente, porque tener dos métodos privados como the_last_leg() y lastLeg() dice muy poco de nuestro buen juicio como programadores/analistas/diseñadores. Sin embargo hay que recordar que estamos simulando el escenario "legacy code", así que, se supone que llegamos a esta decisión porque no nos queda mas remedio (nosotros no hemos escrito el código original), y en el fondo, no es mas que una decisión parcial, hasta que nos encontremos con los otros escenarios en los que lastLeg() es invocado cuando tomemos una decisión mas radical. Por lo tanto el ultimo cambio es este (en cursiva la parte que cambia):</text:p>
      <text:p text:style-name="P2"/>
      <text:p text:style-name="P93"><text:span text:style-name="T35">ILeg</text:span><text:span text:style-name="T25"> lastLeg()</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9">null</text:span><text:span text:style-name="T19">;</text:span></text:p>
      <text:p text:style-name="P94"><text:span text:style-name="T19"><text:s text:c="4"/></text:span><text:span text:style-name="T9">return</text:span><text:span text:style-name="T19"> </text:span><text:span text:style-name="T22">the_last_leg</text:span><text:span text:style-name="T19">();</text:span></text:p>
      <text:p text:style-name="P71">}</text:p>
      <text:p text:style-name="P2"/>
      <text:p text:style-name="P2">Muy importante, corremos todas las BDD_Specs del DDD_Value_Object Itinerary creadas hasta <text:s text:c="2"/>ahora para asegurarnos que no hemos roto nada y a continuación, podemos seguir con la BDD_Spec complementaria del "Happy Day Scenario".</text:p>
      <text:p text:style-name="P2"/>
      <text:p text:style-name="P2"><text:span text:style-name="T47">BDD_Spec Legacy Itinerary – When asked for the initial departure load location with an empty leg collection</text:span>:</text:p>
      <text:p text:style-name="P2"/>
      <text:p text:style-name="P2">Gracias a la experiencia ganada a través de la BDD_Spec "<text:span text:style-name="T7">When asked for the initial departure load location with an empty leg collection</text:span>", sabemos que en cuantoo intentemos pasarle al constructor unacolecciónnvacíaa, este responde con unaexcepción</text:p>
      <text:p text:style-name="P2"/>
      <text:p text:style-name="P2">De hecho si intentamos ejecutar la BDD_Spec:</text:p>
      <text:p text:style-name="P2"><text:soft-page-break/></text:p>
      <text:p text:style-name="P87"><text:span text:style-name="T9">public</text:span><text:span text:style-name="T19"> </text:span><text:span text:style-name="T9">class</text:span><text:span text:style-name="T19"> </text:span><text:span text:style-name="T38">when_asked_for_the_final_arrival_unload_location_with_an_empty_leg_collection</text:span><text:span text:style-name="T19"> : </text:span><text:span text:style-name="T38">concern_for_itinerary</text:span></text:p>
      <text:p text:style-name="P71"><text:s text:c="4"/>{</text:p>
      <text:p text:style-name="P94"><text:span text:style-name="T19"><text:s text:c="8"/></text:span><text:span text:style-name="T33">Establish</text:span><text:span text:style-name="T19"> context = () =&gt;</text:span></text:p>
      <text:p text:style-name="P71"><text:s text:c="8"/>{</text:p>
      <text:p text:style-name="P94"><text:span text:style-name="T19"><text:s text:c="12"/>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12"/>create_sut_using(() =&gt; </text:span><text:span text:style-name="T9">new</text:span><text:span text:style-name="T19"> </text:span><text:span text:style-name="T38">Itinerary</text:span><text:span text:style-name="T19">(the_collection_of_legs));</text:span></text:p>
      <text:p text:style-name="P71"><text:s text:c="8"/>};</text:p>
      <text:p text:style-name="P71"/>
      <text:p text:style-name="P94"><text:span text:style-name="T19"><text:s text:c="8"/></text:span><text:span text:style-name="T33">Because</text:span><text:span text:style-name="T19"> of = () =&gt; result = sut.final_arrival_location();</text:span></text:p>
      <text:p text:style-name="P71"/>
      <text:p text:style-name="P94"><text:span text:style-name="T19"><text:s text:c="8"/></text:span><text:span text:style-name="T33">It</text:span><text:span text:style-name="T19"> should_return_a_location_UNKNWON =</text:span></text:p>
      <text:p text:style-name="P94"><text:span text:style-name="T19"><text:s text:c="12"/>() =&gt; result.ShouldEqual(</text:span><text:span text:style-name="T38">LocationImplementationExample</text:span><text:span text:style-name="T19">.UNKNOWN);</text:span></text:p>
      <text:p text:style-name="P71"/>
      <text:p text:style-name="P94"><text:span text:style-name="T19"><text:s text:c="8"/></text:span><text:span text:style-name="T9">static</text:span><text:span text:style-name="T19"> </text:span><text:span text:style-name="T33">ILocation</text:span><text:span text:style-name="T19"> result;</text:span></text:p>
      <text:p text:style-name="P94"><text:span text:style-name="T19"><text:s text:c="8"/></text:span><text:span text:style-name="T9">static</text:span><text:span text:style-name="T19"> </text:span><text:span text:style-name="T33">IList</text:span><text:span text:style-name="T19">&lt;</text:span><text:span text:style-name="T33">ILeg</text:span><text:span text:style-name="T19">&gt; the_collection_of_legs;</text:span></text:p>
      <text:p text:style-name="P71"><text:s text:c="4"/>}</text:p>
      <text:p text:style-name="P2"/>
      <text:p text:style-name="P2">Que es la que correspondería a este escenario:</text:p>
      <text:p text:style-name="P2"/>
      <text:p text:style-name="P80">When asked for the final arrival unload location with an empty leg collection</text:p>
      <text:p text:style-name="P84">» It should return a location UNKNWON.</text:p>
      <text:p text:style-name="P2"/>
      <text:p text:style-name="P2">Obtenemos el ya conocido:</text:p>
      <text:p text:style-name="P2"/>
      <text:p text:style-name="P80">Exception has been thrown by the target of an invocation. ---&gt; </text:p>
      <text:p text:style-name="P83"><text:span text:style-name="T57">System.ArgumentNullException: The list of legs cannot be empty. </text:span>Parameter name: legs</text:p>
      <text:p text:style-name="P2"/>
      <text:p text:style-name="P2">Por lo tanto, no vamos a gastar nuestro tiempo y energía en algo que ya sabemos, es redundante.</text:p>
      <text:p text:style-name="P2"/>
      <text:p text:style-name="P2">Tomaremos una decisión similar a la que tomamos en la BDD_Spec "<text:span text:style-name="T7">When asked for the initial departure load location with an empty leg collection</text:span>". Limpiar el código de comprobaciones innecesarias. Por lo tanto nuestro método final_arrival_location() pasaría de:</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final arrival location.</text:span><text:span text:style-name="T9">&lt;/returns&gt;</text:span></text:p>
      <text:p text:style-name="P94"><text:span text:style-name="T9">public</text:span><text:span text:style-name="T19"> </text:span><text:span text:style-name="T33">ILocation</text:span><text:span text:style-name="T19"> final_arrival_location()</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38">LocationImplementationExample</text:span><text:span text:style-name="T19">.UNKNOWN;</text:span></text:p>
      <text:p text:style-name="P94"><text:span text:style-name="T19"><text:s text:c="4"/></text:span><text:span text:style-name="T9">return</text:span><text:span text:style-name="T19"> the_last_leg().unload_location();</text:span></text:p>
      <text:p text:style-name="P71">}</text:p>
      <text:p text:style-name="P71"/>
      <text:p text:style-name="P94"><text:span text:style-name="T33">ILeg</text:span><text:span text:style-name="T19"> the_last_leg()</text:span></text:p>
      <text:p text:style-name="P71">{</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1">}</text:p>
      <text:p text:style-name="P2"/>
      <text:p text:style-name="P2">A esto otro:</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final arrival location.</text:span><text:span text:style-name="T9">&lt;/returns&gt;</text:span></text:p>
      <text:p text:style-name="P94"><text:span text:style-name="T9">public</text:span><text:span text:style-name="T19"> </text:span><text:span text:style-name="T33">ILocation</text:span><text:span text:style-name="T19"> final_arrival_location()</text:span></text:p>
      <text:p text:style-name="P71">{</text:p>
      <text:p text:style-name="P94"><text:soft-page-break/><text:span text:style-name="T19"><text:s text:c="3"/></text:span><text:span text:style-name="T9">return</text:span><text:span text:style-name="T19"> the_last_leg().unload_location();</text:span></text:p>
      <text:p text:style-name="P71">}</text:p>
      <text:p text:style-name="P71"/>
      <text:p text:style-name="P94"><text:span text:style-name="T33">ILeg</text:span><text:span text:style-name="T19"> the_last_leg()</text:span></text:p>
      <text:p text:style-name="P71">{</text:p>
      <text:p text:style-name="P94"><text:span text:style-name="T19"><text:s text:c="3"/></text:span><text:span text:style-name="T9">return</text:span><text:span text:style-name="T19"> underlying_leg_collection[underlying_leg_collection.Count - </text:span><text:span text:style-name="T33">1</text:span><text:span text:style-name="T19">];</text:span></text:p>
      <text:p text:style-name="P71">}</text:p>
      <text:p text:style-name="P2"/>
      <text:p text:style-name="P2">De nuevo, hemos limpiado el "legacy code" y ademas:</text:p>
      <text:p text:style-name="P2"/>
      <text:list xml:id="list29488173" text:style-name="L21">
        <text:list-item>
          <text:p text:style-name="P23">Hemos conseguido una mayor claridad</text:p>
        </text:list-item>
        <text:list-item>
          <text:p text:style-name="P23">Hemos evitado ambigüedad, puesto que si alguien lee una comprobación como la que hemos eliminado, automáticamente asume que ese escenario es viable (cuando hemos demostrado que no lo es).</text:p>
        </text:list-item>
        <text:list-item>
          <text:p text:style-name="P23">Hemos ganado conocimiento sobre el sistema, de que otra forma sino hubiésemos podido depurarlo.</text:p>
        </text:list-item>
      </text:list>
      <text:p text:style-name="P2"/>
      <text:p text:style-name="P2">Recordar, por ultimo, que debemos volver a correr las BDD_Specs, tras un cambio como este.</text:p>
      <text:p text:style-name="P2"/>
      <text:p text:style-name="P2"><text:span text:style-name="T47">BDD_Spec Legacy Itinerary – When asked for the final arrival unload location – Consideraciones Finales (y 1)</text:span>:</text:p>
      <text:p text:style-name="P2"/>
      <text:p text:style-name="P2">Creemos haber descubierto una pequeña incongruencia en el nombre de nuestros dos métodos:</text:p>
      <text:p text:style-name="P2"/>
      <text:list xml:id="list29474207" text:style-name="L22">
        <text:list-item>
          <text:p text:style-name="P24">initial_departure_location()</text:p>
        </text:list-item>
        <text:list-item>
          <text:p text:style-name="P24">final_arrival_location()</text:p>
        </text:list-item>
      </text:list>
      <text:p text:style-name="P2"/>
      <text:p text:style-name="P2">Y es que fijémonos en como definimos esa ILocation que devuelven ambos en nuestras BDD_Specs:</text:p>
      <text:p text:style-name="P2"/>
      <text:list xml:id="list29499981" text:style-name="L23">
        <text:list-item>
          <text:p text:style-name="P25">the_initial_departure_load_location()</text:p>
        </text:list-item>
        <text:list-item>
          <text:p text:style-name="P25">the_final_arrival_unload_location()</text:p>
        </text:list-item>
      </text:list>
      <text:p text:style-name="P2"/>
      <text:p text:style-name="P2">Creemos, por tanto, que podríamos ser as claros con respecto a definir al intención de nuestros dos métodos, si usamos:</text:p>
      <text:p text:style-name="P2"/>
      <text:list xml:id="list29483117" text:style-name="L24">
        <text:list-item>
          <text:p text:style-name="P26">initial_departure_load_location()</text:p>
        </text:list-item>
        <text:list-item>
          <text:p text:style-name="P26">final_arrival_unload_location().</text:p>
        </text:list-item>
      </text:list>
      <text:p text:style-name="P2"/>
      <text:p text:style-name="P2">Para proceder con esta refactorización, usaremos la opción "Rename" de ReSharper, evitando dejarnos ninguna referencia al método antiguo.</text:p>
      <text:p text:style-name="P2"/>
      <text:p text:style-name="P2">Estas serán las signaturas de los nuevos métodos, en el contexto de su interfaz:</text:p>
      <text:p text:style-name="P2"/>
      <text:p text:style-name="P93"><text:span text:style-name="T13">public</text:span><text:span text:style-name="T25"> </text:span><text:span text:style-name="T13">interface</text:span><text:span text:style-name="T25"> </text:span><text:span text:style-name="T35">IItinerary</text:span><text:span text:style-name="T25"> : </text:span><text:span text:style-name="T35">IValueObject</text:span><text:span text:style-name="T25">&lt;</text:span><text:span text:style-name="T35">IItinerary</text:span><text:span text:style-name="T25">&gt;</text:span></text:p>
      <text:p text:style-name="P71">{</text:p>
      <text:p text:style-name="P94"><text:span text:style-name="T19"><text:s text:c="4"/></text:span><text:span text:style-name="T33">ILocation</text:span><text:span text:style-name="T19"> initial_departure_load_location();</text:span></text:p>
      <text:p text:style-name="P94"><text:span text:style-name="T19"><text:s text:c="4"/></text:span><text:span text:style-name="T33">ILocation</text:span><text:span text:style-name="T19"> final_arrival_unload_location();</text:span></text:p>
      <text:p text:style-name="P94"><text:span text:style-name="T19"><text:s text:c="4"/></text:span><text:span text:style-name="T33">IDate</text:span><text:span text:style-name="T19"> final_arrival_date();</text:span></text:p>
      <text:p text:style-name="P94"><text:span text:style-name="T19"><text:s text:c="4"/></text:span><text:span text:style-name="T33">IList</text:span><text:span text:style-name="T19">&lt;</text:span><text:span text:style-name="T33">ILeg</text:span><text:span text:style-name="T19">&gt; legs();</text:span></text:p>
      <text:p text:style-name="P94"><text:span text:style-name="T19"><text:s text:c="4"/></text:span><text:span text:style-name="T9">int</text:span><text:span text:style-name="T19"> GetHashCode();</text:span></text:p>
      <text:p text:style-name="P71">}</text:p>
      <text:p text:style-name="P2"/>
      <text:p text:style-name="P2">Parece que ganamos en expresividad, al incluir los conceptos "load/unload" que deberían formar parte del DDD_Ubiquitous_Language.</text:p>
      <text:p text:style-name="P2"/>
      <text:p text:style-name="P2">Una advertencia final. Es necesario volver a ejecutar las BDD_Specs, para comprobar que todo sigue bien.</text:p>
      <text:p text:style-name="P2"/>
      <text:p text:style-name="P2"><text:span text:style-name="T47">BDD_Spec Legacy Itinerary – When asked for the final arrival unload location – </text:span><text:soft-page-break/><text:span text:style-name="T47">Consideraciones Finales (y 2)</text:span>:</text:p>
      <text:p text:style-name="P2"/>
      <text:p text:style-name="P2">TO_DO: Comentar aquí como ha desparecido toda referencia a Location.UNKNOWN y como ya no necesitamos ese código</text:p>
      <text:p text:style-name="P2"/>
      <text:p text:style-name="P2"><text:span text:style-name="T47">BDD_Spec Legacy Itinerary – When asked for the final arrival date</text:span>:</text:p>
      <text:p text:style-name="P2"/>
      <text:p text:style-name="P2">El código que pretendemos testar directamente es este:</text:p>
      <text:p text:style-name="P2"/>
      <text:p text:style-name="P87"><text:span text:style-name="T9">///</text:span><text:span text:style-name="T50"> </text:span><text:span text:style-name="T9">&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Date when cargo arrives at final destination.</text:span><text:span text:style-name="T9">&lt;/returns&gt;</text:span></text:p>
      <text:p text:style-name="P94"><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33">ILeg</text:span><text:span text:style-name="T19"> lastLeg = </text:span><text:span text:style-name="T9">this</text:span><text:span text:style-name="T19">.lastLeg();</text:span></text:p>
      <text:p text:style-name="P71"/>
      <text:p text:style-name="P94"><text:span text:style-name="T19"><text:s text:c="4"/></text:span><text:span text:style-name="T9">if</text:span><text:span text:style-name="T19"> (lastLeg == </text:span><text:span text:style-name="T9">null</text:span><text:span text:style-name="T19">)</text:span></text:p>
      <text:p text:style-name="P94"><text:span text:style-name="T19"><text:s text:c="16"/></text:span><text:span text:style-name="T9">return</text:span><text:span text:style-name="T19"> END_OF_DAYS;</text:span></text:p>
      <text:p text:style-name="P94"><text:span text:style-name="T19"><text:s text:c="4"/></text:span><text:span text:style-name="T9">return</text:span><text:span text:style-name="T19"> lastLeg.unload_time();</text:span></text:p>
      <text:p text:style-name="P71">}</text:p>
      <text:p text:style-name="P2"/>
      <text:p text:style-name="P2">Y decimos directamente porque nos encontramos con otro escenario que invoca lastLeg(), con las posibles connotaciones en cuanto a la redundancia de las comprobaciones. Recordemos que el método lastLeg() ya ha sido ligeramente modificado en la BDD_Spec anterior:</text:p>
      <text:p text:style-name="P2"/>
      <text:p text:style-name="P87"><text:span text:style-name="T33">ILeg</text:span><text:span text:style-name="T19"> lastLeg()</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9">null</text:span><text:span text:style-name="T19">;</text:span></text:p>
      <text:p text:style-name="P94"><text:span text:style-name="T19"><text:s text:c="4"/></text:span><text:span text:style-name="T9">return</text:span><text:span text:style-name="T19"> the_last_leg();</text:span></text:p>
      <text:p text:style-name="P71">}</text:p>
      <text:p text:style-name="P2"/>
      <text:p text:style-name="P2">y que a su vez llama a nuestro:</text:p>
      <text:p text:style-name="P2"/>
      <text:p text:style-name="P87"><text:span text:style-name="T33">ILeg</text:span><text:span text:style-name="T19"> the_last_leg()</text:span></text:p>
      <text:p text:style-name="P71">{</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1">}</text:p>
      <text:p text:style-name="P2"/>
      <text:p text:style-name="P2">Vamos a hacer una serie de consideraciones previas basadas en un análisis del código:</text:p>
      <text:p text:style-name="P2"/>
      <text:list xml:id="list29496320" text:style-name="L25">
        <text:list-item>
          <text:p text:style-name="P27">La primera comprobación que se va a producir, va a ser la de lastLeg(), y por las BDD_Specs de los dos escenarios anteriores, sabemos que es un escenario imposible, así que, muy probablemente acabemos usando nuestro the_last_leg().</text:p>
        </text:list-item>
        <text:list-item>
          <text:p text:style-name="P27">La siguiente comprobación se produce en final_arrival_date() directamente, y esta si que parece tener sentido, ya que comprueba que esa ILeg (en concreto, la ultima) no sea nula. Esto debería hacer saltar todas las alarmas, ya que plantea un escenario (la ultima ILeg de la colección)</text:p>
        </text:list-item>
        <text:list-item>
          <text:p text:style-name="P27">Si todo va bien (candidato a "Happy Day Scenario", por tanto), devuelve lo que le pedimos.</text:p>
        </text:list-item>
      </text:list>
      <text:p text:style-name="P2"/>
      <text:p text:style-name="P2">La segunda comprobación, debería hacer saltar todas las alarmas, ya que plantea el siguiente escenario como un escenario posible:</text:p>
      <text:p text:style-name="P2"/>
      <text:p text:style-name="P2">"<text:span text:style-name="T7">En la colección de ILegs que usamos para construir el Itinerary, podría darse el caso de que la ultima ILeg fuese nula</text:span>"</text:p>
      <text:p text:style-name="P2"/>
      <text:p text:style-name="P2">Y lo verdaderamente grave es que ese escenario seria posible también en la anterior BDD_Spec "<text:span text:style-name="T7">When asked for the final arrival unload location</text:span>" y el "legacy code" no contenía ninguna comprobación para manejar este supuesto (de ahí lo de las alarmas).</text:p>
      <text:p text:style-name="P2"><text:soft-page-break/></text:p>
      <text:p text:style-name="P2">Por lo tanto, o el "legacy code" estaba muy mal escrito (y peor analizado/diseñado), o bien, hay algo que no estamos entendiendo correctamente.</text:p>
      <text:p text:style-name="P2"/>
      <text:p text:style-name="P2">Vamos a intentar seguir el flujo de ejecución, para hacernos una idea de como podemos llegar a ese escenario.</text:p>
      <text:p text:style-name="P2"/>
      <text:p text:style-name="P2">Cuando invocamos lastLeg(), siempre y cuando la colección de ILegs no este vacía, (el que estuviese vacía es un escenario que ya hemos demostrado, dos veces, como imposible), iremos por:</text:p>
      <text:p text:style-name="P2"/>
      <text:p text:style-name="P88"><text:span text:style-name="T9">return</text:span><text:span text:style-name="T19"> the_last_leg();</text:span></text:p>
      <text:p text:style-name="P2"/>
      <text:p text:style-name="P2">Que a su vez invoca:</text:p>
      <text:p text:style-name="P2"/>
      <text:p text:style-name="P94"><text:span text:style-name="T9">return</text:span><text:span text:style-name="T19"> underlying_leg_collection[underlying_leg_collection.Count - </text:span><text:span text:style-name="T33">1</text:span><text:span text:style-name="T19">];</text:span></text:p>
      <text:p text:style-name="P2"/>
      <text:p text:style-name="P2">De forma que, en realidad lo que estaríamos haciendo seria:</text:p>
      <text:p text:style-name="P2"/>
      <text:p text:style-name="P88"><text:span text:style-name="T33">ILeg</text:span><text:span text:style-name="T19"> lastLeg = underlying_leg_collection[underlying_leg_collection.Count - </text:span><text:span text:style-name="T33">1</text:span><text:span text:style-name="T19">];</text:span></text:p>
      <text:p text:style-name="P2"/>
      <text:p text:style-name="P2">En principio, y sin analizar concienzudamente la situación, da la impresión de que eso es incompatible con que sea nulo.</text:p>
      <text:p text:style-name="P2"/>
      <text:p text:style-name="P2">El otro escenario posible seria, que al invocar lastLeg(), ejecutásemos:</text:p>
      <text:p text:style-name="P2"/>
      <text:p text:style-name="P94"><text:span text:style-name="T9">if</text:span><text:span text:style-name="T19"> (underlying_leg_collection.Count == </text:span><text:span text:style-name="T33">0</text:span><text:span text:style-name="T19">)</text:span></text:p>
      <text:p text:style-name="P88"><text:span text:style-name="T19"><text:s text:c="3"/></text:span><text:span text:style-name="T9">return</text:span><text:span text:style-name="T19"> </text:span><text:span text:style-name="T9">null</text:span><text:span text:style-name="T19">;</text:span></text:p>
      <text:p text:style-name="P2"/>
      <text:p text:style-name="P2">Que sabemos positivamente que es imposible, ya que una colección de ILegs vacía produciría una excepción en la construcción de Itinerary. Pero sigamos con el razonamiento, que quizás tengamos algo aquí</text:p>
      <text:p text:style-name="P2"/>
      <text:p text:style-name="P2">Por lo tanto iríamos a:</text:p>
      <text:p text:style-name="P2"/>
      <text:p text:style-name="P88"><text:span text:style-name="T33">ILeg</text:span><text:span text:style-name="T19"> lastLeg = </text:span><text:span text:style-name="T9">null</text:span><text:span text:style-name="T19">;</text:span></text:p>
      <text:p text:style-name="P2"/>
      <text:p text:style-name="P2">que si produciría el escenario en el cual:</text:p>
      <text:p text:style-name="P2"/>
      <text:p text:style-name="P94"><text:span text:style-name="T9">if</text:span><text:span text:style-name="T19"> (lastLeg == </text:span><text:span text:style-name="T9">null</text:span><text:span text:style-name="T19">)</text:span></text:p>
      <text:p text:style-name="P88"><text:span text:style-name="T19"><text:s text:c="3"/></text:span><text:span text:style-name="T9">return</text:span><text:span text:style-name="T19"> END_OF_DAYS;</text:span></text:p>
      <text:p text:style-name="P2"/>
      <text:p text:style-name="P2">Pero que sabemos que es imposible ya que antes hubiese saltado un excepción en el constructor.</text:p>
      <text:p text:style-name="P2"/>
      <text:p text:style-name="P2">Toda esta discusión, tiene un objetivo doble. Por un lado, analizar el código y lo que representa, y por otro, concienciarnos del daño que supone tener comprobaciones de escenarios imposibles.</text:p>
      <text:p text:style-name="P2"/>
      <text:p text:style-name="P2">TO_DO: Conciencia??? Concinzia?? </text:p>
      <text:p text:style-name="P2"/>
      <text:p text:style-name="P2">Por el momento vamos a dejar esto aparcado, ya que el "Happy Day Scenario" esta bastante claro, y es el que pretendemos probar antes de nada.</text:p>
      <text:p text:style-name="P2"/>
      <text:p text:style-name="P2">Así que tendríamos, al menos, tres ramas:</text:p>
      <text:p text:style-name="P2"/>
      <text:list xml:id="list29480995" text:style-name="L26">
        <text:list-item>
          <text:p text:style-name="P28">RAMA 1: Si la colección esta vacía</text:p>
        </text:list-item>
        <text:list-item>
          <text:p text:style-name="P28">RAMA 2: Si la colección no esta vacía y el ultimo elemento es nulo.</text:p>
        </text:list-item>
        <text:list-item>
          <text:p text:style-name="P28">RAMA 3: Si la colección no esta vacía y el ultimo elemento no es nulo.</text:p>
        </text:list-item>
      </text:list>
      <text:p text:style-name="P2"/>
      <text:p text:style-name="P2">La RAMA 3 representa el "Happy Day Scenario".</text:p>
      <text:p text:style-name="P2"/>
      <text:p text:style-name="P2"><text:soft-page-break/>Ya sabemos por donde empezar.</text:p>
      <text:p text:style-name="P2"/>
      <text:p text:style-name="P2"><text:span text:style-name="T47">BDD_Spec Legacy Itinerary – When asked for the final arrival date with a non empty leg collection and a not null last element</text:span>:</text:p>
      <text:p text:style-name="P2"/>
      <text:p text:style-name="P2">Con esta BDD_Spec vamos a comprobar lo siguiente:</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3"/></text:span><text:span text:style-name="T33">ILeg</text:span><text:span text:style-name="T19"> lastLeg = </text:span><text:span text:style-name="T9">this</text:span><text:span text:style-name="T19">.lastLeg();</text:span></text:p>
      <text:p text:style-name="P71"/>
      <text:p text:style-name="P94"><text:span text:style-name="T19"><text:s text:c="3"/></text:span><text:span text:style-name="T9">return</text:span><text:span text:style-name="T19"> lastLeg.unload_time();</text:span></text:p>
      <text:p text:style-name="P71">}</text:p>
      <text:p text:style-name="P2"/>
      <text:p text:style-name="P2">Como siempre, empezamos por las aserciones vía bloques IT (Assert):</text:p>
      <text:p text:style-name="P2"/>
      <text:p text:style-name="P87"><text:span text:style-name="T9">public</text:span><text:span text:style-name="T19"> </text:span><text:span text:style-name="T9">class</text:span><text:span text:style-name="T19"> </text:span><text:span text:style-name="T38">when_asked_for_the_final_arrival_date_with_a_non_empty_leg_collection_and_a_not_null_last_leg</text:span><text:span text:style-name="T19"> : </text:span><text:span text:style-name="T38">concern_for_itinerary</text:span></text:p>
      <text:p text:style-name="P71">{</text:p>
      <text:p text:style-name="P94"><text:span text:style-name="T19"><text:s text:c="4"/></text:span><text:span text:style-name="T33">It</text:span><text:span text:style-name="T19"> should_leverage_the_last_leg_unload_time = () =&gt;</text:span></text:p>
      <text:p text:style-name="P71"><text:s text:c="7"/>the_last_leg.received(x =&gt; x.unload_time());</text:p>
      <text:p text:style-name="P71"/>
      <text:p text:style-name="P94"><text:span text:style-name="T19"><text:s text:c="4"/></text:span><text:span text:style-name="T33">It</text:span><text:span text:style-name="T19"> should_return_the_legs_collection_last_element_unload_date = () =&gt; </text:span></text:p>
      <text:p text:style-name="P71"><text:s text:c="7"/>result.ShouldEqual(the_final_arrival_date);</text:p>
      <text:p text:style-name="P71"><text:s text:c="8"/></text:p>
      <text:p text:style-name="P94"><text:span text:style-name="T19"><text:s text:c="4"/></text:span><text:span text:style-name="T9">static</text:span><text:span text:style-name="T19"> </text:span><text:span text:style-name="T33">IDate</text:span><text:span text:style-name="T19"> result;</text:span></text:p>
      <text:p text:style-name="P94"><text:span text:style-name="T19"><text:s text:c="4"/></text:span><text:span text:style-name="T9">static</text:span><text:span text:style-name="T19"> </text:span><text:span text:style-name="T33">IDate</text:span><text:span text:style-name="T19"> the_final_arrival_date;</text:span></text:p>
      <text:p text:style-name="P94"><text:span text:style-name="T19"><text:s text:c="4"/></text:span><text:span text:style-name="T9">static</text:span><text:span text:style-name="T19"> </text:span><text:span text:style-name="T33">ILeg</text:span><text:span text:style-name="T19"> the_last_leg;</text:span></text:p>
      <text:p text:style-name="P71">}</text:p>
      <text:p text:style-name="P2"/>
      <text:p text:style-name="P2">Seguimos con el SUT (Act):</text:p>
      <text:p text:style-name="P2"/>
      <text:p text:style-name="P87"><text:span text:style-name="T33">Because</text:span><text:span text:style-name="T19"> of = () =&gt; result = sut.final_arrival_date();</text:span></text:p>
      <text:p text:style-name="P2"/>
      <text:p text:style-name="P2">Y finalmente con la primera de las tres AAA (Arrange):</text:p>
      <text:p text:style-name="P2"/>
      <text:p text:style-name="P87"><text:span text:style-name="T33">Establish</text:span><text:span text:style-name="T19"> context = () =&gt;</text:span></text:p>
      <text:p text:style-name="P71">{</text:p>
      <text:p text:style-name="P94"><text:span text:style-name="T19"><text:s text:c="4"/>the_final_arrival_date = an&lt;</text:span><text:span text:style-name="T33">IDate</text:span><text:span text:style-name="T19">&gt;();</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last_leg);</text:p>
      <text:p text:style-name="P71"/>
      <text:p text:style-name="P71"><text:s text:c="4"/>the_last_leg</text:p>
      <text:p text:style-name="P71"><text:s text:c="7"/>.Stub(x =&gt; x.unload_time())</text:p>
      <text:p text:style-name="P71"><text:s text:c="7"/>.Return(the_final_arrival_date);</text:p>
      <text:p text:style-name="P71"/>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71"/>
      <text:p text:style-name="P94"><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9">static</text:span><text:span text:style-name="T19"> </text:span><text:span text:style-name="T33">ILeg</text:span><text:span text:style-name="T19"> the_first_leg;</text:span></text:p>
      <text:p text:style-name="P2"/>
      <text:p text:style-name="P2">Que pese a su relativa complejidad, debería resultarte conocido.</text:p>
      <text:p text:style-name="P2"/>
      <text:p text:style-name="P2">Ahora podemos definir formalmente la BDD_Spec, como:</text:p>
      <text:p text:style-name="P2"/>
      <text:p text:style-name="P80">When asked for the final arrival date with a non empty leg collection and a not null last <text:soft-page-break/>leg</text:p>
      <text:p text:style-name="P84">» It should leverage the last leg unload time.</text:p>
      <text:p text:style-name="P84">» It should return the legs collection last element unload date.</text:p>
      <text:p text:style-name="P2"/>
      <text:p text:style-name="P2">Que en código seria:</text:p>
      <text:p text:style-name="P2"/>
      <text:p text:style-name="P87"><text:span text:style-name="T9">public</text:span><text:span text:style-name="T19"> </text:span><text:span text:style-name="T9">class</text:span><text:span text:style-name="T19"> </text:span><text:span text:style-name="T38">when_asked_for_the_final_arrival_date_with_a_non_empty_leg_collection_and_a_not_null_last_leg</text:span><text:span text:style-name="T19"> : </text:span><text:span text:style-name="T38">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final_arrival_date = an&lt;</text:span><text:span text:style-name="T33">IDate</text:span><text:span text:style-name="T19">&gt;();</text:span></text:p>
      <text:p text:style-name="P71"/>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71"><text:s text:c="8"/>the_last_leg</text:p>
      <text:p text:style-name="P71"><text:s text:c="11"/>.Stub(x =&gt; x.unload_time())</text:p>
      <text:p text:style-name="P71"><text:s text:c="11"/>.Return(the_final_arrival_date);</text:p>
      <text:p text:style-name="P71"/>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final_arrival_date();</text:span></text:p>
      <text:p text:style-name="P71"/>
      <text:p text:style-name="P94"><text:span text:style-name="T19"><text:s text:c="4"/></text:span><text:span text:style-name="T33">It</text:span><text:span text:style-name="T19"> should_leverage_the_last_leg_unload_time = () =&gt;</text:span></text:p>
      <text:p text:style-name="P71"><text:s text:c="7"/>the_last_leg.received(x =&gt; x.unload_time());</text:p>
      <text:p text:style-name="P71"/>
      <text:p text:style-name="P94"><text:span text:style-name="T19"><text:s text:c="4"/></text:span><text:span text:style-name="T33">It</text:span><text:span text:style-name="T19"> should_return_the_legs_collection_last_element_unload_date = () =&gt; </text:span></text:p>
      <text:p text:style-name="P71"><text:s text:c="7"/>result.ShouldEqual(the_final_arrival_date);</text:p>
      <text:p text:style-name="P71"><text:s text:c="8"/></text:p>
      <text:p text:style-name="P94"><text:span text:style-name="T19"><text:s text:c="4"/></text:span><text:span text:style-name="T9">static</text:span><text:span text:style-name="T19"> </text:span><text:span text:style-name="T33">IDate</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Date</text:span><text:span text:style-name="T19"> the_final_arrival_date;</text:span></text:p>
      <text:p text:style-name="P94"><text:span text:style-name="T19"><text:s text:c="4"/></text:span><text:span text:style-name="T9">static</text:span><text:span text:style-name="T19"> </text:span><text:span text:style-name="T33">ILeg</text:span><text:span text:style-name="T19"> the_last_leg;</text:span></text:p>
      <text:p text:style-name="P71">}</text:p>
      <text:p text:style-name="P2"/>
      <text:p text:style-name="P2">Invertimos el sentido de las aserciones para obtener el fallo que buscamos (y tratar de minimizar, por tanto, la posibilidad de un falso positivo):</text:p>
      <text:p text:style-name="P2"/>
      <text:p text:style-name="P80">------ Test started: Assembly: dddsample.specs.dll ------</text:p>
      <text:p text:style-name="P84"/>
      <text:p text:style-name="P84">when asked for the final arrival date with a non empty leg collection and a not null last leg</text:p>
      <text:p text:style-name="P84">» should leverage the last leg unload time (FAIL)</text:p>
      <text:p text:style-name="P84">» should return the legs collection last element unload date (FAIL)</text:p>
      <text:p text:style-name="P84"/>
      <text:p text:style-name="P84">Test 'should leverage the last leg unload time' failed:</text:p>
      <text:p text:style-name="P84"><text:tab/>Rhino.Mocks.Exceptions.ExpectationViolationException: Expected that ILeg.unload_time(); would not be called, but it was found on the actual calls made on the mocked object.</text:p>
      <text:p text:style-name="P84"/>
      <text:p text:style-name="P84">(....)</text:p>
      <text:p text:style-name="P84"/>
      <text:p text:style-name="P84">Test 'should return the legs collection last element unload date' failed:</text:p>
      <text:p text:style-name="P84"><text:tab/>Machine.Specifications.SpecificationException: Should not equal IDateProxy05fb7ba705a844a0ba864f5e3d385f0e but does: </text:p>
      <text:p text:style-name="P84"/>
      <text:p text:style-name="P84"><text:soft-page-break/>(....)</text:p>
      <text:p text:style-name="P84"/>
      <text:p text:style-name="P84"/>
      <text:p text:style-name="P84">0 passed, 2 failed, 0 skipped, took 0,79 seconds (Machine.Specifications 0.3.0).</text:p>
      <text:p text:style-name="P2"/>
      <text:p text:style-name="P2">Y como los fallos son justamente los esperados, volvemos a revertir las aserciones (dejándolas por tanto en su estado original) y ejecutamos la BDD_Spec:</text:p>
      <text:p text:style-name="P2"/>
      <text:p text:style-name="P80">------ Test started: Assembly: dddsample.specs.dll ------</text:p>
      <text:p text:style-name="P84"/>
      <text:p text:style-name="P84">when asked for the final arrival date with a non empty leg collection and a not null last leg</text:p>
      <text:p text:style-name="P84">» should leverage the last leg unload time</text:p>
      <text:p text:style-name="P84">» should return the legs collection last element unload date</text:p>
      <text:p text:style-name="P84"/>
      <text:p text:style-name="P84"/>
      <text:p text:style-name="P84">2 passed, 0 failed, 0 skipped, took 0,93 seconds (Machine.Specifications 0.3.0).</text:p>
      <text:p text:style-name="P2"/>
      <text:p text:style-name="P2">Ya deberíamos empezar a acostumbrarnos a acertar a la primera.</text:p>
      <text:p text:style-name="P2"/>
      <text:p text:style-name="P2">Vamos con uno de los escenarios complementarios, para ver si podemos añadir algo a la discusión inicial de las comprobaciones redundantes.</text:p>
      <text:p text:style-name="P2"/>
      <text:p text:style-name="P2"><text:span text:style-name="T47">BDD_Spec Legacy Itinerary – When asked for the final arrival date with a non empty leg collection and a null last element</text:span>:</text:p>
      <text:p text:style-name="P2"/>
      <text:p text:style-name="P2">Vamos a saltarnos todos nuestros principios y vamos a empezar por la primera A de las tres AAA (Arrange).</text:p>
      <text:p text:style-name="P2"/>
      <text:p text:style-name="P2">Usando el bloque ESTABLISH anterior como referencia, podríamos describir nuestro escenario de la siguiente forma (prestar especial atención a la linea en cursiva):</text:p>
      <text:p text:style-name="P2"/>
      <text:p text:style-name="P87"><text:span text:style-name="T33">Establish</text:span><text:span text:style-name="T19"> context = () =&gt;</text:span></text:p>
      <text:p text:style-name="P71">{</text:p>
      <text:p text:style-name="P94"><text:span text:style-name="T19"><text:s text:c="4"/>the_final_arrival_date = an&lt;</text:span><text:span text:style-name="T33">IDate</text:span><text:span text:style-name="T19">&gt;();</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ext:span><text:span text:style-name="T22">the_last_leg = </text:span><text:span text:style-name="T11">null</text:span><text:span text:style-name="T22">;</text:span></text:p>
      <text:p text:style-name="P71"><text:s text:c="4"/>the_collection_of_legs.Add(the_first_leg);</text:p>
      <text:p text:style-name="P71"><text:s text:c="4"/>the_collection_of_legs.Add(the_last_leg);</text:p>
      <text:p text:style-name="P71"/>
      <text:p text:style-name="P94"><text:span text:style-name="T19"><text:s text:c="4"/></text:span><text:span text:style-name="T19">create_sut_using(() =&gt; </text:span><text:span text:style-name="T9">new</text:span><text:span text:style-name="T19"> </text:span><text:span text:style-name="T38">Itinerary</text:span><text:span text:style-name="T19">(the_collection_of_legs));</text:span></text:p>
      <text:p text:style-name="P71">};</text:p>
      <text:p text:style-name="P2"/>
      <text:p text:style-name="P2">Si asociamos este escenario con el siguiente Arrange:</text:p>
      <text:p text:style-name="P2"/>
      <text:p text:style-name="P93"><text:span text:style-name="T35">Because</text:span><text:span text:style-name="T25"> of = () =&gt; result = sut.final_arrival_date();</text:span></text:p>
      <text:p text:style-name="P2"/>
      <text:p text:style-name="P2">Y con este Assert que lo único que pretende es que comprobar que el escenario es siquiera posible (no hace nada, simplemente dice (true = true))</text:p>
      <text:p text:style-name="P2"/>
      <text:p text:style-name="P88"><text:span text:style-name="T33">It</text:span><text:span text:style-name="T19"> should_assert_true = () =&gt; </text:span><text:span text:style-name="T9">true</text:span><text:span text:style-name="T19">.ShouldBeTrue();</text:span></text:p>
      <text:p text:style-name="P2"/>
      <text:p text:style-name="P2">Teóricamente deberíamos obtener un:</text:p>
      <text:p text:style-name="P2"/>
      <text:p text:style-name="P80">1 passed, o failed, 0 skipped, (....)</text:p>
      <text:p text:style-name="P2"/>
      <text:p text:style-name="P2">Que simplemente validaría que el escenario es factible (el ultimo elemento de la colección es nulo). Pero...</text:p>
      <text:p text:style-name="P2"/>
      <text:p text:style-name="P2">...obtenemos esto otro:</text:p>
      <text:p text:style-name="P2"/>
      <text:p text:style-name="P80"><text:soft-page-break/>------ Test started: Assembly: dddsample.specs.dll ------</text:p>
      <text:p text:style-name="P84"/>
      <text:p text:style-name="P84">when asked for the final arrival date with a non empty leg collection and a null last leg</text:p>
      <text:p text:style-name="P84">» should assert true (FAIL)</text:p>
      <text:p text:style-name="P84"/>
      <text:p text:style-name="P84">Test 'should assert true' failed:</text:p>
      <text:p text:style-name="P84"><text:tab/>System.Reflection.TargetInvocationException: Exception has been thrown by the target of an invocation. ---&gt; System.Data.NoNullAllowedException: The legs list cannot contain null elements.</text:p>
      <text:p text:style-name="P84"><text:tab/>domain\model\cargo.aggregate\Itinerary.cs(38,0): at dddsample.domain.model.cargo.aggregate.Itinerary..ctor(IList`1 legs)</text:p>
      <text:p text:style-name="P84"><text:tab/></text:p>
      <text:p text:style-name="P84">(....)</text:p>
      <text:p text:style-name="P84"/>
      <text:p text:style-name="P84">0 passed, 1 failed, 0 skipped, took 0,67 seconds (Machine.Specifications 0.3.0).</text:p>
      <text:p text:style-name="P2"/>
      <text:p text:style-name="P2">Que si nos fijamos con mas atención:</text:p>
      <text:p text:style-name="P2"/>
      <text:p text:style-name="P84">Exception has been thrown by the target of an invocation. ---&gt; System.Data.NoNullAllowedException: The legs list cannot contain null elements.</text:p>
      <text:p text:style-name="P81">domain\model\cargo.aggregate\Itinerary.cs(38,0):</text:p>
      <text:p text:style-name="P2"/>
      <text:p text:style-name="P2">Es decir, el constructor lanza otra excepción ya que:</text:p>
      <text:p text:style-name="P2"/>
      <text:p text:style-name="P87"><text:span text:style-name="T9">public</text:span><text:span text:style-name="T19"> Itinerary(</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33">ILeg</text:span><text:span text:style-name="T19"> null_leg = </text:span><text:span text:style-name="T9">null</text:span><text:span text:style-name="T19">;</text:span></text:p>
      <text:p text:style-name="P94"><text:span text:style-name="T19"><text:s text:c="4"/></text:span><text:span text:style-name="T9">if</text:span><text:span text:style-name="T19"> (legs.Contains(null_leg))</text:span></text:p>
      <text:p text:style-name="P94"><text:span text:style-name="T19"><text:s text:c="7"/></text:span><text:span text:style-name="T9">throw</text:span><text:span text:style-name="T19"> </text:span><text:span text:style-name="T9">new</text:span><text:span text:style-name="T19"> </text:span><text:span text:style-name="T38">NoNullAllowedException</text:span><text:span text:style-name="T19">(</text:span><text:span text:style-name="T33">"The legs list cannot contain null elements."</text:span><text:span text:style-name="T19">);</text:span></text:p>
      <text:p text:style-name="P71"/>
      <text:p text:style-name="P71">(....)</text:p>
      <text:p text:style-name="P71">}</text:p>
      <text:p text:style-name="P2"/>
      <text:p text:style-name="P2">Vamos, que tal y como sospechábamos (y discutimos en el previo), es un escenario imposible (RAMA 2), ya que el constructor no nos deja construir el DDD_Value_Object Itinerary con una colección de DDD_Value_Objects ILegs donde alguno de ellos sea nulo.</text:p>
      <text:p text:style-name="P2"/>
      <text:p text:style-name="P2">Por lo tanto, estaríamos ante mas comprobaciones redundantes y esta vez, no son inocuas, ya que hicieron saltar todas las alarmas ante un posible problema de mal diseño del "legacy code".</text:p>
      <text:p text:style-name="P2"/>
      <text:p text:style-name="P2">Así que nos vemos en la obligación de tomar decisiones.</text:p>
      <text:p text:style-name="P2"/>
      <text:p text:style-name="P2"><text:span text:style-name="T47">BDD_Spec Legacy Itinerary – When asked for the final arrival date - Refactorizaciones</text:span>:</text:p>
      <text:p text:style-name="P2"/>
      <text:p text:style-name="P2"><text:span text:style-name="T47">Vamos con la primera refactorización</text:span>:</text:p>
      <text:p text:style-name="P2"/>
      <text:p text:style-name="P2">Sabemos que la RAMA 1 (Si la colección esta vacía) representa un escenario imposible. Lo hemos comprobado hasta la saciedad, observando como lanza la excepción el constructor.</text:p>
      <text:p text:style-name="P2"/>
      <text:p text:style-name="P2">Por lo tanto, actuaremos exactamente igual que en el escenario imposible representado por el intento de BDD_Spec "<text:span text:style-name="T7">When asked for the final arrival unload location with an empty leg collection</text:span>".</text:p>
      <text:p text:style-name="P2"/>
      <text:p text:style-name="P2">Vamos a utilizar nuestro the_last_leg().</text:p>
      <text:p text:style-name="P2"/>
      <text:p text:style-name="P2">Pasaríamos de:</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33">ILeg</text:span><text:span text:style-name="T19"> lastLeg = </text:span><text:span text:style-name="T11">this</text:span><text:span text:style-name="T22">.lastLeg();</text:span></text:p>
      <text:p text:style-name="P71"/>
      <text:p text:style-name="P94"><text:span text:style-name="T19"><text:s text:c="4"/></text:span><text:span text:style-name="T9">if</text:span><text:span text:style-name="T19"> (lastLeg == </text:span><text:span text:style-name="T9">null</text:span><text:span text:style-name="T19">)</text:span></text:p>
      <text:p text:style-name="P94"><text:soft-page-break/><text:span text:style-name="T19"><text:s text:c="7"/></text:span><text:span text:style-name="T9">return</text:span><text:span text:style-name="T19"> END_OF_DAYS;</text:span></text:p>
      <text:p text:style-name="P94"><text:span text:style-name="T19"><text:s text:c="4"/></text:span><text:span text:style-name="T9">return</text:span><text:span text:style-name="T19"> lastLeg.unload_time();</text:span></text:p>
      <text:p text:style-name="P71">}</text:p>
      <text:p text:style-name="P2"/>
      <text:p text:style-name="P2">a:</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33">ILeg</text:span><text:span text:style-name="T19"> lastLeg = </text:span><text:span text:style-name="T11">this</text:span><text:span text:style-name="T22">.the_last_leg();</text:span></text:p>
      <text:p text:style-name="P71"/>
      <text:p text:style-name="P94"><text:span text:style-name="T19"><text:s text:c="4"/></text:span><text:span text:style-name="T9">if</text:span><text:span text:style-name="T19"> (lastLeg == </text:span><text:span text:style-name="T9">null</text:span><text:span text:style-name="T19">)</text:span></text:p>
      <text:p text:style-name="P94"><text:span text:style-name="T19"><text:s text:c="7"/></text:span><text:span text:style-name="T9">return</text:span><text:span text:style-name="T19"> END_OF_DAYS;</text:span></text:p>
      <text:p text:style-name="P94"><text:span text:style-name="T19"><text:s text:c="4"/></text:span><text:span text:style-name="T9">return</text:span><text:span text:style-name="T19"> lastLeg.unload_time();</text:span></text:p>
      <text:p text:style-name="P71">}</text:p>
      <text:p text:style-name="P2"/>
      <text:p text:style-name="P2">Que a su vez podemos dejar mas claro si usamos nuestra notación "all_lower" para la variable lastLeg:</text:p>
      <text:p text:style-name="P2"/>
      <text:p text:style-name="P91"><text:span text:style-name="T13">public</text:span><text:span text:style-name="T25"> </text:span><text:span text:style-name="T35">IDate</text:span><text:span text:style-name="T25"> final_arrival_date</text:span></text:p>
      <text:p text:style-name="P70">{</text:p>
      <text:p text:style-name="P94"><text:span text:style-name="T19"><text:s text:c="4"/></text:span><text:span text:style-name="T33">ILeg</text:span><text:span text:style-name="T19"> </text:span><text:span text:style-name="T22">last_leg</text:span><text:span text:style-name="T19"> = </text:span><text:span text:style-name="T9">this</text:span><text:span text:style-name="T19">.the_last_leg();</text:span></text:p>
      <text:p text:style-name="P71"/>
      <text:p text:style-name="P94"><text:span text:style-name="T19"><text:s text:c="4"/></text:span><text:span text:style-name="T9">if</text:span><text:span text:style-name="T19"> (</text:span><text:span text:style-name="T22">last_leg</text:span><text:span text:style-name="T19"> == </text:span><text:span text:style-name="T9">null</text:span><text:span text:style-name="T19">)</text:span></text:p>
      <text:p text:style-name="P94"><text:span text:style-name="T19"><text:s text:c="7"/></text:span><text:span text:style-name="T9">return</text:span><text:span text:style-name="T19"> END_OF_DAYS;</text:span></text:p>
      <text:p text:style-name="P94"><text:span text:style-name="T19"><text:s text:c="4"/></text:span><text:span text:style-name="T9">return</text:span><text:span text:style-name="T19"> </text:span><text:span text:style-name="T22">last_leg</text:span><text:span text:style-name="T19">.unload_time();</text:span></text:p>
      <text:p text:style-name="P71">}</text:p>
      <text:p text:style-name="P2"/>
      <text:p text:style-name="P2">Ejecutamos las BDD_Specs, para comprobar que nos hemos hecho nada malo.</text:p>
      <text:p text:style-name="P2"/>
      <text:p text:style-name="P2"><text:span text:style-name="T47">Vamos con la segunda refactorización</text:span>:</text:p>
      <text:p text:style-name="P2"/>
      <text:p text:style-name="P2">Ahora sabemos, gracias al intento de programar la BDD_Spec "<text:span text:style-name="T7">When asked for the final arrival date with a non empty leg collection and a null last element</text:span>" que se corresponde a la RAMA 2 (Si la colección no esta vacía y el ultimo elemento es nulo), que este escenario es imposible ya que también provoca una excepción en el constructor.</text:p>
      <text:p text:style-name="P2"/>
      <text:p text:style-name="P2">Por lo tanto:</text:p>
      <text:p text:style-name="P2"/>
      <text:p text:style-name="P95"><text:span text:style-name="T9">if</text:span><text:span text:style-name="T19"> (</text:span><text:span text:style-name="T19">last_leg</text:span><text:span text:style-name="T19"> == </text:span><text:span text:style-name="T9">null</text:span><text:span text:style-name="T19">)</text:span></text:p>
      <text:p text:style-name="P88"><text:span text:style-name="T19"><text:s text:c="3"/></text:span><text:span text:style-name="T9">return</text:span><text:span text:style-name="T19"> END_OF_DAYS;</text:span></text:p>
      <text:p text:style-name="P2"/>
      <text:p text:style-name="P2">Nunca se va poder ejecutar.</text:p>
      <text:p text:style-name="P2"/>
      <text:p text:style-name="P2">Por lo tanto procedemos a eliminarlo:</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33">ILeg</text:span><text:span text:style-name="T19"> last_leg = </text:span><text:span text:style-name="T9">this</text:span><text:span text:style-name="T19">.the_last_leg();</text:span></text:p>
      <text:p text:style-name="P71"><text:s text:c="12"/></text:p>
      <text:p text:style-name="P94"><text:span text:style-name="T19"><text:s text:c="4"/></text:span><text:span text:style-name="T9">return</text:span><text:span text:style-name="T19"> last_leg.unload_time();</text:span></text:p>
      <text:p text:style-name="P71">}</text:p>
      <text:p text:style-name="P2"/>
      <text:p text:style-name="P2">que claramente puede quedar en una sola linea:</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9">return</text:span><text:span text:style-name="T19"> the_last_leg().unload_time();</text:span></text:p>
      <text:p text:style-name="P71">}</text:p>
      <text:p text:style-name="P2"/>
      <text:p text:style-name="P2">Ejecutamos las BDD_Specs para comprobar que todo sigue bien.</text:p>
      <text:p text:style-name="P2"/>
      <text:p text:style-name="P2"><text:span text:style-name="T47">BDD_Spec Legacy Itinerary – When asked for the final arrival date - Conclusión</text:span>:</text:p>
      <text:p text:style-name="P2"><text:soft-page-break/></text:p>
      <text:p text:style-name="P2">Comparemos el antes y el después</text:p>
      <text:p text:style-name="P2"/>
      <text:p text:style-name="P2">Antes:</text:p>
      <text:p text:style-name="P2"/>
      <text:p text:style-name="P87"><text:span text:style-name="T9">public</text:span><text:span text:style-name="T19"> </text:span><text:span text:style-name="T33">IDate</text:span><text:span text:style-name="T19"> final_arrival_date()</text:span></text:p>
      <text:p text:style-name="P75">{</text:p>
      <text:p text:style-name="P95"><text:span text:style-name="T19"><text:s text:c="4"/></text:span><text:span text:style-name="T33">ILeg</text:span><text:span text:style-name="T19"> lastLeg = </text:span><text:span text:style-name="T9">this</text:span><text:span text:style-name="T19">.lastLeg();</text:span></text:p>
      <text:p text:style-name="P75"/>
      <text:p text:style-name="P95"><text:span text:style-name="T19"><text:s text:c="4"/></text:span><text:span text:style-name="T9">if</text:span><text:span text:style-name="T19"> (lastLeg == </text:span><text:span text:style-name="T9">null</text:span><text:span text:style-name="T19">)</text:span></text:p>
      <text:p text:style-name="P95"><text:span text:style-name="T19"><text:s text:c="7"/></text:span><text:span text:style-name="T9">return</text:span><text:span text:style-name="T19"> END_OF_DAYS;</text:span></text:p>
      <text:p text:style-name="P95"><text:span text:style-name="T19"><text:s text:c="4"/></text:span><text:span text:style-name="T9">return</text:span><text:span text:style-name="T19"> lastLeg.unload_time();</text:span></text:p>
      <text:p text:style-name="P74">}</text:p>
      <text:p text:style-name="P2"/>
      <text:p text:style-name="P2">Después:</text:p>
      <text:p text:style-name="P2"/>
      <text:p text:style-name="P87"><text:span text:style-name="T9">public</text:span><text:span text:style-name="T19"> </text:span><text:span text:style-name="T33">IDate</text:span><text:span text:style-name="T19"> final_arrival_date()</text:span></text:p>
      <text:p text:style-name="P71">{</text:p>
      <text:p text:style-name="P94"><text:span text:style-name="T19"><text:s text:c="4"/></text:span><text:span text:style-name="T9">return</text:span><text:span text:style-name="T19"> the_last_leg().unload_time();</text:span></text:p>
      <text:p text:style-name="P74">}</text:p>
      <text:p text:style-name="P2"/>
      <text:p text:style-name="P2">Creemos que en este caso concreto sobran las palabras.</text:p>
      <text:p text:style-name="P2"/>
      <text:p text:style-name="P2">Tenemos testado un nuevo escenario y hemos mejorado muy mucho nuestro conocimiento del sistema.</text:p>
      <text:p text:style-name="P2"/>
      <text:p text:style-name="P2">Puesto que ya han surgido las dos excepciones que puede lanzar el constructor, parece un buen momento para formalizar esos dos escenarios.</text:p>
      <text:p text:style-name="P2"/>
      <text:p text:style-name="P2"><text:span text:style-name="T47">BDD_Spec Legacy Itinerary – Excepciones lanzadas por el constructor</text:span>:</text:p>
      <text:p text:style-name="P2"/>
      <text:p text:style-name="P2">Para testar este comportamiento, vamos a utilizar una aproximación machine.specifications "clásica" (en el sentido de "sin uso de extensiones").</text:p>
      <text:p text:style-name="P2">Por un lado, creemos que es positivo aprender a hacer las cosas de varias maneras y por otro, estamos obteniendo unos errores un tanto extraños si optamos por la versión "developwithpassion" (que ya hemos visto al testar el comportamiento de la DDD_Factory RouteSpecificationFactory). En principio hemos decidido escribir a Jean-Paul Boodhoo acerca del comportamiento tan extraño que estamos observando. Si obtenemos respuesta a tiempo, intentaremos incluirla en este manual.</text:p>
      <text:p text:style-name="P2"/>
      <text:p text:style-name="P2"><text:span text:style-name="T47">BDD_Spec Legacy Itinerary – When trying to construct the itinerary with an empty leg collection</text:span>:</text:p>
      <text:p text:style-name="P2"/>
      <text:p text:style-name="P2">El "legacy code" que intentamos someter al BDD es el siguiente:</text:p>
      <text:p text:style-name="P2"/>
      <text:p text:style-name="P87"><text:span text:style-name="T9">public</text:span><text:span text:style-name="T19"> Itinerary(</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9">if</text:span><text:span text:style-name="T19"> (legs.Count == </text:span><text:span text:style-name="T33">0</text:span><text:span text:style-name="T19">)</text:span></text:p>
      <text:p text:style-name="P94"><text:span text:style-name="T19"><text:s text:c="7"/></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span text:style-name="T33">"The list of legs cannot be empty."</text:span><text:span text:style-name="T19">);</text:span></text:p>
      <text:p text:style-name="P71"/>
      <text:p text:style-name="P71">(....)</text:p>
      <text:p text:style-name="P71">}</text:p>
      <text:p text:style-name="P2"/>
      <text:p text:style-name="P2">Empezamos por las aserciones:</text:p>
      <text:p text:style-name="P2"/>
      <text:p text:style-name="P89"><text:span text:style-name="T33">It</text:span><text:span text:style-name="T19"> should_throw_a_null_argument_exception = () =&gt; </text:span></text:p>
      <text:p text:style-name="P89"><text:span text:style-name="T19"><text:s text:c="3"/>exception.ShouldBeAn&lt;</text:span><text:span text:style-name="T38">ArgumentNullException</text:span><text:span text:style-name="T19">&gt;();</text:span></text:p>
      <text:p text:style-name="P72"/>
      <text:p text:style-name="P96"><text:span text:style-name="T33">It</text:span><text:span text:style-name="T19"> should_contain_a_custom_error_message = () =&gt;</text:span></text:p>
      <text:p text:style-name="P96"><text:span text:style-name="T19"><text:s text:c="3"/>exception.ShouldContainErrorMessage(</text:span><text:span text:style-name="T33">"The list of legs cannot be empty."</text:span><text:span text:style-name="T19">);</text:span></text:p>
      <text:p text:style-name="P72"/>
      <text:p text:style-name="P96"><text:span text:style-name="T9">static</text:span><text:span text:style-name="T19"> </text:span><text:span text:style-name="T38">Exception</text:span><text:span text:style-name="T19"> exception;</text:span></text:p>
      <text:p text:style-name="P2"><text:soft-page-break/></text:p>
      <text:p text:style-name="P2">Lo mas destacable es que necesitamos un campo (field) de tipo Exception sobre el que basamos las aserciones:</text:p>
      <text:p text:style-name="P2"/>
      <text:p text:style-name="P89"><text:span text:style-name="T19">exception.ShouldBeAn&lt;</text:span><text:span text:style-name="T38">ArgumentNullException</text:span><text:span text:style-name="T19">&gt;();</text:span></text:p>
      <text:p text:style-name="P90"><text:span text:style-name="T19">exception.ShouldContainErrorMessage(</text:span><text:span text:style-name="T33">"The list of legs cannot be empty."</text:span><text:span text:style-name="T19">);</text:span></text:p>
      <text:p text:style-name="P2"/>
      <text:p text:style-name="P2">Vamos con el bloque BECAUSE:</text:p>
      <text:p text:style-name="P2"/>
      <text:p text:style-name="P94"><text:span text:style-name="T33">Because</text:span><text:span text:style-name="T19"> of = () =&gt; </text:span></text:p>
      <text:p text:style-name="P94"><text:span text:style-name="T19"><text:s text:c="3"/>exception = </text:span><text:span text:style-name="T38">Catch</text:span><text:span text:style-name="T19">.Exception(() =&gt; </text:span><text:span text:style-name="T9">new</text:span><text:span text:style-name="T19"> </text:span><text:span text:style-name="T38">Itinerary</text:span><text:span text:style-name="T19">(</text:span><text:span text:style-name="T9">new</text:span><text:span text:style-name="T19"> </text:span><text:span text:style-name="T38">List</text:span><text:span text:style-name="T19">&lt;</text:span><text:span text:style-name="T33">ILeg</text:span><text:span text:style-name="T19">&gt;()));</text:span></text:p>
      <text:p text:style-name="P2"/>
      <text:p text:style-name="P2">Es interesante destacar como:</text:p>
      <text:p text:style-name="P2"/>
      <text:list xml:id="list29472038" text:style-name="L27">
        <text:list-item>
          <text:p text:style-name="P29">En este caso no aparece mención alguna al SUT, ya que ese es uno de las extras que vienen con las extensiones de "developwithpassion".</text:p>
        </text:list-item>
        <text:list-item>
          <text:p text:style-name="P29">Para pasarle al constructor una lista vacía basta con invocar al constructor de List&lt;T&gt;.</text:p>
        </text:list-item>
        <text:list-item>
          <text:p text:style-name="P29">Usamos Catch.Exception(() =&gt; CODIGO_QUE_PROVOCA_LA_EXCEPCION)...</text:p>
        </text:list-item>
        <text:list-item>
          <text:p text:style-name="P29">... Y almacenamos el resultado en el campo (field) exception...</text:p>
        </text:list-item>
        <text:list-item>
          <text:p text:style-name="P29">... Que es sobre el realizamos las aserciones.</text:p>
        </text:list-item>
      </text:list>
      <text:p text:style-name="P2"/>
      <text:p text:style-name="P2">Por lo tanto la BDD_Spec, quedaría tal que así:</text:p>
      <text:p text:style-name="P2"/>
      <text:p text:style-name="P93"><text:span text:style-name="T13">public</text:span><text:span text:style-name="T25"> </text:span><text:span text:style-name="T13">class</text:span><text:span text:style-name="T25"> </text:span><text:span text:style-name="T41">when_trying_to_construct_the_itinerary_with_an_empty_leg_collection</text:span></text:p>
      <text:p text:style-name="P71">{</text:p>
      <text:p text:style-name="P94"><text:span text:style-name="T19"><text:s text:c="4"/></text:span><text:span text:style-name="T33">Because</text:span><text:span text:style-name="T19"> of = () =&gt; </text:span></text:p>
      <text:p text:style-name="P94"><text:span text:style-name="T19"><text:s text:c="7"/>exception = </text:span><text:span text:style-name="T38">Catch</text:span><text:span text:style-name="T19">.Exception(() =&gt; </text:span><text:span text:style-name="T9">new</text:span><text:span text:style-name="T19"> </text:span><text:span text:style-name="T38">Itinerary</text:span><text:span text:style-name="T19">(</text:span><text:span text:style-name="T9">new</text:span><text:span text:style-name="T19"> </text:span><text:span text:style-name="T38">List</text:span><text:span text:style-name="T19">&lt;</text:span><text:span text:style-name="T33">ILeg</text:span><text:span text:style-name="T19">&gt;()));</text:span></text:p>
      <text:p text:style-name="P71"/>
      <text:p text:style-name="P94"><text:span text:style-name="T19"><text:s text:c="4"/></text:span><text:span text:style-name="T33">It</text:span><text:span text:style-name="T19"> should_throw_a_null_argument_exception = () =&gt; </text:span></text:p>
      <text:p text:style-name="P94"><text:span text:style-name="T19"><text:s text:c="7"/>exception.ShouldBeAn&lt;</text:span><text:span text:style-name="T38">ArgumentNullException</text:span><text:span text:style-name="T19">&gt;();</text:span></text:p>
      <text:p text:style-name="P71"/>
      <text:p text:style-name="P94"><text:span text:style-name="T19"><text:s text:c="4"/></text:span><text:span text:style-name="T33">It</text:span><text:span text:style-name="T19"> should_contain_a_custom_error_message = () =&gt;</text:span></text:p>
      <text:p text:style-name="P94"><text:span text:style-name="T19"><text:s text:c="7"/>exception.ShouldContainErrorMessage(</text:span><text:span text:style-name="T33">"The list of legs cannot be empty."</text:span><text:span text:style-name="T19">);</text:span></text:p>
      <text:p text:style-name="P71"/>
      <text:p text:style-name="P94"><text:span text:style-name="T19"><text:s text:c="4"/></text:span><text:span text:style-name="T9">static</text:span><text:span text:style-name="T19"> </text:span><text:span text:style-name="T38">Exception</text:span><text:span text:style-name="T19"> exception;</text:span></text:p>
      <text:p text:style-name="P71">}</text:p>
      <text:p text:style-name="P2"/>
      <text:p text:style-name="P2">Y efectivamente, no estamos heredando de la clase base abstracta concern_for_itinerary() ya que al no usar las extensiones "developwithpassion", no nos hace falta. Es mas, al no utilizar esas extensiones, si heredamos, nuestros test fallan.</text:p>
      <text:p text:style-name="P2"/>
      <text:p text:style-name="P2">Vamos a definir la BDD_Spec formalmente:</text:p>
      <text:p text:style-name="P2"/>
      <text:p text:style-name="P80">When trying to construct the itinerary with an empty leg collection</text:p>
      <text:p text:style-name="P84">» It should throw a null argument exception.</text:p>
      <text:p text:style-name="P84">» It should contain a custom error message.</text:p>
      <text:p text:style-name="P2"/>
      <text:p text:style-name="P2">Necesitamos hacer que fallen ambas aserciones de forma significativa, para ello cambiamos </text:p>
      <text:p text:style-name="P2">en la primera aserción esto:</text:p>
      <text:p text:style-name="P2"/>
      <text:p text:style-name="P88"><text:span text:style-name="T19">exception.ShouldBeAn&lt;</text:span><text:span text:style-name="T38">ArgumentNullException</text:span><text:span text:style-name="T19">&gt;();</text:span></text:p>
      <text:p text:style-name="P2"/>
      <text:p text:style-name="P2">por esto otro (es un ejemplo, la cuestión es poner un tipo de Exception distinto al que esperamos):</text:p>
      <text:p text:style-name="P2"/>
      <text:p text:style-name="P87"><text:span text:style-name="T19">exception.ShouldBeAn&lt;</text:span><text:span text:style-name="T38">ArgumentOutOfRangeException</text:span><text:span text:style-name="T19">&gt;();</text:span></text:p>
      <text:p text:style-name="P2"/>
      <text:p text:style-name="P2">Y en la segunda aserción, cambiamos el mensaje, de esto:</text:p>
      <text:p text:style-name="P2"/>
      <text:p text:style-name="P88"><text:span text:style-name="T19">exception.ShouldContainErrorMessage(</text:span><text:span text:style-name="T33">"The list of legs cannot be empty."</text:span><text:span text:style-name="T19">);</text:span></text:p>
      <text:p text:style-name="P2"/>
      <text:p text:style-name="P2"><text:soft-page-break/>a esto:</text:p>
      <text:p text:style-name="P2"/>
      <text:p text:style-name="P88"><text:span text:style-name="T19">exception.ShouldContainErrorMessage(</text:span><text:span text:style-name="T33">"Testing....."</text:span><text:span text:style-name="T19">);</text:span></text:p>
      <text:p text:style-name="P2"/>
      <text:p text:style-name="P2">Y ahora ejecutamos la BDD_Spec, esperando obtener nuestros fallos:</text:p>
      <text:p text:style-name="P2"/>
      <text:p text:style-name="P80">------ Test started: Assembly: dddsample.specs.dll ------</text:p>
      <text:p text:style-name="P84"/>
      <text:p text:style-name="P84">when trying to construct the itinerary with an empty leg collection</text:p>
      <text:p text:style-name="P84">» should throw a null argument exception (FAIL)</text:p>
      <text:p text:style-name="P84">» should contain a custom error message (FAIL)</text:p>
      <text:p text:style-name="P84"/>
      <text:p text:style-name="P84">Test 'should throw a null argument exception' failed:</text:p>
      <text:p text:style-name="P84"><text:tab/>Machine.Specifications.SpecificationException: Should be of type System.ArgumentOutOfRangeException but is of type System.ArgumentNullException</text:p>
      <text:p text:style-name="P84"/>
      <text:p text:style-name="P84">(....)</text:p>
      <text:p text:style-name="P84"/>
      <text:p text:style-name="P84">Test 'should contain a custom error message' failed:</text:p>
      <text:p text:style-name="P84"><text:tab/>Machine.Specifications.SpecificationException: Should contain "Testing...." but is "The list of legs cannot be empty.</text:p>
      <text:p text:style-name="P84">\nParameter name: legs"</text:p>
      <text:p text:style-name="P84"/>
      <text:p text:style-name="P84">(....)</text:p>
      <text:p text:style-name="P84"/>
      <text:p text:style-name="P84">0 passed, 2 failed, 0 skipped, took 0,71 seconds (Machine.Specifications 0.3.0).</text:p>
      <text:p text:style-name="P2"/>
      <text:p text:style-name="P2">Que es justo lo que queríamos</text:p>
      <text:p text:style-name="P2"/>
      <text:p text:style-name="P2">Si cambiamos las aserciones a sus valores originales, la BDD_Spec pasa:</text:p>
      <text:p text:style-name="P2"/>
      <text:p text:style-name="P80">------ Test started: Assembly: dddsample.specs.dll ------</text:p>
      <text:p text:style-name="P84"/>
      <text:p text:style-name="P84">when trying to construct the itinerary with an empty leg collection</text:p>
      <text:p text:style-name="P84">» should throw a null argument exception</text:p>
      <text:p text:style-name="P84">» should contain a custom error message</text:p>
      <text:p text:style-name="P84"/>
      <text:p text:style-name="P84"/>
      <text:p text:style-name="P84">2 passed, 0 failed, 0 skipped, took 0,59 seconds (Machine.Specifications 0.3.0).</text:p>
      <text:p text:style-name="P2"/>
      <text:p text:style-name="P2">Vamos a por la siguiente<text:span text:style-name="T52">.</text:span></text:p>
      <text:p text:style-name="P2"/>
      <text:p text:style-name="P2"><text:span text:style-name="T47">BDD_Spec Legacy Itinerary – When trying to construct the itinerary with a leg collection which contains null legs</text:span>:</text:p>
      <text:p text:style-name="P2"/>
      <text:p text:style-name="P2">Ahora vamos a testar el "legacy code" siguiente:</text:p>
      <text:p text:style-name="P2"/>
      <text:p text:style-name="P87"><text:span text:style-name="T9">public</text:span><text:span text:style-name="T19"> Itinerary(</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33">ILeg</text:span><text:span text:style-name="T19"> null_leg = </text:span><text:span text:style-name="T9">null</text:span><text:span text:style-name="T19">;</text:span></text:p>
      <text:p text:style-name="P94"><text:span text:style-name="T19"><text:s text:c="4"/></text:span><text:span text:style-name="T9">if</text:span><text:span text:style-name="T19"> (legs.Contains(null_leg))</text:span></text:p>
      <text:p text:style-name="P94"><text:span text:style-name="T19"><text:s text:c="7"/></text:span><text:span text:style-name="T9">throw</text:span><text:span text:style-name="T19"> </text:span><text:span text:style-name="T9">new</text:span><text:span text:style-name="T19"> </text:span><text:span text:style-name="T38">NoNullAllowedException</text:span><text:span text:style-name="T19">(</text:span><text:span text:style-name="T33">"The legs list cannot contain null elements."</text:span><text:span text:style-name="T19">);</text:span></text:p>
      <text:p text:style-name="P71"/>
      <text:p text:style-name="P71">(....)</text:p>
      <text:p text:style-name="P71">}</text:p>
      <text:p text:style-name="P2"/>
      <text:p text:style-name="P2">La mecánica es la misma que en la anterior BDD_Spec, solo que ahora debemos construir en el ESTABLISH, la colección Vamos directamente con la BDD_Spec, ya que no contiene nada que no hayamos visto hasta ahora.</text:p>
      <text:p text:style-name="P2"/>
      <text:p text:style-name="P2">En código:</text:p>
      <text:p text:style-name="P2"/>
      <text:p text:style-name="P87"><text:span text:style-name="T9">public</text:span><text:span text:style-name="T19"> </text:span><text:span text:style-name="T9">class</text:span><text:span text:style-name="T19"> </text:span><text:soft-page-break/><text:span text:style-name="T38">when_trying_to_construct_the_itinerary_with_a_leg_collection_which_contains_null_legs</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text:span><text:span text:style-name="T9">null</text:span><text:span text:style-name="T19">; </text:span></text:p>
      <text:p text:style-name="P94"><text:span text:style-name="T19"><text:s text:c="8"/>the_last_leg = </text:span><text:span text:style-name="T9">null</text:span><text:span text:style-name="T19">;</text:span></text:p>
      <text:p text:style-name="P71"><text:s text:c="8"/>the_collection_of_legs.Add(the_first_leg);</text:p>
      <text:p text:style-name="P71"><text:s text:c="8"/>the_collection_of_legs.Add(the_last_leg);</text:p>
      <text:p text:style-name="P71"><text:s text:c="4"/>};</text:p>
      <text:p text:style-name="P71"/>
      <text:p text:style-name="P94"><text:span text:style-name="T19"><text:s text:c="4"/></text:span><text:span text:style-name="T33">Because</text:span><text:span text:style-name="T19"> of = () =&gt; </text:span></text:p>
      <text:p text:style-name="P94"><text:span text:style-name="T19"><text:s text:c="7"/>exception = </text:span><text:span text:style-name="T38">Catch</text:span><text:span text:style-name="T19">.Exception(() =&gt; </text:span><text:span text:style-name="T9">new</text:span><text:span text:style-name="T19"> </text:span><text:span text:style-name="T38">Itinerary</text:span><text:span text:style-name="T19">(the_collection_of_legs));</text:span></text:p>
      <text:p text:style-name="P71"/>
      <text:p text:style-name="P94"><text:span text:style-name="T19"><text:s text:c="4"/></text:span><text:span text:style-name="T33">It</text:span><text:span text:style-name="T19"> should_throw_a_null_argument_exception = () =&gt; </text:span></text:p>
      <text:p text:style-name="P94"><text:span text:style-name="T19"><text:s text:c="7"/>exception.ShouldBeAn&lt;</text:span><text:span text:style-name="T38">NoNullAllowedException</text:span><text:span text:style-name="T19">&gt;();</text:span></text:p>
      <text:p text:style-name="P71"/>
      <text:p text:style-name="P94"><text:span text:style-name="T19"><text:s text:c="4"/></text:span><text:span text:style-name="T33">It</text:span><text:span text:style-name="T19"> should_contain_a_custom_error_message = () =&gt;</text:span></text:p>
      <text:p text:style-name="P71"><text:s text:c="7"/>exception</text:p>
      <text:p text:style-name="P94"><text:span text:style-name="T19"><text:s text:c="10"/>.ShouldContainErrorMessage(</text:span><text:span text:style-name="T33">"The legs list cannot contain null elements."</text:span><text:span text:style-name="T19">);</text:span></text:p>
      <text:p text:style-name="P71"/>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text:span></text:p>
      <text:p text:style-name="P94"><text:span text:style-name="T19"><text:s text:c="4"/></text:span><text:span text:style-name="T9">static</text:span><text:span text:style-name="T19"> </text:span><text:span text:style-name="T38">Exception</text:span><text:span text:style-name="T19"> exception;</text:span></text:p>
      <text:p text:style-name="P71">}</text:p>
      <text:p text:style-name="P2"/>
      <text:p text:style-name="P2">Y formalmente:</text:p>
      <text:p text:style-name="P2"/>
      <text:p text:style-name="P80">When trying to construct the itinerary with a leg collection which contains null legs</text:p>
      <text:p text:style-name="P84">» It should throw a null argument exception.</text:p>
      <text:p text:style-name="P84">» It should contain a custom error message.</text:p>
      <text:p text:style-name="P2"/>
      <text:p text:style-name="P2">El proceso es el mismo:</text:p>
      <text:p text:style-name="P2"/>
      <text:list xml:id="list29495341" text:style-name="L28">
        <text:list-item>
          <text:p text:style-name="P30">RED: Fallo significativo.</text:p>
        </text:list-item>
        <text:list-item>
          <text:p text:style-name="P30">GREEN: Las aserciones se cumplen.</text:p>
        </text:list-item>
      </text:list>
      <text:p text:style-name="P2"/>
      <text:p text:style-name="P2">Y el resultado final también:</text:p>
      <text:p text:style-name="P2"/>
      <text:p text:style-name="P80">------ Test started: Assembly: dddsample.specs.dll ------</text:p>
      <text:p text:style-name="P84"/>
      <text:p text:style-name="P84">when trying to construct the itinerary with a leg collection which contains null legs</text:p>
      <text:p text:style-name="P84">» should throw a null argument exception</text:p>
      <text:p text:style-name="P84">» should contain a custom error message</text:p>
      <text:p text:style-name="P84"/>
      <text:p text:style-name="P84"/>
      <text:p text:style-name="P84">2 passed, 0 failed, 0 skipped, took 0,73 seconds (Machine.Specifications 0.3.0).</text:p>
      <text:p text:style-name="P2"/>
      <text:p text:style-name="P2"><text:span text:style-name="T47">BDD_Spec Legacy Itinerary – Excepciones lanzadas por el constructor – Consideraciones Finales</text:span>:</text:p>
      <text:p text:style-name="P2"/>
      <text:p text:style-name="P2">Ahora que por fin tenemos los tests funcionando, podemos hacer un par de cambios cosméticos al constructor, de:</text:p>
      <text:p text:style-name="P2"/>
      <text:p text:style-name="P87"><text:span text:style-name="T9">public</text:span><text:span text:style-name="T19"> Itinerary(</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9">if</text:span><text:span text:style-name="T19"> (legs.Count == </text:span><text:span text:style-name="T33">0</text:span><text:span text:style-name="T19">)</text:span></text:p>
      <text:p text:style-name="P94"><text:span text:style-name="T19"><text:s text:c="7"/></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span text:style-name="T33">"The list of legs cannot be empty."</text:span><text:span text:style-name="T19">);</text:span></text:p>
      <text:p text:style-name="P71"/>
      <text:p text:style-name="P94"><text:span text:style-name="T19"><text:s text:c="4"/></text:span><text:span text:style-name="T33">ILeg</text:span><text:span text:style-name="T19"> null_leg = </text:span><text:span text:style-name="T9">null</text:span><text:span text:style-name="T19">;</text:span></text:p>
      <text:p text:style-name="P94"><text:span text:style-name="T19"><text:s text:c="4"/></text:span><text:span text:style-name="T9">if</text:span><text:span text:style-name="T19"> (legs.Contains(null_leg))</text:span></text:p>
      <text:p text:style-name="P94"><text:soft-page-break/><text:span text:style-name="T19"><text:s text:c="7"/></text:span><text:span text:style-name="T9">throw</text:span><text:span text:style-name="T19"> </text:span><text:span text:style-name="T9">new</text:span><text:span text:style-name="T19"> </text:span><text:span text:style-name="T38">NoNullAllowedException</text:span><text:span text:style-name="T19">(</text:span><text:span text:style-name="T33">"The legs list cannot contain null elements."</text:span><text:span text:style-name="T19">);</text:span></text:p>
      <text:p text:style-name="P71"/>
      <text:p text:style-name="P94"><text:span text:style-name="T19"><text:s text:c="4"/></text:span><text:span text:style-name="T9">this</text:span><text:span text:style-name="T19">.underlying_leg_collection = legs;</text:span></text:p>
      <text:p text:style-name="P71">}</text:p>
      <text:p text:style-name="P2"/>
      <text:p text:style-name="P2">a:</text:p>
      <text:p text:style-name="P2"/>
      <text:p text:style-name="P87"><text:span text:style-name="T9">public</text:span><text:span text:style-name="T19"> Itinerary(</text:span><text:span text:style-name="T33">IList</text:span><text:span text:style-name="T19">&lt;</text:span><text:span text:style-name="T33">ILeg</text:span><text:span text:style-name="T19">&gt; the_leg_collection)</text:span></text:p>
      <text:p text:style-name="P71">{</text:p>
      <text:p text:style-name="P94"><text:span text:style-name="T19"><text:s text:c="4"/></text:span><text:span text:style-name="T9">if</text:span><text:span text:style-name="T19"> (the_associated_leg_collection.Count == </text:span><text:span text:style-name="T33">0</text:span><text:span text:style-name="T19">)</text:span></text:p>
      <text:p text:style-name="P94"><text:span text:style-name="T19"><text:s text:c="7"/></text:span><text:span text:style-name="T9">throw</text:span><text:span text:style-name="T19"> </text:span><text:span text:style-name="T9">new</text:span><text:span text:style-name="T19"> </text:span><text:span text:style-name="T38">ArgumentNullException</text:span><text:span text:style-name="T19">(</text:span><text:span text:style-name="T33">"the_leg_collection"</text:span><text:span text:style-name="T19">, </text:span></text:p>
      <text:p text:style-name="P94"><text:span text:style-name="T19"><text:s text:c="39"/></text:span><text:span text:style-name="T33">"The injected leg collection cannot be empty."</text:span><text:span text:style-name="T19">);</text:span></text:p>
      <text:p text:style-name="P71"/>
      <text:p text:style-name="P94"><text:span text:style-name="T19"><text:s text:c="4"/></text:span><text:span text:style-name="T33">ILeg</text:span><text:span text:style-name="T19"> a_null_leg = </text:span><text:span text:style-name="T9">null</text:span><text:span text:style-name="T19">;</text:span></text:p>
      <text:p text:style-name="P94"><text:span text:style-name="T19"><text:s text:c="4"/></text:span><text:span text:style-name="T9">if</text:span><text:span text:style-name="T19"> (the_associated_leg_collection.Contains(a_null_leg))</text:span></text:p>
      <text:p text:style-name="P94"><text:span text:style-name="T19"><text:s text:c="7"/></text:span><text:span text:style-name="T9">throw</text:span><text:span text:style-name="T19"> </text:span><text:span text:style-name="T9">new</text:span><text:span text:style-name="T19"> </text:span><text:span text:style-name="T38">NoNullAllowedException</text:span><text:span text:style-name="T19">(</text:span></text:p>
      <text:p text:style-name="P94"><text:span text:style-name="T19"><text:s text:c="20"/></text:span><text:span text:style-name="T33">"The injected leg collection cannot contain null Leg elements."</text:span><text:span text:style-name="T19">);</text:span></text:p>
      <text:p text:style-name="P71"/>
      <text:p text:style-name="P94"><text:span text:style-name="T19"><text:s text:c="5"/></text:span><text:span text:style-name="T9">this</text:span><text:span text:style-name="T19">.underlying_leg_collection = the_associated_leg_collection;</text:span></text:p>
      <text:p text:style-name="P71">}</text:p>
      <text:p text:style-name="P2"/>
      <text:p text:style-name="P2">Puesto que, entre otras cosas, esto:</text:p>
      <text:p text:style-name="P2"/>
      <text:p text:style-name="P74">the_associated_leg_collection.Contains(a_null_leg)</text:p>
      <text:p text:style-name="P2"/>
      <text:p text:style-name="P2">se lee mucho mejor y ademas explica mucho mejor su intención que esto otro:</text:p>
      <text:p text:style-name="P2"/>
      <text:p text:style-name="P74">legs.Contains(null_leg)</text:p>
      <text:p text:style-name="P1"/>
      <text:p text:style-name="P2">De hecho,en nuestra opinión, con estos cambios, los comentarios sobran, ya que no aportan información extra:</text:p>
      <text:p text:style-name="P2"/>
      <text:p text:style-name="P87"><text:span text:style-name="T9">///</text:span><text:span text:style-name="T50"> </text:span><text:span text:style-name="T9">&lt;summary&gt;</text:span></text:p>
      <text:p text:style-name="P94"><text:span text:style-name="T9">///</text:span><text:span text:style-name="T50"> Constructor.</text:span></text:p>
      <text:p text:style-name="P94"><text:span text:style-name="T9">///</text:span><text:span text:style-name="T50"> </text:span><text:span text:style-name="T9">&lt;/summary&gt;</text:span></text:p>
      <text:p text:style-name="P94"><text:span text:style-name="T9">///</text:span><text:span text:style-name="T50"> </text:span><text:span text:style-name="T9">&lt;param name=</text:span><text:span text:style-name="T33">"the_associated_leg_collection"</text:span><text:span text:style-name="T9">&gt;</text:span><text:span text:style-name="T50">List of legs for this itinerary</text:span><text:span text:style-name="T9">&lt;/param&gt;</text:span></text:p>
      <text:p text:style-name="P2"/>
      <text:p text:style-name="P2">Deberíamos ejecutar la suite de BDD_Specs en este momento, para asegurarnos de que todo sigue en su sitio. De hecho si lo hacemos, veremos que fallan los relativos a los mensajes que lanzan las excepciones, ya que los acabamos de cambiar en el constructor pero no en los test:</text:p>
      <text:p text:style-name="P2"/>
      <text:p text:style-name="P80">(....)</text:p>
      <text:p text:style-name="P80"/>
      <text:p text:style-name="P80">Test 'should contain a custom error message' failed:</text:p>
      <text:p text:style-name="P84"><text:tab/>Machine.Specifications.SpecificationException: Should contain "The list of legs cannot be empty." but is "The injected leg collection cannot be empty.</text:p>
      <text:p text:style-name="P84">\nParameter name: the_associated_leg_collection"</text:p>
      <text:p text:style-name="P84"><text:tab/></text:p>
      <text:p text:style-name="P84">(....)</text:p>
      <text:p text:style-name="P84"/>
      <text:p text:style-name="P84">Test 'should contain a custom error message' failed:</text:p>
      <text:p text:style-name="P84"><text:tab/>Machine.Specifications.SpecificationException: Should contain "The legs list cannot contain null elements." but is "The injected leg collection cannot contain null Leg elements."</text:p>
      <text:p text:style-name="P84"><text:tab/></text:p>
      <text:p text:style-name="P84">(...)</text:p>
      <text:p text:style-name="P84"/>
      <text:p text:style-name="P84">123 passed, 2 failed, 0 skipped, took 2,02 seconds (Machine.Specifications 0.3.0).</text:p>
      <text:p text:style-name="P2"/>
      <text:p text:style-name="P2">Pero tiene fácil solución</text:p>
      <text:p text:style-name="P2"/>
      <text:p text:style-name="P2">Esto para el primer fallo:</text:p>
      <text:p text:style-name="P2"><text:soft-page-break/></text:p>
      <text:p text:style-name="P87"><text:span text:style-name="T33">It</text:span><text:span text:style-name="T19"> should_contain_a_custom_error_message = () =&gt;</text:span></text:p>
      <text:p text:style-name="P94"><text:span text:style-name="T19"><text:s text:c="3"/>exception.ShouldContainErrorMessage(</text:span><text:span text:style-name="T33">"The injected leg collection cannot be empty."</text:span><text:span text:style-name="T19">);</text:span></text:p>
      <text:p text:style-name="P2"/>
      <text:p text:style-name="P2">Esto para el segundo:</text:p>
      <text:p text:style-name="P2"/>
      <text:p text:style-name="P87"><text:span text:style-name="T33">It</text:span><text:span text:style-name="T19"> should_contain_a_custom_error_message = () =&gt;</text:span></text:p>
      <text:p text:style-name="P71"><text:s text:c="3"/>exception.ShouldContainErrorMessage(</text:p>
      <text:p text:style-name="P94"><text:span text:style-name="T19"><text:s text:c="16"/></text:span><text:span text:style-name="T33">"The injected leg collection cannot contain null Leg elements."</text:span><text:span text:style-name="T19">);</text:span></text:p>
      <text:p text:style-name="P2"/>
      <text:p text:style-name="P2">Y todo vuelve a funcionar:</text:p>
      <text:p text:style-name="P2"/>
      <text:p text:style-name="P80">125 passed, 0 failed, 0 skipped, took 1,98 seconds (Machine.Specifications 0.3.0).</text:p>
      <text:p text:style-name="P2"/>
      <text:p text:style-name="P2"/>
      <text:p text:style-name="P2">Por ultimo habría que destacar la imposibilidad de usar una DDD_Factory como solución para empaquetar las excepciones (esa fue la solución escogida para construir objetos DDD_Value_Object RouteSpecification), ya que al ser "Legacy Code" podría haber código que todavía usase el constructor directamente, lo que nos llevaría a un problema enorme ya que este código antiguo al crear un DDD_Value_Object Itinerary no comprobaría sus invariantes.</text:p>
      <text:p text:style-name="P2"/>
      <text:p text:style-name="P2"><text:span text:style-name="T47">Limpiando las BDD_Specs de los Escenarios imposibles</text:span>:</text:p>
      <text:p text:style-name="P2"/>
      <text:p text:style-name="P2">Antes de continuar deberíamos hacer una pequeña limpieza en los nombres (<text:span text:style-name="T48">Context</text:span>/Specification) de las BDD_Specs, ya que en estos momentos tenemos lo siguiente:</text:p>
      <text:p text:style-name="P2"/>
      <text:p text:style-name="P98">when_asked_for_the_final_arrival_date_with_a_non_empty_leg_collection_and_a_null_last_leg</text:p>
      <text:p text:style-name="P98">when_asked_for_the_final_arrival_unload_location_with_a_non_empty_leg_collection</text:p>
      <text:p text:style-name="P98">when_asked_for_the_initial_departure_load_location_with_a_non_empty_leg_collection</text:p>
      <text:p text:style-name="P2"/>
      <text:p text:style-name="P2">Pero para ninguno de esos tres existe una BDD_Spec complementaria, ya que al construir las BDD_Specs complementarias descubrimos que no hacían falta ya que había comprobaciones de mas en los métodos respectivos (escenarios imposibles). Por otro lado, esos escenarios complementarios tienen sus propias BDD_Specs cubriendo la creación vía constructor (las excepciones).</text:p>
      <text:p text:style-name="P2"/>
      <text:p text:style-name="P2">Así que, nos parece que tiene mucho mas sentido, respectivamente:</text:p>
      <text:p text:style-name="P2"/>
      <text:p text:style-name="P98">when_asked_for_the_final_arrival_date</text:p>
      <text:p text:style-name="P98">when_asked_for_the_final_arrival_unload_location</text:p>
      <text:p text:style-name="P98">when_asked_for_the_initial_departure_load_location</text:p>
      <text:p text:style-name="P2"/>
      <text:p text:style-name="P2">Renombramos y ejecutamos la suite de BDD_Specs.</text:p>
      <text:p text:style-name="P2"/>
      <text:p text:style-name="P2"><text:span text:style-name="T47">BDD_Spec Legacy Itinerary – Sobre la igualdad</text:span>:</text:p>
      <text:p text:style-name="P2"/>
      <text:p text:style-name="P2">Como siempre, empecemos por el "legacy code" que queremos probar:</text:p>
      <text:p text:style-name="P2"/>
      <text:p text:style-name="P87"><text:span text:style-name="T9">///</text:span><text:span text:style-name="T50"> </text:span><text:span text:style-name="T9">&lt;summary&gt;</text:span></text:p>
      <text:p text:style-name="P85">///</text:p>
      <text:p text:style-name="P94"><text:span text:style-name="T9">///</text:span><text:span text:style-name="T50"> </text:span><text:span text:style-name="T9">&lt;/summary&gt;</text:span></text:p>
      <text:p text:style-name="P94"><text:span text:style-name="T9">///</text:span><text:span text:style-name="T50"> </text:span><text:span text:style-name="T9">&lt;param name=</text:span><text:span text:style-name="T33">"the_other_itinerary"</text:span><text:span text:style-name="T9">&gt;</text:span><text:span text:style-name="T50">Itinerary to compare</text:span><text:span text:style-name="T9">&lt;/param&gt;</text:span></text:p>
      <text:p text:style-name="P94"><text:span text:style-name="T9">///</text:span><text:span text:style-name="T50"> </text:span><text:span text:style-name="T9">&lt;returns&gt;</text:span><text:span text:style-name="T50">true</text:span><text:span text:style-name="T50"> if the legs in this and the other itinerary are all equal.</text:span><text:span text:style-name="T9">&lt;/returns&gt;</text:span></text:p>
      <text:p text:style-name="P94"><text:span text:style-name="T9">public</text:span><text:span text:style-name="T19"> </text:span><text:span text:style-name="T9">bool</text:span><text:span text:style-name="T19"> has_the_same_value_as(</text:span><text:span text:style-name="T33">IItinerary</text:span><text:span text:style-name="T19"> the_other_itinerary)</text:span></text:p>
      <text:p text:style-name="P71">{</text:p>
      <text:p text:style-name="P94"><text:span text:style-name="T19"><text:s text:c="4"/></text:span><text:span text:style-name="T9">return</text:span><text:span text:style-name="T19"> the_other_itinerary != </text:span><text:span text:style-name="T9">null</text:span><text:span text:style-name="T19"> &amp;&amp;</text:span></text:p>
      <text:p text:style-name="P71"><text:s text:c="11"/>underlying_leg_collection.Equals(the_other_itinerary.legs());</text:p>
      <text:p text:style-name="P71">}</text:p>
      <text:p text:style-name="P2"/>
      <text:p text:style-name="P2">Por una vez los comentarios resultan interesantes:</text:p>
      <text:p text:style-name="P2"><text:soft-page-break/></text:p>
      <text:p text:style-name="P88"><text:span text:style-name="T9">&lt;returns&gt;</text:span><text:span text:style-name="T50">true if the legs in this and the other itinerary are all equal.</text:span><text:span text:style-name="T9">&lt;/returns&gt;</text:span></text:p>
      <text:p text:style-name="P2"/>
      <text:p text:style-name="P2">A saber, para que dos DDD_Value_Object Itineraries tengan el mismo valor, necesariamente, la colección interna de DDD_Value_Objects ILegs deben tener el mismo valor.</text:p>
      <text:p text:style-name="P2"/>
      <text:p text:style-name="P2">Es un caso claro de delegación, pues es la propia igualdad entre las colecciones la que determina la si dos DDD_Value_Object Itineraries tienen el mismo valor.</text:p>
      <text:p text:style-name="P2"/>
      <text:p text:style-name="P2">A mayores, y para evitar comportamiento indeseado, si el itinerario que le inyectamos es null, evidentemente su colección de ILegs es null también, así que no pueden tener el mismo valor.</text:p>
      <text:p text:style-name="P2"/>
      <text:p text:style-name="P2">Por lo tanto, parece que estamos ante tres ramas:</text:p>
      <text:p text:style-name="P2"/>
      <text:list xml:id="list29499029" text:style-name="L29">
        <text:list-item>
          <text:p text:style-name="P31">RAMA 1: El Itinerary inyectado es null.</text:p>
        </text:list-item>
        <text:list-item>
          <text:p text:style-name="P31">RAMA 2: El Itinerary inyectado cumple la igualdad con respecto la colección de ILegs</text:p>
        </text:list-item>
        <text:list-item>
          <text:p text:style-name="P31">RAMA 3: El Itinerary inyectado no cumple la igualdad con respecto la colección de ILegs</text:p>
        </text:list-item>
      </text:list>
      <text:p text:style-name="P2"/>
      <text:p text:style-name="P2">La RAMA 2 es el "Happy Day Scenario".</text:p>
      <text:p text:style-name="P2"/>
      <text:p text:style-name="P2">Ya sabemos o que tenemos que hacer.</text:p>
      <text:p text:style-name="P2"/>
      <text:p text:style-name="P2"><text:span text:style-name="T47">BDD_Spec Legacy Itinerary – Sobre la igualdad – When asked if two itineraries with the same leg collection have the same value</text:span><text:span text:style-name="T2">:</text:span></text:p>
      <text:p text:style-name="P2"/>
      <text:p text:style-name="P2">Pretendemos testar esto:</text:p>
      <text:p text:style-name="P2"/>
      <text:p text:style-name="P94"><text:span text:style-name="T9">public</text:span><text:span text:style-name="T19"> </text:span><text:span text:style-name="T9">bool</text:span><text:span text:style-name="T19"> has_the_same_value_as(</text:span><text:span text:style-name="T33">IItinerary</text:span><text:span text:style-name="T19"> the_other_itinerary)</text:span></text:p>
      <text:p text:style-name="P71">{</text:p>
      <text:p text:style-name="P94"><text:span text:style-name="T19"><text:s text:c="4"/></text:span><text:span text:style-name="T9">return</text:span><text:span text:style-name="T19"> underlying_leg_collection.Equals(the_other_itinerary.legs());</text:span></text:p>
      <text:p text:style-name="P79">}</text:p>
      <text:p text:style-name="P2"/>
      <text:p text:style-name="P2">Y de ese código, únicamente cuando el valor devuelto es true.</text:p>
      <text:p text:style-name="P2"/>
      <text:p text:style-name="P2">Parece relativamente sencillo crear una BDD_Spec, ya que con dos aserciones bastarían:</text:p>
      <text:p text:style-name="P2"/>
      <text:list xml:id="list29488314" text:style-name="L30">
        <text:list-item>
          <text:p text:style-name="P32">Comprobar que el método equals es invocado en la colección de ILegs</text:p>
        </text:list-item>
        <text:list-item>
          <text:p text:style-name="P32">Comprobar que el resultado es true.</text:p>
        </text:list-item>
      </text:list>
      <text:p text:style-name="P2"/>
      <text:p text:style-name="P2">El problema viene a la hora de realizar la aserción mockista, ya que, pese a lo que podríamos pensar, no es tan fácil mockar la llamada a equals.</text:p>
      <text:p text:style-name="P2"/>
      <text:p text:style-name="P2">Si nos fijamos, hasta el momento, en todas las BDD_Specs de Itinerary, hemos creado:</text:p>
      <text:p text:style-name="P2"/>
      <text:p text:style-name="P94"><text:span text:style-name="T25">the_collection_of_legs = </text:span><text:span text:style-name="T13">new</text:span><text:span text:style-name="T25"> </text:span><text:span text:style-name="T41">List</text:span><text:span text:style-name="T25">&lt;</text:span><text:span text:style-name="T35">ILeg</text:span><text:span text:style-name="T25">&gt;();</text:span></text:p>
      <text:p text:style-name="P2"/>
      <text:p text:style-name="P2">Es decir, la colección de ILegs, es real, no esta mockada.</text:p>
      <text:p text:style-name="P2"/>
      <text:p text:style-name="P2">Podríamos intentar algo como:</text:p>
      <text:p text:style-name="P2"/>
      <text:p text:style-name="P93"><text:span text:style-name="T25">the_collection_of_legs = the_dependency&lt;</text:span><text:span text:style-name="T35">IList</text:span><text:span text:style-name="T25">&lt;</text:span><text:span text:style-name="T35">ILeg</text:span><text:span text:style-name="T25">&gt;&gt;();</text:span></text:p>
      <text:p text:style-name="P2"/>
      <text:p text:style-name="P2">y a continuación establecer el comportamiento esperado:</text:p>
      <text:p text:style-name="P2"/>
      <text:p text:style-name="P73">the_collection_of_legs</text:p>
      <text:p text:style-name="P71"><text:s text:c="3"/>.Stub(x =&gt; x.Equals(the_itinerary_with_same_leg_collection.legs()))</text:p>
      <text:p text:style-name="P94"><text:span text:style-name="T19"><text:s text:c="3"/>.Return(</text:span><text:span text:style-name="T9">true</text:span><text:span text:style-name="T19">);</text:span></text:p>
      <text:p text:style-name="P2"/>
      <text:p text:style-name="P63"><text:span text:style-name="T2">Pero aun así no conseguiríamos lo que buscamos ya que IList&lt;T&gt; expone la siguiente </text:span><text:soft-page-break/><text:span text:style-name="T2">funcionalidad propia:</text:span></text:p>
      <text:p text:style-name="P2"/>
      <text:list xml:id="list29495105" text:style-name="L31">
        <text:list-item>
          <text:p text:style-name="P33">IndexOf(T item)</text:p>
        </text:list-item>
        <text:list-item>
          <text:p text:style-name="P33">Insert(int index, T item)</text:p>
        </text:list-item>
        <text:list-item>
          <text:p text:style-name="P33">RemoveAt(int index)</text:p>
        </text:list-item>
        <text:list-item>
          <text:p text:style-name="P33">this[int index] {get; set;}</text:p>
        </text:list-item>
      </text:list>
      <text:p text:style-name="P2"/>
      <text:p text:style-name="P2">Y hereda funcionalidad de:</text:p>
      <text:p text:style-name="P2"/>
      <text:list xml:id="list29476347" text:style-name="L32">
        <text:list-item>
          <text:p text:style-name="P34">IEnumerable:</text:p>
          <text:list>
            <text:list-item>
              <text:p text:style-name="P34">GetEnumerator()</text:p>
            </text:list-item>
          </text:list>
        </text:list-item>
        <text:list-item>
          <text:p text:style-name="P34">IEnumerable&lt;T&gt;</text:p>
          <text:list>
            <text:list-item>
              <text:p text:style-name="P34">GetEnumerator&lt;T&gt;</text:p>
            </text:list-item>
          </text:list>
        </text:list-item>
        <text:list-item>
          <text:p text:style-name="P34">ICollection&lt;T&gt;</text:p>
          <text:list>
            <text:list-item>
              <text:p text:style-name="P34">Add(T item)</text:p>
            </text:list-item>
            <text:list-item>
              <text:p text:style-name="P34">Clear()</text:p>
            </text:list-item>
            <text:list-item>
              <text:p text:style-name="P34">Contains(T item)</text:p>
            </text:list-item>
            <text:list-item>
              <text:p text:style-name="P34">CopyTo(T[] array, int arrayIndex)</text:p>
            </text:list-item>
            <text:list-item>
              <text:p text:style-name="P34">Remove(T item)</text:p>
            </text:list-item>
            <text:list-item>
              <text:p text:style-name="P34">Count {get;}</text:p>
            </text:list-item>
            <text:list-item>
              <text:p text:style-name="P34">IsReadOnly {get;}</text:p>
            </text:list-item>
          </text:list>
        </text:list-item>
      </text:list>
      <text:p text:style-name="P2"/>
      <text:p text:style-name="P2">Ni rastro del Equals (que viene heredado vía la clase base Object).</text:p>
      <text:p text:style-name="P2"/>
      <text:p text:style-name="P2">Así que un mock, no nos solucionaría nada, ya que no podemos mockar la llamada a equals.</text:p>
      <text:p text:style-name="P2"/>
      <text:p text:style-name="P2">No nos vamos a extender mas en esto y vamos a seguir un paradigma inspirado en el TDD tradicional para comprobar la segunda aserción</text:p>
      <text:p text:style-name="P2"/>
      <text:p text:style-name="P2">El bloque IT (Assert) es trivial, basta con comprobar que el resultado sea true:</text:p>
      <text:p text:style-name="P2"/>
      <text:p text:style-name="P93"><text:span text:style-name="T35">It</text:span><text:span text:style-name="T25"> should_confirm_they_have_the_same_value = () =&gt; result.ShouldBeTrue();</text:span></text:p>
      <text:p text:style-name="P71"><text:s text:c="8"/></text:p>
      <text:p text:style-name="P94"><text:span text:style-name="T9">static</text:span><text:span text:style-name="T19"> </text:span><text:span text:style-name="T9">bool</text:span><text:span text:style-name="T19"> result;</text:span></text:p>
      <text:p text:style-name="P2"/>
      <text:p text:style-name="P2">El bloque BECAUSE (Act) tampoco reviste mayor dificultad, simplemente invocamos el método adecuado en el SUT:</text:p>
      <text:p text:style-name="P2"/>
      <text:p text:style-name="P87"><text:span text:style-name="T33">Because</text:span><text:span text:style-name="T19"> of = () =&gt; </text:span></text:p>
      <text:p text:style-name="P73"><text:s text:c="3"/>result = sut.has_the_same_value_as(the_itinerary_with_same_leg_collection);</text:p>
      <text:p text:style-name="P71"/>
      <text:p text:style-name="P94"><text:span text:style-name="T33">It</text:span><text:span text:style-name="T19"> should_confirm_they_have_the_same_value = () =&gt; result.ShouldBeTrue();</text:span></text:p>
      <text:p text:style-name="P71"><text:s text:c="8"/></text:p>
      <text:p text:style-name="P94"><text:span text:style-name="T9">static</text:span><text:span text:style-name="T19"> </text:span><text:span text:style-name="T9">bool</text:span><text:span text:style-name="T19"> result;</text:span></text:p>
      <text:p text:style-name="P94"><text:span text:style-name="T9">static</text:span><text:span text:style-name="T19"> </text:span><text:span text:style-name="T33">IItinerary</text:span><text:span text:style-name="T19"> the_itinerary_with_same_leg_collection;</text:span></text:p>
      <text:p text:style-name="P67"/>
      <text:p text:style-name="P2">El bloque ESTABLISH (Arrange) únicamente debe establecer las condiciones en las que se va a desarrollar la BDD_Spec. En este caso, necesita crear dos DDD_Value_Objects Itineraries que compartan la misma colección de ILegs:</text:p>
      <text:p text:style-name="P2"/>
      <text:p text:style-name="P87"><text:span text:style-name="T33">Establish</text:span><text:span text:style-name="T19"> context = () =&gt;</text:span></text:p>
      <text:p text:style-name="P71">{</text:p>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last_leg);</text:p>
      <text:p text:style-name="P71"/>
      <text:p text:style-name="P94"><text:span text:style-name="T19"><text:s text:c="4"/>the_itinerary_with_same_leg_collection = </text:span><text:span text:style-name="T9">new</text:span><text:span text:style-name="T19"> </text:span><text:span text:style-name="T38">Itinerary</text:span><text:span text:style-name="T19">(the_collection_of_legs);</text:span></text:p>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2"><text:soft-page-break/></text:p>
      <text:p text:style-name="P2">Es decir:</text:p>
      <text:p text:style-name="P2"/>
      <text:list xml:id="list29472592" text:style-name="L33">
        <text:list-item>
          <text:p text:style-name="P35">La colección de ILegs es real.</text:p>
        </text:list-item>
        <text:list-item>
          <text:p text:style-name="P35">Los ILegs que conforman la colección son Stubs (no vamos a establecer condiciones sobre ellos, solo queremos que "existan").</text:p>
        </text:list-item>
        <text:list-item>
          <text:p text:style-name="P35">Construimos ambos Itineraries con la misma colección de ILegs</text:p>
        </text:list-item>
      </text:list>
      <text:p text:style-name="P2"/>
      <text:p text:style-name="P2">Ya hemos manejado contextos mucho mas complejos.</text:p>
      <text:p text:style-name="P2"/>
      <text:p text:style-name="P2">Por lo tanto la BDD_Spec seria:</text:p>
      <text:p text:style-name="P2"/>
      <text:p text:style-name="P80">When asked if two itineraries with the same leg collection have the same value</text:p>
      <text:p text:style-name="P84">» It should confirm they have the same value.</text:p>
      <text:p text:style-name="P2"/>
      <text:p text:style-name="P2">Y el código completo (esta vez mas necesario que nunca ya que hemos omitido toda la parte del "código rojo", que ya deberías tener clara a estas alturas):</text:p>
      <text:p text:style-name="P2"/>
      <text:p text:style-name="P87"><text:span text:style-name="T9">public</text:span><text:span text:style-name="T19"> </text:span><text:span text:style-name="T9">class</text:span><text:span text:style-name="T19"> </text:span><text:span text:style-name="T38">when_asked_if_two_itineraries_with_the_same_leg_collection_have_the_same_value</text:span><text:span text:style-name="T19"> : </text:span></text:p>
      <text:p text:style-name="P98">concern_for_itinerary</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94"><text:span text:style-name="T19"><text:s text:c="8"/>the_itinerary_with_same_leg_collection = </text:span><text:span text:style-name="T9">new</text:span><text:span text:style-name="T19"> </text:span><text:span text:style-name="T38">Itinerary</text:span><text:span text:style-name="T19">(the_collection_of_legs);</text:span></text:p>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text:span></text:p>
      <text:p text:style-name="P71"><text:s text:c="7"/>result = sut.has_the_same_value_as(the_itinerary_with_same_leg_collection);</text:p>
      <text:p text:style-name="P71"/>
      <text:p text:style-name="P94"><text:span text:style-name="T19"><text:s text:c="4"/></text:span><text:span text:style-name="T33">It</text:span><text:span text:style-name="T19"> should_confirm_they_have_the_same_value = () =&gt; result.ShouldBeTrue();</text:span></text:p>
      <text:p text:style-name="P71"><text:s text:c="8"/></text:p>
      <text:p text:style-name="P94"><text:span text:style-name="T19"><text:s text:c="4"/></text:span><text:span text:style-name="T9">static</text:span><text:span text:style-name="T19"> </text:span><text:span text:style-name="T9">bool</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Itinerary</text:span><text:span text:style-name="T19"> the_itinerary_with_same_leg_collection;</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text:span></text:p>
      <text:p text:style-name="P71">}</text:p>
      <text:p text:style-name="P2"/>
      <text:p text:style-name="P2">Destacar que volvemos a heredar de la clase base abstracta concern_for_itinerary de forma que volvemos a tener el SUT a nuestra disposición</text:p>
      <text:p text:style-name="P2"/>
      <text:p text:style-name="P2">Tenemos que hacer que la aserción falle, primeramente.</text:p>
      <text:p text:style-name="P2"/>
      <text:p text:style-name="P2">Para ello basta con invertir el sentido de la misma:</text:p>
      <text:p text:style-name="P2"/>
      <text:p text:style-name="P74">result.ShouldBeFalse();</text:p>
      <text:p text:style-name="P2"/>
      <text:p text:style-name="P2">Ejecutamos:</text:p>
      <text:p text:style-name="P2"/>
      <text:p text:style-name="P80">------ Test started: Assembly: dddsample.specs.dll ------</text:p>
      <text:p text:style-name="P84"/>
      <text:p text:style-name="P84">when asked if two itineraries with the same leg collection have the same value</text:p>
      <text:p text:style-name="P84">» should confirm they have the same value (FAIL)</text:p>
      <text:p text:style-name="P84"/>
      <text:p text:style-name="P84"><text:soft-page-break/>Test 'should confirm they have the same value' failed:</text:p>
      <text:p text:style-name="P84"><text:tab/>Machine.Specifications.SpecificationException: Should be [false] but is [true]</text:p>
      <text:p text:style-name="P84"/>
      <text:p text:style-name="P84">(....)</text:p>
      <text:p text:style-name="P84"/>
      <text:p text:style-name="P84">0 passed, 1 failed, 0 skipped, took 1,42 seconds (Machine.Specifications 0.3.0).</text:p>
      <text:p text:style-name="P68"/>
      <text:p text:style-name="P2">Empezamos con buen pie esta BDD_Spec. Mas claro imposible:</text:p>
      <text:p text:style-name="P2"/>
      <text:p text:style-name="P81">Should be [false] but is [true]</text:p>
      <text:p text:style-name="P2"/>
      <text:p text:style-name="P2">Volvemos a invertir el sentido de nuestra aserción a su valor original y:</text:p>
      <text:p text:style-name="P2"/>
      <text:p text:style-name="P80">------ Test started: Assembly: dddsample.specs.dll ------</text:p>
      <text:p text:style-name="P84"/>
      <text:p text:style-name="P84">when asked if two itineraries with the same leg collection have the same value</text:p>
      <text:p text:style-name="P84">» should confirm they have the same value</text:p>
      <text:p text:style-name="P84"/>
      <text:p text:style-name="P84"/>
      <text:p text:style-name="P84">1 passed, 0 failed, 0 skipped, took 0,74 seconds (Machine.Specifications 0.3.0).</text:p>
      <text:p text:style-name="P2"/>
      <text:p text:style-name="P2">Ya lo tenemos.</text:p>
      <text:p text:style-name="P2"/>
      <text:p text:style-name="P2">Vamos con la siguiente RAMA.</text:p>
      <text:p text:style-name="P2"/>
      <text:p text:style-name="P2"><text:span text:style-name="T47">BDD_Spec Legacy Itinerary – Sobre la igualdad – When asked if two itineraries with different leg collection have the same value</text:span>:</text:p>
      <text:p text:style-name="P2"/>
      <text:p text:style-name="P2">Correspondería a la RAMA 3 del análisis previo, y probaríamos el mismo código que en la BDD_Spec anterior, pero buscando que el valor devuelto sea false:</text:p>
      <text:p text:style-name="P2"/>
      <text:p text:style-name="P94"><text:span text:style-name="T9">public</text:span><text:span text:style-name="T19"> </text:span><text:span text:style-name="T9">bool</text:span><text:span text:style-name="T19"> has_the_same_value_as(</text:span><text:span text:style-name="T33">IItinerary</text:span><text:span text:style-name="T19"> the_other_itinerary)</text:span></text:p>
      <text:p text:style-name="P71">{</text:p>
      <text:p text:style-name="P94"><text:span text:style-name="T19"><text:s text:c="4"/></text:span><text:span text:style-name="T9">return</text:span><text:span text:style-name="T19"> underlying_leg_collection.Equals(the_other_itinerary.legs());</text:span></text:p>
      <text:p text:style-name="P79">}</text:p>
      <text:p text:style-name="P2"/>
      <text:p text:style-name="P2">El planteamiento es el mismo que en la BDD_Spec del "Happy Day Scenario".</text:p>
      <text:p text:style-name="P2"/>
      <text:p text:style-name="P2">La BDD_Spec:</text:p>
      <text:p text:style-name="P2"/>
      <text:p text:style-name="P84">When asked if two itineraries with different leg collection have the same value</text:p>
      <text:p text:style-name="P80">» It should confirm they have different value.</text:p>
      <text:p text:style-name="P2"/>
      <text:p text:style-name="P2">Y su código:</text:p>
      <text:p text:style-name="P2"/>
      <text:p text:style-name="P87"><text:span text:style-name="T9">public</text:span><text:span text:style-name="T19"> </text:span><text:span text:style-name="T9">class</text:span><text:span text:style-name="T19"> </text:span><text:span text:style-name="T38">when_asked_if_two_itineraries_with_different_leg_collection_have_the_same_value</text:span><text:span text:style-name="T19"> : </text:span></text:p>
      <text:p text:style-name="P98">concern_for_itinerary</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
      <text:p text:style-name="P94"><text:span text:style-name="T19"><text:s text:c="8"/>the_alternativ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alternative_first_leg = an&lt;</text:span><text:span text:style-name="T33">ILeg</text:span><text:span text:style-name="T19">&gt;();</text:span></text:p>
      <text:p text:style-name="P94"><text:span text:style-name="T19"><text:s text:c="8"/>the_alternative_last_leg = an&lt;</text:span><text:span text:style-name="T33">ILeg</text:span><text:span text:style-name="T19">&gt;();</text:span></text:p>
      <text:p text:style-name="P71"><text:s text:c="8"/>the_alternative_collection_of_legs.Add(the_alternative_first_leg);</text:p>
      <text:p text:style-name="P71"><text:soft-page-break/><text:s text:c="8"/>the_alternative_collection_of_legs.Add(the_alternative_last_leg);</text:p>
      <text:p text:style-name="P71"/>
      <text:p text:style-name="P71"><text:s text:c="8"/>the_itinerary_with_different_leg_collection = </text:p>
      <text:p text:style-name="P94"><text:span text:style-name="T19"><text:s text:c="11"/></text:span><text:span text:style-name="T9">new</text:span><text:span text:style-name="T19"> </text:span><text:span text:style-name="T38">Itinerary</text:span><text:span text:style-name="T19">(the_alternative_collection_of_legs); <text:s text:c="11"/></text:span></text:p>
      <text:p text:style-name="P71"><text:s text:c="4"/>};</text:p>
      <text:p text:style-name="P71"/>
      <text:p text:style-name="P94"><text:span text:style-name="T19"><text:s text:c="4"/></text:span><text:span text:style-name="T33">Because</text:span><text:span text:style-name="T19"> of = () =&gt; </text:span></text:p>
      <text:p text:style-name="P71"><text:s text:c="7"/>result = sut.has_the_same_value_as(the_itinerary_with_different_leg_collection);</text:p>
      <text:p text:style-name="P71"/>
      <text:p text:style-name="P94"><text:span text:style-name="T19"><text:s text:c="4"/></text:span><text:span text:style-name="T33">It</text:span><text:span text:style-name="T19"> should_confirm_they_have_different_value = () =&gt; result.ShouldBeFalse();</text:span></text:p>
      <text:p text:style-name="P71"/>
      <text:p text:style-name="P94"><text:span text:style-name="T19"><text:s text:c="4"/></text:span><text:span text:style-name="T9">static</text:span><text:span text:style-name="T19"> </text:span><text:span text:style-name="T9">bool</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text:span></text:p>
      <text:p text:style-name="P94"><text:span text:style-name="T19"><text:s text:c="4"/></text:span><text:span text:style-name="T9">static</text:span><text:span text:style-name="T19"> </text:span><text:span text:style-name="T33">IItinerary</text:span><text:span text:style-name="T19"> the_itinerary_with_different_leg_collection;</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alternative_collection_of_legs;</text:span></text:p>
      <text:p text:style-name="P94"><text:span text:style-name="T19"><text:s text:c="4"/></text:span><text:span text:style-name="T9">static</text:span><text:span text:style-name="T19"> </text:span><text:span text:style-name="T33">ILeg</text:span><text:span text:style-name="T19"> the_alternative_first_leg;</text:span></text:p>
      <text:p text:style-name="P94"><text:span text:style-name="T19"><text:s text:c="4"/></text:span><text:span text:style-name="T9">static</text:span><text:span text:style-name="T19"> </text:span><text:span text:style-name="T33">ILeg</text:span><text:span text:style-name="T19"> the_alternative_last_leg;</text:span></text:p>
      <text:p text:style-name="P71">}</text:p>
      <text:p text:style-name="P2"/>
      <text:p text:style-name="P2">Consideraciones:</text:p>
      <text:p text:style-name="P2"/>
      <text:list xml:id="list29485439" text:style-name="L34">
        <text:list-item>
          <text:p text:style-name="P36">En el bloque ESTABLISH creamos las dos listas de ILegs y se las inyectamos a los Itineraries.</text:p>
        </text:list-item>
        <text:list-item>
          <text:p text:style-name="P36">En el bloque IT esperamos que se confirme que son diferentes.</text:p>
        </text:list-item>
      </text:list>
      <text:p text:style-name="P2"/>
      <text:p text:style-name="P2">Y ahí se acaban las diferencias.</text:p>
      <text:p text:style-name="P2"/>
      <text:p text:style-name="P2">Si procedemos con nuestra rutina habitual:</text:p>
      <text:p text:style-name="P2"/>
      <text:list xml:id="list29502571" text:style-name="L35">
        <text:list-item>
          <text:p text:style-name="P37">Invertir el sentido de las aserciones para obtener el fallo significativo.</text:p>
        </text:list-item>
        <text:list-item>
          <text:p text:style-name="P37">Con las aserciones en su sentido original pasamos el test.</text:p>
        </text:list-item>
      </text:list>
      <text:p text:style-name="P2"/>
      <text:p text:style-name="P2">Nos encontraremos con:</text:p>
      <text:p text:style-name="P2"/>
      <text:p text:style-name="P83">------ Test started: Assembly: dddsample.specs.dll ------</text:p>
      <text:p text:style-name="P84"/>
      <text:p text:style-name="P84">when asked if two itineraries with different leg collection have the same value</text:p>
      <text:p text:style-name="P84">» should confirm they have different value</text:p>
      <text:p text:style-name="P84"/>
      <text:p text:style-name="P84"/>
      <text:p text:style-name="P84">1 passed, 0 failed, 0 skipped, took 0,78 seconds (Machine.Specifications 0.3.0).</text:p>
      <text:p text:style-name="P2"/>
      <text:p text:style-name="P2">Vamos con la ultima RAMA.</text:p>
      <text:p text:style-name="P2"/>
      <text:p text:style-name="P2"><text:span text:style-name="T47">BDD_Spec Legacy Itinerary – Sobre la igualdad – When asked if a null itinerary has the same value as any other itinerary</text:span>:</text:p>
      <text:p text:style-name="P2"/>
      <text:p text:style-name="P2">En esta ultima BDD_Spec, vamos a comprobar como si inyectamos un Itinerary nulo, obtenemos que la comparación es falsa.</text:p>
      <text:p text:style-name="P2"/>
      <text:p text:style-name="P2">Esta es la parte del código que vamos a testar:</text:p>
      <text:p text:style-name="P2"/>
      <text:p text:style-name="P94"><text:span text:style-name="T9">public</text:span><text:span text:style-name="T19"> </text:span><text:span text:style-name="T9">bool</text:span><text:span text:style-name="T19"> has_the_same_value_as(</text:span><text:span text:style-name="T33">IItinerary</text:span><text:span text:style-name="T19"> the_other_itinerary)</text:span></text:p>
      <text:p text:style-name="P71">{</text:p>
      <text:p text:style-name="P94"><text:span text:style-name="T19"><text:s text:c="4"/></text:span><text:span text:style-name="T9">return</text:span><text:span text:style-name="T19"> the_other_itinerary != </text:span><text:span text:style-name="T9">null</text:span><text:span text:style-name="T19">;</text:span></text:p>
      <text:p text:style-name="P74">}</text:p>
      <text:p text:style-name="P2"/>
      <text:p text:style-name="P2">La BDD_Spec es muy similar a las dos anteriores.</text:p>
      <text:p text:style-name="P2"/>
      <text:p text:style-name="P2">En código:</text:p>
      <text:p text:style-name="P2"><text:soft-page-break/></text:p>
      <text:p text:style-name="P87"><text:span text:style-name="T9">public</text:span><text:span text:style-name="T19"> </text:span><text:span text:style-name="T9">class</text:span><text:span text:style-name="T19"> </text:span><text:span text:style-name="T38">when_asked_if_a_null_itinerary_has_the_same_value_as_any_other_itinerary</text:span><text:span text:style-name="T19"> : </text:span></text:p>
      <text:p text:style-name="P87"><text:span text:style-name="T19"><text:s text:c="13"/></text:span><text:span text:style-name="T38">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94"><text:span text:style-name="T19"><text:s text:c="8"/>the_last_leg = an&lt;</text:span><text:span text:style-name="T33">ILeg</text:span><text:span text:style-name="T19">&gt;();</text:span></text:p>
      <text:p text:style-name="P71"><text:s text:c="8"/>the_collection_of_legs.Add(the_first_leg);</text:p>
      <text:p text:style-name="P71"><text:s text:c="8"/>the_collection_of_legs.Add(the_last_leg);</text:p>
      <text:p text:style-name="P71"/>
      <text:p text:style-name="P94"><text:span text:style-name="T19"><text:s text:c="8"/>a_null_itinerary = </text:span><text:span text:style-name="T9">null</text:span><text:span text:style-name="T19">;</text:span></text:p>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has_the_same_value_as(a_null_itinerary);</text:span></text:p>
      <text:p text:style-name="P71"/>
      <text:p text:style-name="P94"><text:span text:style-name="T19"><text:s text:c="4"/></text:span><text:span text:style-name="T33">It</text:span><text:span text:style-name="T19"> should_confirm_they_have_different_value = () =&gt; result.ShouldBeFalse();</text:span></text:p>
      <text:p text:style-name="P71"/>
      <text:p text:style-name="P94"><text:span text:style-name="T19"><text:s text:c="4"/></text:span><text:span text:style-name="T9">static</text:span><text:span text:style-name="T19"> </text:span><text:span text:style-name="T9">bool</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Itinerary</text:span><text:span text:style-name="T19"> a_null_itinerary;</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eg</text:span><text:span text:style-name="T19"> the_last_leg;</text:span></text:p>
      <text:p text:style-name="P71">}</text:p>
      <text:p text:style-name="P2"/>
      <text:p text:style-name="P2">Y definida formalmente:</text:p>
      <text:p text:style-name="P2"/>
      <text:p text:style-name="P84">When asked if a null itinerary has the same value as any other itinerary</text:p>
      <text:p text:style-name="P84">» It should confirm they have different value.</text:p>
      <text:p text:style-name="P2"/>
      <text:p text:style-name="P2">Si sigues los pasos ya de sobra conocidos, llegas a:</text:p>
      <text:p text:style-name="P2"/>
      <text:p text:style-name="P80">------ Test started: Assembly: dddsample.specs.dll ------</text:p>
      <text:p text:style-name="P82"/>
      <text:p text:style-name="P82">when asked if a null itinerary has the same value as any other itinerary</text:p>
      <text:p text:style-name="P82">» should confirm they have different value</text:p>
      <text:p text:style-name="P82"/>
      <text:p text:style-name="P82"/>
      <text:p text:style-name="P82">1 passed, 0 failed, 0 skipped, took 0,58 seconds (Machine.Specifications 0.3.0).</text:p>
      <text:p text:style-name="P2"/>
      <text:p text:style-name="P2"/>
      <text:p text:style-name="P2"><text:span text:style-name="T47">BDD_Spec Legacy Itinerary – Sobre la igualdad – Consideraciones Finales</text:span>:</text:p>
      <text:p text:style-name="P2"/>
      <text:p text:style-name="P2">Esta serie de BDD_Specs son muy interesantes ya que el entorno nos obliga a cambiar nuestra habitual perspectiva basada en el TDD mockista por una basada en el TDD Tradicional y comprobamos como las herramientas BDD utilizadas, salvan el escollo sin ningún problema. </text:p>
      <text:p text:style-name="P2"/>
      <text:p text:style-name="P2"/>
      <text:p text:style-name="P2"><text:span text:style-name="T47">BDD_Spec Legacy Itinerary – When asked for the itinerary hash code</text:span>:</text:p>
      <text:p text:style-name="P2"/>
      <text:p text:style-name="P2">Con esta BDD_Spec ocurre algo parecido a lo que ocurría en las BDD_Specs "sobre la igualdad" anteriores.</text:p>
      <text:p text:style-name="P2"/>
      <text:p text:style-name="P2">Consideremos el código que queremos testar:</text:p>
      <text:p text:style-name="P2"/>
      <text:p text:style-name="P87"><text:span text:style-name="T9">public</text:span><text:span text:style-name="T19"> </text:span><text:span text:style-name="T9">override</text:span><text:span text:style-name="T19"> </text:span><text:span text:style-name="T9">int</text:span><text:span text:style-name="T19"> GetHashCode()</text:span></text:p>
      <text:p text:style-name="P71">{</text:p>
      <text:p text:style-name="P94"><text:span text:style-name="T19"><text:s text:c="4"/></text:span><text:span text:style-name="T9">return</text:span><text:span text:style-name="T19"> underlying_leg_collection.GetHashCode();</text:span></text:p>
      <text:p text:style-name="P71">}</text:p>
      <text:p text:style-name="P2"><text:soft-page-break/></text:p>
      <text:p text:style-name="P2">Lo mas sencillo seria simplemente establecer un mock para la colección de ILegs que supiese si se produce una llamada a GetHashCode(), pero el caso de GetHashCode es el mismo que el de Equals() en las BDD_Specs anteriores, no pertenece a IList&lt;T&gt;.</text:p>
      <text:p text:style-name="P2"/>
      <text:p text:style-name="P2">Sin repetirnos en el razonamiento, ya que todo lo que discutimos para las BDD_Specs "sobre la igualdad" es aplicable aquí, vamos a tomar esta vez, dos caminos distintos:</text:p>
      <text:p text:style-name="P2"/>
      <text:list xml:id="list29479811" text:style-name="L36">
        <text:list-item>
          <text:p text:style-name="P38">Directo. Comprobamos que el valor devuelto es el que buscábamos (TDD Tradicional).</text:p>
        </text:list-item>
        <text:list-item>
          <text:p text:style-name="P38">Indirecto. Como no podemos mockar lo que queremos, vamos a mostrar una forma indirecta de testar estos casos, si bien no es la que mas sentido tiene aquí Consiste en comprobar que el método devuelve el Tipo adecuado.</text:p>
        </text:list-item>
      </text:list>
      <text:p text:style-name="P2"/>
      <text:p text:style-name="P2">Vamos a empezar por la tercera A (Assert):</text:p>
      <text:p text:style-name="P2"/>
      <text:p text:style-name="P94"><text:span text:style-name="T33">It</text:span><text:span text:style-name="T19"> should_calculate_the_hash_code = () =&gt; </text:span></text:p>
      <text:p text:style-name="P74"><text:s text:c="4"/>result.ShouldEqual(the_collection_of_legs_hash_code);</text:p>
      <text:p text:style-name="P74"/>
      <text:p text:style-name="P93"><text:span text:style-name="T35">It</text:span><text:span text:style-name="T25"> should_return_a_hash_code = () =&gt; result.ShouldBeOfType(</text:span><text:span text:style-name="T13">typeof</text:span><text:span text:style-name="T25">(</text:span><text:span text:style-name="T13">int</text:span><text:span text:style-name="T25">));</text:span></text:p>
      <text:p text:style-name="P71"><text:s text:c="8"/></text:p>
      <text:p text:style-name="P94"><text:span text:style-name="T9">static</text:span><text:span text:style-name="T19"> </text:span><text:span text:style-name="T9">int</text:span><text:span text:style-name="T19"> result;</text:span></text:p>
      <text:p text:style-name="P94"><text:span text:style-name="T9">static</text:span><text:span text:style-name="T19"> </text:span><text:span text:style-name="T9">int</text:span><text:span text:style-name="T19"> the_collection_of_legs_hash_code;</text:span></text:p>
      <text:p text:style-name="P2"/>
      <text:p text:style-name="P2">Consideraciones:</text:p>
      <text:p text:style-name="P2"/>
      <text:list xml:id="list29481501" text:style-name="L37">
        <text:list-item>
          <text:p text:style-name="P39">La primera aserción es la que identificamos con el TDD Tradicional y es autoexplicativa. Simplemente comprueba que el resultado sea el esperado.</text:p>
        </text:list-item>
        <text:list-item>
          <text:p text:style-name="P39">La segunda aserción es la que denominábamos como "camino indirecto". Si nos fijamos, lo único que estamos asertando es que el resultado va ser de Tipo int. Esto sera muy común a la hora de practicar BDD para guiar el desarrollo de los Controllers (MVC), que veremos mas adelante.</text:p>
        </text:list-item>
      </text:list>
      <text:p text:style-name="P2"/>
      <text:p text:style-name="P2">La segunda A (Act) es trivial, así que no nos vamos a para en ella:</text:p>
      <text:p text:style-name="P2"/>
      <text:p text:style-name="P93"><text:span text:style-name="T35">Because</text:span><text:span text:style-name="T25"> of = () =&gt; result = sut.GetHashCode();</text:span></text:p>
      <text:p text:style-name="P73"/>
      <text:p text:style-name="P94"><text:span text:style-name="T33">It</text:span><text:span text:style-name="T19"> should_calculate_the_hash_code = () =&gt; </text:span></text:p>
      <text:p text:style-name="P74"><text:s text:c="4"/>result.ShouldEqual(the_collection_of_legs_hash_code);</text:p>
      <text:p text:style-name="P74"/>
      <text:p text:style-name="P93"><text:span text:style-name="T35">It</text:span><text:span text:style-name="T25"> should_return_a_hash_code = () =&gt; result.ShouldBeOfType(</text:span><text:span text:style-name="T13">typeof</text:span><text:span text:style-name="T25">(</text:span><text:span text:style-name="T13">int</text:span><text:span text:style-name="T25">));</text:span></text:p>
      <text:p text:style-name="P71"><text:s text:c="8"/></text:p>
      <text:p text:style-name="P94"><text:span text:style-name="T9">static</text:span><text:span text:style-name="T19"> </text:span><text:span text:style-name="T9">int</text:span><text:span text:style-name="T19"> result;</text:span></text:p>
      <text:p text:style-name="P94"><text:span text:style-name="T13">static</text:span><text:span text:style-name="T25"> </text:span><text:span text:style-name="T13">int</text:span><text:span text:style-name="T25"> the_collection_of_legs_hash_code;</text:span></text:p>
      <text:p text:style-name="P2"/>
      <text:p text:style-name="P2">La primera A (Arrange) tampoco tiene mayor complicación La única novedad nos la encontramos en que almacenamos el valor real del Hash Code de la colección de ILegs, par poder usarla en la primera aserción:</text:p>
      <text:p text:style-name="P2"/>
      <text:p text:style-name="P87"><text:span text:style-name="T33">Establish</text:span><text:span text:style-name="T19"> context = () =&gt;</text:span></text:p>
      <text:p text:style-name="P71">{</text:p>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last_leg);</text:p>
      <text:p text:style-name="P71"/>
      <text:p text:style-name="P71"><text:s text:c="4"/>the_collection_of_legs_hash_code = the_collection_of_legs.GetHashCode();</text:p>
      <text:p text:style-name="P71"><text:s text:c="12"/></text:p>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2"/>
      <text:p text:style-name="P2">Por lo tanto la BDD_Spec seria esta:</text:p>
      <text:p text:style-name="P2"><text:soft-page-break/></text:p>
      <text:p text:style-name="P80">When asked for the itinerary hash code</text:p>
      <text:p text:style-name="P84">» It should return a hash code.</text:p>
      <text:p text:style-name="P84">» It should calculate the hash code.</text:p>
      <text:p text:style-name="P2"/>
      <text:p text:style-name="P2">Siguiendo los pasos habituales (RED-GREEN), las aserciones pasan sin mayor problema.</text:p>
      <text:p text:style-name="P2"/>
      <text:p text:style-name="P80">------ Test started: Assembly: dddsample.specs.dll ------</text:p>
      <text:p text:style-name="P84"/>
      <text:p text:style-name="P84">when asked for the itinerary hash code</text:p>
      <text:p text:style-name="P84">» should return a hash code</text:p>
      <text:p text:style-name="P84">» should calculate the hash code</text:p>
      <text:p text:style-name="P84"/>
      <text:p text:style-name="P84"/>
      <text:p text:style-name="P84">2 passed, 0 failed, 0 skipped, took 1,48 seconds (Machine.Specifications 0.3.0).</text:p>
      <text:p text:style-name="P2"/>
      <text:p text:style-name="P2"><text:span text:style-name="T47">BDD_Spec Legacy Itinerary – Primera Recapitulación</text:span>:</text:p>
      <text:p text:style-name="P2"/>
      <text:p text:style-name="P2">A estas alturas ya tenemos probada toda la funcionalidad del "legacy Itinerary" a excepción de isExpected(IHandlingEvent HandlingEvent), que tiene toda la pinta de ser un verdadero desafío.</text:p>
      <text:p text:style-name="P2"/>
      <text:p text:style-name="P2">Nos hemos ido adaptando a las adversidades:</text:p>
      <text:p text:style-name="P2"/>
      <text:list xml:id="list29503598" text:style-name="L38">
        <text:list-item>
          <text:p text:style-name="P40">Dificultad para testar Excepciones en el Constructor.</text:p>
        </text:list-item>
        <text:list-item>
          <text:p text:style-name="P40">Imposibilidad de Mockar las llamadas a Equals() y GetHashCode().</text:p>
        </text:list-item>
      </text:list>
      <text:p text:style-name="P2"/>
      <text:p text:style-name="P2">Y ante ellas, nos hemos adaptado:</text:p>
      <text:p text:style-name="P2"/>
      <text:list xml:id="list29496854" text:style-name="L39">
        <text:list-item>
          <text:p text:style-name="P41">Usando machine.specifications sin extensiones para testar las Excepciones.</text:p>
        </text:list-item>
        <text:list-item>
          <text:p text:style-name="P41">Cambiando el paradigma por uno basado en el TDD Tradicional para salvar la imposibilidad de Mockar según que llamadas.</text:p>
        </text:list-item>
      </text:list>
      <text:p text:style-name="P2"/>
      <text:p text:style-name="P2">Al mismo tiempo hemos adaptado la metodología necesaria para desarrollar guiados por BDD para poder usarla en casos donde nos veamos en la obligación de testar "legacy code" que no fue precisamente concebido con el BDD en mente.</text:p>
      <text:p text:style-name="P2"/>
      <text:p text:style-name="P2">Gracias a esa flexibilidad hemos conseguido mejorar mucho la funcionalidad del DDD_Value_Object Itinerary, ya que en varios casos hemos logrado simplificar el código eliminando comprobaciones innecesarias, que en el mejor de los casos representaba ruido a la hora de entender la intención original (initial_departure_load_location() por ejemplo) y en el peor de los casos un serio problema al plantear la existencia de escenarios extremos que podían comprometer la estabilidad del sistema, cuando en realidad eran también escenarios imposibles (Nos viene a la mente el lío que había en final_arrival_date()).</text:p>
      <text:p text:style-name="P2"/>
      <text:p text:style-name="P2">También hemos cambiado los nombres de algunos métodos buscando una mayor claridad y mejor definición de intenciones.</text:p>
      <text:p text:style-name="P2"/>
      <text:p text:style-name="P2">Por todo esto parece un buen momento para empaquetar y a github, antes de enfrentarnos a isExpected(IHandlingEvent HandlingEvent).</text:p>
      <text:p text:style-name="P2"/>
      <text:p text:style-name="P2"/>
      <text:p text:style-name="P62"><text:span text:style-name="T47">BDD_Spec Legacy Itinerary – IsExpected()</text:span>:</text:p>
      <text:p text:style-name="P2"/>
      <text:p text:style-name="P2">Este es el "legacy code" al que queremos someter al tratamiento BDD:</text:p>
      <text:p text:style-name="P2"/>
      <text:p text:style-name="P87"><text:span text:style-name="T9">///</text:span><text:span text:style-name="T50"> </text:span><text:span text:style-name="T9">&lt;summary&gt;</text:span></text:p>
      <text:p text:style-name="P94"><text:span text:style-name="T9">///</text:span><text:span text:style-name="T50"> Tests if the given handling event is expected when executing this itinerary.</text:span></text:p>
      <text:p text:style-name="P94"><text:span text:style-name="T9">///</text:span><text:span text:style-name="T50"> </text:span><text:span text:style-name="T9">&lt;/summary&gt;</text:span></text:p>
      <text:p text:style-name="P94"><text:span text:style-name="T9">///</text:span><text:span text:style-name="T50"> </text:span><text:span text:style-name="T9">&lt;param name=</text:span><text:span text:style-name="T33">"handling_event"</text:span><text:span text:style-name="T9">&gt;</text:span><text:span text:style-name="T50">Event to test.</text:span><text:span text:style-name="T9">&lt;/param&gt;</text:span></text:p>
      <text:p text:style-name="P94"><text:span text:style-name="T9">///</text:span><text:span text:style-name="T50"> </text:span><text:span text:style-name="T9">&lt;returns&gt;&lt;code&gt;</text:span><text:span text:style-name="T50">true</text:span><text:span text:style-name="T9">&lt;/code&gt;</text:span><text:span text:style-name="T50"> if the event is expected.</text:span><text:span text:style-name="T9">&lt;/returns&gt;</text:span></text:p>
      <text:p text:style-name="P94"><text:soft-page-break/><text:span text:style-name="T9">public</text:span><text:span text:style-name="T19"> </text:span><text:span text:style-name="T9">bool</text:span><text:span text:style-name="T19"> isExpected(</text:span><text:span text:style-name="T33">IHandlingEvent</text:span><text:span text:style-name="T19"> handling_event)</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71"><text:s text:c="4"/>{</text:p>
      <text:p text:style-name="P94"><text:span text:style-name="T19"><text:s text:c="8"/></text:span><text:span text:style-name="T9">return</text:span><text:span text:style-name="T19"> </text:span><text:span text:style-name="T9">true</text:span><text:span text:style-name="T19">;</text:span></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RECEIVE)</text:span></text:p>
      <text:p text:style-name="P71"><text:s text:c="4"/>{</text:p>
      <text:p text:style-name="P94"><text:span text:style-name="T19"><text:s text:c="8"/></text:span><text:span text:style-name="T50">//Check that the first leg's origin is the event's location</text:span></text:p>
      <text:p text:style-name="P94"><text:span text:style-name="T19"><text:s text:c="8"/></text:span><text:span text:style-name="T9">var</text:span><text:span text:style-name="T19"> leg = underlying_leg_collection[</text:span><text:span text:style-name="T33">0</text:span><text:span text:style-name="T19">];</text:span></text:p>
      <text:p text:style-name="P94"><text:span text:style-name="T19"><text:s text:c="8"/></text:span><text:span text:style-name="T9">return</text:span><text:span text:style-name="T19"> leg.load_location().has_the_same_identity_as(the_handling_event.location());</text:span></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LOAD)</text:span></text:p>
      <text:p text:style-name="P71"><text:s text:c="4"/>{</text:p>
      <text:p text:style-name="P94"><text:span text:style-name="T19"><text:s text:c="8"/></text:span><text:span text:style-name="T50">//Check that there is one leg with same load location and voyage</text:span></text:p>
      <text:p text:style-name="P94"><text:span text:style-name="T19"><text:s text:c="8"/></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8"/>{</text:p>
      <text:p text:style-name="P94"><text:span text:style-name="T19"><text:s text:c="12"/></text:span><text:span text:style-name="T9">if</text:span><text:span text:style-name="T19"> (leg.load_location().has_the_same_identity_as(the_handling_event.location()) </text:span></text:p>
      <text:p text:style-name="P71"><text:s text:c="16"/>&amp;&amp; leg.voyage().has_the_same_identity_as(the_handling_event.voyage()))</text:p>
      <text:p text:style-name="P94"><text:span text:style-name="T19"><text:s text:c="15"/></text:span><text:span text:style-name="T9">return</text:span><text:span text:style-name="T19"> </text:span><text:span text:style-name="T9">true</text:span><text:span text:style-name="T19">;</text:span></text:p>
      <text:p text:style-name="P71"><text:s text:c="8"/>}</text:p>
      <text:p text:style-name="P94"><text:span text:style-name="T19"><text:s text:c="8"/></text:span><text:span text:style-name="T9">return</text:span><text:span text:style-name="T19"> </text:span><text:span text:style-name="T9">false</text:span><text:span text:style-name="T19">;</text:span></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UNLOAD)</text:span></text:p>
      <text:p text:style-name="P71"><text:s text:c="4"/>{</text:p>
      <text:p text:style-name="P94"><text:span text:style-name="T19"><text:s text:c="8"/></text:span><text:span text:style-name="T50">//Check that the there is one leg with same unload location and voyage</text:span></text:p>
      <text:p text:style-name="P94"><text:span text:style-name="T19"><text:s text:c="8"/></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8"/>{</text:p>
      <text:p text:style-name="P94"><text:span text:style-name="T19"><text:s text:c="11"/></text:span><text:span text:style-name="T9">if</text:span><text:span text:style-name="T19">(leg.unload_location().has_the_same_identity_as(the_handling_event.location())</text:span></text:p>
      <text:p text:style-name="P71"><text:s text:c="14"/>&amp;&amp; leg.voyage().has_the_same_identity_as(the_handling_event.voyage()))</text:p>
      <text:p text:style-name="P94"><text:span text:style-name="T19"><text:s text:c="13"/></text:span><text:span text:style-name="T9">return</text:span><text:span text:style-name="T19"> </text:span><text:span text:style-name="T9">true</text:span><text:span text:style-name="T19">;</text:span></text:p>
      <text:p text:style-name="P71"><text:s text:c="8"/>}</text:p>
      <text:p text:style-name="P94"><text:span text:style-name="T19"><text:s text:c="8"/></text:span><text:span text:style-name="T9">return</text:span><text:span text:style-name="T19"> </text:span><text:span text:style-name="T9">false</text:span><text:span text:style-name="T19">;</text:span></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CLAIM)</text:span></text:p>
      <text:p text:style-name="P71"><text:s text:c="4"/>{</text:p>
      <text:p text:style-name="P94"><text:span text:style-name="T19"><text:s text:c="8"/></text:span><text:span text:style-name="T50">//Check that the last leg's destination is from the event's location</text:span></text:p>
      <text:p text:style-name="P94"><text:span text:style-name="T19"><text:s text:c="8"/></text:span><text:span text:style-name="T9">var</text:span><text:span text:style-name="T19"> last_leg = lastLeg();</text:span></text:p>
      <text:p text:style-name="P94"><text:span text:style-name="T19"><text:s text:c="8"/></text:span><text:span text:style-name="T9">return</text:span><text:span text:style-name="T19"> last_leg.unload_location()</text:span></text:p>
      <text:p text:style-name="P71"><text:s text:c="26"/>.has_the_same_identity_as(the_handling_event.location());</text:p>
      <text:p text:style-name="P71"><text:s text:c="4"/>}</text:p>
      <text:p text:style-name="P71"/>
      <text:p text:style-name="P94"><text:span text:style-name="T19"><text:s text:c="4"/></text:span><text:span text:style-name="T50">//HandlingEventType.CUSTOMS;</text:span></text:p>
      <text:p text:style-name="P94"><text:span text:style-name="T19"><text:s text:c="4"/></text:span><text:span text:style-name="T9">return</text:span><text:span text:style-name="T19"> </text:span><text:span text:style-name="T9">true</text:span><text:span text:style-name="T19">;</text:span></text:p>
      <text:p text:style-name="P71">}</text:p>
      <text:p text:style-name="P2"/>
      <text:p text:style-name="P2">Este tipo de código es muy común y por tanto las posibilidades de que te puedas encontrar algo del estilo son muy altas.</text:p>
      <text:p text:style-name="P2"/>
      <text:p text:style-name="P2">Un primer análisis muy por encima nos llevaría a concluir que viola el SRP y el OCP:</text:p>
      <text:p text:style-name="P2"/>
      <text:list xml:id="list29488772" text:style-name="L40">
        <text:list-item>
          <text:p text:style-name="P42">Viola el SRP porque hace demasiadas cosas.</text:p>
        </text:list-item>
        <text:list-item>
          <text:p text:style-name="P42">Viola el OCP, porque cada vez que queramos añadir un nuevo HandlingEventType vamos a encontrarnos con la situación de que isExpected() esta abierta a la modificación y cerrada a la extensión Justo lo opuesto a si cumpliese el OCP.</text:p>
        </text:list-item>
      </text:list>
      <text:p text:style-name="P2"><text:soft-page-break/></text:p>
      <text:p text:style-name="P2">Es bastante curioso observar como la mayor parte de las veces que se viola el SRP, hay comentarios de por medio. Vamos a elaborar un poco mas este razonamiento:</text:p>
      <text:p text:style-name="P2"/>
      <text:p text:style-name="P2">Si intentásemos definir en lenguaje natural que es lo que hace este método, probablemente llegaríamos a algo parecido a la siguiente descripción:</text:p>
      <text:p text:style-name="P2"/>
      <text:p text:style-name="P63"><text:span text:style-name="T2">"</text:span><text:span text:style-name="T5">Comprueba cual es el tipo de evento recibido y evalúa si era esperado.</text:span><text:span text:style-name="T2">"</text:span></text:p>
      <text:p text:style-name="P2"/>
      <text:p text:style-name="P63"><text:span text:style-name="T2">Ese "</text:span><text:span text:style-name="T5">y</text:span><text:span text:style-name="T2">" es el que marca la división necesaria para cumplir el SRP.</text:span></text:p>
      <text:p text:style-name="P2"/>
      <text:p text:style-name="P2">IsExpected() debería hacer únicamente:</text:p>
      <text:p text:style-name="P2"/>
      <text:p text:style-name="P63"><text:span text:style-name="T2">"</text:span><text:span text:style-name="T5">Comprueba cual es el tipo de evento recibido.</text:span><text:span text:style-name="T2">"</text:span></text:p>
      <text:p text:style-name="P2"/>
      <text:p text:style-name="P2">Y si nos ponemos muy puntillosos:</text:p>
      <text:p text:style-name="P2"/>
      <text:p text:style-name="P63"><text:span text:style-name="T2">"</text:span><text:span text:style-name="T5">Comprueba cual es el tipo de evento recibido y delega.</text:span><text:span text:style-name="T2">"</text:span></text:p>
      <text:p text:style-name="P2"/>
      <text:p text:style-name="P2">Fijémonos en la situación de los comentarios en el código (están sacados tal cual del código java):</text:p>
      <text:p text:style-name="P2"/>
      <text:p text:style-name="P94"><text:span text:style-name="T9">if</text:span><text:span text:style-name="T19"> (the_handling_event.type() == </text:span><text:span text:style-name="T38">HandlingEventType</text:span><text:span text:style-name="T19">.RECEIVE)</text:span></text:p>
      <text:p text:style-name="P94"><text:span text:style-name="T19"><text:s text:c="4"/></text:span><text:span text:style-name="T50">//Check that the first leg's origin is the event's location</text:span></text:p>
      <text:p text:style-name="P71"><text:s/></text:p>
      <text:p text:style-name="P94"><text:span text:style-name="T9">if</text:span><text:span text:style-name="T19"> (the_handling_event.type() == </text:span><text:span text:style-name="T38">HandlingEventType</text:span><text:span text:style-name="T19">.LOAD)</text:span></text:p>
      <text:p text:style-name="P94"><text:span text:style-name="T19"><text:s text:c="4"/></text:span><text:span text:style-name="T50">//Check that there is one leg with same load location and voyage</text:span></text:p>
      <text:p text:style-name="P71"/>
      <text:p text:style-name="P94"><text:span text:style-name="T9">if</text:span><text:span text:style-name="T19"> (the_handling_event.type() == </text:span><text:span text:style-name="T38">HandlingEventType</text:span><text:span text:style-name="T19">.UNLOAD)</text:span></text:p>
      <text:p text:style-name="P94"><text:span text:style-name="T19"><text:s text:c="4"/></text:span><text:span text:style-name="T50">//Check that the there is one leg with same unload location and voyage</text:span></text:p>
      <text:p text:style-name="P71"/>
      <text:p text:style-name="P94"><text:span text:style-name="T9">if</text:span><text:span text:style-name="T19"> (the_handling_event.type() == </text:span><text:span text:style-name="T38">HandlingEventType</text:span><text:span text:style-name="T19">.CLAIM)</text:span></text:p>
      <text:p text:style-name="P94"><text:span text:style-name="T25"><text:s text:c="4"/></text:span><text:span text:style-name="T53">//Check that the last leg's destination is from the event's location</text:span></text:p>
      <text:p text:style-name="P2"/>
      <text:p text:style-name="P2"/>
      <text:p text:style-name="P2">Los propios comentarios nos indican que estamos haciendo demasiadas cosas (violando el SRP, por tanto). Esos comentarios están ahí porque el código no es lo suficientemente expresivo para autodefinirse, para dejar claro cual es su función La mayor parte de las veces que nos encontremos con esto, podemos mejorar nuestro código atendiendo a algunos patrones clásico del GoF como por ejemplo GoF_Strategy. Sea como fuere, cada uno de esos comentarios deberían convertirse en un método, o incluso en una clase con un solo método (si podemos identificarlos por ejemplo con un DDD_Service), de forma que en ambos casos mejoramos el OCP, ya que pese a violarlo al tener que crear un "if" mas, por lo menos, empezamos a estar abiertos a la extensión (por ejemplo, una nueva GoF_Strategy).</text:p>
      <text:p text:style-name="P2"/>
      <text:p text:style-name="P2">Una vez hecho este pequeño análisis previo, necesitamos establecer las RAMAS para al menos saber cuantas BDD_Specs vamos a necesitar, vamos por orden según va el código:</text:p>
      <text:p text:style-name="P2"/>
      <text:list xml:id="list29491072" text:style-name="L41">
        <text:list-item>
          <text:p text:style-name="P43">RAMA 1: La colección de ILegs es un colección vacía</text:p>
        </text:list-item>
        <text:list-item>
          <text:p text:style-name="P43">RAMA 2: Hemos recibido un Evento de tipo RECEIVED.</text:p>
        </text:list-item>
        <text:list-item>
          <text:p text:style-name="P43">RAMA 3: Hemos recibido un Evento de tipo LOAD.</text:p>
        </text:list-item>
        <text:list-item>
          <text:p text:style-name="P43">RAMA 4: Hemos recibido un Evento de tipo UNLOAD.</text:p>
        </text:list-item>
        <text:list-item>
          <text:p text:style-name="P43">RAMA 5: Hemos recibido un Evento de tipo CLAIM.</text:p>
        </text:list-item>
        <text:list-item>
          <text:p text:style-name="P43">RAMA 6: Hemos recibido un Evento de tipo CUSTOMS.</text:p>
        </text:list-item>
      </text:list>
      <text:p text:style-name="P2"/>
      <text:p text:style-name="P63"><text:span text:style-name="T2">Antes de empezar a implementar las BDD_Specs de cada rama, vamos a cambiar el nombre del método Somos conscientes de que ese cambio seria prácticamente inviable en un entorno real "legacy code", ya que podrían quedar llamadas externas al método con el nombre antiguo. Sin embargo, una vez hecha la advertencia, debemos notar que no es la primera vez que lo hacemos, y al igual que en las anteriores, la motivación radica en que esta bastante mal nombrado y cuando aparezca en la BDD_Specs va a sonar bastante antinatural. De hecho consideremos la descripción en lenguaje natural que hicimos hace unos instantes:</text:span></text:p>
      <text:p text:style-name="P2"><text:soft-page-break/></text:p>
      <text:p text:style-name="P63"><text:span text:style-name="T2">"Comprueba cual es el tipo de evento recibido y evalúa si</text:span><text:span text:style-name="T5"> era esperado.</text:span><text:span text:style-name="T2">"</text:span></text:p>
      <text:p text:style-name="P2"/>
      <text:p text:style-name="P2">Claramente was_expecting(IHandlingEvent), se lee mejor y expresa mejor el significado.</text:p>
      <text:p text:style-name="P2"/>
      <text:p text:style-name="P2">Por lo tanto, vamos a suponer que el método originalmente se llamaba así:</text:p>
      <text:p text:style-name="P2"/>
      <text:p text:style-name="P93"><text:span text:style-name="T13">public</text:span><text:span text:style-name="T25"> </text:span><text:span text:style-name="T13">bool</text:span><text:span text:style-name="T25"> was_expecting(</text:span><text:span text:style-name="T35">IHandlingEvent</text:span><text:span text:style-name="T25"> the_handling_event) { (....) }</text:span></text:p>
      <text:p text:style-name="P2"/>
      <text:p text:style-name="P2">Desde el punto de vista de un cliente:</text:p>
      <text:p text:style-name="P2"/>
      <text:p text:style-name="P73">the_itinerary.was_expecting(a_receive_type_handling_event);</text:p>
      <text:p text:style-name="P2"/>
      <text:p text:style-name="P2">Este ultimo debería mostrar la claridad de la que hablábamos (sin ningún tipo de comentarios queda completamente claro que es lo que hace).</text:p>
      <text:p text:style-name="P2"/>
      <text:p text:style-name="P2">Ahora si que vamos con las BDD_Specs.</text:p>
      <text:p text:style-name="P2"/>
      <text:p text:style-name="P62"><text:span text:style-name="T56">BDD_Spec Legacy Itinerary – was_expecting() - RAMA 1</text:span><text:span text:style-name="T2">:</text:span></text:p>
      <text:p text:style-name="P2"/>
      <text:p text:style-name="P2">Este es el "legacy code" que pertenece a la RAMA 1:</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71"><text:s text:c="4"/>{</text:p>
      <text:p text:style-name="P94"><text:span text:style-name="T19"><text:s text:c="5"/></text:span><text:span text:style-name="T28"><text:s text:c="3"/></text:span><text:span text:style-name="T14">return</text:span><text:span text:style-name="T28"> </text:span><text:span text:style-name="T14">true</text:span><text:span text:style-name="T28">;</text:span></text:p>
      <text:p text:style-name="P77"><text:s text:c="4"/>}</text:p>
      <text:p text:style-name="P77">}</text:p>
      <text:p text:style-name="P2"/>
      <text:p text:style-name="P2">Todo parece normal y correcto, si no fuese por el hecho de que estamos hartos de ver como este escenario es simplemente imposible. Si se intentase crear un DDD_Value_Object Itinerary inyectándole una colección de ILegs vacía, ya sabemos que el constructor lanzaría una excepción</text:p>
      <text:p text:style-name="P2"/>
      <text:p text:style-name="P2">Así que, podemos proceder con la eliminación de este código</text:p>
      <text:p text:style-name="P2"/>
      <text:p text:style-name="P2">La RAMA 1 representa un escenario imposible.</text:p>
      <text:p text:style-name="P2"/>
      <text:p text:style-name="P62"><text:span text:style-name="T56">BDD_Spec Legacy Itinerary – was_expecting() - RAMA 2</text:span><text:span text:style-name="T55">:</text:span></text:p>
      <text:p text:style-name="P2"/>
      <text:p text:style-name="P2">Este es el "legacy code" que pertenece a la RAMA 2:</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RECEIVE)</text:span></text:p>
      <text:p text:style-name="P71"><text:s text:c="4"/>{</text:p>
      <text:p text:style-name="P94"><text:span text:style-name="T19"><text:s text:c="8"/></text:span><text:span text:style-name="T50">//Check that the first leg's origin is the event's location</text:span></text:p>
      <text:p text:style-name="P94"><text:span text:style-name="T19"><text:s text:c="8"/></text:span><text:span text:style-name="T9">var</text:span><text:span text:style-name="T19"> leg = underlying_leg_collection[</text:span><text:span text:style-name="T33">0</text:span><text:span text:style-name="T19">];</text:span></text:p>
      <text:p text:style-name="P94"><text:span text:style-name="T19"><text:s text:c="8"/></text:span><text:span text:style-name="T9">return</text:span><text:span text:style-name="T19"> leg.load_location().has_the_same_identity_as(</text:span></text:p>
      <text:p text:style-name="P71"><text:s text:c="38"/>the_handling_event.location());</text:p>
      <text:p text:style-name="P71"><text:s text:c="4"/>}</text:p>
      <text:p text:style-name="P71"/>
      <text:p text:style-name="P71"><text:s text:c="4"/>(....)</text:p>
      <text:p text:style-name="P71">}</text:p>
      <text:p text:style-name="P2"/>
      <text:p text:style-name="P2">Antes de empezar a hacer nada, vamos a acometer nuestro primer cambio.</text:p>
      <text:p text:style-name="P2"/>
      <text:p text:style-name="P94"><text:span text:style-name="T13">var</text:span><text:span text:style-name="T25"> leg = underlying_leg_collection[</text:span><text:span text:style-name="T35">0</text:span><text:span text:style-name="T25">];</text:span></text:p>
      <text:p text:style-name="P2"/>
      <text:p text:style-name="P2"><text:soft-page-break/>Se parece sospechosamente a un método privado definido por nosotros:</text:p>
      <text:p text:style-name="P2"/>
      <text:p text:style-name="P93"><text:span text:style-name="T35">ILeg</text:span><text:span text:style-name="T25"> the_initial_leg()</text:span></text:p>
      <text:p text:style-name="P71">{</text:p>
      <text:p text:style-name="P94"><text:span text:style-name="T19"><text:s text:c="4"/></text:span><text:span text:style-name="T9">return</text:span><text:span text:style-name="T19"> underlying_leg_collection[</text:span><text:span text:style-name="T33">0</text:span><text:span text:style-name="T19">];</text:span></text:p>
      <text:p text:style-name="P71">}</text:p>
      <text:p text:style-name="P2"/>
      <text:p text:style-name="P2">Hacen exactamente lo mismo así que, aunque no se deben hacer cambios sin tener una suite de tests que te aseguren que no rompes nada, vamos a ser un poco mas flexibles con esta norma y aplicaremos el sentido común Por lo tanto:</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RECEIVE)</text:span></text:p>
      <text:p text:style-name="P71"><text:s text:c="4"/>{</text:p>
      <text:p text:style-name="P94"><text:span text:style-name="T19"><text:s text:c="8"/></text:span><text:span text:style-name="T50">//Check that the first leg's origin is the event's location</text:span></text:p>
      <text:p text:style-name="P94"><text:span text:style-name="T19"><text:s text:c="8"/></text:span><text:span text:style-name="T9">var</text:span><text:span text:style-name="T19"> leg = the_initial_leg();</text:span></text:p>
      <text:p text:style-name="P94"><text:span text:style-name="T19"><text:s text:c="8"/></text:span><text:span text:style-name="T9">return</text:span><text:span text:style-name="T19"> leg.load_location().has_the_same_identity_as(</text:span></text:p>
      <text:p text:style-name="P71"><text:s text:c="38"/>the_handling_event.location());</text:p>
      <text:p text:style-name="P71"><text:s text:c="4"/>}</text:p>
      <text:p text:style-name="P71"/>
      <text:p text:style-name="P76"><text:s text:c="4"/>(....)</text:p>
      <text:p text:style-name="P77">}</text:p>
      <text:p text:style-name="P2"/>
      <text:p text:style-name="P2">Y ya que hemos tomado este camino, no ganamos en expresividad ni en funcionalidad teniendo dos lineas dentro del "if". Por lo tanto podemos proceder a compactar:</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RECEIVE)</text:span></text:p>
      <text:p text:style-name="P71"><text:s text:c="4"/>{</text:p>
      <text:p text:style-name="P94"><text:span text:style-name="T19"><text:s text:c="8"/></text:span><text:span text:style-name="T50">//Check that the first leg's origin is the event's location</text:span></text:p>
      <text:p text:style-name="P94"><text:span text:style-name="T19"><text:s text:c="8"/></text:span><text:span text:style-name="T9">return</text:span><text:span text:style-name="T19"> the_initial_leg().load_location().has_the_same_identity_as(</text:span></text:p>
      <text:p text:style-name="P71"><text:s text:c="52"/>the_handling_event.location());</text:p>
      <text:p text:style-name="P71"><text:s text:c="4"/>}</text:p>
      <text:p text:style-name="P76"/>
      <text:p text:style-name="P76"><text:s text:c="4"/>(....)</text:p>
      <text:p text:style-name="P77">}</text:p>
      <text:p text:style-name="P2"/>
      <text:p text:style-name="P2">Mucho mas expresivo. Sin leer el comentario queda claro que cargamos la ILocation de la ILeg inicial y la comparamos con la ILocation asociada al Evento recibido.</text:p>
      <text:p text:style-name="P2"/>
      <text:p text:style-name="P2">Vamos con la BDD_Spec.</text:p>
      <text:p text:style-name="P2"/>
      <text:p text:style-name="P2">La idea es mantener nuestro paradigma de testar las interacciones entre el SUT y sus colaboradores/dependencias. Por lo tanto vamos a hacer un pequeño análisis previo de que podemos y que no podemos testar:</text:p>
      <text:p text:style-name="P2"/>
      <text:list xml:id="list29493884" text:style-name="L42">
        <text:list-item>
          <text:p text:style-name="P44">La llamada al método type() de the_handling_event. Parece posible.</text:p>
        </text:list-item>
        <text:list-item>
          <text:p text:style-name="P44">La llamada a the_initial_leg(). Parece imposible de forma directa ya que es un método privado, pero sabemos que ese método privado lo único que hace es devolver el primer ILeg de la colección Y por aquí si que podríamos atacarlo.</text:p>
        </text:list-item>
        <text:list-item>
          <text:p text:style-name="P44">La llamada a load_location() de the_initial_leg(). Parece posible si atendemos a lo razonado en el punto anterior.</text:p>
        </text:list-item>
        <text:list-item>
          <text:p text:style-name="P44">La llamada a has_the_same_identity_as() de la ILocation. Parece posible.</text:p>
        </text:list-item>
        <text:list-item>
          <text:p text:style-name="P44">La llamada a location() de handling_event. Parece posible.</text:p>
        </text:list-item>
      </text:list>
      <text:p text:style-name="P2"/>
      <text:p text:style-name="P2">Vamos con las aserciones vía bloques IT. En este caso creemos que es mejor ir una a una <text:soft-page-break/>ya que van a ser unas cuantas y ademas intentaremos emparejarlas con el resultado del análisis anterior.</text:p>
      <text:p text:style-name="P2"/>
      <text:p text:style-name="P2">El primer punto podría ser algo así:</text:p>
      <text:p text:style-name="P2"/>
      <text:p text:style-name="P93"><text:span text:style-name="T35">It</text:span><text:span text:style-name="T25"> should_check_that_the_event_is_a_RECEIVE_type_event = </text:span><text:span text:style-name="T19">() =&gt; </text:span></text:p>
      <text:p text:style-name="P73"><text:s text:c="3"/>a_receive_type_handling_event.received(x =&gt; x.type());</text:p>
      <text:p text:style-name="P2"/>
      <text:p text:style-name="P2">Si bien es una aproximación valida, si nos fijamos bien, podemos convenir en que equiparar el que haya recibido un evento del tipo RECIEVE con que se haya producido al menos una llamada al método type() de a_receive_type_handling_event, es cuanto menos, confuso.</text:p>
      <text:p text:style-name="P2"/>
      <text:p text:style-name="P2">Podríamos intentar algo mas concreto como:</text:p>
      <text:p text:style-name="P2"/>
      <text:p text:style-name="P87"><text:span text:style-name="T33">It</text:span><text:span text:style-name="T19"> should_check_that_the_event_is_a_RECEIVE_type_event_v2 = () =&gt;</text:span></text:p>
      <text:p text:style-name="P71">{</text:p>
      <text:p text:style-name="P71"><text:s text:c="4"/>a_receive_type_handling_event</text:p>
      <text:p text:style-name="P94"><text:span text:style-name="T19"><text:s text:c="7"/>.was_told_to(x =&gt; x.type().Equals(</text:span><text:span text:style-name="T38">HandlingEventType</text:span><text:span text:style-name="T19">.RECEIVE));</text:span></text:p>
      <text:p text:style-name="P94"><text:span text:style-name="T19"><text:s text:c="4"/>a_receive_type_handling_event.type().ShouldEqual(</text:span><text:span text:style-name="T38">HandlingEventType</text:span><text:span text:style-name="T19">.RECEIVE);</text:span></text:p>
      <text:p text:style-name="P71">};</text:p>
      <text:p text:style-name="P2"/>
      <text:p text:style-name="P2">De esta forma si que parece que estamos mas cerca de lo que buscamos, ya que incluso si intentamos leer el código da la impresión de que podemos inferir algo parecido a la aserción en si.</text:p>
      <text:p text:style-name="P2"/>
      <text:p text:style-name="P2">Nos quedamos con la v2.</text:p>
      <text:p text:style-name="P2"/>
      <text:p text:style-name="P2">El tercer punto podría parecerse a:</text:p>
      <text:p text:style-name="P2"/>
      <text:p text:style-name="P93"><text:span text:style-name="T35">It</text:span><text:span text:style-name="T25"> should_load_the_first_leg_location = </text:span><text:span text:style-name="T19">() =&gt; </text:span></text:p>
      <text:p text:style-name="P73"><text:s text:c="3"/>the_first_leg.received(x =&gt; x.load_location());</text:p>
      <text:p text:style-name="P2"/>
      <text:p text:style-name="P2">Poco mas que decir, el código hace exactamente lo que queremos.</text:p>
      <text:p text:style-name="P2"/>
      <text:p text:style-name="P2">El quinto punto podría representarse así:</text:p>
      <text:p text:style-name="P2"/>
      <text:p text:style-name="P93"><text:span text:style-name="T35">It</text:span><text:span text:style-name="T25"> should_leverage_the_handling_event_location = </text:span><text:span text:style-name="T19">() =&gt; </text:span></text:p>
      <text:p text:style-name="P73"><text:s text:c="3"/>a_receive_type_handling_event.received(x =&gt; x.location());</text:p>
      <text:p text:style-name="P2"/>
      <text:p text:style-name="P2">Al igual que el tercer punto, el código es transparente.</text:p>
      <text:p text:style-name="P2"/>
      <text:p text:style-name="P2">El cuarto punto seria:</text:p>
      <text:p text:style-name="P2"/>
      <text:p text:style-name="P93"><text:span text:style-name="T35">It</text:span><text:span text:style-name="T25"> should_compare_the_handling_event_and_the_initial_departure_locations = () =&gt;</text:span></text:p>
      <text:p text:style-name="P71"><text:s text:c="3"/>the_first_leg</text:p>
      <text:p text:style-name="P71"><text:s text:c="6"/>.load_location()</text:p>
      <text:p text:style-name="P71"><text:s text:c="6"/>.received(x =&gt;</text:p>
      <text:p text:style-name="P74"><text:s text:c="9"/>x.has_the_same_identity_as(a_receive_type_handling_event.location()));</text:p>
      <text:p text:style-name="P2"/>
      <text:p text:style-name="P2">Que aparentemente es un poco mas complejo pero que también refleja perfectamente la intención</text:p>
      <text:p text:style-name="P2"/>
      <text:p text:style-name="P2">El segundo punto no lo vamos a testar explícitamente, ya que esta testado implícitamente en el tercer y quinto punto. Este es un concepto muy importante, el de saber cuando debemos para de asertar para que nuestras BDD_Specs reflejen perfectamente el sentido original, evitando que los aspectos importantes se pierdan entre los simples detalles.</text:p>
      <text:p text:style-name="P2"/>
      <text:p text:style-name="P2">Hay una ultima aserción que queremos hacer:</text:p>
      <text:p text:style-name="P2"/>
      <text:p text:style-name="P93"><text:span text:style-name="T35">It</text:span><text:span text:style-name="T25"> should_check_that_the_handling_event</text:span></text:p>
      <text:p text:style-name="P93"><text:span text:style-name="T25"><text:s text:c="3"/>_and_the_initial_departure_locations_are_the_same = </text:span><text:span text:style-name="T19">() =&gt; </text:span></text:p>
      <text:p text:style-name="P70"><text:soft-page-break/><text:s text:c="6"/>result.ShouldBeTrue();</text:p>
      <text:p text:style-name="P2"/>
      <text:p text:style-name="P2">Esta se encargaría de comprobar el resultado final, el valor que devuelve el método al finalizar su ejecución</text:p>
      <text:p text:style-name="P2"/>
      <text:p text:style-name="P2">Por lo tanto, poniendo todo en orden, tendríamos algo parecido a:</text:p>
      <text:p text:style-name="P2"/>
      <text:p text:style-name="P87"><text:span text:style-name="T33">It</text:span><text:span text:style-name="T19"> should_check_that_the_event_is_a_RECEIVE_type_event = () =&gt;</text:span></text:p>
      <text:p text:style-name="P71">{</text:p>
      <text:p text:style-name="P71"><text:s text:c="4"/>a_receive_type_handling_event</text:p>
      <text:p text:style-name="P94"><text:span text:style-name="T19"><text:s text:c="7"/>.was_told_to(x =&gt; x.type().Equals(</text:span><text:span text:style-name="T38">HandlingEventType</text:span><text:span text:style-name="T19">.RECEIVE));</text:span></text:p>
      <text:p text:style-name="P94"><text:span text:style-name="T19"><text:s text:c="4"/>a_receive_type_handling_event.type().ShouldEqual(</text:span><text:span text:style-name="T38">HandlingEventType</text:span><text:span text:style-name="T19">.RECEIVE);</text:span></text:p>
      <text:p text:style-name="P74">};</text:p>
      <text:p text:style-name="P74"/>
      <text:p text:style-name="P93"><text:span text:style-name="T35">It</text:span><text:span text:style-name="T25"> should_load_the_first_leg_location = </text:span><text:span text:style-name="T19">() =&gt; </text:span></text:p>
      <text:p text:style-name="P73"><text:s text:c="3"/>the_first_leg.received(x =&gt; x.load_location());</text:p>
      <text:p text:style-name="P73"/>
      <text:p text:style-name="P93"><text:span text:style-name="T35">It</text:span><text:span text:style-name="T25"> should_leverage_the_handling_event_location = </text:span><text:span text:style-name="T19">() =&gt; </text:span></text:p>
      <text:p text:style-name="P73"><text:s text:c="3"/>a_receive_type_handling_event.received(x =&gt; x.location());</text:p>
      <text:p text:style-name="P73"/>
      <text:p text:style-name="P93"><text:span text:style-name="T35">It</text:span><text:span text:style-name="T25"> should_compare_the_handling_event_and_the_initial_departure_locations = () =&gt;</text:span></text:p>
      <text:p text:style-name="P71"><text:s text:c="3"/>the_first_leg</text:p>
      <text:p text:style-name="P71"><text:s text:c="6"/>.load_location()</text:p>
      <text:p text:style-name="P71"><text:s text:c="6"/>.received(x =&gt;</text:p>
      <text:p text:style-name="P74"><text:s text:c="9"/>x.has_the_same_identity_as(a_receive_type_handling_event.location()));</text:p>
      <text:p text:style-name="P74"/>
      <text:p text:style-name="P93"><text:span text:style-name="T35">It</text:span><text:span text:style-name="T25"> should_check_that_the_handling_event</text:span></text:p>
      <text:p text:style-name="P93"><text:span text:style-name="T25"><text:s text:c="3"/>_and_the_initial_departure_locations_are_the_same = </text:span><text:span text:style-name="T19">() =&gt; </text:span></text:p>
      <text:p text:style-name="P74"><text:s text:c="6"/>result.ShouldBeTrue();</text:p>
      <text:p text:style-name="P74"/>
      <text:p text:style-name="P74"><text:span text:style-name="T8">static</text:span> <text:span text:style-name="T8">bool</text:span> result;</text:p>
      <text:p text:style-name="P94"><text:span text:style-name="T9">static</text:span><text:span text:style-name="T19"> </text:span><text:span text:style-name="T33">IHandlingEvent</text:span><text:span text:style-name="T19"> a_receive_type_handling_event;</text:span></text:p>
      <text:p text:style-name="P94"><text:span text:style-name="T9">static</text:span><text:span text:style-name="T19"> </text:span><text:span text:style-name="T33">ILeg</text:span><text:span text:style-name="T19"> the_first_leg;</text:span></text:p>
      <text:p text:style-name="P2"/>
      <text:p text:style-name="P2">Vamos con el bloque BECAUSE, que contrasta por su simplicidad:</text:p>
      <text:p text:style-name="P2"/>
      <text:p text:style-name="P93"><text:span text:style-name="T35">Because</text:span><text:span text:style-name="T25"> of = () =&gt; result = sut.was_expecting(a_receive_type_handling_event);</text:span></text:p>
      <text:p text:style-name="P2"/>
      <text:p text:style-name="P2">Y ahora debemos definir el bloque ESTABLISH. Probablemente el mas complejo que hayamos realizado hasta ahora. Por eso mismo es mejor ir paso a paso:</text:p>
      <text:p text:style-name="P2"/>
      <text:p text:style-name="P2">Primer Mock:</text:p>
      <text:p text:style-name="P2"/>
      <text:p text:style-name="P73">a_receive_type_handling_event</text:p>
      <text:p text:style-name="P71"><text:s text:c="3"/>.Stub(x =&gt; x.type())</text:p>
      <text:p text:style-name="P94"><text:span text:style-name="T19"><text:s text:c="3"/>.Return(</text:span><text:span text:style-name="T38">HandlingEventType</text:span><text:span text:style-name="T19">.RECEIVE);</text:span></text:p>
      <text:p text:style-name="P2"/>
      <text:p text:style-name="P2">Se encarga de simular que estamos ante un evento de tipo RECEIVE.</text:p>
      <text:p text:style-name="P2"/>
      <text:p text:style-name="P2">Segundo Mock:</text:p>
      <text:p text:style-name="P2"/>
      <text:p text:style-name="P73">the_first_leg</text:p>
      <text:p text:style-name="P71"><text:s text:c="3"/>.Stub(x =&gt; x.load_location())</text:p>
      <text:p text:style-name="P94"><text:span text:style-name="T19"><text:s text:c="3"/>.Return(</text:span><text:span text:style-name="T25">the_expected_location</text:span><text:span text:style-name="T19">);</text:span></text:p>
      <text:p text:style-name="P2"/>
      <text:p text:style-name="P2">donde definimos the_expected_location como:</text:p>
      <text:p text:style-name="P2"/>
      <text:p text:style-name="P93"><text:span text:style-name="T13">static</text:span><text:span text:style-name="T25"> </text:span><text:span text:style-name="T35">ILocation</text:span><text:span text:style-name="T25"> the_expected_location;</text:span></text:p>
      <text:p text:style-name="P2"/>
      <text:p text:style-name="P2">Aquí simulamos el comportamiento deseado al producirse la llamada load_location() en the_first_leg, devolviendo una ILocation llamada the_expected_location.</text:p>
      <text:p text:style-name="P2"/>
      <text:p text:style-name="P2"><text:soft-page-break/>Tercer Mock:</text:p>
      <text:p text:style-name="P2"/>
      <text:p text:style-name="P73">a_receive_type_handling_event</text:p>
      <text:p text:style-name="P71"><text:s text:c="3"/>.Stub(x =&gt; x.location())</text:p>
      <text:p text:style-name="P71"><text:s text:c="3"/>.Return(the_expected_location);</text:p>
      <text:p text:style-name="P2"/>
      <text:p text:style-name="P2">Exactamente igual que en el mock anterior solo que ahora simulamos la llamada location() en a_receive_type_handling_event, devolviendo el recién definido the_expected_location.</text:p>
      <text:p text:style-name="P2"/>
      <text:p text:style-name="P2">Llegados a este punto es importante resaltar que cuando se producen las dos llamadas que hay en la comparación a sus métodos respectivos para que devuelvan una ILocation, nosotros forzamos que esa ILocation sea la misma en ambos casos (de ahí el nombre de the_expected_location) para de esta forma obligar a que se cumpla la igualdad (en este caso has_the_same_identity_as).</text:p>
      <text:p text:style-name="P63"/>
      <text:p text:style-name="P2">Y por ultimo, el cuarto Mock:</text:p>
      <text:p text:style-name="P2"/>
      <text:p text:style-name="P70">the_first_leg.load_location()</text:p>
      <text:p text:style-name="P71"><text:s text:c="3"/>.Stub(x =&gt; x.has_the_same_identity_as(a_receive_type_handling_event.location()))</text:p>
      <text:p text:style-name="P94"><text:span text:style-name="T19"><text:s text:c="3"/>.Return(</text:span><text:span text:style-name="T9">true</text:span><text:span text:style-name="T19">);</text:span></text:p>
      <text:p text:style-name="P61"/>
      <text:p text:style-name="P61">Que es el que se encarga de simular la llamada a has_the_same_identity_as(), y ademas devolver true, cuando esa llamada se produzca.</text:p>
      <text:p text:style-name="P2"/>
      <text:p text:style-name="P2">Ahora deberíamos estar mejor preparados para enfrentarnos al bloque ESTABLISH al completo:</text:p>
      <text:p text:style-name="P2"/>
      <text:p text:style-name="P87"><text:span text:style-name="T33">Establish</text:span><text:span text:style-name="T19"> context = () =&gt;</text:span></text:p>
      <text:p text:style-name="P71">{</text:p>
      <text:p text:style-name="P94"><text:span text:style-name="T19"><text:s text:c="4"/>the_expected_location = an&lt;</text:span><text:span text:style-name="T33">ILocation</text:span><text:span text:style-name="T19">&gt;();</text:span></text:p>
      <text:p text:style-name="P94"><text:span text:style-name="T19"><text:s text:c="4"/>a_receive_type_handling_event = an&lt;</text:span><text:span text:style-name="T33">IHandlingEvent</text:span><text:span text:style-name="T19">&gt;();</text:span></text:p>
      <text:p text:style-name="P71"/>
      <text:p text:style-name="P71"><text:s text:c="4"/>a_receive_type_handling_event</text:p>
      <text:p text:style-name="P71"><text:s text:c="7"/>.Stub(x =&gt; x.type())</text:p>
      <text:p text:style-name="P94"><text:span text:style-name="T19"><text:s text:c="7"/>.Return(</text:span><text:span text:style-name="T38">HandlingEventType</text:span><text:span text:style-name="T19">.RECEIVE);</text:span></text:p>
      <text:p text:style-name="P71"><text:s text:c="4"/>a_receive_type_handling_event</text:p>
      <text:p text:style-name="P71"><text:s text:c="7"/>.Stub(x =&gt; x.location())</text:p>
      <text:p text:style-name="P71"><text:s text:c="7"/>.Return(the_expected_locatio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71"><text:s text:c="4"/>the_collection_of_legs.Add(the_first_leg);</text:p>
      <text:p text:style-name="P71"/>
      <text:p text:style-name="P71"><text:s text:c="4"/>the_first_leg</text:p>
      <text:p text:style-name="P71"><text:s text:c="7"/>.Stub(x =&gt; x.load_location())</text:p>
      <text:p text:style-name="P71"><text:s text:c="7"/>.Return(the_expected_location);</text:p>
      <text:p text:style-name="P71"><text:s text:c="4"/>the_first_leg.load_location()</text:p>
      <text:p text:style-name="P71"><text:s text:c="7"/>.Stub(x =&gt; x.has_the_same_identity_as(a_receive_type_handling_event.location()))</text:p>
      <text:p text:style-name="P94"><text:span text:style-name="T19"><text:s text:c="7"/>.Return(</text:span><text:span text:style-name="T9">true</text:span><text:span text:style-name="T19">);</text:span></text:p>
      <text:p text:style-name="P71"/>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71"/>
      <text:p text:style-name="P71"><text:span text:style-name="T17">static</text:span><text:span text:style-name="T57"> </text:span><text:span text:style-name="T37">ILocation</text:span><text:span text:style-name="T57"> the_expected_location;</text:span></text:p>
      <text:p text:style-name="P71"><text:span text:style-name="T8">static</text:span> <text:span text:style-name="T31">IList</text:span>&lt;<text:span text:style-name="T31">ILeg</text:span>&gt; the_collection_of_legs;</text:p>
      <text:p text:style-name="P2"/>
      <text:p text:style-name="P2">Por lo tanto ha llegado la hora de provocar el fallo a nuestras 5 aserciones.</text:p>
      <text:p text:style-name="P2"/>
      <text:p text:style-name="P2">Para ello deberemos invertir el sentido de lo que asertan:</text:p>
      <text:p text:style-name="P2"/>
      <text:list xml:id="list29477305" text:style-name="L43">
        <text:list-item>
          <text:p text:style-name="P45">No vamos a hacer fallar el primer bloque IT ya que no queremos perder el hilo con eso. En la BDD_Spec de la RAMA 3 si que hacemos fallar como es debido una aserción <text:soft-page-break/>equivalente.</text:p>
        </text:list-item>
        <text:list-item>
          <text:p text:style-name="P45">Los cuatro primeros bloques IT, deben invocar "never_received()" en vez de "received()".</text:p>
        </text:list-item>
        <text:list-item>
          <text:p text:style-name="P45">El ultimo bloque IT, debe invocar ShouldBeFalse() en vez de ShouldBeTrue.</text:p>
        </text:list-item>
      </text:list>
      <text:p text:style-name="P2"/>
      <text:p text:style-name="P2">Ejecutamos la BDD_Spec:</text:p>
      <text:p text:style-name="P2"/>
      <text:p text:style-name="P80">when asked if a handling event of type RECEIVE was expected</text:p>
      <text:p text:style-name="P84">» should check that the event is a RECEIVE type event</text:p>
      <text:p text:style-name="P84">» should leverage the handling event location (FAIL)</text:p>
      <text:p text:style-name="P84">» should load the first leg location (FAIL)</text:p>
      <text:p text:style-name="P84">» should compare the handling event and the initial departure locations (FAIL)</text:p>
      <text:p text:style-name="P84">» should check that the handling event and the initial departure locations are the same (FAIL)</text:p>
      <text:p text:style-name="P2"/>
      <text:p text:style-name="P2">Nos encontramos con 4 fallos:</text:p>
      <text:p text:style-name="P2"/>
      <text:p text:style-name="P80">Test 'should leverage the handling event location' failed:</text:p>
      <text:p text:style-name="P84"><text:tab/>Rhino.Mocks.Exceptions.ExpectationViolationException: Expected that IHandlingEvent.location(); would not be called, but it was found on the actual calls made on the mocked object.</text:p>
      <text:p text:style-name="P2"/>
      <text:p text:style-name="P80">Test 'should load the first leg location' failed:</text:p>
      <text:p text:style-name="P84"><text:tab/>Rhino.Mocks.Exceptions.ExpectationViolationException: Expected that ILeg.load_location(); would not be called, but it was found on the actual calls made on the mocked object.</text:p>
      <text:p text:style-name="P2"/>
      <text:p text:style-name="P80">Test 'should compare the handling event and the initial departure locations' failed:</text:p>
      <text:p text:style-name="P97"><text:tab/>Rhino.Mocks.Exceptions.ExpectationViolationException: Expected that IEntity`1.has_the_same_identity_as(ILocationProxyef0b500048b14f3dbfaed0058c654fa8); would not be called, but it was found on the actual calls made on the mocked object.</text:p>
      <text:p text:style-name="P2"/>
      <text:p text:style-name="P80">Test 'should check that the handling event and the initial departure locations are the same' failed:</text:p>
      <text:p text:style-name="P80"><text:tab/>Machine.Specifications.SpecificationException: Should be [false] but is [true]</text:p>
      <text:p text:style-name="P2"/>
      <text:p text:style-name="P2">Que son los que esperábamos</text:p>
      <text:p text:style-name="P2"/>
      <text:p text:style-name="P2">Volvemos a invertir el sentido de las aserciones (recuperando su sentido original) y ejecutamos los tests.</text:p>
      <text:p text:style-name="P2"/>
      <text:p text:style-name="P80">------ Test started: Assembly: dddsample.specs.dll ------</text:p>
      <text:p text:style-name="P84"/>
      <text:p text:style-name="P84">when asked if a handling event of type RECEIVE was expected</text:p>
      <text:p text:style-name="P84">» should check that the event is a RECEIVE type event</text:p>
      <text:p text:style-name="P84">» should leverage the handling event location</text:p>
      <text:p text:style-name="P84">» should load the first leg location</text:p>
      <text:p text:style-name="P84">» should compare the handling event and the initial departure locations</text:p>
      <text:p text:style-name="P84">» should check that the handling event and the initial departure locations are the same</text:p>
      <text:p text:style-name="P84"/>
      <text:p text:style-name="P84">5 passed, 0 failed, 0 skipped, took 0,94 seconds (Machine.Specifications 0.3.0).</text:p>
      <text:p text:style-name="P2"/>
      <text:p text:style-name="P2">Misión cumplida.</text:p>
      <text:p text:style-name="P2"/>
      <text:p text:style-name="P2">Una vez que hemos conseguido que los test pasen, parece un buen momento para analizar lo que estamos asertando y si tiene sentido o quizás estemos asertando de mas.</text:p>
      <text:p text:style-name="P2"/>
      <text:p text:style-name="P2">Consideremos nuevamente el código que queremos testar:</text:p>
      <text:p text:style-name="P2"/>
      <text:p text:style-name="P94"><text:span text:style-name="T9">if</text:span><text:span text:style-name="T19"> (the_handling_event.type() == </text:span><text:span text:style-name="T38">HandlingEventType</text:span><text:span text:style-name="T19">.RECEIVE)</text:span></text:p>
      <text:p text:style-name="P71">{</text:p>
      <text:p text:style-name="P94"><text:span text:style-name="T19"><text:s text:c="4"/></text:span><text:span text:style-name="T50">//Check that the first leg's origin is the event's location</text:span></text:p>
      <text:p text:style-name="P94"><text:span text:style-name="T19"><text:s text:c="4"/></text:span><text:span text:style-name="T9">return</text:span><text:span text:style-name="T19"> the_initial_leg().load_location().has_the_same_identity_as(</text:span></text:p>
      <text:p text:style-name="P76"><text:soft-page-break/><text:s text:c="48"/>the_handling_event.location());</text:p>
      <text:p text:style-name="P77">}</text:p>
      <text:p text:style-name="P2"/>
      <text:p text:style-name="P2">Intentemos, como ejercicio, describir usando lenguaje natural que es lo que hace este código:</text:p>
      <text:p text:style-name="P2"/>
      <text:p text:style-name="P66"><text:span text:style-name="T2">"</text:span><text:span text:style-name="T6">Primero comprueba que hemos recibido un evento de tipo RECEIVE y a continuación comprueba si coinciden las ILocations asociadas al primer ILeg y al evento.</text:span><text:span text:style-name="T2">"</text:span></text:p>
      <text:p text:style-name="P2"/>
      <text:p text:style-name="P2">Ya sabemos que somos unos maquinas con el BDD y que podemos mockar todo lo que se nos ponga por delante, pero...</text:p>
      <text:p text:style-name="P2"/>
      <text:p text:style-name="P2">...según la descripción estamos enfocando las aserciones de forma equivocada.</text:p>
      <text:p text:style-name="P2"/>
      <text:p text:style-name="P2">Estamos asertando de mas, añadiendo ruido a lo que de verdad importa.</text:p>
      <text:p text:style-name="P2"/>
      <text:p text:style-name="P2">Estas dos aserciones están de mas:</text:p>
      <text:p text:style-name="P2"/>
      <text:p text:style-name="P84">When asked if a handling event of type RECEIVE was expected</text:p>
      <text:p text:style-name="P81">» It should leverage the handling event location.</text:p>
      <text:p text:style-name="P81">» It should load the first leg location.</text:p>
      <text:p text:style-name="P2"/>
      <text:p text:style-name="P2">No aportan nada relevante, son completamente secundarias y por si eso fuese poco, implícitamente se comprueban en esta aserción:</text:p>
      <text:p text:style-name="P2"/>
      <text:p text:style-name="P84">When asked if a handling event of type RECEIVE was expected</text:p>
      <text:p text:style-name="P81">» It should compare the handling event and the initial departure locations.</text:p>
      <text:p text:style-name="P2"/>
      <text:p text:style-name="P2">Por lo tanto nos deshacemos de ellas. Activamente decidimos que es algo que tiene que ocurrir pero que no es relevante desde el punto de vista de la BDD_Spec.</text:p>
      <text:p text:style-name="P2"/>
      <text:p text:style-name="P2">Por lo tanto nuestra BDD_Spec quedaría tal que así:</text:p>
      <text:p text:style-name="P2"/>
      <text:p text:style-name="P84">When asked if a handling event of type RECEIVE was expected</text:p>
      <text:p text:style-name="P84">» It should check that the event is a RECEIVE type event.</text:p>
      <text:p text:style-name="P81">» It should compare the handling event and the initial departure locations.</text:p>
      <text:p text:style-name="P81">» It should check that the handling event and the initial departure locations are the same.</text:p>
      <text:p text:style-name="P2"/>
      <text:p text:style-name="P2">Si ahora hacemos una pequeña refactorización de la BDD_Spec, obtenemos:</text:p>
      <text:p text:style-name="P2"/>
      <text:p text:style-name="P80">When asked if we were expecting a handling event of type RECEIVE</text:p>
      <text:p text:style-name="P84">» It should check that the event is a RECEIVE type event.</text:p>
      <text:p text:style-name="P84">» It should compare the initial departure location with the handling event location.</text:p>
      <text:p text:style-name="P84">» It should confirm that the locations associated to the handling event and the initial departure are the same.</text:p>
      <text:p text:style-name="P2"/>
      <text:p text:style-name="P2">Que coincide a las mil maravillas con nuestro:</text:p>
      <text:p text:style-name="P2"/>
      <text:p text:style-name="P66"><text:span text:style-name="T2">"</text:span><text:span text:style-name="T6">Primero comprueba que hemos recibido un evento de tipo RECEIVE y a continuación comprueba si coinciden las ILocations asociadas al primer ILeg y al evento.</text:span><text:span text:style-name="T2">"</text:span></text:p>
      <text:p text:style-name="P2"/>
      <text:p text:style-name="P2">Ya tenemos BDD_Spec y aun por encima, ya no necesitamos este mock:</text:p>
      <text:p text:style-name="P2"/>
      <text:p text:style-name="P71">a_receive_type_handling_event</text:p>
      <text:p text:style-name="P71"><text:s text:c="3"/>.Stub(x =&gt; x.location())</text:p>
      <text:p text:style-name="P74"><text:s text:c="3"/>.Return(the_expected_location);</text:p>
      <text:p text:style-name="P2"/>
      <text:p text:style-name="P2">Con lo que conseguimos simplificar el superpoblado bloque ESTABLISH.</text:p>
      <text:p text:style-name="P2"/>
      <text:p text:style-name="P2">Para que no queden dudas, tras tanto añadir, borrar, cambiar aserciones, este seria el código final:</text:p>
      <text:p text:style-name="P2"/>
      <text:p text:style-name="P93"><text:span text:style-name="T13">public</text:span><text:span text:style-name="T25"> </text:span><text:span text:style-name="T13">class</text:span><text:span text:style-name="T25"> </text:span><text:span text:style-name="T41">when_asked_if_we_were_expecting_a_handling_event_of_type_RECEIVE</text:span><text:span text:style-name="T25"> : </text:span></text:p>
      <text:p text:style-name="P93"><text:soft-page-break/><text:span text:style-name="T25"><text:s text:c="13"/></text:span><text:span text:style-name="T41">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the_expected_location = an&lt;</text:span><text:span text:style-name="T33">ILocation</text:span><text:span text:style-name="T19">&gt;();</text:span></text:p>
      <text:p text:style-name="P94"><text:span text:style-name="T19"><text:s text:c="8"/>a_receive_type_handling_event = an&lt;</text:span><text:span text:style-name="T33">IHandlingEvent</text:span><text:span text:style-name="T19">&gt;();</text:span></text:p>
      <text:p text:style-name="P71"/>
      <text:p text:style-name="P71"><text:s text:c="8"/>a_receive_type_handling_event</text:p>
      <text:p text:style-name="P71"><text:s text:c="11"/>.Stub(x =&gt; x.type())</text:p>
      <text:p text:style-name="P94"><text:span text:style-name="T19"><text:s text:c="11"/>.Return(</text:span><text:span text:style-name="T38">HandlingEventType</text:span><text:span text:style-name="T19">.RECEIVE);</text:span></text:p>
      <text:p text:style-name="P71"/>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the_first_leg = an&lt;</text:span><text:span text:style-name="T33">ILeg</text:span><text:span text:style-name="T19">&gt;();</text:span></text:p>
      <text:p text:style-name="P71"><text:s text:c="8"/>the_collection_of_legs.Add(the_first_leg);</text:p>
      <text:p text:style-name="P71"/>
      <text:p text:style-name="P71"><text:s text:c="8"/>the_first_leg</text:p>
      <text:p text:style-name="P71"><text:s text:c="11"/>.Stub(x =&gt; x.load_location())</text:p>
      <text:p text:style-name="P71"><text:s text:c="11"/>.Return(the_expected_location);</text:p>
      <text:p text:style-name="P71"><text:s text:c="8"/>the_first_leg.load_location()</text:p>
      <text:p text:style-name="P71"><text:s text:c="11"/>.Stub(x =&gt; x.has_the_same_identity_as(</text:p>
      <text:p text:style-name="P71"><text:s text:c="14"/>a_receive_type_handling_event.location()))</text:p>
      <text:p text:style-name="P94"><text:span text:style-name="T19"><text:s text:c="11"/>.Return(</text:span><text:span text:style-name="T9">true</text:span><text:span text:style-name="T19">);</text:span></text:p>
      <text:p text:style-name="P71"/>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was_expecting(a_receive_type_handling_event);</text:span></text:p>
      <text:p text:style-name="P71"/>
      <text:p text:style-name="P94"><text:span text:style-name="T19"><text:s text:c="4"/></text:span><text:span text:style-name="T33">It</text:span><text:span text:style-name="T19"> should_check_that_the_event_is_a_RECEIVE_type_event = () =&gt;</text:span></text:p>
      <text:p text:style-name="P71"><text:s text:c="4"/>{</text:p>
      <text:p text:style-name="P71"><text:s text:c="8"/>a_receive_type_handling_event</text:p>
      <text:p text:style-name="P94"><text:span text:style-name="T19"><text:s text:c="11"/>.was_told_to(x =&gt; x.type().Equals(</text:span><text:span text:style-name="T38">HandlingEventType</text:span><text:span text:style-name="T19">.RECEIVE));</text:span></text:p>
      <text:p text:style-name="P94"><text:span text:style-name="T19"><text:s text:c="8"/>a_receive_type_handling_event.type().ShouldEqual(</text:span><text:span text:style-name="T38">HandlingEventType</text:span><text:span text:style-name="T19">.RECEIVE);</text:span></text:p>
      <text:p text:style-name="P71"><text:s text:c="4"/>};</text:p>
      <text:p text:style-name="P71"/>
      <text:p text:style-name="P94"><text:span text:style-name="T19"><text:s text:c="4"/></text:span><text:span text:style-name="T33">It</text:span><text:span text:style-name="T19"> should_compare_the_initial_departure_location_with_the_handling_event_location = </text:span></text:p>
      <text:p text:style-name="P71"><text:s text:c="7"/>() =&gt;</text:p>
      <text:p text:style-name="P71"><text:s text:c="7"/>the_first_leg</text:p>
      <text:p text:style-name="P71"><text:s text:c="10"/>.load_location()</text:p>
      <text:p text:style-name="P71"><text:s text:c="10"/>.received(x =&gt; x.has_the_same_identity_as(</text:p>
      <text:p text:style-name="P71"><text:s text:c="13"/>a_receive_type_handling_event.location()));</text:p>
      <text:p text:style-name="P71"/>
      <text:p text:style-name="P94"><text:span text:style-name="T19"><text:s text:c="4"/></text:span><text:span text:style-name="T33">It</text:span><text:span text:style-name="T19"> should_confirm_that_the_locations_associated_to_the_handling_event</text:span></text:p>
      <text:p text:style-name="P71"><text:s text:c="7"/>_and_the_initial_departure_are_the_same = () =&gt; </text:p>
      <text:p text:style-name="P71"><text:s text:c="7"/>result.ShouldBeTrue();</text:p>
      <text:p text:style-name="P71"/>
      <text:p text:style-name="P94"><text:span text:style-name="T19"><text:s text:c="4"/></text:span><text:span text:style-name="T9">static</text:span><text:span text:style-name="T19"> </text:span><text:span text:style-name="T9">bool</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HandlingEvent</text:span><text:span text:style-name="T19"> a_receive_type_handling_event;</text:span></text:p>
      <text:p text:style-name="P94"><text:span text:style-name="T19"><text:s text:c="4"/></text:span><text:span text:style-name="T9">static</text:span><text:span text:style-name="T19"> </text:span><text:span text:style-name="T33">ILeg</text:span><text:span text:style-name="T19"> the_first_leg;</text:span></text:p>
      <text:p text:style-name="P94"><text:span text:style-name="T19"><text:s text:c="4"/></text:span><text:span text:style-name="T9">static</text:span><text:span text:style-name="T19"> </text:span><text:span text:style-name="T33">ILocation</text:span><text:span text:style-name="T19"> the_expected_location;</text:span></text:p>
      <text:p text:style-name="P71">}</text:p>
      <text:p text:style-name="P2"/>
      <text:p text:style-name="P2">Las aserciones están mucho mas claras, pero el contexto es tremendo, señalando tal y como razonábamos en un principio que hace demasiadas cosas (viola el SRP). Por lo tanto es un claro candidato a una refactorización.</text:p>
      <text:p text:style-name="P2"/>
      <text:p text:style-name="P2">Señalar antes de pasar a la siguiente BDD_Spec, que la única justificación posible para esto es que estamos hablando de "legacy code", ya que si hubiésemos diseñado nosotros este código, realmente necesitaríamos repensarnos las cosas muy mucho.</text:p>
      <text:p text:style-name="P2"/>
      <text:p text:style-name="P62"><text:span text:style-name="T56">BDD_Spec Legacy Itinerary – was_expecting() - RAMA 3</text:span><text:span text:style-name="T55">:</text:span></text:p>
      <text:p text:style-name="P2"><text:soft-page-break/></text:p>
      <text:p text:style-name="P2">Este es el "legacy code" que pertenece a la RAMA 3:</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19"><text:s text:c="4"/></text:span><text:span text:style-name="T9">if</text:span><text:span text:style-name="T19"> (the_handling_event.type() == </text:span><text:span text:style-name="T38">HandlingEventType</text:span><text:span text:style-name="T19">.LOAD)</text:span></text:p>
      <text:p text:style-name="P71"><text:s text:c="4"/>{</text:p>
      <text:p text:style-name="P94"><text:span text:style-name="T19"><text:s text:c="8"/></text:span><text:span text:style-name="T50">//Check that there is one leg with same load location and voyage</text:span></text:p>
      <text:p text:style-name="P94"><text:span text:style-name="T19"><text:s text:c="8"/></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8"/>{</text:p>
      <text:p text:style-name="P94"><text:span text:style-name="T19"><text:s text:c="12"/></text:span><text:span text:style-name="T9">if</text:span><text:span text:style-name="T19"> (leg.load_location().has_the_same_identity_as(</text:span></text:p>
      <text:p text:style-name="P71"><text:s text:c="19"/>the_handling_event.location()) &amp;&amp;</text:p>
      <text:p text:style-name="P71"><text:s text:c="16"/>leg.voyage().has_the_same_identity_as(the_handling_event.voyage()))</text:p>
      <text:p text:style-name="P94"><text:span text:style-name="T19"><text:s text:c="15"/></text:span><text:span text:style-name="T9">return</text:span><text:span text:style-name="T19"> </text:span><text:span text:style-name="T9">true</text:span><text:span text:style-name="T19">;</text:span></text:p>
      <text:p text:style-name="P71"><text:s text:c="8"/>}</text:p>
      <text:p text:style-name="P94"><text:span text:style-name="T19"><text:s text:c="8"/></text:span><text:span text:style-name="T9">return</text:span><text:span text:style-name="T19"> </text:span><text:span text:style-name="T9">false</text:span><text:span text:style-name="T19">;</text:span></text:p>
      <text:p text:style-name="P74"><text:s text:c="4"/>}</text:p>
      <text:p text:style-name="P74"/>
      <text:p text:style-name="P74"><text:s text:c="4"/>(....)</text:p>
      <text:p text:style-name="P74">}</text:p>
      <text:p text:style-name="P2"/>
      <text:p text:style-name="P2">Si la anterior BDD_Spec ponía de manifiesto que el código hacia demasiadas cosas, en esta BDD_Spec, parece que vamos a peor. El bloque ESTABLISH promete ser monstruoso.</text:p>
      <text:p text:style-name="P2"/>
      <text:p text:style-name="P2">Vamos a intentar aplicar las lecciones aprendidas en la RAMA 2 para evitar cometer los mismos errores de inicio.</text:p>
      <text:p text:style-name="P2"/>
      <text:p text:style-name="P2">Hay varias diferencias con respecto a la BDD_Spec de la RAMA 2:</text:p>
      <text:p text:style-name="P2"/>
      <text:list xml:id="list29472183" text:style-name="L44">
        <text:list-item>
          <text:p text:style-name="P46">Ahora no sabemos cual de las ILegs de la colección va a ser la buena. Tenemos que ir recorriéndolas hasta que encontremos alguna que cumpla nuestra condición</text:p>
        </text:list-item>
        <text:list-item>
          <text:p text:style-name="P46">La condición que hay que cumplir ya no afecta solo a una ILocation, sino que ademas debe cumplir la condición un IVoyage</text:p>
        </text:list-item>
      </text:list>
      <text:p text:style-name="P2"/>
      <text:p text:style-name="P2">El resto es igual a la anterior.</text:p>
      <text:p text:style-name="P2"/>
      <text:p text:style-name="P2">Podríamos intentar definir en lenguaje natural que es lo que hace el código:</text:p>
      <text:p text:style-name="P2"/>
      <text:p text:style-name="P66"><text:span text:style-name="T2">"</text:span><text:span text:style-name="T6">Primero comprueba que hemos recibido un evento de tipo LOAD y a continuación comprueba si coinciden tanto las ILocations como los IVoyages asociados a alguno de los ILegs de la colección y al evento.</text:span><text:span text:style-name="T2">"</text:span></text:p>
      <text:p text:style-name="P2"/>
      <text:p text:style-name="P2">Por lo tanto nuestra BDD_Spec, inicialmente, podría ser la siguiente:</text:p>
      <text:p text:style-name="P2"/>
      <text:p text:style-name="P80">When asked if we were expecting a handling event of type LOAD</text:p>
      <text:p text:style-name="P84">» It should check that the event is a LOAD type event.</text:p>
      <text:p text:style-name="P84">» It should compare the handling event location with every leg load location until it finds a match.</text:p>
      <text:p text:style-name="P84">» It should compare the handling event voyage with the leg voyage if theres a previous location match.</text:p>
      <text:p text:style-name="P84">» It should confirm that there is one leg with the same load location and voyage as the ones from the handling event.</text:p>
      <text:p text:style-name="P2"/>
      <text:p text:style-name="P2">Ya tenemos algo con lo que empezar a trabajar.</text:p>
      <text:p text:style-name="P2"/>
      <text:p text:style-name="P2">Las cuatro aserciones en código:</text:p>
      <text:p text:style-name="P2"/>
      <text:p text:style-name="P87"><text:span text:style-name="T33">It</text:span><text:span text:style-name="T19"> should_check_that_the_event_is_a_LOAD_type_event = () =&gt;</text:span></text:p>
      <text:p text:style-name="P71">{</text:p>
      <text:p text:style-name="P71"><text:s text:c="4"/>a_load_type_handling_event</text:p>
      <text:p text:style-name="P94"><text:soft-page-break/><text:span text:style-name="T19"><text:s text:c="7"/>.was_told_to(x =&gt; x.type().Equals(</text:span><text:span text:style-name="T38">HandlingEventType</text:span><text:span text:style-name="T19">.LOAD));</text:span></text:p>
      <text:p text:style-name="P94"><text:span text:style-name="T19"><text:s text:c="4"/>a_load_type_handling_event.type().ShouldEqual(</text:span><text:span text:style-name="T38">HandlingEventType</text:span><text:span text:style-name="T19">.LOAD);</text:span></text:p>
      <text:p text:style-name="P71">};</text:p>
      <text:p text:style-name="P71"/>
      <text:p text:style-name="P94"><text:span text:style-name="T33">It</text:span><text:span text:style-name="T19"> should_compare_the_handling_event_location_with_every_leg_load_location</text:span></text:p>
      <text:p text:style-name="P71"><text:s text:c="3"/>_until_it_finds_a_match = () =&gt;</text:p>
      <text:p text:style-name="P71">{</text:p>
      <text:p text:style-name="P71"><text:s text:c="4"/>the_first_leg.load_location()</text:p>
      <text:p text:style-name="P71"><text:s text:c="7"/>.received(x =&gt; </text:p>
      <text:p text:style-name="P71"><text:s text:c="10"/>x.has_the_same_identity_as(a_load_type_handling_event.location()));</text:p>
      <text:p text:style-name="P71"><text:s text:c="4"/>the_middle_leg.load_location()</text:p>
      <text:p text:style-name="P71"><text:s text:c="7"/>.received(x =&gt; </text:p>
      <text:p text:style-name="P71"><text:s text:c="10"/>x.has_the_same_identity_as(a_load_type_handling_event.location()));</text:p>
      <text:p text:style-name="P71">};</text:p>
      <text:p text:style-name="P71"/>
      <text:p text:style-name="P94"><text:span text:style-name="T33">It</text:span><text:span text:style-name="T19"> should_compare_the_handling_event_voyage_with_the_leg_voyage</text:span></text:p>
      <text:p text:style-name="P71"><text:s text:c="3"/>_if_theres_a_previous_location_match = () =&gt;</text:p>
      <text:p text:style-name="P71">{</text:p>
      <text:p text:style-name="P71"><text:s text:c="4"/>the_first_leg.voyage()</text:p>
      <text:p text:style-name="P71"><text:s text:c="7"/>.never_received(x =&gt; x.has_the_same_identity_as(</text:p>
      <text:p text:style-name="P71"><text:s text:c="51"/>a_load_type_handling_event.voyage()));</text:p>
      <text:p text:style-name="P71"><text:s text:c="4"/>the_middle_leg.voyage()</text:p>
      <text:p text:style-name="P71"><text:s text:c="7"/>.received(x =&gt; x.has_the_same_identity_as(a_load_type_handling_event.voyage()));</text:p>
      <text:p text:style-name="P71">};</text:p>
      <text:p text:style-name="P71"/>
      <text:p text:style-name="P94"><text:span text:style-name="T33">It</text:span><text:span text:style-name="T19"> should_confirm_that_there_is_one_leg_with_the_same_load_location_and_voyage</text:span></text:p>
      <text:p text:style-name="P71"><text:s text:c="3"/>_as_the_ones_from_the_handling_event = () =&gt; </text:p>
      <text:p text:style-name="P71"><text:s text:c="4"/>result.ShouldBeTrue();</text:p>
      <text:p text:style-name="P2"/>
      <text:p text:style-name="P2">Que vuelven a confirmar lo mucho que estamos haciendo. Todo esto debería ser mas sencillo.</text:p>
      <text:p text:style-name="P2"/>
      <text:p text:style-name="P2">NOTA: Las aserciones que estas observando son el resultado de un proceso de compactación y desechado de las aserciones superfluas. Originalmente todavía era mas complejo con 7 aserciones en lugar de 4. Aun así, el bloque ESTABLISH, revela la complejidad del escenario en toda su dimensión</text:p>
      <text:p text:style-name="P2"/>
      <text:p text:style-name="P2">Como siempre, el bloque BECAUSE, es conciso y autoexplicativo:</text:p>
      <text:p text:style-name="P2"/>
      <text:p text:style-name="P87"><text:span text:style-name="T33">Because</text:span><text:span text:style-name="T19"> of = () =&gt; result = sut.was_expecting(a_load_type_handling_event);</text:span></text:p>
      <text:p text:style-name="P2"/>
      <text:p text:style-name="P2">Y ahora viene el bloque ESTABLISH, que avisamos de antemano es tremendamente complejo (no nos cansaremos de repetirlo, indicando por tanto que hay una violación del SRP).</text:p>
      <text:p text:style-name="P2"/>
      <text:p text:style-name="P2">En el creamos una colección de ILegs con tres elementos:</text:p>
      <text:p text:style-name="P2"/>
      <text:list xml:id="list29480503" text:style-name="L45">
        <text:list-item>
          <text:p text:style-name="P47">the_first_leg</text:p>
        </text:list-item>
        <text:list-item>
          <text:p text:style-name="P47">the_middle_leg</text:p>
        </text:list-item>
        <text:list-item>
          <text:p text:style-name="P47">the_final_leg</text:p>
        </text:list-item>
      </text:list>
      <text:p text:style-name="P2"/>
      <text:p text:style-name="P93"><text:span text:style-name="T25">the_collection_of_legs = </text:span><text:span text:style-name="T13">new</text:span><text:span text:style-name="T25"> </text:span><text:span text:style-name="T41">List</text:span><text:span text:style-name="T25">&lt;</text:span><text:span text:style-name="T35">ILeg</text:span><text:span text:style-name="T25">&gt;();</text:span></text:p>
      <text:p text:style-name="P94"><text:span text:style-name="T19">the_first_leg = an&lt;</text:span><text:span text:style-name="T33">ILeg</text:span><text:span text:style-name="T19">&gt;();</text:span></text:p>
      <text:p text:style-name="P94"><text:span text:style-name="T19">the_middle_leg = an&lt;</text:span><text:span text:style-name="T33">ILeg</text:span><text:span text:style-name="T19">&gt;();</text:span></text:p>
      <text:p text:style-name="P94"><text:span text:style-name="T19">the_last_leg = an&lt;</text:span><text:span text:style-name="T33">ILeg</text:span><text:span text:style-name="T19">&gt;();</text:span></text:p>
      <text:p text:style-name="P71"/>
      <text:p text:style-name="P71">the_collection_of_legs.Add(the_first_leg);</text:p>
      <text:p text:style-name="P71">the_collection_of_legs.Add(the_middle_leg);</text:p>
      <text:p text:style-name="P71">the_collection_of_legs.Add(the_last_leg);</text:p>
      <text:p text:style-name="P2"/>
      <text:p text:style-name="P2">Esperamos que the_first_leg no cumpla las condiciones:</text:p>
      <text:p text:style-name="P2"/>
      <text:p text:style-name="P73"><text:soft-page-break/>the_first_leg</text:p>
      <text:p text:style-name="P71"><text:s text:c="3"/>.Stub(x =&gt; x.load_location())</text:p>
      <text:p text:style-name="P71"><text:s text:c="3"/>.Return(a_not_matching_location);</text:p>
      <text:p text:style-name="P71">the_first_leg.load_location()</text:p>
      <text:p text:style-name="P71"><text:s text:c="3"/>.Stub(x =&gt; x.has_the_same_identity_as(a_load_type_handling_event.location()))</text:p>
      <text:p text:style-name="P94"><text:span text:style-name="T19"><text:s text:c="3"/>.Return(</text:span><text:span text:style-name="T9">false</text:span><text:span text:style-name="T19">);</text:span></text:p>
      <text:p text:style-name="P71">the_first_leg</text:p>
      <text:p text:style-name="P71"><text:s text:c="3"/>.Stub(x =&gt; x.voyage())</text:p>
      <text:p text:style-name="P94"><text:span text:style-name="T19"><text:s text:c="3"/>.Return(an&lt;</text:span><text:span text:style-name="T33">IVoyage</text:span><text:span text:style-name="T19">&gt;());</text:span></text:p>
      <text:p text:style-name="P2"/>
      <text:p text:style-name="P2">Esperamos que sea the_middle_leg el elemento en el que se cumplan las dos condiciones:</text:p>
      <text:p text:style-name="P2"/>
      <text:list xml:id="list29483794" text:style-name="L46">
        <text:list-item>
          <text:p text:style-name="P48">su load_location() coincide con la location() del evento.</text:p>
        </text:list-item>
        <text:list-item>
          <text:p text:style-name="P48">su voyage() coincide con el voyage() del evento.</text:p>
        </text:list-item>
      </text:list>
      <text:p text:style-name="P2"/>
      <text:p text:style-name="P73">the_middle_leg</text:p>
      <text:p text:style-name="P71"><text:s text:c="3"/>.Stub(x =&gt; x.load_location())</text:p>
      <text:p text:style-name="P71"><text:s text:c="3"/>.Return(the_expected_location);</text:p>
      <text:p text:style-name="P71">the_middle_leg.load_location()</text:p>
      <text:p text:style-name="P71"><text:s text:c="3"/>.Stub(x =&gt; x.has_the_same_identity_as(a_load_type_handling_event.location()))</text:p>
      <text:p text:style-name="P94"><text:span text:style-name="T19"><text:s text:c="3"/>.Return(</text:span><text:span text:style-name="T9">true</text:span><text:span text:style-name="T19">);</text:span></text:p>
      <text:p text:style-name="P71">the_middle_leg</text:p>
      <text:p text:style-name="P71"><text:s text:c="3"/>.Stub(x =&gt; x.voyage())</text:p>
      <text:p text:style-name="P71"><text:s text:c="3"/>.Return(the_expected_voyage);</text:p>
      <text:p text:style-name="P71">the_middle_leg.voyage()</text:p>
      <text:p text:style-name="P71"><text:s text:c="3"/>.Stub(x =&gt; x.has_the_same_identity_as(a_load_type_handling_event.voyage()))</text:p>
      <text:p text:style-name="P94"><text:span text:style-name="T19"><text:s text:c="3"/>.Return(</text:span><text:span text:style-name="T9">true</text:span><text:span text:style-name="T19">);</text:span></text:p>
      <text:p text:style-name="P2"/>
      <text:p text:style-name="P2">No esperamos nada de the_last_leg.</text:p>
      <text:p text:style-name="P2"/>
      <text:p text:style-name="P2">Por ultimo, cubrimos la parte de la comprobación del tipo de evento con:</text:p>
      <text:p text:style-name="P2"/>
      <text:p text:style-name="P73">a_load_type_handling_event</text:p>
      <text:p text:style-name="P71"><text:s text:c="3"/>.Stub(x =&gt; x.type())</text:p>
      <text:p text:style-name="P94"><text:span text:style-name="T19"><text:s text:c="3"/>.Return(</text:span><text:span text:style-name="T38">HandlingEventType</text:span><text:span text:style-name="T19">.LOAD);</text:span></text:p>
      <text:p text:style-name="P2"/>
      <text:p text:style-name="P2">Que es equivalente a lo que habíamos visto en la BDD_Spec de la RAMA 2.</text:p>
      <text:p text:style-name="P2"/>
      <text:p text:style-name="P2">Con esto completamos el código de la BDD_Spec, y esta vez no vamos a poner el código aquí En vez de eso te recomendamos que acudas directamente al código fuente ya que cuando los escenarios son tan complejos, un manual como este, no es el mejor lugar para mostrar el código</text:p>
      <text:p text:style-name="P2"/>
      <text:p text:style-name="P2">Aplicamos el proceso habitual:</text:p>
      <text:p text:style-name="P2"/>
      <text:list xml:id="list29482605" text:style-name="L47">
        <text:list-item>
          <text:p text:style-name="P49">Invertimos el sentido de las aserciones.</text:p>
        </text:list-item>
        <text:list-item>
          <text:p text:style-name="P49">Ejecutamos la BDD_Spec a la espera de obtener los fallos deseados.</text:p>
        </text:list-item>
        <text:list-item>
          <text:p text:style-name="P49">Recuperamos el sentido original de las aserciones.</text:p>
        </text:list-item>
        <text:list-item>
          <text:p text:style-name="P49">Ejecutamos la BDD_Spec, que ahora debería pasar.</text:p>
        </text:list-item>
      </text:list>
      <text:p text:style-name="P2"/>
      <text:p text:style-name="P2">Solo que ahora tenemos aserciones compuestas (ya nos encontramos con una así en la BDD_Spec de la RAMA 2, pero pasamos de puntillas sobre este aspecto, y prometíamos explicarlo aquí) como por ejemplo:</text:p>
      <text:p text:style-name="P2"/>
      <text:p text:style-name="P87"><text:span text:style-name="T33">It</text:span><text:span text:style-name="T19"> should_check_that_the_event_is_a_LOAD_type_event = () =&gt;</text:span></text:p>
      <text:p text:style-name="P71">{</text:p>
      <text:p text:style-name="P71"><text:s text:c="4"/>a_load_type_handling_event</text:p>
      <text:p text:style-name="P94"><text:span text:style-name="T19"><text:s text:c="7"/>.was_told_to(x =&gt; x.type().Equals(</text:span><text:span text:style-name="T38">HandlingEventType</text:span><text:span text:style-name="T19">.LOAD));</text:span></text:p>
      <text:p text:style-name="P94"><text:span text:style-name="T19"><text:s text:c="4"/>a_load_type_handling_event.type().ShouldEqual(</text:span><text:span text:style-name="T38">HandlingEventType</text:span><text:span text:style-name="T19">.LOAD);</text:span></text:p>
      <text:p text:style-name="P74">};</text:p>
      <text:p text:style-name="P2"/>
      <text:p text:style-name="P2"><text:soft-page-break/>Y para hacer fallar esta Specification (usando la nomenclatura Context/Specification) que a su vez se compone de dos aserciones, tenemos que hacer fallar una de cada vez.</text:p>
      <text:p text:style-name="P2"/>
      <text:p text:style-name="P2">Vamos paso a paso:</text:p>
      <text:p text:style-name="P2"/>
      <text:p text:style-name="P2">Cambiamos "was_told_to()" por "never_was_told_to()" y comentamos la linea que contiene la segunda aserción</text:p>
      <text:p text:style-name="P2"/>
      <text:p text:style-name="P2">Ejecutamos la BDD_Spec:</text:p>
      <text:p text:style-name="P2"/>
      <text:p text:style-name="P80">------ Test started: Assembly: dddsample.specs.dll ------</text:p>
      <text:p text:style-name="P84"/>
      <text:p text:style-name="P84">when asked if we were expecting a handling event of type LOAD</text:p>
      <text:p text:style-name="P84">» should check that the event is a LOAD type event (FAIL)</text:p>
      <text:p text:style-name="P84"/>
      <text:p text:style-name="P84">Test 'should check that the event is a LOAD type event' failed:</text:p>
      <text:p text:style-name="P84"><text:tab/>Rhino.Mocks.Exceptions.ExpectationViolationException: Expected that IHandlingEvent.type(); would not be called, but it was found on the actual calls made on the mocked object.</text:p>
      <text:p text:style-name="P84"/>
      <text:p text:style-name="P84">(....)</text:p>
      <text:p text:style-name="P84"/>
      <text:p text:style-name="P84">0 passed, 1 failed, 0 skipped, took 1,08 seconds (Machine.Specifications 0.3.0).</text:p>
      <text:p text:style-name="P2"/>
      <text:p text:style-name="P2">Que es el fallo que esperábamos</text:p>
      <text:p text:style-name="P2"/>
      <text:p text:style-name="P2">Ahora necesitamos hacer fallar la otra aserción, pero para ello no puede fallar la primera.</text:p>
      <text:p text:style-name="P2"/>
      <text:p text:style-name="P2">Volvemos a cambiar "never_was_told_to()" por "was_told_to()" (lo dejamos por tanto tal y como debe estar) y comentamos esa aserción</text:p>
      <text:p text:style-name="P2"/>
      <text:p text:style-name="P2">Ahora cambiamos el "ShouldEqual()" por "ShouldNotEqual()" y ejecutamos la BDD_Spec:</text:p>
      <text:p text:style-name="P2"/>
      <text:p text:style-name="P80">------ Test started: Assembly: dddsample.specs.dll ------</text:p>
      <text:p text:style-name="P84"/>
      <text:p text:style-name="P84">when asked if we were expecting a handling event of type LOAD</text:p>
      <text:p text:style-name="P84">» should check that the event is a LOAD type event (FAIL)</text:p>
      <text:p text:style-name="P84"/>
      <text:p text:style-name="P84">Test 'should check that the event is a LOAD type event' failed:</text:p>
      <text:p text:style-name="P84"><text:tab/>Machine.Specifications.SpecificationException: Should not equal dddsample.domain.model.handling.aggregate.HandlingEventType but does:</text:p>
      <text:p text:style-name="P84"/>
      <text:p text:style-name="P84">(....)</text:p>
      <text:p text:style-name="P84"/>
      <text:p text:style-name="P84">0 passed, 1 failed, 0 skipped, took 1,30 seconds (Machine.Specifications 0.3.0).</text:p>
      <text:p text:style-name="P2"/>
      <text:p text:style-name="P2">Ya esta. Podemos descomentar la primera aserción y devolverle el sentido original a la segunda aserción (cambiar "ShouldNotEqual()" por "ShouldEqual()").</text:p>
      <text:p text:style-name="P2"/>
      <text:p text:style-name="P2">Ejecutamos la BDD_Spec:</text:p>
      <text:p text:style-name="P2"/>
      <text:p text:style-name="P80">------ Test started: Assembly: dddsample.specs.dll ------</text:p>
      <text:p text:style-name="P84"/>
      <text:p text:style-name="P84">when asked if we were expecting a handling event of type LOAD</text:p>
      <text:p text:style-name="P84">» should check that the event is a LOAD type event</text:p>
      <text:p text:style-name="P84"/>
      <text:p text:style-name="P84"/>
      <text:p text:style-name="P84">1 passed, 0 failed, 0 skipped, took 1,43 seconds (Machine.Specifications 0.3.0).</text:p>
      <text:p text:style-name="P2"/>
      <text:p text:style-name="P2">Fantástico Funciona.</text:p>
      <text:p text:style-name="P2"/>
      <text:p text:style-name="P2">Si hacemos esto mismo con todas las Specifications de la BDD_Spec, deberíamos terminar obteniendo:</text:p>
      <text:p text:style-name="P2"><text:soft-page-break/></text:p>
      <text:p text:style-name="P80">------ Test started: Assembly: dddsample.specs.dll ------</text:p>
      <text:p text:style-name="P84"/>
      <text:p text:style-name="P84">when asked if we were expecting a handling event of type LOAD</text:p>
      <text:p text:style-name="P84">» should check that the event is a LOAD type event</text:p>
      <text:p text:style-name="P84">» should compare the handling event location with every leg load location until it finds a match</text:p>
      <text:p text:style-name="P84">» should compare the handling event voyage with the leg voyage if theres a previous location match</text:p>
      <text:p text:style-name="P84">» should confirm that there is one leg with the same load location and voyage as the ones from the handling event</text:p>
      <text:p text:style-name="P84"/>
      <text:p text:style-name="P84"/>
      <text:p text:style-name="P84">4 passed, 0 failed, 0 skipped, took 0,89 seconds (Machine.Specifications 0.3.0).</text:p>
      <text:p text:style-name="P2"/>
      <text:p text:style-name="P2">Que es exactamente lo que queríamos</text:p>
      <text:p text:style-name="P2"/>
      <text:p text:style-name="P62"><text:span text:style-name="T56">BDD_Spec Legacy Itinerary – was_expecting() - RAMA 4</text:span><text:span text:style-name="T55">:</text:span></text:p>
      <text:p text:style-name="P2"/>
      <text:p text:style-name="P2">Este es el "legacy code" que pertenece a la RAMA 4:</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9"><text:s text:c="4"/>if</text:span><text:span text:style-name="T19"> (the_handling_event.type() == </text:span><text:span text:style-name="T38">HandlingEventType</text:span><text:span text:style-name="T19">.UNLOAD)</text:span></text:p>
      <text:p text:style-name="P71"><text:s text:c="4"/>{</text:p>
      <text:p text:style-name="P94"><text:span text:style-name="T19"><text:s text:c="8"/></text:span><text:span text:style-name="T50">//Check that the there is one leg with same unload location and voyage</text:span></text:p>
      <text:p text:style-name="P94"><text:span text:style-name="T19"><text:s text:c="8"/></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8"/>{</text:p>
      <text:p text:style-name="P94"><text:span text:style-name="T19"><text:s text:c="12"/></text:span><text:span text:style-name="T9">if </text:span><text:span text:style-name="T19">(leg.unload_location()</text:span></text:p>
      <text:p text:style-name="P71"><text:s text:c="19"/>.has_the_same_identity_as(the_handling_event.location()) &amp;&amp; </text:p>
      <text:p text:style-name="P71"><text:s text:c="16"/>leg.voyage().has_the_same_identity_as(the_handling_event.voyage()))</text:p>
      <text:p text:style-name="P94"><text:span text:style-name="T19"><text:s text:c="15"/></text:span><text:span text:style-name="T9">return</text:span><text:span text:style-name="T19"> </text:span><text:span text:style-name="T9">true</text:span><text:span text:style-name="T19">;</text:span></text:p>
      <text:p text:style-name="P71"><text:s text:c="8"/>}</text:p>
      <text:p text:style-name="P94"><text:span text:style-name="T19"><text:s text:c="8"/></text:span><text:span text:style-name="T9">return</text:span><text:span text:style-name="T19"> </text:span><text:span text:style-name="T9">false</text:span><text:span text:style-name="T19">;</text:span></text:p>
      <text:p text:style-name="P74"><text:s text:c="4"/>}</text:p>
      <text:p text:style-name="P74"/>
      <text:p text:style-name="P74"><text:s text:c="4"/>(....)</text:p>
      <text:p text:style-name="P74">}</text:p>
      <text:p text:style-name="P2"/>
      <text:p text:style-name="P2">Es exactamente lo mismo que con la RAMA 3 con la salvedad de:</text:p>
      <text:p text:style-name="P2"/>
      <text:list xml:id="list29491147" text:style-name="L48">
        <text:list-item>
          <text:p text:style-name="P50">El evento ahora es de tipo UNLOAD.</text:p>
        </text:list-item>
        <text:list-item>
          <text:p text:style-name="P50">Donde antes teníamos load_location(), ahora tenemos unload_location().</text:p>
        </text:list-item>
      </text:list>
      <text:p text:style-name="P2"/>
      <text:p text:style-name="P2">Por lo tanto no vamos a ahondar mas en ello, ya que no aportaría nada nuevo. Únicamente dejaremos la BDD_Spec definida formalmente y recuerda que si quieres, puedes consultar el código fuente.</text:p>
      <text:p text:style-name="P2"/>
      <text:p text:style-name="P2">La definición formal de la BDD_Spec:</text:p>
      <text:p text:style-name="P2"/>
      <text:p text:style-name="P81">When asked if we were expecting a handling event of type UNLOAD</text:p>
      <text:p text:style-name="P84">» It should check that the event is an UNLOAD type event.</text:p>
      <text:p text:style-name="P84">» It should compare the handling event location with every leg unload location until it finds a match.</text:p>
      <text:p text:style-name="P84">» It should compare the handling event voyage with the leg voyage if theres a previous location match.</text:p>
      <text:p text:style-name="P81">» It should confirm that there is one leg with the same unload location and voyage as the ones from the handling event.</text:p>
      <text:p text:style-name="P1"/>
      <text:p text:style-name="P1"/>
      <text:p text:style-name="P62"><text:span text:style-name="T56">BDD_Spec Legacy Itinerary – was_expecting() - RAMA 5</text:span><text:span text:style-name="T55">:</text:span></text:p>
      <text:p text:style-name="P2"><text:soft-page-break/></text:p>
      <text:p text:style-name="P2">Este es el "legacy code" que pertenece a la RAMA 5:</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9"><text:s text:c="4"/>if</text:span><text:span text:style-name="T19"> (the_handling_event.type() == </text:span><text:span text:style-name="T38">HandlingEventType</text:span><text:span text:style-name="T19">.CLAIM)</text:span></text:p>
      <text:p text:style-name="P71"><text:s text:c="4"/>{</text:p>
      <text:p text:style-name="P94"><text:span text:style-name="T19"><text:s text:c="8"/></text:span><text:span text:style-name="T50">//Check that the last leg's destination is from the event's location</text:span></text:p>
      <text:p text:style-name="P94"><text:span text:style-name="T19"><text:s text:c="8"/></text:span><text:span text:style-name="T9">var</text:span><text:span text:style-name="T19"> last_leg = lastLeg();</text:span></text:p>
      <text:p text:style-name="P94"><text:span text:style-name="T19"><text:s text:c="8"/></text:span><text:span text:style-name="T9">return</text:span><text:span text:style-name="T19"> last_leg.unload_location()</text:span></text:p>
      <text:p text:style-name="P71"><text:s text:c="26"/>.has_the_same_identity_as(the_handling_event.location());</text:p>
      <text:p text:style-name="P74"><text:s text:c="4"/>}</text:p>
      <text:p text:style-name="P74"/>
      <text:p text:style-name="P74"><text:s text:c="4"/>(....)</text:p>
      <text:p text:style-name="P74">}</text:p>
      <text:p text:style-name="P2"/>
      <text:p text:style-name="P2">Operacionalmente estaríamos en el mismo caso que en la RAMA 2, por lo tanto no deberíamos perder mas tiempo aquí, sin embargo, nos encontramos con una particularidad:</text:p>
      <text:p text:style-name="P2"/>
      <text:p text:style-name="P88"><text:span text:style-name="T9">var</text:span><text:span text:style-name="T19"> last_leg = lastLeg();</text:span></text:p>
      <text:p text:style-name="P2"/>
      <text:p text:style-name="P2">Este es el ultimo sitio desde el que se llama al lastLeg() original en lugar de a nuestro the_last_leg(), así que necesitamos evaluar si sigue siendo necesario o si podemos eliminarlo y cambiar la llamada por una a last_leg().</text:p>
      <text:p text:style-name="P2"/>
      <text:p text:style-name="P2">Recordemos cual es la implementación de lastLeg() y de the_last_leg() (ambos métodos son privados):</text:p>
      <text:p text:style-name="P2"/>
      <text:p text:style-name="P87"><text:span text:style-name="T33">ILeg</text:span><text:span text:style-name="T19"> the_last_leg()</text:span></text:p>
      <text:p text:style-name="P71">{</text:p>
      <text:p text:style-name="P94"><text:span text:style-name="T19"><text:s text:c="4"/></text:span><text:span text:style-name="T9">return</text:span><text:span text:style-name="T19"> underlying_leg_collection[underlying_leg_collection.Count - </text:span><text:span text:style-name="T33">1</text:span><text:span text:style-name="T19">];</text:span></text:p>
      <text:p text:style-name="P71">}</text:p>
      <text:p text:style-name="P85"/>
      <text:p text:style-name="P94"><text:span text:style-name="T33">ILeg</text:span><text:span text:style-name="T19"> lastLeg()</text:span></text:p>
      <text:p text:style-name="P71">{</text:p>
      <text:p text:style-name="P94"><text:span text:style-name="T19"><text:s text:c="4"/></text:span><text:span text:style-name="T9">if</text:span><text:span text:style-name="T19"> (underlying_leg_collection.Count == </text:span><text:span text:style-name="T33">0</text:span><text:span text:style-name="T19">)</text:span></text:p>
      <text:p text:style-name="P94"><text:span text:style-name="T19"><text:s text:c="7"/></text:span><text:span text:style-name="T9">return</text:span><text:span text:style-name="T19"> </text:span><text:span text:style-name="T9">null</text:span><text:span text:style-name="T19">;</text:span></text:p>
      <text:p text:style-name="P94"><text:span text:style-name="T19"><text:s text:c="4"/></text:span><text:span text:style-name="T9">return</text:span><text:span text:style-name="T19"> the_last_leg();</text:span></text:p>
      <text:p text:style-name="P71">}</text:p>
      <text:p text:style-name="P2"/>
      <text:p text:style-name="P2">Y la pregunta que tenemos que hacernos es la misma de siempre, ¿es factible un escenario en el cual la colección de ILegs este vacía?</text:p>
      <text:p text:style-name="P2"/>
      <text:p text:style-name="P2">La respuesta sigue siendo la misma. NO. Ya sabemos que:</text:p>
      <text:p text:style-name="P2"/>
      <text:list xml:id="list29472230" text:style-name="L49">
        <text:list-item>
          <text:p text:style-name="P51">No podemos inyectar una colección vacía al constructor porque se produce una excepción</text:p>
        </text:list-item>
        <text:list-item>
          <text:p text:style-name="P51">La colección esta marcada con el atributo readonly, por lo que una vez asignada en el constructor no puede ser cambiada.</text:p>
        </text:list-item>
      </text:list>
      <text:p text:style-name="P2"/>
      <text:p text:style-name="P2">Por lo tanto podemos eliminar definitivamente lastLeg() y cambiar el código de la RAMA 5:</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9"><text:s text:c="4"/>if</text:span><text:span text:style-name="T19"> (the_handling_event.type() == </text:span><text:span text:style-name="T38">HandlingEventType</text:span><text:span text:style-name="T19">.CLAIM)</text:span></text:p>
      <text:p text:style-name="P71"><text:s text:c="4"/>{</text:p>
      <text:p text:style-name="P94"><text:span text:style-name="T19"><text:s text:c="8"/></text:span><text:span text:style-name="T50">//Check that the last leg's destination is from the event's location</text:span></text:p>
      <text:p text:style-name="P94"><text:span text:style-name="T19"><text:s text:c="8"/></text:span><text:span text:style-name="T9">var</text:span><text:span text:style-name="T19"> last_leg = the_last_leg();</text:span></text:p>
      <text:p text:style-name="P94"><text:soft-page-break/><text:span text:style-name="T19"><text:s text:c="8"/></text:span><text:span text:style-name="T9">return</text:span><text:span text:style-name="T19"> last_leg.unload_location()</text:span></text:p>
      <text:p text:style-name="P71"><text:s text:c="26"/>.has_the_same_identity_as(the_handling_event.location());</text:p>
      <text:p text:style-name="P74"><text:s text:c="4"/>}</text:p>
      <text:p text:style-name="P77"/>
      <text:p text:style-name="P77"><text:s text:c="4"/>(....)</text:p>
      <text:p text:style-name="P77">}</text:p>
      <text:p text:style-name="P2"/>
      <text:p text:style-name="P2">Y al igual que hicimos con el código de la RAMA 2, podemos compactar todo lo que ocurre dentro del "if", en una sola linea:</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9"><text:s text:c="4"/>if</text:span><text:span text:style-name="T19"> (the_handling_event.type() == </text:span><text:span text:style-name="T38">HandlingEventType</text:span><text:span text:style-name="T19">.CLAIM)</text:span></text:p>
      <text:p text:style-name="P71"><text:s text:c="4"/>{</text:p>
      <text:p text:style-name="P94"><text:span text:style-name="T19"><text:s text:c="8"/></text:span><text:span text:style-name="T50">//Check that the last leg's destination is from the event's location</text:span></text:p>
      <text:p text:style-name="P94"><text:span text:style-name="T19"><text:s text:c="8"/></text:span><text:span text:style-name="T9">return</text:span><text:span text:style-name="T19"> the_last_leg().unload_location()</text:span></text:p>
      <text:p text:style-name="P71"><text:s text:c="29"/>.has_the_same_identity_as(the_handling_event.location());</text:p>
      <text:p text:style-name="P74"><text:s text:c="4"/>}</text:p>
      <text:p text:style-name="P77"/>
      <text:p text:style-name="P77"><text:s text:c="4"/>(....)</text:p>
      <text:p text:style-name="P77">}</text:p>
      <text:p text:style-name="P2"/>
      <text:p text:style-name="P2">Y ahora si que estamos listos para definir formalmente nuestra BDD_Spec, tomando como modelo la de la RAMA 2:</text:p>
      <text:p text:style-name="P2"/>
      <text:p text:style-name="P80">When asked if we were expecting a handling event of type CLAIM</text:p>
      <text:p text:style-name="P84">» It should check that the event is a CLAIM type event.</text:p>
      <text:p text:style-name="P84">» It should compare the final arrival unload location with the handling event location.</text:p>
      <text:p text:style-name="P81">» It should confirm that the locations associated to the handling event and the final arrival are the same.</text:p>
      <text:p text:style-name="P2"/>
      <text:p text:style-name="P2">A partir de aquí es muy similar a la RAMA 2, por lo que puedes dirigirte al código fuente <text:s/>si tienes alguna duda.</text:p>
      <text:p text:style-name="P2"/>
      <text:p text:style-name="P62"><text:span text:style-name="T56">BDD_Spec Legacy Itinerary – was_expecting() - RAMA 6</text:span><text:span text:style-name="T55">:</text:span></text:p>
      <text:p text:style-name="P2"/>
      <text:p text:style-name="P2">Este es el "legacy code" que pertenece a la RAMA 6:</text:p>
      <text:p text:style-name="P2"/>
      <text:p text:style-name="P94"><text:span text:style-name="T9">public</text:span><text:span text:style-name="T19"> </text:span><text:span text:style-name="T9">bool</text:span><text:span text:style-name="T19"> was_expecting(</text:span><text:span text:style-name="T33">IHandlingEvent</text:span><text:span text:style-name="T19"> the_handling_event)</text:span></text:p>
      <text:p text:style-name="P71">{</text:p>
      <text:p text:style-name="P71"><text:s text:c="4"/>(....)</text:p>
      <text:p text:style-name="P71"/>
      <text:p text:style-name="P94"><text:span text:style-name="T19"><text:s text:c="4"/></text:span><text:span text:style-name="T50">//HandlingEventType.CUSTOMS;</text:span></text:p>
      <text:p text:style-name="P88"><text:span text:style-name="T19"><text:s text:c="4"/></text:span><text:span text:style-name="T9">return</text:span><text:span text:style-name="T19"> </text:span><text:span text:style-name="T9">true</text:span><text:span text:style-name="T19">;</text:span></text:p>
      <text:p text:style-name="P74">}</text:p>
      <text:p text:style-name="P2"/>
      <text:p text:style-name="P2">Este es un caso extraño ya que, carece de la comprobación asociada al tipo de evento y da por supuesto que si el evento no es de los tipos anteriores, a saber:</text:p>
      <text:p text:style-name="P2"/>
      <text:list xml:id="list29493175" text:style-name="L50">
        <text:list-item>
          <text:p text:style-name="P52">RECEIVE</text:p>
        </text:list-item>
        <text:list-item>
          <text:p text:style-name="P52">LOAD</text:p>
        </text:list-item>
        <text:list-item>
          <text:p text:style-name="P52">UNLOAD</text:p>
        </text:list-item>
        <text:list-item>
          <text:p text:style-name="P52">CLAIM</text:p>
        </text:list-item>
      </text:list>
      <text:p text:style-name="P2"/>
      <text:p text:style-name="P2">Debe ser del que falta, CUSTOMS.</text:p>
      <text:p text:style-name="P2"/>
      <text:p text:style-name="P2">Esta situación es, cuanto menos, confusa, así que vamos a intentar aclararla.</text:p>
      <text:p text:style-name="P2"/>
      <text:p text:style-name="P63"><text:span text:style-name="T2">Los tipos de eventos conocidos por la aplicación son cinco y están definidos a través de un enum (en la versión original java) o a través de un campo publico de solo lectura (en </text:span><text:soft-page-break/><text:span text:style-name="T2">esta versión). Lo que intentamos poner de manifiesto es que los tipos de eventos "no caen del árbol". Si tenemos 5 tipos de eventos definidos, solamente podemos recibir alguno de esos 5 tipos de eventos. Y a la hora de procesarlos, tal y como estamos haciendo en was_expected(), si queremos ponernos a la defensiva, lo lógico seria que tras comprobar EXPLICITAMENTE que el evento recibido no es uno de los cinco tipos conocidos, algo ha ido definitivamente mal, por lo que deberíamos declarar el evento como no conocido. Es decir, en vez de acabar el procesado del método con el código que hemos presentado al principio de este epígrafe, es preferible una alternativa del estilo a:</text:span></text:p>
      <text:p text:style-name="P2"/>
      <text:p text:style-name="P69">//HandlingEvent.Type.CUSTOMS;</text:p>
      <text:p text:style-name="P94"><text:span text:style-name="T9">if</text:span><text:span text:style-name="T19"> (the_handling_event.type()== </text:span><text:span text:style-name="T38">HandlingEventType</text:span><text:span text:style-name="T19">.CUSTOMS)</text:span></text:p>
      <text:p text:style-name="P71">{</text:p>
      <text:p text:style-name="P94"><text:span text:style-name="T19"><text:s text:c="4"/></text:span><text:span text:style-name="T9">return</text:span><text:span text:style-name="T19"> </text:span><text:span text:style-name="T9">true</text:span><text:span text:style-name="T19">;</text:span></text:p>
      <text:p text:style-name="P71">}</text:p>
      <text:p text:style-name="P71"/>
      <text:p text:style-name="P94"><text:span text:style-name="T9">return</text:span><text:span text:style-name="T19"> </text:span><text:span text:style-name="T9">false</text:span><text:span text:style-name="T19">;</text:span></text:p>
      <text:p text:style-name="P2"><text:s/></text:p>
      <text:p text:style-name="P2">De esta forma conseguimos:</text:p>
      <text:p text:style-name="P2"/>
      <text:list xml:id="list29502942" text:style-name="L51">
        <text:list-item>
          <text:p text:style-name="P53">Explicitar y aclarar que hay un tipo de evento llamado CUSTOMS que puede ser recibido en cualquier momento y que ademas se considera correcto siempre, en contraposición a las condiciones que hemos ido estableciendo para el resto de los eventos.</text:p>
        </text:list-item>
        <text:list-item>
          <text:p text:style-name="P53">Poner de manifiesto que los tipos de eventos permitidos son los cinco ya definidos y que cualquier tipo de evento alternativo se considerara como erróneo</text:p>
        </text:list-item>
      </text:list>
      <text:p text:style-name="P2"/>
      <text:p text:style-name="P2">Por lo tanto, hemos decidido quedarnos con esta ultima versión, que sera la que sometamos a un tratamiento de BDD en toda regla.</text:p>
      <text:p text:style-name="P2"/>
      <text:p text:style-name="P2">No debería suponer ningún desafío esta BDD_Spec, teniendo en cuenta todo por lo que hemos pasado últimamente</text:p>
      <text:p text:style-name="P2"/>
      <text:p text:style-name="P2">La definición formal de la BDD_Spec seria:</text:p>
      <text:p text:style-name="P2"/>
      <text:p text:style-name="P80">When asked if we were expecting a handling event of type CUSTOMS</text:p>
      <text:p text:style-name="P84">» It should check that the event is a CUSTOM type event.</text:p>
      <text:p text:style-name="P84">» It should confirm it was expected.</text:p>
      <text:p text:style-name="P2"/>
      <text:p text:style-name="P2">Que en código se traduciría como:</text:p>
      <text:p text:style-name="P2"/>
      <text:p text:style-name="P93"><text:span text:style-name="T13">public</text:span><text:span text:style-name="T25"> </text:span><text:span text:style-name="T13">class</text:span><text:span text:style-name="T25"> </text:span><text:span text:style-name="T41">when_asked_if_we_were_expecting_a_handling_event_of_type_CUSTOMS</text:span><text:span text:style-name="T25"> : </text:span></text:p>
      <text:p text:style-name="P93"><text:span text:style-name="T25"><text:s text:c="13"/></text:span><text:span text:style-name="T41">concern_for_itinerary</text:span></text:p>
      <text:p text:style-name="P71">{</text:p>
      <text:p text:style-name="P94"><text:span text:style-name="T19"><text:s text:c="4"/></text:span><text:span text:style-name="T33">Establish</text:span><text:span text:style-name="T19"> context = () =&gt;</text:span></text:p>
      <text:p text:style-name="P71"><text:s text:c="4"/>{</text:p>
      <text:p text:style-name="P94"><text:span text:style-name="T19"><text:s text:c="8"/>a_customs_type_handling_event = an&lt;</text:span><text:span text:style-name="T33">IHandlingEvent</text:span><text:span text:style-name="T19">&gt;();</text:span></text:p>
      <text:p text:style-name="P71"><text:s text:c="8"/>a_customs_type_handling_event</text:p>
      <text:p text:style-name="P71"><text:s text:c="11"/>.Stub(x =&gt; x.type())</text:p>
      <text:p text:style-name="P94"><text:span text:style-name="T19"><text:s text:c="11"/>.Return(</text:span><text:span text:style-name="T38">HandlingEventType</text:span><text:span text:style-name="T19">.CUSTOMS);</text:span></text:p>
      <text:p text:style-name="P71"/>
      <text:p text:style-name="P94"><text:span text:style-name="T19"><text:s text:c="8"/>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8"/>a_leg = an&lt;</text:span><text:span text:style-name="T33">ILeg</text:span><text:span text:style-name="T19">&gt;();</text:span></text:p>
      <text:p text:style-name="P71"><text:s text:c="8"/>the_collection_of_legs.Add(a_leg);</text:p>
      <text:p text:style-name="P71"><text:s text:c="12"/></text:p>
      <text:p text:style-name="P94"><text:span text:style-name="T19"><text:s text:c="8"/>create_sut_using(() =&gt; </text:span><text:span text:style-name="T9">new</text:span><text:span text:style-name="T19"> </text:span><text:span text:style-name="T38">Itinerary</text:span><text:span text:style-name="T19">(the_collection_of_legs));</text:span></text:p>
      <text:p text:style-name="P71"><text:s text:c="4"/>};</text:p>
      <text:p text:style-name="P71"/>
      <text:p text:style-name="P94"><text:span text:style-name="T19"><text:s text:c="4"/></text:span><text:span text:style-name="T33">Because</text:span><text:span text:style-name="T19"> of = () =&gt; result = sut.was_expecting(a_customs_type_handling_event);</text:span></text:p>
      <text:p text:style-name="P71"/>
      <text:p text:style-name="P94"><text:span text:style-name="T19"><text:s text:c="4"/></text:span><text:span text:style-name="T33">It</text:span><text:span text:style-name="T19"> should_check_that_the_event_is_a_CUSTOMS_type_event = () =&gt;</text:span></text:p>
      <text:p text:style-name="P71"><text:s text:c="4"/>{</text:p>
      <text:p text:style-name="P71"><text:s text:c="8"/>a_customs_type_handling_event</text:p>
      <text:p text:style-name="P94"><text:soft-page-break/><text:span text:style-name="T19"><text:s text:c="11"/>.was_told_to(x =&gt; x.type().Equals(</text:span><text:span text:style-name="T38">HandlingEventType</text:span><text:span text:style-name="T19">.CUSTOMS));</text:span></text:p>
      <text:p text:style-name="P94"><text:span text:style-name="T19"><text:s text:c="8"/>a_customs_type_handling_event.type().ShouldEqual(</text:span><text:span text:style-name="T38">HandlingEventType</text:span><text:span text:style-name="T19">.CUSTOMS);</text:span></text:p>
      <text:p text:style-name="P71"><text:s text:c="4"/>};</text:p>
      <text:p text:style-name="P71"/>
      <text:p text:style-name="P94"><text:span text:style-name="T19"><text:s text:c="4"/></text:span><text:span text:style-name="T33">It</text:span><text:span text:style-name="T19"> should_confirm_it_was_expected = () =&gt; result.ShouldBeTrue();</text:span></text:p>
      <text:p text:style-name="P71"/>
      <text:p text:style-name="P94"><text:span text:style-name="T19"><text:s text:c="4"/></text:span><text:span text:style-name="T9">static</text:span><text:span text:style-name="T19"> </text:span><text:span text:style-name="T9">bool</text:span><text:span text:style-name="T19"> result;</text:span></text:p>
      <text:p text:style-name="P94"><text:span text:style-name="T19"><text:s text:c="4"/></text:span><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19"><text:s text:c="4"/></text:span><text:span text:style-name="T9">static</text:span><text:span text:style-name="T19"> </text:span><text:span text:style-name="T33">IHandlingEvent</text:span><text:span text:style-name="T19"> a_customs_type_handling_event;</text:span></text:p>
      <text:p text:style-name="P94"><text:span text:style-name="T19"><text:s text:c="4"/></text:span><text:span text:style-name="T9">static</text:span><text:span text:style-name="T19"> </text:span><text:span text:style-name="T33">ILeg</text:span><text:span text:style-name="T19"> a_leg;</text:span></text:p>
      <text:p text:style-name="P71">}</text:p>
      <text:p text:style-name="P2"/>
      <text:p text:style-name="P2">Poco hay que comentar, tras haber sufrido las monstruosas BDD_Specs anteriores. Sin embargo hay una razón importante por la que mostramos este código, y es precisamente, para poder compararlo con dichas BDD_Specs.</text:p>
      <text:p text:style-name="P2"/>
      <text:p text:style-name="P2">Este es el aspecto que deben tener las BDD_Specs, cuando no estamos violando, por ejemplo, el SRP:</text:p>
      <text:p text:style-name="P2"/>
      <text:list xml:id="list29475026" text:style-name="L52">
        <text:list-item>
          <text:p text:style-name="P54">Sencillas (que no simples).</text:p>
        </text:list-item>
        <text:list-item>
          <text:p text:style-name="P54">Con aserciones directas y comprensibles.</text:p>
        </text:list-item>
        <text:list-item>
          <text:p text:style-name="P54">Con un contexto abarcable.</text:p>
        </text:list-item>
      </text:list>
      <text:p text:style-name="P2"/>
      <text:p text:style-name="P2">Tal y como suponemos la BDD_Spec se cumple (recuerda obtener el fallo significativo antes de que pasen):</text:p>
      <text:p text:style-name="P2"/>
      <text:p text:style-name="P80">------ Test started: Assembly: dddsample.specs.dll ------</text:p>
      <text:p text:style-name="P84"/>
      <text:p text:style-name="P84">when asked if we were expecting a handling event of type CUSTOMS</text:p>
      <text:p text:style-name="P84">» should check that the event is a CUSTOMS type event</text:p>
      <text:p text:style-name="P84">» should confirm it was expected</text:p>
      <text:p text:style-name="P84"/>
      <text:p text:style-name="P84"/>
      <text:p text:style-name="P84">2 passed, 0 failed, 0 skipped, took 1,73 seconds (Machine.Specifications 0.3.0).</text:p>
      <text:p text:style-name="P2"/>
      <text:p text:style-name="P2">Una ultima cuestión Con nuestra reciente modificación de código, surge una nueva RAMA, la RAMA 7:</text:p>
      <text:p text:style-name="P2"/>
      <text:p text:style-name="P62"><text:span text:style-name="T56">BDD_Spec Legacy Itinerary – was_expecting() - RAMA 7</text:span><text:span text:style-name="T55">:</text:span></text:p>
      <text:p text:style-name="P2"/>
      <text:p text:style-name="P2">Este es el "legacy code" que pertenece a la RAMA 7:</text:p>
      <text:p text:style-name="P2"/>
      <text:p text:style-name="P93"><text:span text:style-name="T13">public</text:span><text:span text:style-name="T25"> </text:span><text:span text:style-name="T13">bool</text:span><text:span text:style-name="T25"> was_expecting(</text:span><text:span text:style-name="T35">IHandlingEvent</text:span><text:span text:style-name="T25"> the_handling_event)</text:span></text:p>
      <text:p text:style-name="P71">{</text:p>
      <text:p text:style-name="P94"><text:span text:style-name="T19"><text:s text:c="4"/></text:span><text:span text:style-name="T9">if</text:span><text:span text:style-name="T19"> (the_handling_event.type() == </text:span><text:span text:style-name="T38">HandlingEventType</text:span><text:span text:style-name="T19">.RECEIVE) (....)</text:span></text:p>
      <text:p text:style-name="P94"><text:span text:style-name="T19"><text:s text:c="4"/></text:span><text:span text:style-name="T9">if</text:span><text:span text:style-name="T19"> (the_handling_event.type() == </text:span><text:span text:style-name="T38">HandlingEventType</text:span><text:span text:style-name="T19">.LOAD) (....)</text:span></text:p>
      <text:p text:style-name="P94"><text:span text:style-name="T19"><text:s text:c="4"/></text:span><text:span text:style-name="T9">if</text:span><text:span text:style-name="T19"> (the_handling_event.type() == </text:span><text:span text:style-name="T38">HandlingEventType</text:span><text:span text:style-name="T19">.UNLOAD) (....)</text:span></text:p>
      <text:p text:style-name="P94"><text:span text:style-name="T19"><text:s text:c="4"/></text:span><text:span text:style-name="T9">if</text:span><text:span text:style-name="T19"> (the_handling_event.type() == </text:span><text:span text:style-name="T38">HandlingEventType</text:span><text:span text:style-name="T19">.CLAIM) (....)</text:span></text:p>
      <text:p text:style-name="P94"><text:span text:style-name="T19"><text:s text:c="4"/></text:span><text:span text:style-name="T9">if</text:span><text:span text:style-name="T19"> (the_handling_event.type()== </text:span><text:span text:style-name="T38">HandlingEventType</text:span><text:span text:style-name="T19">.CUSTOMS) (....)</text:span></text:p>
      <text:p text:style-name="P94"><text:span text:style-name="T19"><text:s text:c="4"/></text:span><text:span text:style-name="T9">return</text:span><text:span text:style-name="T19"> </text:span><text:span text:style-name="T9">false</text:span><text:span text:style-name="T19">;</text:span></text:p>
      <text:p text:style-name="P71">}</text:p>
      <text:p text:style-name="P2"/>
      <text:p text:style-name="P2">Suponemos que fallan todas las comprobaciones de los "if" y devolvemos false ya que entonces hemos recibido un evento de tipo desconocido.</text:p>
      <text:p text:style-name="P2"/>
      <text:p text:style-name="P2">Vamos con las aserciones:</text:p>
      <text:p text:style-name="P2"/>
      <text:p text:style-name="P87"><text:span text:style-name="T33">It</text:span><text:span text:style-name="T19"> should_check_that_the_event_is_an_unknown_type_event = () =&gt;</text:span></text:p>
      <text:p text:style-name="P71">{</text:p>
      <text:p text:style-name="P71"><text:s text:c="4"/>a_customs_type_handling_event</text:p>
      <text:p text:style-name="P94"><text:span text:style-name="T19"><text:s text:c="7"/>.was_told_to(x =&gt; x.type().Equals(</text:span><text:span text:style-name="T38">HandlingEventType</text:span><text:span text:style-name="T19">.RECEIVE));</text:span></text:p>
      <text:p text:style-name="P71"><text:s text:c="4"/>a_customs_type_handling_event</text:p>
      <text:p text:style-name="P94"><text:soft-page-break/><text:span text:style-name="T19"><text:s text:c="7"/>.was_told_to(x =&gt; x.type().Equals(</text:span><text:span text:style-name="T38">HandlingEventType</text:span><text:span text:style-name="T19">.LOAD));</text:span></text:p>
      <text:p text:style-name="P71"><text:s text:c="4"/>a_customs_type_handling_event</text:p>
      <text:p text:style-name="P94"><text:span text:style-name="T19"><text:s text:c="7"/>.was_told_to(x =&gt; x.type().Equals(</text:span><text:span text:style-name="T38">HandlingEventType</text:span><text:span text:style-name="T19">.UNLOAD));</text:span></text:p>
      <text:p text:style-name="P71"><text:s text:c="4"/>a_customs_type_handling_event</text:p>
      <text:p text:style-name="P94"><text:span text:style-name="T19"><text:s text:c="7"/>.was_told_to(x =&gt; x.type().Equals(</text:span><text:span text:style-name="T38">HandlingEventType</text:span><text:span text:style-name="T19">.CLAIM));</text:span></text:p>
      <text:p text:style-name="P71"><text:s text:c="4"/>a_customs_type_handling_event</text:p>
      <text:p text:style-name="P94"><text:span text:style-name="T19"><text:s text:c="7"/>.was_told_to(x =&gt; x.type().Equals(</text:span><text:span text:style-name="T38">HandlingEventType</text:span><text:span text:style-name="T19">.CUSTOMS));</text:span></text:p>
      <text:p text:style-name="P94"><text:span text:style-name="T19"><text:s text:c="4"/>a_customs_type_handling_event.type().ShouldNotEqual(</text:span><text:span text:style-name="T38">HandlingEventType</text:span><text:span text:style-name="T19">.RECEIVE);</text:span></text:p>
      <text:p text:style-name="P94"><text:span text:style-name="T19"><text:s text:c="4"/>a_customs_type_handling_event.type().ShouldNotEqual(</text:span><text:span text:style-name="T38">HandlingEventType</text:span><text:span text:style-name="T19">.LOAD);</text:span></text:p>
      <text:p text:style-name="P94"><text:span text:style-name="T19"><text:s text:c="4"/>a_customs_type_handling_event.type().ShouldNotEqual(</text:span><text:span text:style-name="T38">HandlingEventType</text:span><text:span text:style-name="T19">.UNLOAD);</text:span></text:p>
      <text:p text:style-name="P94"><text:span text:style-name="T19"><text:s text:c="4"/>a_customs_type_handling_event.type().ShouldNotEqual(</text:span><text:span text:style-name="T38">HandlingEventType</text:span><text:span text:style-name="T19">.CLAIM);</text:span></text:p>
      <text:p text:style-name="P94"><text:span text:style-name="T19"><text:s text:c="4"/>a_customs_type_handling_event.type().ShouldNotEqual(</text:span><text:span text:style-name="T38">HandlingEventType</text:span><text:span text:style-name="T19">.CUSTOMS);</text:span></text:p>
      <text:p text:style-name="P71">};</text:p>
      <text:p text:style-name="P71"/>
      <text:p text:style-name="P94"><text:span text:style-name="T33">It</text:span><text:span text:style-name="T19"> should_confirm_it_was_not_expected = () =&gt; result.ShouldBeFalse();</text:span></text:p>
      <text:p text:style-name="P2"/>
      <text:p text:style-name="P2">Esto si que es interesante. El primer bloque IT, probablemente rompa con todas los convenios implícitos asociados al buen uso de las aserciones, ya que, la primera norma, es intentar que sean del estilo de nuestro segundo bloque IT, una sola linea.</text:p>
      <text:p text:style-name="P2"/>
      <text:p text:style-name="P2">Si nos paramos un instante a reflexionar, la RAMA 7 se comprueba únicamente con el segundo bloque IT, por lo tanto no parece que tenga mucho sentido romper parte del libro de estilo del BDD (mas en concreto del uso correcto de machine.specifications), a no ser que consideremos que las BDD_Specs, en si, son LA DOCUMENTACION de las clases que estamos testando. Si tenemos en cuenta este ultimo punto, entonces, el primer bloque IT si que cobra una importancia tremenda, ya que EXPLICITA, que el caso que estamos testando es completamente extraordinario, ya que no puede ser englobado en ninguno de los casos conocidos y esperados.</text:p>
      <text:p text:style-name="P2"/>
      <text:p text:style-name="P2">Unas advertencias:</text:p>
      <text:p text:style-name="P2"/>
      <text:list xml:id="list29503284" text:style-name="L53">
        <text:list-item>
          <text:p text:style-name="P55">Usar (o no) este primer bloque IT es una cuestión personal, de estilo. Nosotros hemos decidido que en este caso concreto aporta lo que buscamos.</text:p>
        </text:list-item>
        <text:list-item>
          <text:p text:style-name="P55">En cualquier otro caso, usar un bloque del estilo de nuestro primer bloque IT debe ser considerado poco menos que una aberración Es la excepción, no la norma.</text:p>
        </text:list-item>
      </text:list>
      <text:p text:style-name="P2"/>
      <text:p text:style-name="P2">Vamos a continuar con nuestro bloque BECAUSE:</text:p>
      <text:p text:style-name="P2"/>
      <text:p text:style-name="P93"><text:span text:style-name="T35">Because</text:span><text:span text:style-name="T25"> of = () =&gt; result = sut.was_expecting(a_customs_type_handling_event);</text:span></text:p>
      <text:p text:style-name="P2"/>
      <text:p text:style-name="P2">No hay sorpresas, en este caso, con un bloque como nuestro primer bloque IT hemos cubierto mas que de sobra nuestro cupo de sorpresas.</text:p>
      <text:p text:style-name="P2"/>
      <text:p text:style-name="P2">Finalmente, el bloque ESTABLISH, con los campos (fields) asociados, que permiten que todo funcione:</text:p>
      <text:p text:style-name="P2"/>
      <text:p text:style-name="P93"><text:span text:style-name="T35">Establish</text:span><text:span text:style-name="T25"> context = () =&gt;</text:span></text:p>
      <text:p text:style-name="P71">{</text:p>
      <text:p text:style-name="P94"><text:span text:style-name="T19"><text:s text:c="4"/>a_customs_type_handling_event = an&lt;</text:span><text:span text:style-name="T33">IHandlingEvent</text:span><text:span text:style-name="T19">&gt;();</text:span></text:p>
      <text:p text:style-name="P71"><text:s text:c="4"/>a_customs_type_handling_event</text:p>
      <text:p text:style-name="P71"><text:s text:c="7"/>.Stub(x =&gt; x.type())</text:p>
      <text:p text:style-name="P94"><text:span text:style-name="T19"><text:s text:c="7"/>.Return(an&lt;</text:span><text:span text:style-name="T33">IHandlingEventType</text:span><text:span text:style-name="T19">&gt;());</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a_leg = an&lt;</text:span><text:span text:style-name="T33">ILeg</text:span><text:span text:style-name="T19">&gt;();</text:span></text:p>
      <text:p text:style-name="P71"><text:s text:c="4"/>the_collection_of_legs.Add(a_leg);</text:p>
      <text:p text:style-name="P71"/>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71"/>
      <text:p text:style-name="P94"><text:span text:style-name="T9">static</text:span><text:span text:style-name="T19"> </text:span><text:span text:style-name="T9">bool</text:span><text:span text:style-name="T19"> result;</text:span></text:p>
      <text:p text:style-name="P94"><text:span text:style-name="T9">static</text:span><text:span text:style-name="T19"> </text:span><text:span text:style-name="T33">IList</text:span><text:span text:style-name="T19">&lt;</text:span><text:span text:style-name="T33">ILeg</text:span><text:span text:style-name="T19">&gt; the_collection_of_legs;</text:span></text:p>
      <text:p text:style-name="P94"><text:soft-page-break/><text:span text:style-name="T9">static</text:span><text:span text:style-name="T19"> </text:span><text:span text:style-name="T33">IHandlingEvent</text:span><text:span text:style-name="T19"> a_customs_type_handling_event;</text:span></text:p>
      <text:p text:style-name="P94"><text:span text:style-name="T9">static</text:span><text:span text:style-name="T19"> </text:span><text:span text:style-name="T33">ILeg</text:span><text:span text:style-name="T19"> a_leg;</text:span></text:p>
      <text:p text:style-name="P2"/>
      <text:p text:style-name="P2">Hay algo que queremos destacar, ya que nos parece muy interesante. Fijémonos en el mock, en concreto en el Return:</text:p>
      <text:p text:style-name="P2"/>
      <text:p text:style-name="P71">a_customs_type_handling_event</text:p>
      <text:p text:style-name="P71"><text:s text:c="3"/>.Stub(x =&gt; x.type())</text:p>
      <text:p text:style-name="P94"><text:span text:style-name="T25"><text:s text:c="3"/>.Return(an&lt;</text:span><text:span text:style-name="T35">IHandlingEventType</text:span><text:span text:style-name="T25">&gt;());</text:span></text:p>
      <text:p text:style-name="P2"/>
      <text:p text:style-name="P2">Este es el ejemplo perfecto que demuestra la potencia del BDD al asociarla con el "Interface Based Programming" y en cierta forma también a la "I" de S.O.L.I.D (Interface Seggregation Principle) y justifica de por si, toda la deriva que hemos tomado desde el comienzo con respecto al ejemplo original java.</text:p>
      <text:p text:style-name="P2"/>
      <text:p text:style-name="P2">Vamos a intentar explicarlo.</text:p>
      <text:p text:style-name="P2"/>
      <text:p text:style-name="P2">Gracias a que nos protegemos de las implementaciones concretas como HandlingEventType a través de la interface IHandlingEventType, podemos:</text:p>
      <text:p text:style-name="P2"/>
      <text:list xml:id="list29493267" text:style-name="L54">
        <text:list-item>
          <text:p text:style-name="P56">Crear un mock de tipo IHandlingEventType (imposible si se tratase de una clase concreta).</text:p>
        </text:list-item>
        <text:list-item>
          <text:p text:style-name="P56">Resolver el contexto.</text:p>
        </text:list-item>
      </text:list>
      <text:p text:style-name="P2"/>
      <text:p text:style-name="P2">Vamos a mostrar el código de HandlingEventType para poder ilustrar todo esto:</text:p>
      <text:p text:style-name="P2"/>
      <text:p text:style-name="P93"><text:span text:style-name="T13">namespace</text:span><text:span text:style-name="T25"> dddsample.domain.model.handling.aggregate</text:span></text:p>
      <text:p text:style-name="P71">{</text:p>
      <text:p text:style-name="P94"><text:span text:style-name="T19"><text:s text:c="4"/></text:span><text:span text:style-name="T9">public</text:span><text:span text:style-name="T19"> </text:span><text:span text:style-name="T9">class</text:span><text:span text:style-name="T19"> </text:span><text:span text:style-name="T38">HandlingEventType</text:span><text:span text:style-name="T19"> : </text:span><text:span text:style-name="T33">IHandlingEventType</text:span></text:p>
      <text:p text:style-name="P71"><text:s text:c="4"/>{</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HandlingEventType</text:span><text:span text:style-name="T19"> RECEIVE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HandlingEventType</text:span><text:span text:style-name="T19"> LOAD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HandlingEventType</text:span><text:span text:style-name="T19"> UNLOAD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HandlingEventType</text:span><text:span text:style-name="T19"> CLAIM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HandlingEventType</text:span><text:span text:style-name="T19"> CUSTOMS = </text:span><text:span text:style-name="T9">new</text:span><text:span text:style-name="T19"> </text:span><text:span text:style-name="T38">HandlingEventType</text:span><text:span text:style-name="T19">();</text:span></text:p>
      <text:p text:style-name="P71"/>
      <text:p text:style-name="P94"><text:span text:style-name="T19"><text:s text:c="8"/></text:span><text:span text:style-name="T9">private</text:span><text:span text:style-name="T19"> HandlingEventType(){}</text:span></text:p>
      <text:p text:style-name="P71"><text:s text:c="4"/>}</text:p>
      <text:p text:style-name="P71">}</text:p>
      <text:p text:style-name="P2"/>
      <text:p text:style-name="P2">Y vamos a retomar el tema de resolver el contexto.</text:p>
      <text:p text:style-name="P2"/>
      <text:p text:style-name="P2">Supongamos que type() devolviese el tipo concreto HandlingEventType, es decir, que su signatura fuese la siguiente:</text:p>
      <text:p text:style-name="P2"/>
      <text:p text:style-name="P93"><text:span text:style-name="T13">namespace</text:span><text:span text:style-name="T25"> dddsample.domain.model.handling.aggregate</text:span></text:p>
      <text:p text:style-name="P71">{</text:p>
      <text:p text:style-name="P94"><text:span text:style-name="T19"><text:s text:c="4"/></text:span><text:span text:style-name="T9">public</text:span><text:span text:style-name="T19"> </text:span><text:span text:style-name="T9">interface</text:span><text:span text:style-name="T19"> </text:span><text:span text:style-name="T33">IHandlingEvent</text:span><text:span text:style-name="T19"> : </text:span><text:span text:style-name="T33">IDomainEvent</text:span><text:span text:style-name="T19">&lt;</text:span><text:span text:style-name="T33">IHandlingEvent</text:span><text:span text:style-name="T19">&gt;</text:span></text:p>
      <text:p text:style-name="P94"><text:span text:style-name="T19"><text:s text:c="4"/>{</text:span><text:span text:style-name="T19"> <text:s text:c="7"/></text:span></text:p>
      <text:p text:style-name="P94"><text:span text:style-name="T19"><text:s text:c="8"/></text:span><text:span text:style-name="T38">HandlingEventType</text:span><text:span text:style-name="T19"> type();</text:span></text:p>
      <text:p text:style-name="P71"><text:s text:c="4"/>}</text:p>
      <text:p text:style-name="P71">}</text:p>
      <text:p text:style-name="P2"/>
      <text:p text:style-name="P2">y que HandlingEventType no implementase la interface IHandlingEventType:</text:p>
      <text:p text:style-name="P2"/>
      <text:p text:style-name="P93"><text:span text:style-name="T13">namespace</text:span><text:span text:style-name="T25"> dddsample.domain.model.handling.aggregate</text:span></text:p>
      <text:p text:style-name="P71">{</text:p>
      <text:p text:style-name="P94"><text:span text:style-name="T19"><text:s text:c="4"/></text:span><text:span text:style-name="T9">public</text:span><text:span text:style-name="T19"> </text:span><text:span text:style-name="T9">class</text:span><text:span text:style-name="T19"> </text:span><text:span text:style-name="T38">HandlingEventType</text:span></text:p>
      <text:p text:style-name="P71"><text:s text:c="4"/>{</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HandlingEventType</text:span><text:span text:style-name="T19"> RECEIVE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HandlingEventType</text:span><text:span text:style-name="T19"> LOAD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HandlingEventType</text:span><text:span text:style-name="T19"> UNLOAD = </text:span><text:span text:style-name="T9">new</text:span><text:span text:style-name="T19"> </text:span><text:span text:style-name="T38">HandlingEventType</text:span><text:span text:style-name="T19">();</text:span></text:p>
      <text:p text:style-name="P94"><text:soft-page-break/><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HandlingEventType</text:span><text:span text:style-name="T19"> CLAIM = </text:span><text:span text:style-name="T9">new</text:span><text:span text:style-name="T19"> </text:span><text:span text:style-name="T38">HandlingEventType</text:span><text:span text:style-name="T19">();</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HandlingEventType</text:span><text:span text:style-name="T19"> CUSTOMS = </text:span><text:span text:style-name="T9">new</text:span><text:span text:style-name="T19"> </text:span><text:span text:style-name="T38">HandlingEventType</text:span><text:span text:style-name="T19">();</text:span></text:p>
      <text:p text:style-name="P71"/>
      <text:p text:style-name="P94"><text:span text:style-name="T19"><text:s text:c="8"/></text:span><text:span text:style-name="T9">private</text:span><text:span text:style-name="T19"> HandlingEventType(){}</text:span></text:p>
      <text:p text:style-name="P71"><text:s/><text:span text:style-name="T58"><text:s text:c="3"/>}</text:span></text:p>
      <text:p text:style-name="P77">}</text:p>
      <text:p text:style-name="P2"/>
      <text:p text:style-name="P2">Y ahora necesitamos crear el contexto, en concreto, algo equivalente a:</text:p>
      <text:p text:style-name="P2"/>
      <text:p text:style-name="P71">a_customs_type_handling_event</text:p>
      <text:p text:style-name="P71"><text:s text:c="3"/>.Stub(x =&gt; x.type())</text:p>
      <text:p text:style-name="P94"><text:span text:style-name="T25"><text:s text:c="3"/>.Return(an&lt;</text:span><text:span text:style-name="T35">IHandlingEventType</text:span><text:span text:style-name="T25">&gt;());</text:span></text:p>
      <text:p text:style-name="P2"/>
      <text:p text:style-name="P2">Reflexiones:</text:p>
      <text:p text:style-name="P2"/>
      <text:list xml:id="list29492330" text:style-name="L55">
        <text:list-item>
          <text:p text:style-name="P57">No podríamos crear el mock, así que tendríamos que crear el tipo concreto UNKNOWN, por poner un ejemplo.</text:p>
        </text:list-item>
        <text:list-item>
          <text:p text:style-name="P57">El constructor de HandlingEventType es privado, así que no podemos invocarlo desde nuestro contexto (bloque ESTABLISH de nuestra BDD_Spec).</text:p>
        </text:list-item>
        <text:list-item>
          <text:p text:style-name="P57">CONCLUSION: No podríamos simular el escenario.</text:p>
        </text:list-item>
        <text:list-item>
          <text:p text:style-name="P57">CONCLUSION 2: Escenario Intestable.</text:p>
        </text:list-item>
      </text:list>
      <text:p text:style-name="P2"/>
      <text:p text:style-name="P2">Una vez glosadas todas las virtudes asociadas a cumplir el ISP (Interface Seggregation Principle), continuamos con nuestra BDD_Spec.</text:p>
      <text:p text:style-name="P2"/>
      <text:p text:style-name="P2">Necesitamos nuestro fallo significativo.</text:p>
      <text:p text:style-name="P2"/>
      <text:p text:style-name="P2">Para el segundo bloque IT, es trivial.</text:p>
      <text:p text:style-name="P2"/>
      <text:p text:style-name="P2">Para el primer bloque IT, necesitamos un carro de paciencia. Tenemos que ir "negando" cada una de las aserciones:</text:p>
      <text:p text:style-name="P2"/>
      <text:list xml:id="list29483465" text:style-name="L56">
        <text:list-item>
          <text:p text:style-name="P58">Cambiando was_told_to() por was_never_told_to()</text:p>
        </text:list-item>
        <text:list-item>
          <text:p text:style-name="P58">Cambiando ShouldNotEqual() por ShouldEqual()</text:p>
        </text:list-item>
      </text:list>
      <text:p text:style-name="P2"/>
      <text:p text:style-name="P2">e ir comentando todas las otras, para asegurarnos de que es esa la que falla.</text:p>
      <text:p text:style-name="P2"/>
      <text:p text:style-name="P2">Una vez terminado este proceso ligeramente tedioso y habiendo devuelto las aserciones a su sentido original, obtendremos nuestra recompensa:</text:p>
      <text:p text:style-name="P2"/>
      <text:p text:style-name="P80">------ Test started: Assembly: dddsample.specs.dll ------</text:p>
      <text:p text:style-name="P84"/>
      <text:p text:style-name="P84">when asked if we were expecting a handling event of type unknown</text:p>
      <text:p text:style-name="P84">» should check that the event is an unknown type event</text:p>
      <text:p text:style-name="P84">» should confirm it was not expected</text:p>
      <text:p text:style-name="P84"/>
      <text:p text:style-name="P84"/>
      <text:p text:style-name="P84">2 passed, 0 failed, 0 skipped, took 0,70 seconds (Machine.Specifications 0.3.0).</text:p>
      <text:p text:style-name="P2"/>
      <text:p text:style-name="P62"><text:span text:style-name="T56">BDD_Spec Legacy Itinerary – was_expecting() - Lo que nos queda por hacer</text:span><text:span text:style-name="T55">:</text:span></text:p>
      <text:p text:style-name="P2"/>
      <text:p text:style-name="P2">Si atendemos a las RAMAS 2 a 5, veremos que solo <text:s/>tenemos cubierta la parte que devuelve true, los "Happy Day Scenarios", pero necesitamos cubrir sus complementarios, los que devuelven false.</text:p>
      <text:p text:style-name="P2"/>
      <text:p text:style-name="P2">Pero antes de acometer estas cuatro BDD_Specs, vamos a refactorizar el código de las RAMAS 3 y 4:</text:p>
      <text:p text:style-name="P2"/>
      <text:p text:style-name="P93"><text:span text:style-name="T13">if</text:span><text:span text:style-name="T25"> (the_handling_event.type() == </text:span><text:span text:style-name="T41">HandlingEventType</text:span><text:span text:style-name="T25">.LOAD)</text:span></text:p>
      <text:p text:style-name="P71">{</text:p>
      <text:p text:style-name="P94"><text:span text:style-name="T19"><text:s text:c="4"/></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4"/>{</text:p>
      <text:p text:style-name="P94"><text:soft-page-break/><text:span text:style-name="T19"><text:s text:c="8"/></text:span><text:span text:style-name="T9">if</text:span><text:span text:style-name="T19"> (leg.load_location().has_the_same_identity_as(the_handling_event.location()) </text:span></text:p>
      <text:p text:style-name="P71"><text:s text:c="12"/>&amp;&amp; leg.voyage().has_the_same_identity_as(the_handling_event.voyage()))</text:p>
      <text:p text:style-name="P94"><text:span text:style-name="T19"><text:s text:c="8"/></text:span><text:span text:style-name="T9">return</text:span><text:span text:style-name="T19"> </text:span><text:span text:style-name="T9">true</text:span><text:span text:style-name="T19">;</text:span></text:p>
      <text:p text:style-name="P71"><text:s text:c="4"/>}</text:p>
      <text:p text:style-name="P94"><text:span text:style-name="T19"><text:s text:c="4"/></text:span><text:span text:style-name="T9">return</text:span><text:span text:style-name="T19"> </text:span><text:span text:style-name="T9">false</text:span><text:span text:style-name="T19">;</text:span></text:p>
      <text:p text:style-name="P71">}</text:p>
      <text:p text:style-name="P71"/>
      <text:p text:style-name="P94"><text:span text:style-name="T9">if</text:span><text:span text:style-name="T19"> (the_handling_event.type() == </text:span><text:span text:style-name="T38">HandlingEventType</text:span><text:span text:style-name="T19">.UNLOAD)</text:span></text:p>
      <text:p text:style-name="P71">{</text:p>
      <text:p text:style-name="P94"><text:span text:style-name="T19"><text:s text:c="4"/></text:span><text:span text:style-name="T9">foreach</text:span><text:span text:style-name="T19"> (</text:span><text:span text:style-name="T9">var</text:span><text:span text:style-name="T19"> leg </text:span><text:span text:style-name="T9">in</text:span><text:span text:style-name="T19"> underlying_leg_collection)</text:span></text:p>
      <text:p text:style-name="P71"><text:s text:c="4"/>{</text:p>
      <text:p text:style-name="P94"><text:span text:style-name="T19"><text:s text:c="8"/></text:span><text:span text:style-name="T9">if</text:span><text:span text:style-name="T19"> (leg.unload_location()</text:span></text:p>
      <text:p text:style-name="P71"><text:s text:c="15"/>.has_the_same_identity_as(the_handling_event.location()) &amp;&amp;</text:p>
      <text:p text:style-name="P71"><text:s text:c="12"/>leg.voyage().has_the_same_identity_as(the_handling_event.voyage()))</text:p>
      <text:p text:style-name="P94"><text:span text:style-name="T19"><text:s text:c="12"/></text:span><text:span text:style-name="T9">return</text:span><text:span text:style-name="T19"> </text:span><text:span text:style-name="T9">true</text:span><text:span text:style-name="T19">;</text:span></text:p>
      <text:p text:style-name="P71"><text:s text:c="4"/>}</text:p>
      <text:p text:style-name="P94"><text:span text:style-name="T19"><text:s text:c="4"/></text:span><text:span text:style-name="T9">return</text:span><text:span text:style-name="T19"> </text:span><text:span text:style-name="T9">false</text:span><text:span text:style-name="T19">;</text:span></text:p>
      <text:p text:style-name="P71">}</text:p>
      <text:p text:style-name="P2"/>
      <text:p text:style-name="P2">Desde la llegada e implantación de LINQ, al tratar con colecciones de objetos, casi siempre podemos usar una expresión LINQ y este caso no es una excepción, por lo tanto:</text:p>
      <text:p text:style-name="P2"/>
      <text:p text:style-name="P93"><text:span text:style-name="T13">if</text:span><text:span text:style-name="T25"> (the_handling_event.type() == </text:span><text:span text:style-name="T41">HandlingEventType</text:span><text:span text:style-name="T25">.LOAD)</text:span></text:p>
      <text:p text:style-name="P71">{</text:p>
      <text:p text:style-name="P94"><text:span text:style-name="T9"><text:s text:c="4"/>return</text:span><text:span text:style-name="T19"> underlying_leg_collection</text:span></text:p>
      <text:p text:style-name="P71"><text:s text:c="12"/>.Any(leg =&gt; </text:p>
      <text:p text:style-name="P71"><text:s text:c="12"/>leg.load_location().has_the_same_identity_as(the_handling_event.location()) </text:p>
      <text:p text:style-name="P71"><text:s text:c="12"/>&amp;&amp; leg.voyage().has_the_same_identity_as(the_handling_event.voyage()));</text:p>
      <text:p text:style-name="P71">}</text:p>
      <text:p text:style-name="P71"/>
      <text:p text:style-name="P94"><text:span text:style-name="T9">if</text:span><text:span text:style-name="T19"> (the_handling_event.type() == </text:span><text:span text:style-name="T38">HandlingEventType</text:span><text:span text:style-name="T19">.UNLOAD)</text:span></text:p>
      <text:p text:style-name="P71">{</text:p>
      <text:p text:style-name="P94"><text:span text:style-name="T19"><text:s text:c="4"/></text:span><text:span text:style-name="T9">return</text:span><text:span text:style-name="T19"> underlying_leg_collection</text:span></text:p>
      <text:p text:style-name="P71"><text:s text:c="12"/>.Any(leg =&gt; </text:p>
      <text:p text:style-name="P71"><text:s text:c="10"/>leg.unload_location().has_the_same_identity_as(the_handling_event.location()) </text:p>
      <text:p text:style-name="P71"><text:s text:c="10"/>&amp;&amp; leg.voyage().has_the_same_identity_as(the_handling_event.voyage()));</text:p>
      <text:p text:style-name="P71">}</text:p>
      <text:p text:style-name="P2"/>
      <text:p text:style-name="P2">Estamos muy limitados por culpa del ancho del documento, para mostrar de forma clara este código Es mucho mas sencillo de entender si lo consultas en el código fuente.</text:p>
      <text:p text:style-name="P2"/>
      <text:p text:style-name="P2">Si ejecutamos las BDD_Specs comprobaremos que no hemos roto nada.</text:p>
      <text:p text:style-name="P2"/>
      <text:p text:style-name="P2">Vamos ahora con las BDD_Specs a las que nos referiremos como :</text:p>
      <text:p text:style-name="P2"/>
      <text:list xml:id="list29482241" text:style-name="L57">
        <text:list-item>
          <text:p text:style-name="P59">RAMA 2 COMPLEMENTARIA.</text:p>
        </text:list-item>
        <text:list-item>
          <text:p text:style-name="P59">RAMA 3 COMPLEMENTARIA.</text:p>
        </text:list-item>
        <text:list-item>
          <text:p text:style-name="P59">RAMA 4 COMPLEMENTARIA.</text:p>
        </text:list-item>
        <text:list-item>
          <text:p text:style-name="P59">RAMA 5 COMPLEMENTARIA.</text:p>
        </text:list-item>
      </text:list>
      <text:p text:style-name="P2"/>
      <text:p text:style-name="P62"><text:span text:style-name="T56">BDD_Spec Legacy Itinerary – was_expecting() - RAMA 2 COMPLEMENTARIA</text:span><text:span text:style-name="T55">:</text:span></text:p>
      <text:p text:style-name="P2"/>
      <text:p text:style-name="P2">Este es el "legacy code" que pertenece a la RAMA 2:</text:p>
      <text:p text:style-name="P2"/>
      <text:p text:style-name="P87"><text:span text:style-name="T9">if</text:span><text:span text:style-name="T19"> (the_handling_event.type() == </text:span><text:span text:style-name="T38">HandlingEventType</text:span><text:span text:style-name="T19">.RECEIVE)</text:span></text:p>
      <text:p text:style-name="P94"><text:span text:style-name="T19"><text:s text:c="4"/></text:span><text:span text:style-name="T9">return</text:span><text:span text:style-name="T19"> the_initial_leg().load_location()</text:span></text:p>
      <text:p text:style-name="P71"><text:s text:c="14"/>.has_the_same_identity_as(the_handling_event.location());</text:p>
      <text:p text:style-name="P2"/>
      <text:p text:style-name="P2">No tiene ninguna dificultad desarrollar la BDD_Spec basándonos en la existente para el "Happy Day Scenario", por lo tanto, no lo mostraremos. Puedes consultar el código fuente si necesitas ver la implementación</text:p>
      <text:p text:style-name="P2"/>
      <text:p text:style-name="P2"><text:soft-page-break/>Lo único que mostraremos sera la definición formal de la BDD_Spec:</text:p>
      <text:p text:style-name="P2"/>
      <text:p text:style-name="P84">When asked if we were expecting a handling event of type RECEIVE and we were not</text:p>
      <text:p text:style-name="P84">» It should check that the event is a RECEIVE type event.</text:p>
      <text:p text:style-name="P84">» It should compare the initial departure location with the handling event location.</text:p>
      <text:p text:style-name="P84">» It should confirm that the locations associated to the handling event and the initial departure are different.</text:p>
      <text:p text:style-name="P2"/>
      <text:p text:style-name="P62"><text:span text:style-name="T56">BDD_Spec Legacy Itinerary – was_expecting() - RAMA 3 COMPLEMENTARIA</text:span><text:span text:style-name="T55">:</text:span></text:p>
      <text:p text:style-name="P2"/>
      <text:p text:style-name="P2">Este es el "legacy code" que pertenece a la RAMA 3:</text:p>
      <text:p text:style-name="P2"/>
      <text:p text:style-name="P93"><text:span text:style-name="T13">if</text:span><text:span text:style-name="T25"> (the_handling_event.type() == </text:span><text:span text:style-name="T41">HandlingEventType</text:span><text:span text:style-name="T25">.LOAD)</text:span></text:p>
      <text:p text:style-name="P71">{</text:p>
      <text:p text:style-name="P94"><text:span text:style-name="T9"><text:s text:c="4"/>return</text:span><text:span text:style-name="T19"> underlying_leg_collection</text:span></text:p>
      <text:p text:style-name="P71"><text:s text:c="12"/>.Any(leg =&gt; </text:p>
      <text:p text:style-name="P71"><text:s text:c="12"/>leg.load_location().has_the_same_identity_as(the_handling_event.location()) </text:p>
      <text:p text:style-name="P71"><text:s text:c="12"/>&amp;&amp; leg.voyage().has_the_same_identity_as(the_handling_event.voyage()));</text:p>
      <text:p text:style-name="P74">}</text:p>
      <text:p text:style-name="P2"/>
      <text:p text:style-name="P2">Necesitamos testar el comportamiento que se produce cuando la consulta LINQ no encuentra ningún ningún elemento que cumpla las condiciones y por tanto devuelve false.</text:p>
      <text:p text:style-name="P2"/>
      <text:p text:style-name="P2">Para ello vamos a tomar como modelo la BDD_Spec del "Happy Day Scenario" de la RAMA 3, de forma que esta podría ser nuestra BDD_Spec:</text:p>
      <text:p text:style-name="P2"/>
      <text:p text:style-name="P84">When asked if we were expecting a handling event of type LOAD and we were not</text:p>
      <text:p text:style-name="P84">» It should check that the event is a LOAD type event.</text:p>
      <text:p text:style-name="P84">» It should compare the handling event location with every leg load location.</text:p>
      <text:p text:style-name="P86">» It should confirm that we were not expecting this event.</text:p>
      <text:p text:style-name="P2"/>
      <text:p text:style-name="P2">Que podríamos refinar ligeramente de forma que:</text:p>
      <text:p text:style-name="P2"/>
      <text:p text:style-name="P80">When receiving an unexpected handling event of type LOAD</text:p>
      <text:p text:style-name="P84">» It should check that the event is a LOAD type event.</text:p>
      <text:p text:style-name="P84">» It should compare the handling event location with every leg load location.</text:p>
      <text:p text:style-name="P84">» It should confirm that the event was unexpected.</text:p>
      <text:p text:style-name="P2"/>
      <text:p text:style-name="P2">Mucho mas conciso, natural y autoexplicativo</text:p>
      <text:p text:style-name="P2"/>
      <text:p text:style-name="P2">Una posible implementación de las aserciones seria:</text:p>
      <text:p text:style-name="P2"/>
      <text:p text:style-name="P87"><text:span text:style-name="T33">It</text:span><text:span text:style-name="T19"> should_check_that_the_event_is_a_LOAD_type_event = () =&gt;</text:span></text:p>
      <text:p text:style-name="P71">{</text:p>
      <text:p text:style-name="P71"><text:s text:c="4"/>a_load_type_handling_event.was_told_to(x =&gt; </text:p>
      <text:p text:style-name="P94"><text:span text:style-name="T19"><text:s text:c="7"/>x.type().Equals(</text:span><text:span text:style-name="T38">HandlingEventType</text:span><text:span text:style-name="T19">.LOAD));</text:span></text:p>
      <text:p text:style-name="P94"><text:span text:style-name="T19"><text:s text:c="4"/>a_load_type_handling_event.type().ShouldEqual(</text:span><text:span text:style-name="T38">HandlingEventType</text:span><text:span text:style-name="T19">.LOAD);</text:span></text:p>
      <text:p text:style-name="P71">};</text:p>
      <text:p text:style-name="P71"/>
      <text:p text:style-name="P94"><text:span text:style-name="T33">It</text:span><text:span text:style-name="T19"> should_compare_the_handling_event_location_with_every_leg_load_location = () =&gt;</text:span></text:p>
      <text:p text:style-name="P71">{</text:p>
      <text:p text:style-name="P71"><text:s text:c="4"/>the_first_leg.load_location()</text:p>
      <text:p text:style-name="P71"><text:s text:c="7"/>.received(x =&gt; </text:p>
      <text:p text:style-name="P71"><text:s text:c="10"/>x.has_the_same_identity_as(a_load_type_handling_event.location()));</text:p>
      <text:p text:style-name="P71"><text:s text:c="4"/>the_middle_leg.load_location()</text:p>
      <text:p text:style-name="P71"><text:s text:c="7"/>.received(x =&gt; </text:p>
      <text:p text:style-name="P71"><text:s text:c="10"/>x.has_the_same_identity_as(a_load_type_handling_event.location()));</text:p>
      <text:p text:style-name="P71"><text:s text:c="4"/>the_last_leg.load_location()</text:p>
      <text:p text:style-name="P71"><text:s text:c="7"/>.received(x =&gt; </text:p>
      <text:p text:style-name="P71"><text:s text:c="10"/>x.has_the_same_identity_as(a_load_type_handling_event.location()));</text:p>
      <text:p text:style-name="P71">};</text:p>
      <text:p text:style-name="P71"/>
      <text:p text:style-name="P94"><text:span text:style-name="T33">It</text:span><text:span text:style-name="T19"> should_confirm_that_the_event_was_unexpected = () =&gt;</text:span></text:p>
      <text:p text:style-name="P71"><text:soft-page-break/><text:s text:c="3"/>result.ShouldBeFalse();</text:p>
      <text:p text:style-name="P2"/>
      <text:p text:style-name="P2">Centrémonos por un instante en el bloque IT intermedio. Lo único que pretendemos es asertar que se ha recorrido la colección y no hemos encontrado ningún elemento que cumpla la condición</text:p>
      <text:p text:style-name="P2"/>
      <text:p text:style-name="P2">Gracias a Jean-Paul Boodhoo y sus extensiones developwithpassion, podemos hacer esto mismo de una forma mucho mas compacta y elegante, usando:</text:p>
      <text:p text:style-name="P2"/>
      <text:p text:style-name="P87"><text:span text:style-name="T9">public</text:span><text:span text:style-name="T19"> </text:span><text:span text:style-name="T9">static</text:span><text:span text:style-name="T19"> </text:span><text:span text:style-name="T9">void</text:span><text:span text:style-name="T19"> each&lt;T&gt;(</text:span><text:span text:style-name="T9">this</text:span><text:span text:style-name="T19"> </text:span><text:span text:style-name="T33">IEnumerable</text:span><text:span text:style-name="T19">&lt;T&gt; items, </text:span><text:span text:style-name="T33">Action</text:span><text:span text:style-name="T19">&lt;T&gt; action)</text:span></text:p>
      <text:p text:style-name="P2"/>
      <text:p text:style-name="P2">Un extensión method que se encuentra en Machine.Specifications.DevelopWithPassion.Extensions.IterationExtensions.</text:p>
      <text:p text:style-name="P2"/>
      <text:p text:style-name="P2">Esta seria la alternativa, mucho mas clara si se consulta el código fuente, gracias al indentado mas adecuado:</text:p>
      <text:p text:style-name="P2"/>
      <text:p text:style-name="P93"><text:span text:style-name="T35">It</text:span><text:span text:style-name="T25"> should_compare_the_handling_event_location_with_every_leg_load_location_v2 = () =&gt;</text:span></text:p>
      <text:p text:style-name="P71"><text:s text:c="4"/>the_collection_of_legs.each(leg =&gt; leg.load_location().received(x =&gt; </text:p>
      <text:p text:style-name="P71"><text:s text:c="7"/>x.has_the_same_identity_as(a_load_type_handling_event.location())));</text:p>
      <text:p text:style-name="P2"/>
      <text:p text:style-name="P2">Definitivamente, preferimos esta v2.</text:p>
      <text:p text:style-name="P2"/>
      <text:p text:style-name="P2">El bloque BECAUSE es el mismo que en el RAMA 3:</text:p>
      <text:p text:style-name="P2"/>
      <text:p text:style-name="P93"><text:span text:style-name="T35">Because</text:span><text:span text:style-name="T25"> of = () =&gt; result = sut.was_expecting(a_load_type_handling_event);</text:span></text:p>
      <text:p text:style-name="P2"/>
      <text:p text:style-name="P2">Y el contexto, definitivamente sigue siendo monstruoso:</text:p>
      <text:p text:style-name="P2"/>
      <text:p text:style-name="P93"><text:span text:style-name="T35">Establish</text:span><text:span text:style-name="T25"> context = () =&gt;</text:span></text:p>
      <text:p text:style-name="P71">{</text:p>
      <text:p text:style-name="P94"><text:span text:style-name="T19"><text:s text:c="4"/>a_load_type_handling_event = an&lt;</text:span><text:span text:style-name="T33">IHandlingEvent</text:span><text:span text:style-name="T19">&gt;();</text:span></text:p>
      <text:p text:style-name="P71"><text:s text:c="4"/>a_load_type_handling_event</text:p>
      <text:p text:style-name="P71"><text:s text:c="7"/>.Stub(x =&gt; x.type())</text:p>
      <text:p text:style-name="P94"><text:span text:style-name="T19"><text:s text:c="7"/>.Return(</text:span><text:span text:style-name="T38">HandlingEventType</text:span><text:span text:style-name="T19">.LOAD);</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he_first_leg = an&lt;</text:span><text:span text:style-name="T33">ILeg</text:span><text:span text:style-name="T19">&gt;();</text:span></text:p>
      <text:p text:style-name="P94"><text:span text:style-name="T19"><text:s text:c="4"/>the_middle_leg = an&lt;</text:span><text:span text:style-name="T33">ILeg</text:span><text:span text:style-name="T19">&gt;();</text:span></text:p>
      <text:p text:style-name="P94"><text:span text:style-name="T19"><text:s text:c="4"/>the_last_leg = an&lt;</text:span><text:span text:style-name="T33">ILeg</text:span><text:span text:style-name="T19">&gt;();</text:span></text:p>
      <text:p text:style-name="P71"><text:s text:c="4"/>the_collection_of_legs.Add(the_first_leg);</text:p>
      <text:p text:style-name="P71"><text:s text:c="4"/>the_collection_of_legs.Add(the_middle_leg);</text:p>
      <text:p text:style-name="P71"><text:s text:c="4"/>the_collection_of_legs.Add(the_last_leg);</text:p>
      <text:p text:style-name="P71"/>
      <text:p text:style-name="P71"><text:s text:c="4"/>the_first_leg</text:p>
      <text:p text:style-name="P71"><text:s text:c="7"/>.Stub(x =&gt; x.load_location())</text:p>
      <text:p text:style-name="P94"><text:span text:style-name="T19"><text:s text:c="7"/>.Return(an&lt;</text:span><text:span text:style-name="T33">ILocation</text:span><text:span text:style-name="T19">&gt;());</text:span></text:p>
      <text:p text:style-name="P71"><text:s text:c="4"/>the_first_leg.load_location()</text:p>
      <text:p text:style-name="P71"><text:s text:c="7"/>.Stub(x =&gt; x.has_the_same_identity_as(a_load_type_handling_event.location()))</text:p>
      <text:p text:style-name="P94"><text:span text:style-name="T19"><text:s text:c="7"/>.Return(</text:span><text:span text:style-name="T9">false</text:span><text:span text:style-name="T19">);</text:span></text:p>
      <text:p text:style-name="P71"><text:s text:c="4"/>the_middle_leg</text:p>
      <text:p text:style-name="P71"><text:s text:c="7"/>.Stub(x =&gt; x.load_location())</text:p>
      <text:p text:style-name="P94"><text:span text:style-name="T19"><text:s text:c="7"/>.Return(an&lt;</text:span><text:span text:style-name="T33">ILocation</text:span><text:span text:style-name="T19">&gt;());</text:span></text:p>
      <text:p text:style-name="P71"><text:s text:c="4"/>the_middle_leg.load_location()</text:p>
      <text:p text:style-name="P71"><text:s text:c="7"/>.Stub(x =&gt; x.has_the_same_identity_as(a_load_type_handling_event.location()))</text:p>
      <text:p text:style-name="P94"><text:span text:style-name="T19"><text:s text:c="7"/>.Return(</text:span><text:span text:style-name="T9">false</text:span><text:span text:style-name="T19">);</text:span></text:p>
      <text:p text:style-name="P71"><text:s text:c="4"/>the_last_leg</text:p>
      <text:p text:style-name="P71"><text:s text:c="7"/>.Stub(x =&gt; x.load_location())</text:p>
      <text:p text:style-name="P94"><text:span text:style-name="T19"><text:s text:c="7"/>.Return(an&lt;</text:span><text:span text:style-name="T33">ILocation</text:span><text:span text:style-name="T19">&gt;());</text:span></text:p>
      <text:p text:style-name="P71"><text:s text:c="4"/>the_last_leg.load_location()</text:p>
      <text:p text:style-name="P71"><text:s text:c="7"/>.Stub(x =&gt; x.has_the_same_identity_as(a_load_type_handling_event.location()))</text:p>
      <text:p text:style-name="P94"><text:span text:style-name="T19"><text:s text:c="7"/>.Return(</text:span><text:span text:style-name="T9">false</text:span><text:span text:style-name="T19">);</text:span></text:p>
      <text:p text:style-name="P71"><text:soft-page-break/></text:p>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2"/>
      <text:p text:style-name="P2">Resumiendo:</text:p>
      <text:p text:style-name="P2"/>
      <text:list xml:id="list29479453" text:style-name="L58">
        <text:list-item>
          <text:p text:style-name="P60">En el primer bloque forzamos el tipo de evento que queremos (LOAD).</text:p>
        </text:list-item>
        <text:list-item>
          <text:p text:style-name="P60">En el segundo bloque creamos y poblamos la colección de ILegs</text:p>
        </text:list-item>
        <text:list-item>
          <text:p text:style-name="P60">En el tercer bloque definimos el comportamiento esperado cuando se produce la llamada load_location() en cada uno de los ILegs de la colección</text:p>
        </text:list-item>
        <text:list-item>
          <text:p text:style-name="P60">En el cuarto bloque creamos el SUT inyectando la colección de ILegs</text:p>
        </text:list-item>
      </text:list>
      <text:p text:style-name="P2"/>
      <text:p text:style-name="P2">Podemos refactorizar el código en dos puntos distintos:</text:p>
      <text:p text:style-name="P2"/>
      <text:p text:style-name="P63"><text:span text:style-name="T2">La clave para la primera refactorización la encontramos en "...</text:span><text:span text:style-name="T5">en cada uno de los ILegs de la colección</text:span><text:span text:style-name="T2">", ya que nos sugiere la posibilidad de poner en uso el extensión method recién aprendido each&lt;T&gt;() en el tercer bloque para asignar el comportamiento de los mocks:</text:span></text:p>
      <text:p text:style-name="P2"/>
      <text:p text:style-name="P71">the_collection_of_legs.each(leg =&gt; leg</text:p>
      <text:p text:style-name="P71"><text:s text:c="3"/>.Stub(x =&gt; x.load_location())</text:p>
      <text:p text:style-name="P94"><text:span text:style-name="T19"><text:s text:c="3"/>.Return(an&lt;</text:span><text:span text:style-name="T33">ILocation</text:span><text:span text:style-name="T19">&gt;()));</text:span></text:p>
      <text:p text:style-name="P71">the_collection_of_legs.each(leg =&gt;leg.load_location()</text:p>
      <text:p text:style-name="P71"><text:s text:c="3"/>.Stub(x =&gt; x.has_the_same_identity_as(a_load_type_handling_event.location()))</text:p>
      <text:p text:style-name="P94"><text:span text:style-name="T25"><text:s text:c="3"/>.Return(</text:span><text:span text:style-name="T13">false</text:span><text:span text:style-name="T25">));</text:span></text:p>
      <text:p text:style-name="P2"/>
      <text:p text:style-name="P2">Al generalizarse el acceso a los miembros de la colección con la refactorización 1, podemos prescindir de the_first_leg, the_middle_leg y the_last_leg en el bloque 2 permitiéndonos hacer lo mismo pero de esta forma:</text:p>
      <text:p text:style-name="P2"/>
      <text:p text:style-name="P70"><text:span text:style-name="T57">the_collection_of_legs = </text:span><text:span text:style-name="T17">new</text:span><text:span text:style-name="T57"> </text:span><text:span text:style-name="T42">List</text:span><text:span text:style-name="T57">&lt;</text:span><text:span text:style-name="T37">ILeg</text:span><text:span text:style-name="T57">&gt;();</text:span></text:p>
      <text:p text:style-name="P94"><text:span text:style-name="T9">for</text:span><text:span text:style-name="T19"> (</text:span><text:span text:style-name="T9">var</text:span><text:span text:style-name="T19"> i = </text:span><text:span text:style-name="T33">0</text:span><text:span text:style-name="T19">; i &lt; </text:span><text:span text:style-name="T33">3</text:span><text:span text:style-name="T19">; i++)</text:span></text:p>
      <text:p text:style-name="P94"><text:span text:style-name="T19"><text:s text:c="4"/>the_collection_of_legs.Add(an&lt;</text:span><text:span text:style-name="T33">ILeg</text:span><text:span text:style-name="T19">&gt;());</text:span></text:p>
      <text:p text:style-name="P2"/>
      <text:p text:style-name="P2"/>
      <text:p text:style-name="P2">Por lo tanto, nuestro contexto se convierte en algo mucho mas manejable y comprensible:</text:p>
      <text:p text:style-name="P2"/>
      <text:p text:style-name="P93"><text:span text:style-name="T35">Establish</text:span><text:span text:style-name="T25"> context = () =&gt;</text:span></text:p>
      <text:p text:style-name="P71">{</text:p>
      <text:p text:style-name="P94"><text:span text:style-name="T19"><text:s text:c="4"/>a_load_type_handling_event = an&lt;</text:span><text:span text:style-name="T33">IHandlingEvent</text:span><text:span text:style-name="T19">&gt;();</text:span></text:p>
      <text:p text:style-name="P71"><text:s text:c="4"/>a_load_type_handling_event</text:p>
      <text:p text:style-name="P71"><text:s text:c="7"/>.Stub(x =&gt; x.type())</text:p>
      <text:p text:style-name="P94"><text:span text:style-name="T19"><text:s text:c="7"/>.Return(</text:span><text:span text:style-name="T38">HandlingEventType</text:span><text:span text:style-name="T19">.LOAD);</text:span></text:p>
      <text:p text:style-name="P71"/>
      <text:p text:style-name="P94"><text:span text:style-name="T19"><text:s text:c="4"/>the_collection_of_legs = </text:span><text:span text:style-name="T9">new</text:span><text:span text:style-name="T19"> </text:span><text:span text:style-name="T38">List</text:span><text:span text:style-name="T19">&lt;</text:span><text:span text:style-name="T33">ILeg</text:span><text:span text:style-name="T19">&gt;();</text:span></text:p>
      <text:p text:style-name="P94"><text:span text:style-name="T19"><text:s text:c="4"/></text:span><text:span text:style-name="T9">for</text:span><text:span text:style-name="T19"> (</text:span><text:span text:style-name="T9">var</text:span><text:span text:style-name="T19"> i = </text:span><text:span text:style-name="T33">0</text:span><text:span text:style-name="T19">; i &lt; </text:span><text:span text:style-name="T33">3</text:span><text:span text:style-name="T19">; i++)</text:span></text:p>
      <text:p text:style-name="P94"><text:span text:style-name="T19"><text:s text:c="8"/>the_collection_of_legs.Add(an&lt;</text:span><text:span text:style-name="T33">ILeg</text:span><text:span text:style-name="T19">&gt;());</text:span></text:p>
      <text:p text:style-name="P71"/>
      <text:p text:style-name="P71"><text:s text:c="4"/>the_collection_of_legs.each(leg =&gt; leg</text:p>
      <text:p text:style-name="P71"><text:s text:c="7"/>.Stub(x =&gt; x.load_location())</text:p>
      <text:p text:style-name="P94"><text:span text:style-name="T19"><text:s text:c="7"/>.Return(an&lt;</text:span><text:span text:style-name="T33">ILocation</text:span><text:span text:style-name="T19">&gt;()));</text:span></text:p>
      <text:p text:style-name="P71"><text:s text:c="4"/>the_collection_of_legs.each(leg =&gt;leg.load_location()</text:p>
      <text:p text:style-name="P71"><text:s text:c="7"/>.Stub(x =&gt; x.has_the_same_identity_as(a_load_type_handling_event.location()))</text:p>
      <text:p text:style-name="P94"><text:span text:style-name="T19"><text:s text:c="7"/>.Return(</text:span><text:span text:style-name="T9">false</text:span><text:span text:style-name="T19">));</text:span></text:p>
      <text:p text:style-name="P71"><text:s text:c="12"/></text:p>
      <text:p text:style-name="P94"><text:span text:style-name="T19"><text:s text:c="4"/>create_sut_using(() =&gt; </text:span><text:span text:style-name="T9">new</text:span><text:span text:style-name="T19"> </text:span><text:span text:style-name="T38">Itinerary</text:span><text:span text:style-name="T19">(the_collection_of_legs));</text:span></text:p>
      <text:p text:style-name="P71">};</text:p>
      <text:p text:style-name="P2"/>
      <text:p text:style-name="P2"/>
      <text:p text:style-name="P2">Antes de que se nos olvide, también hemos disminuido la cantidad de campos (fields) necesarios:</text:p>
      <text:p text:style-name="P2"/>
      <text:p text:style-name="P93"><text:soft-page-break/><text:span text:style-name="T13">static</text:span><text:span text:style-name="T25"> </text:span><text:span text:style-name="T13">bool</text:span><text:span text:style-name="T25"> result;</text:span></text:p>
      <text:p text:style-name="P94"><text:span text:style-name="T9">static</text:span><text:span text:style-name="T19"> </text:span><text:span text:style-name="T33">IList</text:span><text:span text:style-name="T19">&lt;</text:span><text:span text:style-name="T33">ILeg</text:span><text:span text:style-name="T19">&gt; the_collection_of_legs;</text:span></text:p>
      <text:p text:style-name="P94"><text:span text:style-name="T9">static</text:span><text:span text:style-name="T19"> </text:span><text:span text:style-name="T33">IHandlingEvent</text:span><text:span text:style-name="T19"> a_load_type_handling_event;</text:span></text:p>
      <text:p text:style-name="P2"/>
      <text:p text:style-name="P2">Lo único que nos queda es hacer fallar los tests y a continuación hacerlos pasar (algo que a estas alturas estarás cansado de hacer).</text:p>
      <text:p text:style-name="P2"/>
      <text:p text:style-name="P2">El resultado final:</text:p>
      <text:p text:style-name="P2"/>
      <text:p text:style-name="P80">------ Test started: Assembly: dddsample.specs.dll ------</text:p>
      <text:p text:style-name="P84"/>
      <text:p text:style-name="P84">when receiving an unexpected handling event of type LOAD</text:p>
      <text:p text:style-name="P84">» should check that the event is a LOAD type event</text:p>
      <text:p text:style-name="P84">» should compare the handling event location with every leg load location</text:p>
      <text:p text:style-name="P84">» should confirm that the event was unexpected</text:p>
      <text:p text:style-name="P84"/>
      <text:p text:style-name="P84"/>
      <text:p text:style-name="P84">3 passed, 0 failed, 0 skipped, took 1,25 seconds (Machine.Specifications 0.3.0).</text:p>
      <text:p text:style-name="P2"><text:s/></text:p>
      <text:p text:style-name="P2"/>
      <text:p text:style-name="P1">BDD_Spec Legacy Itinerary – was_expecting() - RAMA 3 COMPLEMENTARIA - Consecuencias:</text:p>
      <text:p text:style-name="P2"/>
      <text:p text:style-name="P2">Hemos redefinido la forma en la que nombrábamos nuestras Specifications de:</text:p>
      <text:p text:style-name="P2"/>
      <text:p text:style-name="P84">When asked if we were expecting a handling event of type LOAD and we were not</text:p>
      <text:p text:style-name="P2"/>
      <text:p text:style-name="P2">a:</text:p>
      <text:p text:style-name="P2"/>
      <text:p text:style-name="P84">When receiving an unexpected handling event of type LOAD</text:p>
      <text:p text:style-name="P2"/>
      <text:p text:style-name="P2">Por lo tanto deberíamos proceder a cambiar todas las Specifications relativas a was_expecting(), siguiendo este patrón</text:p>
      <text:p text:style-name="P2"/>
      <text:p text:style-name="P2">Una vez terminemos de implementar las BDD_Specs restantes, mostraremos el resultado.</text:p>
      <text:p text:style-name="P1"/>
      <text:p text:style-name="P62"><text:span text:style-name="T56">BDD_Spec Legacy Itinerary – was_expecting() - RAMA 4 COMPLEMENTARIA Y RAMA 5 COMPLEMENTARIA</text:span><text:span text:style-name="T55">:</text:span></text:p>
      <text:p text:style-name="P2"/>
      <text:p text:style-name="P2">La RAMA 4 COMPLEMENTARIA seria equivalente a la RAMA 3 COMPLEMENTARIA, mientras que la RAMA 5 COMPLEMENTARIA seria equivalente a la RAMA 2 COMPLEMENTARIA.</text:p>
      <text:p text:style-name="P2"/>
      <text:p text:style-name="P2">Puesto que no aportan nada nuevo, no encontramos justificación para repetirnos. Por tanto hemos decidido mostrar únicamente la defincion formal de las BDD_Specs, de forma que si necesitas consultar el código, puedas referirte al código fuente, donde si están implementadas.</text:p>
      <text:p text:style-name="P2"/>
      <text:p text:style-name="P2">BDD_Spec de la RAMA 4 COMPLEMENTARIA:</text:p>
      <text:p text:style-name="P2"/>
      <text:p text:style-name="P80">When receiving an unexpected handling event of type UNLOAD</text:p>
      <text:p text:style-name="P84">» It should check that the event is an UNLOAD type event.</text:p>
      <text:p text:style-name="P84">» It should compare the handling event location with every leg unload location.</text:p>
      <text:p text:style-name="P84">» It should confirm that the event was unexpected.</text:p>
      <text:p text:style-name="P2"/>
      <text:p text:style-name="P2">BDD_Spec de la RAMA 5 COMPLEMENTARIA:</text:p>
      <text:p text:style-name="P2"/>
      <text:p text:style-name="P80">When receiving an unexpected handling event of type CLAIM</text:p>
      <text:p text:style-name="P84">» It should check that the event is a CLAIM type event.</text:p>
      <text:p text:style-name="P84">» It should compare the final arrival unload location with the handling event location.</text:p>
      <text:p text:style-name="P84">» IT should confirm that the locations associated to the handling event and the final arrival are different.</text:p>
      <text:p text:style-name="P2"/>
      <text:p text:style-name="P62"><text:span text:style-name="T56">BDD_Spec Legacy Itinerary – was_expecting() - BDD_Specs</text:span><text:span text:style-name="T55">:</text:span></text:p>
      <text:p text:style-name="P2"/>
      <text:p text:style-name="P2"><text:soft-page-break/>Unos epígrafes mas arriba asegurábamos que una vez que hubiésemos terminado de implementar las BDD_Specs restantes asociadas a was_expecting(), mostraríamos como habían quedado tras la refactorización de nombres.</text:p>
      <text:p text:style-name="P2"/>
      <text:p text:style-name="P2">He aquí el resultado, en el contexto de una ejecución de todas las BDD_Specs que llevamos escritas hasta ahora:</text:p>
      <text:p text:style-name="P2"/>
      <text:p text:style-name="P80">------ Test started: Assembly: dddsample.specs.dll ------</text:p>
      <text:p text:style-name="P84">(....)</text:p>
      <text:p text:style-name="P84"/>
      <text:p text:style-name="P84">when receiving an expected handling event of type RECEIVE</text:p>
      <text:p text:style-name="P84">» should check that the event is a RECEIVE type event</text:p>
      <text:p text:style-name="P84">» should compare the initial departure location with the handling event location</text:p>
      <text:p text:style-name="P84">» should confirm that the locations associated to the handling event and the initial departure are the same</text:p>
      <text:p text:style-name="P84"/>
      <text:p text:style-name="P84">when receiving an unexpected handling event of type RECEIVE</text:p>
      <text:p text:style-name="P84">» should check that the event is a RECEIVE type event</text:p>
      <text:p text:style-name="P84">» should compare the initial departure location with the handling event location</text:p>
      <text:p text:style-name="P84">» should confirm that the locations associated to the handling event and the initial departure are different</text:p>
      <text:p text:style-name="P84"/>
      <text:p text:style-name="P84">when receiving an expected handling event of type LOAD</text:p>
      <text:p text:style-name="P84">» should check that the event is a LOAD type event</text:p>
      <text:p text:style-name="P84">» should compare the handling event location with every leg load location until it finds a match</text:p>
      <text:p text:style-name="P84">» should compare the handling event voyage with the leg voyage if theres a previous location match</text:p>
      <text:p text:style-name="P84">» should confirm that there is one leg with the same load location and voyage as the ones from the handling event</text:p>
      <text:p text:style-name="P84"/>
      <text:p text:style-name="P84">when receiving an unexpected handling event of type LOAD</text:p>
      <text:p text:style-name="P84">» should check that the event is a LOAD type event</text:p>
      <text:p text:style-name="P84">» should compare the handling event location with every leg load location</text:p>
      <text:p text:style-name="P84">» should confirm that the event was unexpected</text:p>
      <text:p text:style-name="P84"/>
      <text:p text:style-name="P84">when receiving an expected handling event of type UNLOAD</text:p>
      <text:p text:style-name="P84">» should check that the event is an UNLOAD type event</text:p>
      <text:p text:style-name="P84">» should compare the handling event location with every leg unload location until it finds a match</text:p>
      <text:p text:style-name="P84">» should compare the handling event voyage with the leg voyage if theres a previous location match</text:p>
      <text:p text:style-name="P84">» should confirm that there is one leg with the same unload location and voyage as the ones from the handling event</text:p>
      <text:p text:style-name="P84"/>
      <text:p text:style-name="P84">when receiving an unexpected handling event of type UNLOAD</text:p>
      <text:p text:style-name="P84">» should check that the event is an UNLOAD type event</text:p>
      <text:p text:style-name="P84">» should compare the handling event location with every leg unload location</text:p>
      <text:p text:style-name="P84">» should confirm that the event was unexpected</text:p>
      <text:p text:style-name="P84"/>
      <text:p text:style-name="P84">when receiving an expected handling event of type CLAIM</text:p>
      <text:p text:style-name="P84">» should check that the event is a CLAIM type event</text:p>
      <text:p text:style-name="P84">» should compare the final arrival unload location with the handling event location</text:p>
      <text:p text:style-name="P84">» should confirm that the locations associated to the handling event and the final arrival are the same</text:p>
      <text:p text:style-name="P84"/>
      <text:p text:style-name="P84">when receiving an unexpected handling event of type CLAIM</text:p>
      <text:p text:style-name="P84">» should check that the event is a CLAIM type event</text:p>
      <text:p text:style-name="P84">» should compare the final arrival unload location with the handling event location</text:p>
      <text:p text:style-name="P84">» should confirm that the locations associated to the handling event and the final arrival are different</text:p>
      <text:p text:style-name="P84"/>
      <text:p text:style-name="P84">when receiving an expected handling event of type CUSTOMS</text:p>
      <text:p text:style-name="P84">» should check that the event is a CUSTOMS type event</text:p>
      <text:p text:style-name="P84">» should confirm it was expected</text:p>
      <text:p text:style-name="P84"><text:soft-page-break/></text:p>
      <text:p text:style-name="P84">when receiving an unexpected handling event of type unknown</text:p>
      <text:p text:style-name="P84">» should check that the event is an unknown type event</text:p>
      <text:p text:style-name="P84">» should confirm it was not expected</text:p>
      <text:p text:style-name="P84"/>
      <text:p text:style-name="P84">(...)</text:p>
      <text:p text:style-name="P84"/>
      <text:p text:style-name="P84">160 passed, 0 failed, 0 skipped, took 2,09 seconds (Machine.Specifications 0.3.0).</text:p>
      <text:p text:style-name="P2"/>
      <text:p text:style-name="P2"/>
      <text:p text:style-name="P63"><text:span text:style-name="T3">Haciendo una limpieza final de la clase Itinerary</text:span><text:span text:style-name="T2">:</text:span></text:p>
      <text:p text:style-name="P2"/>
      <text:p text:style-name="P2">Prácticamente hemos finalizado el proceso de "BDDización" del "legacy code" Itinerary.</text:p>
      <text:p text:style-name="P2"/>
      <text:p text:style-name="P2">Vamos a aprovechar esta sección para ver que es lo que nos ha quedado sin testar y decidir que alternativas tenemos.</text:p>
      <text:p text:style-name="P2"/>
      <text:p text:style-name="P2">Problema 1:</text:p>
      <text:p text:style-name="P2"/>
      <text:p text:style-name="P94"><text:span text:style-name="T9">public</text:span><text:span text:style-name="T19"> </text:span><text:span text:style-name="T9">class</text:span><text:span text:style-name="T19"> </text:span><text:span text:style-name="T38">Itinerary</text:span><text:span text:style-name="T19"> : </text:span><text:span text:style-name="T33">IItinerary</text:span></text:p>
      <text:p text:style-name="P71">{</text:p>
      <text:p text:style-name="P94"><text:span text:style-name="T19"><text:s text:c="4"/></text:span><text:span text:style-name="T9">///</text:span><text:span text:style-name="T50"> </text:span><text:span text:style-name="T9">&lt;summary&gt;</text:span></text:p>
      <text:p text:style-name="P94"><text:span text:style-name="T19"><text:s text:c="4"/></text:span><text:span text:style-name="T9">///</text:span><text:span text:style-name="T50"> NULL OBJECT PATTERN????</text:span></text:p>
      <text:p text:style-name="P94"><text:span text:style-name="T19"><text:s text:c="4"/></text:span><text:span text:style-name="T9">///</text:span><text:span text:style-name="T50"> </text:span><text:span text:style-name="T9">&lt;/summary&gt;</text:span></text:p>
      <text:p text:style-name="P94"><text:span text:style-name="T19"><text:s text:c="4"/></text:span><text:span text:style-name="T9">public</text:span><text:span text:style-name="T19"> </text:span><text:span text:style-name="T9">static</text:span><text:span text:style-name="T19"> </text:span><text:span text:style-name="T9">readonly</text:span><text:span text:style-name="T19"> </text:span><text:span text:style-name="T33">IItinerary</text:span><text:span text:style-name="T19"> EMPTY_ITINERARY = </text:span><text:span text:style-name="T9">new</text:span><text:span text:style-name="T19"> </text:span><text:span text:style-name="T38">Itinerary</text:span><text:span text:style-name="T19">();</text:span></text:p>
      <text:p text:style-name="P94"><text:span text:style-name="T19"><text:s text:c="4"/></text:span><text:span text:style-name="T9">private</text:span><text:span text:style-name="T19"> Itinerary(){}</text:span></text:p>
      <text:p text:style-name="P2"/>
      <text:p text:style-name="P2">EMPTY_ITINERARY parece una aproximación al patrón Null Object. Para ello hace uso del constructor privado si parámetros</text:p>
      <text:p text:style-name="P2"/>
      <text:p text:style-name="P2">Hasta el momento no lo hemos usado en ninguna parte, y puesto que es difícilmente testable hemos decidido eliminarlo.</text:p>
      <text:p text:style-name="P2"/>
      <text:p text:style-name="P2">Recordar que hay que ejecutar la suite de BDD_Specs para asegurarnos de que no hacemos nada que altere el comportamiento de nuestro sistema:</text:p>
      <text:p text:style-name="P2"/>
      <text:p text:style-name="P80">160 passed, 0 failed, 0 skipped, took 3,10 seconds (Machine.Specifications 0.3.0).</text:p>
      <text:p text:style-name="P2"/>
      <text:p text:style-name="P2">Problema 2:</text:p>
      <text:p text:style-name="P2"/>
      <text:p text:style-name="P93"><text:span text:style-name="T13">public</text:span><text:span text:style-name="T25"> </text:span><text:span text:style-name="T13">class</text:span><text:span text:style-name="T25"> </text:span><text:span text:style-name="T41">Itinerary</text:span><text:span text:style-name="T25"> : </text:span><text:span text:style-name="T35">IItinerary</text:span></text:p>
      <text:p text:style-name="P71">{</text:p>
      <text:p text:style-name="P94"><text:span text:style-name="T19"><text:s text:c="4"/></text:span><text:span text:style-name="T9">static</text:span><text:span text:style-name="T19"> </text:span><text:span text:style-name="T9">readonly</text:span><text:span text:style-name="T19"> </text:span><text:span text:style-name="T33">IDate</text:span><text:span text:style-name="T19"> END_OF_DAYS = </text:span><text:span text:style-name="T9">new</text:span><text:span text:style-name="T19"> </text:span><text:span text:style-name="T38">Date</text:span><text:span text:style-name="T19">(</text:span><text:span text:style-name="T33">DateTime</text:span><text:span text:style-name="T19">.MaxValue);</text:span></text:p>
      <text:p text:style-name="P2"/>
      <text:p text:style-name="P2">Esta "constante" era utilizada por el método final_arrival_date() antes de que le aplicásemos el tratamiento de choque BDD:</text:p>
      <text:p text:style-name="P2"/>
      <text:p text:style-name="P94"><text:span text:style-name="T10">public</text:span><text:span text:style-name="T20"> </text:span><text:span text:style-name="T34">IDate</text:span><text:span text:style-name="T20"> final_arrival_date()</text:span></text:p>
      <text:p text:style-name="P72">{</text:p>
      <text:p text:style-name="P94"><text:span text:style-name="T20"><text:s text:c="4"/></text:span><text:span text:style-name="T34">ILeg</text:span><text:span text:style-name="T20"> lastLeg = </text:span><text:span text:style-name="T10">this</text:span><text:span text:style-name="T20">.lastLeg();</text:span></text:p>
      <text:p text:style-name="P72"/>
      <text:p text:style-name="P94"><text:span text:style-name="T20"><text:s text:c="4"/></text:span><text:span text:style-name="T10">if</text:span><text:span text:style-name="T20"> (lastLeg == </text:span><text:span text:style-name="T10">null</text:span><text:span text:style-name="T20">)</text:span></text:p>
      <text:p text:style-name="P94"><text:span text:style-name="T20"><text:s text:c="7"/></text:span><text:span text:style-name="T12">return</text:span><text:span text:style-name="T23"> END_OF_DAYS;</text:span></text:p>
      <text:p text:style-name="P100"><text:span text:style-name="T30"><text:s text:c="4"/></text:span><text:span text:style-name="T16">return</text:span><text:span text:style-name="T30"> lastLeg.unload_time();</text:span></text:p>
      <text:p text:style-name="P78">}</text:p>
      <text:p text:style-name="P2"/>
      <text:p text:style-name="P2">Como en nuestra nueva versión de final_arrival_date() no lo utilizamos:</text:p>
      <text:p text:style-name="P2"/>
      <text:p text:style-name="P93"><text:span text:style-name="T13">public</text:span><text:span text:style-name="T25"> </text:span><text:span text:style-name="T35">IDate</text:span><text:span text:style-name="T25"> final_arrival_date()</text:span></text:p>
      <text:p text:style-name="P71">{</text:p>
      <text:p text:style-name="P94"><text:span text:style-name="T19"><text:s text:c="4"/></text:span><text:span text:style-name="T9">return</text:span><text:span text:style-name="T19"> the_last_leg().unload_time();</text:span></text:p>
      <text:p text:style-name="P71">}</text:p>
      <text:p text:style-name="P2"><text:soft-page-break/></text:p>
      <text:p text:style-name="P2">Podemos borrarlo.</text:p>
      <text:p text:style-name="P2"/>
      <text:p text:style-name="P2">No nos cansaremos de recordar que hay que ejecutar la suite de BDD_Specs para asegurarnos de que no hacemos nada que altere el comportamiento de nuestro sistema:</text:p>
      <text:p text:style-name="P2"/>
      <text:p text:style-name="P84">160 passed, 0 failed, 0 skipped, took 2,80 seconds (Machine.Specifications 0.3.0).</text:p>
      <text:p text:style-name="P2"/>
      <text:p text:style-name="P2">Problema 3:</text:p>
      <text:p text:style-name="P2"/>
      <text:p text:style-name="P2">Recordemos el siguiente código:</text:p>
      <text:p text:style-name="P2"/>
      <text:p text:style-name="P94"><text:span text:style-name="T10">public</text:span><text:span text:style-name="T20"> </text:span><text:span text:style-name="T34">ILocation</text:span><text:span text:style-name="T20"> initial_departure_location()</text:span></text:p>
      <text:p text:style-name="P72">{</text:p>
      <text:p text:style-name="P94"><text:span text:style-name="T20"><text:s text:c="4"/></text:span><text:span text:style-name="T10">if</text:span><text:span text:style-name="T20"> (underlying_leg_collection.Count == </text:span><text:span text:style-name="T34">0</text:span><text:span text:style-name="T20">)</text:span></text:p>
      <text:p text:style-name="P94"><text:span text:style-name="T20"><text:s text:c="7"/></text:span><text:span text:style-name="T12">return</text:span><text:span text:style-name="T23"> </text:span><text:span text:style-name="T40">LocationImplementationExample</text:span><text:span text:style-name="T23">.UNKNOWN;</text:span></text:p>
      <text:p text:style-name="P94"><text:span text:style-name="T20"><text:s text:c="4"/></text:span><text:span text:style-name="T15">return</text:span><text:span text:style-name="T29"> underlying_leg_collection[</text:span><text:span text:style-name="T36">0</text:span><text:span text:style-name="T29">].load_location();</text:span></text:p>
      <text:p text:style-name="P78">}</text:p>
      <text:p text:style-name="P2"/>
      <text:p text:style-name="P2">La nueva versión de ese método no utiliza LocationImplementationExample.UNKNOWN, que recordemos, creamos un poco de aquella manera, para poder simular completamente nuestro ejercicio "legacy code". La nueva versión:</text:p>
      <text:p text:style-name="P2"/>
      <text:p text:style-name="P93"><text:span text:style-name="T13">public</text:span><text:span text:style-name="T25"> </text:span><text:span text:style-name="T35">ILocation</text:span><text:span text:style-name="T25"> initial_departure_load_location()</text:span></text:p>
      <text:p text:style-name="P71">{</text:p>
      <text:p text:style-name="P94"><text:span text:style-name="T19"><text:s text:c="4"/></text:span><text:span text:style-name="T9">return</text:span><text:span text:style-name="T19"> the_initial_leg().load_location();</text:span></text:p>
      <text:p text:style-name="P71">}</text:p>
      <text:p text:style-name="P2"/>
      <text:p text:style-name="P2">El otro sitio donde se utilizaba era en el método final_arrival_location():</text:p>
      <text:p text:style-name="P2"/>
      <text:p text:style-name="P94"><text:span text:style-name="T10">public</text:span><text:span text:style-name="T20"> </text:span><text:span text:style-name="T34">ILocation</text:span><text:span text:style-name="T20"> final_arrival_location()</text:span></text:p>
      <text:p text:style-name="P72">{</text:p>
      <text:p text:style-name="P94"><text:span text:style-name="T20"><text:s text:c="4"/></text:span><text:span text:style-name="T10">if</text:span><text:span text:style-name="T20"> (underlying_leg_collection.Count == </text:span><text:span text:style-name="T34">0</text:span><text:span text:style-name="T20">)</text:span></text:p>
      <text:p text:style-name="P94"><text:span text:style-name="T20"><text:s text:c="7"/></text:span><text:span text:style-name="T12">return</text:span><text:span text:style-name="T23"> </text:span><text:span text:style-name="T40">LocationImplementationExample</text:span><text:span text:style-name="T23">.UNKNOWN;</text:span></text:p>
      <text:p text:style-name="P94"><text:span text:style-name="T20"><text:s/></text:span><text:span text:style-name="T29"><text:s text:c="3"/></text:span><text:span text:style-name="T15">return</text:span><text:span text:style-name="T29"> lastLeg().unload_location();</text:span></text:p>
      <text:p text:style-name="P78">}</text:p>
      <text:p text:style-name="P2"><text:s/></text:p>
      <text:p text:style-name="P2">Pero la nueva versión tampoco hace uso de ella:</text:p>
      <text:p text:style-name="P2"/>
      <text:p text:style-name="P93"><text:span text:style-name="T13">public</text:span><text:span text:style-name="T25"> </text:span><text:span text:style-name="T35">ILocation</text:span><text:span text:style-name="T25"> final_arrival_unload_location()</text:span></text:p>
      <text:p text:style-name="P71">{</text:p>
      <text:p text:style-name="P94"><text:span text:style-name="T19"><text:s text:c="4"/></text:span><text:span text:style-name="T9">return</text:span><text:span text:style-name="T19"> the_last_leg().unload_location();</text:span></text:p>
      <text:p text:style-name="P71">}</text:p>
      <text:p text:style-name="P2"/>
      <text:p text:style-name="P2">Por lo tanto:</text:p>
      <text:p text:style-name="P2"/>
      <text:p text:style-name="P93"><text:span text:style-name="T13">using</text:span><text:span text:style-name="T25"> System;</text:span></text:p>
      <text:p text:style-name="P71"/>
      <text:p text:style-name="P94"><text:span text:style-name="T9">namespace</text:span><text:span text:style-name="T19"> dddsample.domain.model.location.aggregate</text:span></text:p>
      <text:p text:style-name="P71">{</text:p>
      <text:p text:style-name="P94"><text:span text:style-name="T19"><text:s text:c="4"/></text:span><text:span text:style-name="T9">public</text:span><text:span text:style-name="T19"> </text:span><text:span text:style-name="T9">class</text:span><text:span text:style-name="T19"> </text:span><text:span text:style-name="T38">LocationImplementationExample</text:span><text:span text:style-name="T19"> : </text:span><text:span text:style-name="T33">ILocation</text:span></text:p>
      <text:p text:style-name="P71"><text:s text:c="4"/>{</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Special Location object that marks an unknown location.</text:span></text:p>
      <text:p text:style-name="P94"><text:span text:style-name="T19"><text:s text:c="8"/></text:span><text:span text:style-name="T9">///</text:span><text:span text:style-name="T50"> </text:span><text:span text:style-name="T9">&lt;/summary&gt;</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8">LocationImplementationExample</text:span><text:span text:style-name="T19"> UNKNOWN = </text:span><text:span text:style-name="T9">new</text:span><text:span text:style-name="T19"> </text:span><text:span text:style-name="T38">LocationImplementationExample</text:span><text:span text:style-name="T19">();</text:span></text:p>
      <text:p text:style-name="P71"/>
      <text:p text:style-name="P94"><text:span text:style-name="T19"><text:s text:c="8"/></text:span><text:span text:style-name="T9">public</text:span><text:span text:style-name="T19"> </text:span><text:span text:style-name="T9">bool</text:span><text:span text:style-name="T19"> has_the_same_identity_as(</text:span><text:span text:style-name="T33">ILocation</text:span><text:span text:style-name="T19"> the_other_entity)</text:span></text:p>
      <text:p text:style-name="P71"><text:s text:c="8"/>{</text:p>
      <text:p text:style-name="P94"><text:span text:style-name="T19"><text:s text:c="12"/></text:span><text:span text:style-name="T9">throw</text:span><text:span text:style-name="T19"> </text:span><text:span text:style-name="T9">new</text:span><text:span text:style-name="T19"> </text:span><text:span text:style-name="T43">NotImplementedException</text:span><text:span text:style-name="T20">();</text:span></text:p>
      <text:p text:style-name="P72"><text:s text:c="8"/>}</text:p>
      <text:p text:style-name="P72"><text:soft-page-break/></text:p>
      <text:p text:style-name="P94"><text:span text:style-name="T20"><text:s text:c="8"/></text:span><text:span text:style-name="T10">public</text:span><text:span text:style-name="T20"> </text:span><text:span text:style-name="T34">ILocation</text:span><text:span text:style-name="T20"> location_unknown()</text:span></text:p>
      <text:p text:style-name="P72"><text:s text:c="8"/>{</text:p>
      <text:p text:style-name="P94"><text:span text:style-name="T20"><text:s text:c="12"/></text:span><text:span text:style-name="T10">throw</text:span><text:span text:style-name="T20"> </text:span><text:span text:style-name="T10">new</text:span><text:span text:style-name="T20"> </text:span><text:span text:style-name="T43">NotImplementedException</text:span><text:span text:style-name="T20">();</text:span></text:p>
      <text:p text:style-name="P72"><text:s text:c="8"/>}</text:p>
      <text:p text:style-name="P72"><text:s text:c="4"/>}</text:p>
      <text:p text:style-name="P72">}</text:p>
      <text:p text:style-name="P2"/>
      <text:p text:style-name="P2">Puede desaparecer.</text:p>
      <text:p text:style-name="P2"/>
      <text:p text:style-name="P2">Ejecutamos la suite de BDD_Specs:</text:p>
      <text:p text:style-name="P2"/>
      <text:p text:style-name="P80">160 passed, 0 failed, 0 skipped, took 2,53 seconds (Machine.Specifications 0.3.0).</text:p>
      <text:p text:style-name="P2"/>
      <text:p text:style-name="P2">Problema 4:</text:p>
      <text:p text:style-name="P2"/>
      <text:p text:style-name="P2">Tiene nombre propio este problema: COMENTARIOS.</text:p>
      <text:p text:style-name="P2"/>
      <text:p text:style-name="P2">Hemos ido eliminándolos poco a poco, a medida que ganábamos conocimiento interno del funcionamiento de la clase e ibamos introducionedo una estrategia de nombrado que hiciese que los comentarios fuesen simple y llanamente redundantes.</text:p>
      <text:p text:style-name="P2"/>
      <text:p text:style-name="P2">Quedan sin embargo dos excepciones:</text:p>
      <text:p text:style-name="P2"/>
      <text:p text:style-name="P2">El método legs():</text:p>
      <text:p text:style-name="P2"/>
      <text:p text:style-name="P93"><text:span text:style-name="T13">///</text:span><text:span text:style-name="T53"> </text:span><text:span text:style-name="T13">&lt;summary&gt;</text:span></text:p>
      <text:p text:style-name="P94"><text:span text:style-name="T9">///</text:span><text:span text:style-name="T50"> </text:span></text:p>
      <text:p text:style-name="P94"><text:span text:style-name="T9">///</text:span><text:span text:style-name="T50"> </text:span><text:span text:style-name="T9">&lt;/summary&gt;</text:span></text:p>
      <text:p text:style-name="P94"><text:span text:style-name="T9">///</text:span><text:span text:style-name="T50"> </text:span><text:span text:style-name="T9">&lt;returns&gt;</text:span><text:span text:style-name="T50">The legs of this itinerary, as a list.</text:span><text:span text:style-name="T9">&lt;/returns&gt;</text:span></text:p>
      <text:p text:style-name="P94"><text:span text:style-name="T9">public</text:span><text:span text:style-name="T19"> </text:span><text:span text:style-name="T33">IList</text:span><text:span text:style-name="T19">&lt;</text:span><text:span text:style-name="T33">ILeg</text:span><text:span text:style-name="T19">&gt; legs()</text:span></text:p>
      <text:p text:style-name="P71">{</text:p>
      <text:p text:style-name="P94"><text:span text:style-name="T19"><text:s text:c="4"/></text:span><text:span text:style-name="T50">// </text:span><text:span text:style-name="T43">TODO: Return an IEnumerable.</text:span></text:p>
      <text:p text:style-name="P94"><text:span text:style-name="T20"><text:s text:c="4"/></text:span><text:span text:style-name="T10">return</text:span><text:span text:style-name="T20"> </text:span><text:span text:style-name="T10">this</text:span><text:span text:style-name="T20">.underlying_leg_collection;</text:span></text:p>
      <text:p text:style-name="P72">}</text:p>
      <text:p text:style-name="P2"/>
      <text:p text:style-name="P2">Vamos a presuponer que tenemos acceso no solo al código de esta clase, sino también al global de la aplicación, de forma que ayudándonos de una herramienta como ReSharper, podamos cambiar el nombre de un método y automáticamente asegurarnos que ese renombrado se ha producido coherentemente en todos los puntos del código donde se invocaba. En ese supuesto, optaríamos por renombrar el método</text:p>
      <text:p text:style-name="P2"/>
      <text:p text:style-name="P2">Analicemos algo de código cliente de nuestro objetivo, como por ejemplo el propio Itinerary:</text:p>
      <text:p text:style-name="P2"/>
      <text:p text:style-name="P73">underlying_leg_collection.Equals(the_other_itinerary.legs());</text:p>
      <text:p text:style-name="P2"/>
      <text:p text:style-name="P2">Una alternativa podría ser:</text:p>
      <text:p text:style-name="P2"/>
      <text:p text:style-name="P73">underlying_leg_collection.Equals(the_other_itinerary.associated_legs());</text:p>
      <text:p text:style-name="P2"/>
      <text:p text:style-name="P2">Ya tenemos nuevo nombre, así que podemos borrar los comentarios ya que ahora no aportan nada nuevo:</text:p>
      <text:p text:style-name="P2"/>
      <text:p text:style-name="P93"><text:span text:style-name="T13">public</text:span><text:span text:style-name="T25"> </text:span><text:span text:style-name="T35">IList</text:span><text:span text:style-name="T25">&lt;</text:span><text:span text:style-name="T35">ILeg</text:span><text:span text:style-name="T25">&gt; associated_legs()</text:span></text:p>
      <text:p text:style-name="P71">{</text:p>
      <text:p text:style-name="P94"><text:span text:style-name="T19"><text:s text:c="4"/></text:span><text:span text:style-name="T50">// </text:span><text:span text:style-name="T43">TODO: Return an IEnumerable.</text:span></text:p>
      <text:p text:style-name="P94"><text:span text:style-name="T20"><text:s text:c="4"/></text:span><text:span text:style-name="T10">return</text:span><text:span text:style-name="T20"> </text:span><text:span text:style-name="T10">this</text:span><text:span text:style-name="T20">.underlying_leg_collection;</text:span></text:p>
      <text:p text:style-name="P72">}</text:p>
      <text:p text:style-name="P2"/>
      <text:p text:style-name="P2">El otro punto conflictivo con respecto a los comentarios es la propia clase Itinerary:</text:p>
      <text:p text:style-name="P2"/>
      <text:p text:style-name="P93"><text:soft-page-break/><text:span text:style-name="T13">namespace</text:span><text:span text:style-name="T25"> dddsample.domain.model.cargo.aggregate</text:span></text:p>
      <text:p text:style-name="P71">{</text:p>
      <text:p text:style-name="P94"><text:span text:style-name="T19"><text:s text:c="4"/></text:span><text:span text:style-name="T9">///</text:span><text:span text:style-name="T50"> </text:span><text:span text:style-name="T9">&lt;summary&gt;</text:span></text:p>
      <text:p text:style-name="P94"><text:span text:style-name="T19"><text:s text:c="4"/></text:span><text:span text:style-name="T9">///</text:span><text:span text:style-name="T50"> An itinerary.</text:span></text:p>
      <text:p text:style-name="P94"><text:span text:style-name="T19"><text:s text:c="4"/></text:span><text:span text:style-name="T9">///</text:span><text:span text:style-name="T50"> Originally, a direct port of the java example in order to simulate legacy code </text:span></text:p>
      <text:p text:style-name="P94"><text:span text:style-name="T19"><text:s text:c="4"/></text:span><text:span text:style-name="T9">///</text:span><text:span text:style-name="T50"> to support the argument presented in the Documentation.</text:span></text:p>
      <text:p text:style-name="P94"><text:span text:style-name="T19"><text:s text:c="4"/></text:span><text:span text:style-name="T9">///</text:span><text:span text:style-name="T50"> Currently, the refactored version driven by the argument </text:span></text:p>
      <text:p text:style-name="P94"><text:span text:style-name="T9"><text:s text:c="4"/>///</text:span><text:span text:style-name="T50"> presented in the Documentation.</text:span></text:p>
      <text:p text:style-name="P94"><text:span text:style-name="T19"><text:s text:c="4"/></text:span><text:span text:style-name="T9">///</text:span><text:span text:style-name="T50"> </text:span><text:span text:style-name="T9">&lt;/summary&gt;</text:span></text:p>
      <text:p text:style-name="P94"><text:span text:style-name="T19"><text:s text:c="4"/></text:span><text:span text:style-name="T9">public</text:span><text:span text:style-name="T19"> </text:span><text:span text:style-name="T9">class</text:span><text:span text:style-name="T19"> </text:span><text:span text:style-name="T38">Itinerary</text:span><text:span text:style-name="T19"> : </text:span><text:span text:style-name="T33">IItinerary</text:span></text:p>
      <text:p text:style-name="P2"/>
      <text:p text:style-name="P2">Pero en este caso si que nos parece relevante, ya que aporta algo que el código no puede aportar.</text:p>
      <text:p text:style-name="P2"/>
      <text:p text:style-name="P2">Por lo tanto estos se quedan.</text:p>
      <text:p text:style-name="P2"/>
      <text:p text:style-name="P2">Problema 5:</text:p>
      <text:p text:style-name="P2"/>
      <text:p text:style-name="P93"><text:span text:style-name="T13">public</text:span><text:span text:style-name="T25"> </text:span><text:span text:style-name="T35">IList</text:span><text:span text:style-name="T25">&lt;</text:span><text:span text:style-name="T35">ILeg</text:span><text:span text:style-name="T25">&gt; associated_legs()</text:span></text:p>
      <text:p text:style-name="P71">{</text:p>
      <text:p text:style-name="P94"><text:span text:style-name="T19"><text:s text:c="4"/></text:span><text:span text:style-name="T50">// </text:span><text:span text:style-name="T43">TODO: Return an IEnumerable.</text:span></text:p>
      <text:p text:style-name="P94"><text:span text:style-name="T20"><text:s/></text:span><text:span text:style-name="T29"><text:s text:c="3"/></text:span><text:span text:style-name="T15">return</text:span><text:span text:style-name="T29"> </text:span><text:span text:style-name="T15">this</text:span><text:span text:style-name="T29">.underlying_leg_collection;</text:span></text:p>
      <text:p text:style-name="P78">}</text:p>
      <text:p text:style-name="P2"/>
      <text:p text:style-name="P2">Tal y como indica el TODO, deberíamos devolver un IEnumerable&lt;ILeg&gt; en vez de una IList&lt;ILeg&gt;, y probablemente materializaremos este cambio en cuanto empecemos a hacer uso del método associated_legs().</text:p>
      <text:p text:style-name="P2"/>
      <text:p text:style-name="P2">Pero por el momento no vamos a tocarlo. Eso si, la marca del TODO, permanece.</text:p>
      <text:p text:style-name="P2"/>
      <text:p text:style-name="P2"><text:span text:style-name="T59">APENDICE: El DDD_Value_Object Itinerary ANTES vs DESPUES</text:span>:</text:p>
      <text:p text:style-name="P2"/>
      <text:p text:style-name="P2">A modo de documentación asociada, exponemos el código antes de crear una sola BDD_Spec y después de haber creado nuestra suite de BDD_Specs.</text:p>
      <text:p text:style-name="P2"/>
      <text:p text:style-name="P2">Esta es la clase original (ANTES):</text:p>
      <text:p text:style-name="P2"/>
      <text:p text:style-name="P87"><text:span text:style-name="T9">using</text:span><text:span text:style-name="T19"> System;</text:span></text:p>
      <text:p text:style-name="P94"><text:span text:style-name="T9">using</text:span><text:span text:style-name="T19"> System.Collections.Generic;</text:span></text:p>
      <text:p text:style-name="P94"><text:span text:style-name="T9">using</text:span><text:span text:style-name="T19"> System.Data;</text:span></text:p>
      <text:p text:style-name="P94"><text:span text:style-name="T9">using</text:span><text:span text:style-name="T19"> dddsample.domain.model.handling.aggregate;</text:span></text:p>
      <text:p text:style-name="P94"><text:span text:style-name="T9">using</text:span><text:span text:style-name="T19"> dddsample.domain.model.location.aggregate;</text:span></text:p>
      <text:p text:style-name="P71"/>
      <text:p text:style-name="P94"><text:span text:style-name="T9">namespace</text:span><text:span text:style-name="T19"> dddsample.domain.model.cargo.aggregate</text:span></text:p>
      <text:p text:style-name="P71">{</text:p>
      <text:p text:style-name="P94"><text:span text:style-name="T19"><text:s text:c="4"/></text:span><text:span text:style-name="T9">///</text:span><text:span text:style-name="T50"> </text:span><text:span text:style-name="T9">&lt;summary&gt;</text:span></text:p>
      <text:p text:style-name="P94"><text:span text:style-name="T19"><text:s text:c="4"/></text:span><text:span text:style-name="T9">///</text:span><text:span text:style-name="T50"> An itinerary.</text:span></text:p>
      <text:p text:style-name="P94"><text:span text:style-name="T19"><text:s text:c="4"/></text:span><text:span text:style-name="T9">///</text:span><text:span text:style-name="T50"> Direct port of the java example in order to simulate legacy code </text:span></text:p>
      <text:p text:style-name="P94"><text:span text:style-name="T19"><text:s text:c="4"/></text:span><text:span text:style-name="T9">///</text:span><text:span text:style-name="T50"> to support the argument presented in the Documentation. </text:span></text:p>
      <text:p text:style-name="P94"><text:span text:style-name="T19"><text:s text:c="4"/></text:span><text:span text:style-name="T9">///</text:span><text:span text:style-name="T50"> </text:span><text:span text:style-name="T9">&lt;/summary&gt;</text:span></text:p>
      <text:p text:style-name="P94"><text:span text:style-name="T19"><text:s text:c="4"/></text:span><text:span text:style-name="T9">public</text:span><text:span text:style-name="T19"> </text:span><text:span text:style-name="T9">class</text:span><text:span text:style-name="T19"> </text:span><text:span text:style-name="T38">Itinerary</text:span><text:span text:style-name="T19"> : </text:span><text:span text:style-name="T33">IItinerary</text:span></text:p>
      <text:p text:style-name="P71"><text:s text:c="4"/>{</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NULL OBJECT PATTERN????</text:span></text:p>
      <text:p text:style-name="P94"><text:span text:style-name="T19"><text:s text:c="8"/></text:span><text:span text:style-name="T9">///</text:span><text:span text:style-name="T50"> </text:span><text:span text:style-name="T9">&lt;/summary&gt;</text:span></text:p>
      <text:p text:style-name="P94"><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33">IItinerary</text:span><text:span text:style-name="T19"> EMPTY_ITINERARY = </text:span><text:span text:style-name="T9">new</text:span><text:span text:style-name="T19"> </text:span><text:span text:style-name="T38">Itinerary</text:span><text:span text:style-name="T19">();</text:span></text:p>
      <text:p text:style-name="P94"><text:span text:style-name="T19"><text:s text:c="8"/></text:span><text:span text:style-name="T9">private</text:span><text:span text:style-name="T19"> Itinerary(){}</text:span></text:p>
      <text:p text:style-name="P71"><text:s text:c="8"/></text:p>
      <text:p text:style-name="P94"><text:span text:style-name="T19"><text:s text:c="8"/></text:span><text:span text:style-name="T9">static</text:span><text:span text:style-name="T19"> </text:span><text:span text:style-name="T9">readonly</text:span><text:span text:style-name="T19"> </text:span><text:span text:style-name="T33">IDate</text:span><text:span text:style-name="T19"> END_OF_DAYS = </text:span><text:span text:style-name="T9">new</text:span><text:span text:style-name="T19"> </text:span><text:span text:style-name="T38">Date</text:span><text:span text:style-name="T19">(</text:span><text:span text:style-name="T33">DateTime</text:span><text:span text:style-name="T19">.MaxValue);</text:span></text:p>
      <text:p text:style-name="P71"/>
      <text:p text:style-name="P71"><text:s text:c="8"/></text:p>
      <text:p text:style-name="P94"><text:span text:style-name="T19"><text:s text:c="8"/></text:span><text:span text:style-name="T33">IList</text:span><text:span text:style-name="T19">&lt;</text:span><text:span text:style-name="T33">ILeg</text:span><text:span text:style-name="T19">&gt; underlying_leg_collection = </text:span><text:span text:style-name="T9">new</text:span><text:span text:style-name="T19"> </text:span><text:span text:style-name="T38">List</text:span><text:span text:style-name="T19">&lt;</text:span><text:span text:style-name="T33">ILeg</text:span><text:span text:style-name="T19">&gt;();</text:span></text:p>
      <text:p text:style-name="P71"><text:soft-page-break/></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Constructor.</text:span></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text:span><text:span text:style-name="T9">&lt;param name=</text:span><text:span text:style-name="T33">"legs"</text:span><text:span text:style-name="T9">&gt;</text:span><text:span text:style-name="T50">List of legs for this itinerary.</text:span><text:span text:style-name="T9">&lt;/param&gt;</text:span></text:p>
      <text:p text:style-name="P94"><text:span text:style-name="T19"><text:s text:c="8"/></text:span><text:span text:style-name="T9">public</text:span><text:span text:style-name="T19"> Itinerary(</text:span><text:span text:style-name="T33">IList</text:span><text:span text:style-name="T19">&lt;</text:span><text:span text:style-name="T33">ILeg</text:span><text:span text:style-name="T19">&gt; legs)</text:span></text:p>
      <text:p text:style-name="P71"><text:s text:c="8"/>{</text:p>
      <text:p text:style-name="P94"><text:span text:style-name="T19"><text:s text:c="12"/></text:span><text:span text:style-name="T9">if</text:span><text:span text:style-name="T19"> (legs.Count == </text:span><text:span text:style-name="T33">0</text:span><text:span text:style-name="T19">)</text:span></text:p>
      <text:p text:style-name="P94"><text:span text:style-name="T19"><text:s text:c="16"/></text:span><text:span text:style-name="T9">throw</text:span><text:span text:style-name="T19"> </text:span><text:span text:style-name="T9">new</text:span><text:span text:style-name="T19"> </text:span><text:span text:style-name="T38">ArgumentNullException</text:span><text:span text:style-name="T19">(</text:span><text:span text:style-name="T33">"legs"</text:span><text:span text:style-name="T19">, </text:span></text:p>
      <text:p text:style-name="P94"><text:span text:style-name="T19"><text:s text:c="48"/></text:span><text:span text:style-name="T33">"The list of legs cannot be empty."</text:span><text:span text:style-name="T19">);</text:span></text:p>
      <text:p text:style-name="P71"/>
      <text:p text:style-name="P94"><text:span text:style-name="T19"><text:s text:c="12"/></text:span><text:span text:style-name="T33">ILeg</text:span><text:span text:style-name="T19"> null_leg = </text:span><text:span text:style-name="T9">null</text:span><text:span text:style-name="T19">;</text:span></text:p>
      <text:p text:style-name="P94"><text:span text:style-name="T19"><text:s text:c="12"/></text:span><text:span text:style-name="T9">if</text:span><text:span text:style-name="T19"> (legs.Contains(null_leg))</text:span></text:p>
      <text:p text:style-name="P94"><text:span text:style-name="T19"><text:s text:c="16"/></text:span><text:span text:style-name="T9">throw</text:span><text:span text:style-name="T19"> </text:span><text:span text:style-name="T9">new</text:span><text:span text:style-name="T19"> </text:span><text:span text:style-name="T38">NoNullAllowedException</text:span><text:span text:style-name="T19">(</text:span></text:p>
      <text:p text:style-name="P94"><text:span text:style-name="T19"><text:s text:c="40"/></text:span><text:span text:style-name="T33">"The legs list cannot contain null elements."</text:span><text:span text:style-name="T19">);</text:span></text:p>
      <text:p text:style-name="P71"/>
      <text:p text:style-name="P94"><text:span text:style-name="T19"><text:s text:c="12"/></text:span><text:span text:style-name="T9">this</text:span><text:span text:style-name="T19">.underlying_leg_collection = legs;</text:span></text:p>
      <text:p text:style-name="P71"><text:s text:c="8"/>}</text:p>
      <text:p text:style-name="P71"/>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text:span></text:p>
      <text:p text:style-name="P94"><text:span text:style-name="T19"><text:s text:c="8"/></text:span><text:span text:style-name="T9">///</text:span><text:span text:style-name="T50"> </text:span><text:span text:style-name="T9">&lt;/summary&gt;</text:span></text:p>
      <text:p text:style-name="P94"><text:span text:style-name="T19"><text:s text:c="8"/></text:span><text:span text:style-name="T9">///</text:span><text:span text:style-name="T50"> </text:span><text:span text:style-name="T9">&lt;returns&gt;</text:span><text:span text:style-name="T50">The legs of this itinerary, as a list.</text:span><text:span text:style-name="T9">&lt;/returns&gt;</text:span></text:p>
      <text:p text:style-name="P94"><text:span text:style-name="T19"><text:s text:c="8"/></text:span><text:span text:style-name="T9">public</text:span><text:span text:style-name="T19"> </text:span><text:span text:style-name="T33">IList</text:span><text:span text:style-name="T19">&lt;</text:span><text:span text:style-name="T33">ILeg</text:span><text:span text:style-name="T19">&gt; legs()</text:span></text:p>
      <text:p text:style-name="P71"><text:s text:c="8"/>{</text:p>
      <text:p text:style-name="P94"><text:span text:style-name="T19"><text:s text:c="12"/></text:span><text:span text:style-name="T50">// </text:span><text:span text:style-name="T43">TODO: Return an IEnumerable.</text:span></text:p>
      <text:p text:style-name="P94"><text:span text:style-name="T20"><text:s text:c="12"/></text:span><text:span text:style-name="T10">return</text:span><text:span text:style-name="T20"> </text:span><text:span text:style-name="T10">this</text:span><text:span text:style-name="T20">.underlying_leg_collection;</text:span></text:p>
      <text:p text:style-name="P72"><text:s text:c="8"/>}</text:p>
      <text:p text:style-name="P72"/>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sts if the given handling event is expected </text:span></text:p>
      <text:p text:style-name="P94"><text:span text:style-name="T20"><text:s text:c="8"/></text:span><text:span text:style-name="T10">///</text:span><text:span text:style-name="T51"> when executing this itinerary.</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param name=</text:span><text:span text:style-name="T34">"handling_event"</text:span><text:span text:style-name="T10">&gt;</text:span><text:span text:style-name="T51">Event to test.</text:span><text:span text:style-name="T10">&lt;/param&gt;</text:span></text:p>
      <text:p text:style-name="P94"><text:span text:style-name="T20"><text:s text:c="8"/></text:span><text:span text:style-name="T10">///</text:span><text:span text:style-name="T51"> </text:span><text:span text:style-name="T10">&lt;returns&gt;&lt;code&gt;</text:span><text:span text:style-name="T51">true</text:span><text:span text:style-name="T10">&lt;/code&gt;</text:span><text:span text:style-name="T51"> if the event is expected.</text:span><text:span text:style-name="T10">&lt;/returns&gt;</text:span></text:p>
      <text:p text:style-name="P94"><text:span text:style-name="T20"><text:s text:c="8"/></text:span><text:span text:style-name="T10">public</text:span><text:span text:style-name="T20"> </text:span><text:span text:style-name="T10">bool</text:span><text:span text:style-name="T20"> isExpected(</text:span><text:span text:style-name="T34">IHandlingEvent</text:span><text:span text:style-name="T20"> handling_event)</text:span></text:p>
      <text:p text:style-name="P72"><text:s text:c="8"/>{</text:p>
      <text:p text:style-name="P94"><text:span text:style-name="T20"><text:s text:c="12"/></text:span><text:span text:style-name="T10">if</text:span><text:span text:style-name="T20"> (underlying_leg_collection.Count == </text:span><text:span text:style-name="T34">0</text:span><text:span text:style-name="T20">)</text:span></text:p>
      <text:p text:style-name="P72"><text:s text:c="12"/>{</text:p>
      <text:p text:style-name="P94"><text:span text:style-name="T20"><text:s text:c="16"/></text:span><text:span text:style-name="T10">return</text:span><text:span text:style-name="T20"> </text:span><text:span text:style-name="T10">true</text:span><text:span text:style-name="T20">;</text:span></text:p>
      <text:p text:style-name="P72"><text:s text:c="12"/>}</text:p>
      <text:p text:style-name="P72"/>
      <text:p text:style-name="P94"><text:span text:style-name="T20"><text:s text:c="12"/></text:span><text:span text:style-name="T10">if</text:span><text:span text:style-name="T20"> (handling_event.type() == </text:span><text:span text:style-name="T39">HandlingEventType</text:span><text:span text:style-name="T20">.RECEIVE)</text:span></text:p>
      <text:p text:style-name="P72"><text:s text:c="12"/>{</text:p>
      <text:p text:style-name="P94"><text:span text:style-name="T20"><text:s text:c="16"/></text:span><text:span text:style-name="T51">//Check that the first leg's origin is the event's location</text:span></text:p>
      <text:p text:style-name="P94"><text:span text:style-name="T20"><text:s text:c="16"/></text:span><text:span text:style-name="T10">var</text:span><text:span text:style-name="T20"> leg = underlying_leg_collection[</text:span><text:span text:style-name="T34">0</text:span><text:span text:style-name="T20">];</text:span></text:p>
      <text:p text:style-name="P94"><text:span text:style-name="T20"><text:s text:c="16"/></text:span><text:span text:style-name="T10">return</text:span><text:span text:style-name="T20"> leg.load_location()</text:span></text:p>
      <text:p text:style-name="P72"><text:s text:c="26"/>.has_the_same_identity_as(handling_event.location());</text:p>
      <text:p text:style-name="P72"><text:s text:c="12"/>}</text:p>
      <text:p text:style-name="P72"/>
      <text:p text:style-name="P94"><text:span text:style-name="T20"><text:s text:c="12"/></text:span><text:span text:style-name="T10">if</text:span><text:span text:style-name="T20"> (handling_event.type() == </text:span><text:span text:style-name="T39">HandlingEventType</text:span><text:span text:style-name="T20">.LOAD)</text:span></text:p>
      <text:p text:style-name="P72"><text:s text:c="12"/>{</text:p>
      <text:p text:style-name="P94"><text:span text:style-name="T20"><text:s text:c="16"/></text:span><text:span text:style-name="T51">//Check that there is one leg with same load location and voyage</text:span></text:p>
      <text:p text:style-name="P94"><text:span text:style-name="T20"><text:s text:c="16"/></text:span><text:span text:style-name="T10">foreach</text:span><text:span text:style-name="T20"> (</text:span><text:span text:style-name="T10">var</text:span><text:span text:style-name="T20"> leg </text:span><text:span text:style-name="T10">in</text:span><text:span text:style-name="T20"> underlying_leg_collection)</text:span></text:p>
      <text:p text:style-name="P72"><text:s text:c="16"/>{</text:p>
      <text:p text:style-name="P94"><text:span text:style-name="T20"><text:s text:c="20"/></text:span><text:span text:style-name="T10">if</text:span><text:span text:style-name="T20"> (leg.load_location()</text:span></text:p>
      <text:p text:style-name="P72"><text:s text:c="27"/>.has_the_same_identity_as(handling_event.location()) &amp;&amp;</text:p>
      <text:p text:style-name="P72"><text:s text:c="24"/>leg.voyage()</text:p>
      <text:p text:style-name="P72"><text:s text:c="27"/>.has_the_same_identity_as(handling_event.voyage()))</text:p>
      <text:p text:style-name="P94"><text:span text:style-name="T20"><text:s text:c="24"/></text:span><text:span text:style-name="T10">return</text:span><text:span text:style-name="T20"> </text:span><text:span text:style-name="T10">true</text:span><text:span text:style-name="T20">;</text:span></text:p>
      <text:p text:style-name="P72"><text:s text:c="16"/>}</text:p>
      <text:p text:style-name="P94"><text:span text:style-name="T20"><text:s text:c="16"/></text:span><text:span text:style-name="T10">return</text:span><text:span text:style-name="T20"> </text:span><text:span text:style-name="T10">false</text:span><text:span text:style-name="T20">;</text:span></text:p>
      <text:p text:style-name="P72"><text:soft-page-break/><text:s text:c="12"/>}</text:p>
      <text:p text:style-name="P72"/>
      <text:p text:style-name="P94"><text:span text:style-name="T20"><text:s text:c="12"/></text:span><text:span text:style-name="T10">if</text:span><text:span text:style-name="T20"> (handling_event.type() == </text:span><text:span text:style-name="T39">HandlingEventType</text:span><text:span text:style-name="T20">.UNLOAD)</text:span></text:p>
      <text:p text:style-name="P72"><text:s text:c="12"/>{</text:p>
      <text:p text:style-name="P94"><text:span text:style-name="T20"><text:s text:c="16"/></text:span><text:span text:style-name="T51">//Check that the there is one leg with same unload location and voyage</text:span></text:p>
      <text:p text:style-name="P94"><text:span text:style-name="T20"><text:s text:c="16"/></text:span><text:span text:style-name="T10">foreach</text:span><text:span text:style-name="T20"> (</text:span><text:span text:style-name="T10">var</text:span><text:span text:style-name="T20"> leg </text:span><text:span text:style-name="T10">in</text:span><text:span text:style-name="T20"> underlying_leg_collection)</text:span></text:p>
      <text:p text:style-name="P72"><text:s text:c="16"/>{</text:p>
      <text:p text:style-name="P94"><text:span text:style-name="T20"><text:s text:c="20"/></text:span><text:span text:style-name="T10">if</text:span><text:span text:style-name="T20"> (leg.unload_location()</text:span></text:p>
      <text:p text:style-name="P72"><text:s text:c="26"/>.has_the_same_identity_as(handling_event.location()) &amp;&amp;</text:p>
      <text:p text:style-name="P72"><text:s text:c="24"/>leg.voyage()</text:p>
      <text:p text:style-name="P72"><text:s text:c="26"/>.has_the_same_identity_as(handling_event.voyage()))</text:p>
      <text:p text:style-name="P94"><text:span text:style-name="T20"><text:s text:c="24"/></text:span><text:span text:style-name="T10">return</text:span><text:span text:style-name="T20"> </text:span><text:span text:style-name="T10">true</text:span><text:span text:style-name="T20">;</text:span></text:p>
      <text:p text:style-name="P72"><text:s text:c="16"/>}</text:p>
      <text:p text:style-name="P94"><text:span text:style-name="T20"><text:s text:c="16"/></text:span><text:span text:style-name="T10">return</text:span><text:span text:style-name="T20"> </text:span><text:span text:style-name="T10">false</text:span><text:span text:style-name="T20">;</text:span></text:p>
      <text:p text:style-name="P72"><text:s text:c="12"/>}</text:p>
      <text:p text:style-name="P72"/>
      <text:p text:style-name="P94"><text:span text:style-name="T20"><text:s text:c="12"/></text:span><text:span text:style-name="T10">if</text:span><text:span text:style-name="T20"> (handling_event.type() == </text:span><text:span text:style-name="T39">HandlingEventType</text:span><text:span text:style-name="T20">.CLAIM)</text:span></text:p>
      <text:p text:style-name="P72"><text:s text:c="12"/>{</text:p>
      <text:p text:style-name="P94"><text:span text:style-name="T20"><text:s text:c="16"/></text:span><text:span text:style-name="T51">//Check that the last leg's destination is from the event's location</text:span></text:p>
      <text:p text:style-name="P94"><text:span text:style-name="T20"><text:s text:c="16"/></text:span><text:span text:style-name="T10">var</text:span><text:span text:style-name="T20"> last_leg = lastLeg();</text:span></text:p>
      <text:p text:style-name="P94"><text:span text:style-name="T20"><text:s text:c="16"/></text:span><text:span text:style-name="T10">return</text:span><text:span text:style-name="T20"> last_leg.unload_location()</text:span></text:p>
      <text:p text:style-name="P72"><text:s text:c="26"/>.has_the_same_identity_as(handling_event.location());</text:p>
      <text:p text:style-name="P72"><text:s text:c="12"/>}</text:p>
      <text:p text:style-name="P72"/>
      <text:p text:style-name="P94"><text:span text:style-name="T20"><text:s text:c="12"/></text:span><text:span text:style-name="T51">//HandlingEvent.Type.CUSTOMS;</text:span></text:p>
      <text:p text:style-name="P94"><text:span text:style-name="T20"><text:s text:c="12"/></text:span><text:span text:style-name="T10">return</text:span><text:span text:style-name="T20"> </text:span><text:span text:style-name="T10">true</text:span><text:span text:style-name="T20">;</text:span></text:p>
      <text:p text:style-name="P72"><text:s text:c="8"/>}</text:p>
      <text:p text:style-name="P72"/>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returns&gt;</text:span><text:span text:style-name="T51">The initial departure location.</text:span><text:span text:style-name="T10">&lt;/returns&gt;</text:span></text:p>
      <text:p text:style-name="P94"><text:span text:style-name="T20"><text:s text:c="8"/></text:span><text:span text:style-name="T10">public</text:span><text:span text:style-name="T20"> </text:span><text:span text:style-name="T34">ILocation</text:span><text:span text:style-name="T20"> initial_departure_location()</text:span></text:p>
      <text:p text:style-name="P72"><text:s text:c="8"/>{</text:p>
      <text:p text:style-name="P94"><text:span text:style-name="T20"><text:s text:c="12"/></text:span><text:span text:style-name="T10">if</text:span><text:span text:style-name="T20"> (underlying_leg_collection.Count == </text:span><text:span text:style-name="T34">0</text:span><text:span text:style-name="T20">)</text:span></text:p>
      <text:p text:style-name="P94"><text:span text:style-name="T20"><text:s text:c="16"/></text:span><text:span text:style-name="T10">return</text:span><text:span text:style-name="T20"> <text:s/></text:span><text:span text:style-name="T39">LocationImplementationExample</text:span><text:span text:style-name="T20">.UNKNOWN ;</text:span></text:p>
      <text:p text:style-name="P94"><text:span text:style-name="T20"><text:s text:c="12"/></text:span><text:span text:style-name="T10">return</text:span><text:span text:style-name="T20"> underlying_leg_collection[</text:span><text:span text:style-name="T34">0</text:span><text:span text:style-name="T20">].load_location();</text:span></text:p>
      <text:p text:style-name="P72"><text:s text:c="8"/>}</text:p>
      <text:p text:style-name="P72"/>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returns&gt;</text:span><text:span text:style-name="T51">The final arrival location.</text:span><text:span text:style-name="T10">&lt;/returns&gt;</text:span></text:p>
      <text:p text:style-name="P94"><text:span text:style-name="T20"><text:s text:c="8"/></text:span><text:span text:style-name="T10">public</text:span><text:span text:style-name="T20"> </text:span><text:span text:style-name="T34">ILocation</text:span><text:span text:style-name="T20"> final_arrival_location()</text:span></text:p>
      <text:p text:style-name="P72"><text:s text:c="8"/>{</text:p>
      <text:p text:style-name="P94"><text:span text:style-name="T20"><text:s text:c="12"/></text:span><text:span text:style-name="T10">if</text:span><text:span text:style-name="T20"> (underlying_leg_collection.Count == </text:span><text:span text:style-name="T34">0</text:span><text:span text:style-name="T20">)</text:span></text:p>
      <text:p text:style-name="P94"><text:span text:style-name="T20"><text:s text:c="16"/></text:span><text:span text:style-name="T10">return</text:span><text:span text:style-name="T20"> </text:span><text:span text:style-name="T39">LocationImplementationExample</text:span><text:span text:style-name="T20">.UNKNOWN;</text:span></text:p>
      <text:p text:style-name="P94"><text:span text:style-name="T20"><text:s text:c="12"/></text:span><text:span text:style-name="T10">return</text:span><text:span text:style-name="T20"> lastLeg().unload_location();</text:span></text:p>
      <text:p text:style-name="P72"><text:s text:c="8"/>}</text:p>
      <text:p text:style-name="P72"/>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returns&gt;</text:span><text:span text:style-name="T51">Date when cargo arrives at final destination.</text:span><text:span text:style-name="T10">&lt;/returns&gt;</text:span></text:p>
      <text:p text:style-name="P94"><text:span text:style-name="T20"><text:s text:c="8"/></text:span><text:span text:style-name="T10">public</text:span><text:span text:style-name="T20"> </text:span><text:span text:style-name="T34">IDate</text:span><text:span text:style-name="T20"> final_arrival_date()</text:span></text:p>
      <text:p text:style-name="P72"><text:s text:c="8"/>{</text:p>
      <text:p text:style-name="P94"><text:span text:style-name="T20"><text:s text:c="12"/></text:span><text:span text:style-name="T34">ILeg</text:span><text:span text:style-name="T20"> lastLeg = </text:span><text:span text:style-name="T10">this</text:span><text:span text:style-name="T20">.lastLeg();</text:span></text:p>
      <text:p text:style-name="P72"/>
      <text:p text:style-name="P94"><text:span text:style-name="T20"><text:s text:c="12"/></text:span><text:span text:style-name="T10">if</text:span><text:span text:style-name="T20"> (lastLeg == </text:span><text:span text:style-name="T10">null</text:span><text:span text:style-name="T20">)</text:span></text:p>
      <text:p text:style-name="P94"><text:span text:style-name="T20"><text:s text:c="16"/></text:span><text:span text:style-name="T10">return</text:span><text:span text:style-name="T20"> END_OF_DAYS;</text:span></text:p>
      <text:p text:style-name="P94"><text:span text:style-name="T20"><text:s text:c="12"/></text:span><text:span text:style-name="T10">return</text:span><text:span text:style-name="T20"> lastLeg.unload_time();</text:span></text:p>
      <text:p text:style-name="P72"><text:s text:c="8"/>}</text:p>
      <text:p text:style-name="P72"><text:soft-page-break/></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returns&gt;</text:span><text:span text:style-name="T51">The last leg on the itinerary.</text:span><text:span text:style-name="T10">&lt;/returns&gt;</text:span></text:p>
      <text:p text:style-name="P94"><text:span text:style-name="T20"><text:s text:c="8"/></text:span><text:span text:style-name="T34">ILeg</text:span><text:span text:style-name="T20"> lastLeg()</text:span></text:p>
      <text:p text:style-name="P72"><text:s text:c="8"/>{</text:p>
      <text:p text:style-name="P94"><text:span text:style-name="T20"><text:s text:c="12"/></text:span><text:span text:style-name="T10">if</text:span><text:span text:style-name="T20"> (underlying_leg_collection.Count == </text:span><text:span text:style-name="T34">0</text:span><text:span text:style-name="T20">)</text:span></text:p>
      <text:p text:style-name="P94"><text:span text:style-name="T20"><text:s text:c="16"/></text:span><text:span text:style-name="T10">return</text:span><text:span text:style-name="T20"> </text:span><text:span text:style-name="T10">null</text:span><text:span text:style-name="T20">;</text:span></text:p>
      <text:p text:style-name="P94"><text:span text:style-name="T20"><text:s text:c="12"/></text:span><text:span text:style-name="T10">return</text:span><text:span text:style-name="T20"> underlying_leg_collection[underlying_leg_collection.Count - </text:span><text:span text:style-name="T34">1</text:span><text:span text:style-name="T20">];</text:span></text:p>
      <text:p text:style-name="P72"><text:s text:c="8"/>}</text:p>
      <text:p text:style-name="P72"/>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p>
      <text:p text:style-name="P94"><text:span text:style-name="T20"><text:s text:c="8"/></text:span><text:span text:style-name="T10">///</text:span><text:span text:style-name="T51"> </text:span><text:span text:style-name="T10">&lt;/summary&gt;</text:span></text:p>
      <text:p text:style-name="P94"><text:span text:style-name="T20"><text:s text:c="8"/></text:span><text:span text:style-name="T10">///</text:span><text:span text:style-name="T51"> </text:span><text:span text:style-name="T10">&lt;param name=</text:span><text:span text:style-name="T34">"the_other_itinerary"</text:span><text:span text:style-name="T10">&gt;</text:span><text:span text:style-name="T51">Itinerary to compare</text:span><text:span text:style-name="T10">&lt;/param&gt;</text:span></text:p>
      <text:p text:style-name="P94"><text:span text:style-name="T20"><text:s text:c="8"/></text:span><text:span text:style-name="T10">///</text:span><text:span text:style-name="T51"> </text:span><text:span text:style-name="T10">&lt;returns&gt;&lt;code&gt;</text:span><text:span text:style-name="T51">true</text:span><text:span text:style-name="T10">&lt;/code&gt;</text:span><text:span text:style-name="T51"> if the legs in this <text:s/></text:span></text:p>
      <text:p text:style-name="P94"><text:span text:style-name="T10"><text:s text:c="8"/>///</text:span><text:span text:style-name="T51"> and the other itinerary are all equal.</text:span><text:span text:style-name="T10">&lt;/returns&gt;</text:span></text:p>
      <text:p text:style-name="P94"><text:span text:style-name="T20"><text:s text:c="8"/></text:span><text:span text:style-name="T10">public</text:span><text:span text:style-name="T20"> </text:span><text:span text:style-name="T10">bool</text:span><text:span text:style-name="T20"> has_the_same_value_as(</text:span><text:span text:style-name="T34">IItinerary</text:span><text:span text:style-name="T20"> the_other_itinerary)</text:span></text:p>
      <text:p text:style-name="P72"><text:s text:c="8"/>{</text:p>
      <text:p text:style-name="P94"><text:span text:style-name="T20"><text:s text:c="12"/></text:span><text:span text:style-name="T10">return</text:span><text:span text:style-name="T20"> the_other_itinerary != </text:span><text:span text:style-name="T10">null</text:span><text:span text:style-name="T20"> &amp;&amp;</text:span></text:p>
      <text:p text:style-name="P72"><text:s text:c="16"/>underlying_leg_collection.Equals(the_other_itinerary.legs());</text:p>
      <text:p text:style-name="P72"><text:s text:c="8"/>}</text:p>
      <text:p text:style-name="P72"/>
      <text:p text:style-name="P94"><text:span text:style-name="T20"><text:s text:c="8"/></text:span><text:span text:style-name="T10">public</text:span><text:span text:style-name="T20"> </text:span><text:span text:style-name="T10">override</text:span><text:span text:style-name="T20"> </text:span><text:span text:style-name="T10">int</text:span><text:span text:style-name="T20"> GetHashCode()</text:span></text:p>
      <text:p text:style-name="P72"><text:s text:c="8"/>{</text:p>
      <text:p text:style-name="P94"><text:span text:style-name="T20"><text:s text:c="12"/></text:span><text:span text:style-name="T10">return</text:span><text:span text:style-name="T20"> underlying_leg_collection.GetHashCode();</text:span></text:p>
      <text:p text:style-name="P72"><text:s text:c="8"/>}</text:p>
      <text:p text:style-name="P72"><text:s text:c="4"/>}</text:p>
      <text:p text:style-name="P72">}</text:p>
      <text:p text:style-name="P2"/>
      <text:p text:style-name="P2">Y este es el del después, eso si, sin el namespace ya que nuestra habitual practica de nombrado de variables, métodos y demás, hace muy difícil la lectura del código limitados por los margenes de un manual (DESPUES):</text:p>
      <text:p text:style-name="P2"/>
      <text:p text:style-name="P87"><text:span text:style-name="T9">///</text:span><text:span text:style-name="T50"> </text:span><text:span text:style-name="T9">&lt;summary&gt;</text:span></text:p>
      <text:p text:style-name="P94"><text:span text:style-name="T9">///</text:span><text:span text:style-name="T50"> An itinerary.</text:span></text:p>
      <text:p text:style-name="P94"><text:span text:style-name="T9">///</text:span><text:span text:style-name="T50"> Originally, a direct port of the java example in order to simulate legacy code </text:span></text:p>
      <text:p text:style-name="P94"><text:span text:style-name="T9">///</text:span><text:span text:style-name="T50"> to support the argument presented in the Documentation.</text:span></text:p>
      <text:p text:style-name="P94"><text:span text:style-name="T9">///</text:span><text:span text:style-name="T50"> Currently, the refactored versión driven by the argument </text:span></text:p>
      <text:p text:style-name="P94"><text:span text:style-name="T9">///</text:span><text:span text:style-name="T50"> presented in the Documentation.</text:span></text:p>
      <text:p text:style-name="P94"><text:span text:style-name="T9">///</text:span><text:span text:style-name="T50"> </text:span><text:span text:style-name="T9">&lt;/summary&gt;</text:span></text:p>
      <text:p text:style-name="P94"><text:span text:style-name="T9">public</text:span><text:span text:style-name="T19"> </text:span><text:span text:style-name="T9">class</text:span><text:span text:style-name="T19"> </text:span><text:span text:style-name="T38">Itinerary</text:span><text:span text:style-name="T19"> : </text:span><text:span text:style-name="T33">IItinerary</text:span></text:p>
      <text:p text:style-name="P71">{</text:p>
      <text:p text:style-name="P94"><text:span text:style-name="T19"><text:s text:c="3"/></text:span><text:span text:style-name="T9">readonly</text:span><text:span text:style-name="T19"> </text:span><text:span text:style-name="T33">IList</text:span><text:span text:style-name="T19">&lt;</text:span><text:span text:style-name="T33">ILeg</text:span><text:span text:style-name="T19">&gt; underlying_leg_collection = </text:span><text:span text:style-name="T9">new</text:span><text:span text:style-name="T19"> </text:span><text:span text:style-name="T38">List</text:span><text:span text:style-name="T19">&lt;</text:span><text:span text:style-name="T33">ILeg</text:span><text:span text:style-name="T19">&gt;();</text:span></text:p>
      <text:p text:style-name="P71"/>
      <text:p text:style-name="P94"><text:span text:style-name="T19"><text:s text:c="3"/></text:span><text:span text:style-name="T9">public</text:span><text:span text:style-name="T19"> Itinerary(</text:span><text:span text:style-name="T33">IList</text:span><text:span text:style-name="T19">&lt;</text:span><text:span text:style-name="T33">ILeg</text:span><text:span text:style-name="T19">&gt; the_associated_leg_collection)</text:span></text:p>
      <text:p text:style-name="P71"><text:s text:c="3"/>{</text:p>
      <text:p text:style-name="P94"><text:span text:style-name="T19"><text:s text:c="6"/></text:span><text:span text:style-name="T9">if</text:span><text:span text:style-name="T19"> (the_associated_leg_collection.Count == </text:span><text:span text:style-name="T33">0</text:span><text:span text:style-name="T19">)</text:span></text:p>
      <text:p text:style-name="P94"><text:span text:style-name="T19"><text:s text:c="9"/></text:span><text:span text:style-name="T9">throw</text:span><text:span text:style-name="T19"> </text:span><text:span text:style-name="T9">new</text:span><text:span text:style-name="T19"> </text:span><text:span text:style-name="T38">ArgumentNullException</text:span><text:span text:style-name="T19">(</text:span><text:span text:style-name="T33">"the_associated_leg_collection"</text:span><text:span text:style-name="T19">, </text:span></text:p>
      <text:p text:style-name="P94"><text:span text:style-name="T19"><text:s text:c="39"/></text:span><text:span text:style-name="T33">"The injected leg collection cannot be empty."</text:span><text:span text:style-name="T19">);</text:span></text:p>
      <text:p text:style-name="P71"/>
      <text:p text:style-name="P94"><text:span text:style-name="T19"><text:s text:c="6"/></text:span><text:span text:style-name="T33">ILeg</text:span><text:span text:style-name="T19"> a_null_leg = </text:span><text:span text:style-name="T9">null</text:span><text:span text:style-name="T19">;</text:span></text:p>
      <text:p text:style-name="P94"><text:span text:style-name="T19"><text:s text:c="6"/></text:span><text:span text:style-name="T9">if</text:span><text:span text:style-name="T19"> (the_associated_leg_collection.Contains(a_null_leg))</text:span></text:p>
      <text:p text:style-name="P94"><text:span text:style-name="T19"><text:s text:c="9"/></text:span><text:span text:style-name="T9">throw</text:span><text:span text:style-name="T19"> </text:span><text:span text:style-name="T9">new</text:span><text:span text:style-name="T19"> </text:span><text:span text:style-name="T38">NoNullAllowedException</text:span><text:span text:style-name="T19">(</text:span></text:p>
      <text:p text:style-name="P94"><text:span text:style-name="T19"><text:s text:c="19"/></text:span><text:span text:style-name="T33">"The injected leg collection cannot contain null Leg elements."</text:span><text:span text:style-name="T19">);</text:span></text:p>
      <text:p text:style-name="P71"/>
      <text:p text:style-name="P94"><text:span text:style-name="T19"><text:s text:c="6"/></text:span><text:span text:style-name="T9">this</text:span><text:span text:style-name="T19">.underlying_leg_collection = the_associated_leg_collection;</text:span></text:p>
      <text:p text:style-name="P71"><text:s text:c="3"/>}</text:p>
      <text:p text:style-name="P71"><text:s text:c="8"/></text:p>
      <text:p text:style-name="P94"><text:span text:style-name="T19"><text:s text:c="3"/></text:span><text:span text:style-name="T9">public</text:span><text:span text:style-name="T19"> </text:span><text:span text:style-name="T33">IList</text:span><text:span text:style-name="T19">&lt;</text:span><text:span text:style-name="T33">ILeg</text:span><text:span text:style-name="T19">&gt; associated_legs()</text:span></text:p>
      <text:p text:style-name="P71"><text:s text:c="3"/>{</text:p>
      <text:p text:style-name="P94"><text:soft-page-break/><text:span text:style-name="T19"><text:s text:c="6"/></text:span><text:span text:style-name="T50">// </text:span><text:span text:style-name="T43">TODO: Return an IEnumerable.</text:span></text:p>
      <text:p text:style-name="P94"><text:span text:style-name="T20"><text:s text:c="6"/></text:span><text:span text:style-name="T10">return</text:span><text:span text:style-name="T20"> </text:span><text:span text:style-name="T10">this</text:span><text:span text:style-name="T20">.underlying_leg_collection;</text:span></text:p>
      <text:p text:style-name="P72"><text:s text:c="3"/>}</text:p>
      <text:p text:style-name="P72"/>
      <text:p text:style-name="P94"><text:span text:style-name="T20"><text:s text:c="3"/></text:span><text:span text:style-name="T10">public</text:span><text:span text:style-name="T20"> </text:span><text:span text:style-name="T10">bool</text:span><text:span text:style-name="T20"> was_expecting(</text:span><text:span text:style-name="T34">IHandlingEvent</text:span><text:span text:style-name="T20"> the_handling_event)</text:span></text:p>
      <text:p text:style-name="P72"><text:s text:c="3"/>{</text:p>
      <text:p text:style-name="P94"><text:span text:style-name="T20"><text:s text:c="6"/></text:span><text:span text:style-name="T10">if</text:span><text:span text:style-name="T20"> (the_handling_event.type() == </text:span><text:span text:style-name="T39">HandlingEventType</text:span><text:span text:style-name="T20">.RECEIVE)</text:span></text:p>
      <text:p text:style-name="P94"><text:span text:style-name="T20"><text:s text:c="9"/></text:span><text:span text:style-name="T10">return</text:span><text:span text:style-name="T20"> the_initial_leg().load_location()</text:span></text:p>
      <text:p text:style-name="P72"><text:s text:c="19"/>.has_the_same_identity_as(the_handling_event.location());</text:p>
      <text:p text:style-name="P72"/>
      <text:p text:style-name="P94"><text:span text:style-name="T20"><text:s text:c="6"/></text:span><text:span text:style-name="T10">if</text:span><text:span text:style-name="T20"> (the_handling_event.type() == </text:span><text:span text:style-name="T39">HandlingEventType</text:span><text:span text:style-name="T20">.LOAD)</text:span></text:p>
      <text:p text:style-name="P94"><text:span text:style-name="T20"><text:s text:c="9"/></text:span><text:span text:style-name="T10">return</text:span><text:span text:style-name="T20"> underlying_leg_collection</text:span></text:p>
      <text:p text:style-name="P72"><text:s text:c="19"/>.Any(leg =&gt; </text:p>
      <text:p text:style-name="P72"><text:s text:c="24"/>leg.load_location()</text:p>
      <text:p text:style-name="P72"><text:s text:c="27"/>.has_the_same_identity_as(the_handling_event.location()) &amp;&amp;</text:p>
      <text:p text:style-name="P72"><text:s text:c="24"/>leg.voyage()</text:p>
      <text:p text:style-name="P72"><text:s text:c="27"/>.has_the_same_identity_as(the_handling_event.voyage()));</text:p>
      <text:p text:style-name="P72"/>
      <text:p text:style-name="P94"><text:span text:style-name="T20"><text:s text:c="6"/></text:span><text:span text:style-name="T10">if</text:span><text:span text:style-name="T20"> (the_handling_event.type() == </text:span><text:span text:style-name="T39">HandlingEventType</text:span><text:span text:style-name="T20">.UNLOAD)</text:span></text:p>
      <text:p text:style-name="P94"><text:span text:style-name="T20"><text:s text:c="9"/></text:span><text:span text:style-name="T10">return</text:span><text:span text:style-name="T20"> underlying_leg_collection</text:span></text:p>
      <text:p text:style-name="P72"><text:s text:c="19"/>.Any(leg =&gt;</text:p>
      <text:p text:style-name="P72"><text:s text:c="24"/>leg.unload_location()</text:p>
      <text:p text:style-name="P72"><text:s text:c="27"/>.has_the_same_identity_as(the_handling_event.location()) &amp;&amp;</text:p>
      <text:p text:style-name="P72"><text:s text:c="24"/>leg.voyage()</text:p>
      <text:p text:style-name="P72"><text:s text:c="27"/>.has_the_same_identity_as(the_handling_event.voyage()));</text:p>
      <text:p text:style-name="P72"/>
      <text:p text:style-name="P94"><text:span text:style-name="T20"><text:s text:c="6"/></text:span><text:span text:style-name="T10">if</text:span><text:span text:style-name="T20"> (the_handling_event.type() == </text:span><text:span text:style-name="T39">HandlingEventType</text:span><text:span text:style-name="T20">.CLAIM)</text:span></text:p>
      <text:p text:style-name="P94"><text:span text:style-name="T20"><text:s text:c="9"/></text:span><text:span text:style-name="T10">return</text:span><text:span text:style-name="T20"> the_last_leg().unload_location()</text:span></text:p>
      <text:p text:style-name="P72"><text:s text:c="19"/>.has_the_same_identity_as(the_handling_event.location());</text:p>
      <text:p text:style-name="P72"><text:s text:c="12"/></text:p>
      <text:p text:style-name="P94"><text:span text:style-name="T20"><text:s text:c="6"/></text:span><text:span text:style-name="T10">if</text:span><text:span text:style-name="T20"> (the_handling_event.type() == </text:span><text:span text:style-name="T39">HandlingEventType</text:span><text:span text:style-name="T20">.CUSTOMS)</text:span></text:p>
      <text:p text:style-name="P94"><text:span text:style-name="T20"><text:s text:c="9"/></text:span><text:span text:style-name="T10">return</text:span><text:span text:style-name="T20"> </text:span><text:span text:style-name="T10">true</text:span><text:span text:style-name="T20">;</text:span></text:p>
      <text:p text:style-name="P72"><text:s text:c="12"/></text:p>
      <text:p text:style-name="P94"><text:span text:style-name="T20"><text:s text:c="6"/></text:span><text:span text:style-name="T10">return</text:span><text:span text:style-name="T20"> </text:span><text:span text:style-name="T10">false</text:span><text:span text:style-name="T20">;</text:span></text:p>
      <text:p text:style-name="P72"><text:s text:c="3"/>}</text:p>
      <text:p text:style-name="P72"><text:s text:c="8"/></text:p>
      <text:p text:style-name="P94"><text:span text:style-name="T20"><text:s text:c="3"/></text:span><text:span text:style-name="T10">public</text:span><text:span text:style-name="T20"> </text:span><text:span text:style-name="T34">ILocation</text:span><text:span text:style-name="T20"> initial_departure_load_location()</text:span></text:p>
      <text:p text:style-name="P72"><text:s text:c="3"/>{</text:p>
      <text:p text:style-name="P94"><text:span text:style-name="T20"><text:s text:c="6"/></text:span><text:span text:style-name="T10">return</text:span><text:span text:style-name="T20"> the_initial_leg().load_location();</text:span></text:p>
      <text:p text:style-name="P72"><text:s text:c="3"/>}</text:p>
      <text:p text:style-name="P72"/>
      <text:p text:style-name="P94"><text:span text:style-name="T20"><text:s text:c="3"/></text:span><text:span text:style-name="T34">ILeg</text:span><text:span text:style-name="T20"> the_initial_leg()</text:span></text:p>
      <text:p text:style-name="P72"><text:s text:c="3"/>{</text:p>
      <text:p text:style-name="P94"><text:span text:style-name="T20"><text:s text:c="6"/></text:span><text:span text:style-name="T10">return</text:span><text:span text:style-name="T20"> underlying_leg_collection[</text:span><text:span text:style-name="T34">0</text:span><text:span text:style-name="T20">];</text:span></text:p>
      <text:p text:style-name="P72"><text:s text:c="3"/>}</text:p>
      <text:p text:style-name="P72"><text:s text:c="8"/></text:p>
      <text:p text:style-name="P94"><text:span text:style-name="T20"><text:s text:c="3"/></text:span><text:span text:style-name="T10">public</text:span><text:span text:style-name="T20"> </text:span><text:span text:style-name="T34">ILocation</text:span><text:span text:style-name="T20"> final_arrival_unload_location()</text:span></text:p>
      <text:p text:style-name="P72"><text:s text:c="3"/>{</text:p>
      <text:p text:style-name="P94"><text:span text:style-name="T20"><text:s text:c="6"/></text:span><text:span text:style-name="T10">return</text:span><text:span text:style-name="T20"> the_last_leg().unload_location();</text:span></text:p>
      <text:p text:style-name="P72"><text:s text:c="3"/>}</text:p>
      <text:p text:style-name="P72"/>
      <text:p text:style-name="P94"><text:span text:style-name="T20"><text:s text:c="3"/></text:span><text:span text:style-name="T34">ILeg</text:span><text:span text:style-name="T20"> the_last_leg()</text:span></text:p>
      <text:p text:style-name="P72"><text:s text:c="3"/>{</text:p>
      <text:p text:style-name="P94"><text:span text:style-name="T20"><text:s text:c="6"/></text:span><text:span text:style-name="T10">return</text:span><text:span text:style-name="T20"> underlying_leg_collection[underlying_leg_collection.Count - </text:span><text:span text:style-name="T34">1</text:span><text:span text:style-name="T20">];</text:span></text:p>
      <text:p text:style-name="P72"><text:s text:c="3"/>}</text:p>
      <text:p text:style-name="P72"/>
      <text:p text:style-name="P94"><text:span text:style-name="T20"><text:s text:c="3"/></text:span><text:span text:style-name="T10">public</text:span><text:span text:style-name="T20"> </text:span><text:span text:style-name="T34">IDate</text:span><text:span text:style-name="T20"> final_arrival_date()</text:span></text:p>
      <text:p text:style-name="P72"><text:s text:c="3"/>{</text:p>
      <text:p text:style-name="P94"><text:span text:style-name="T20"><text:s text:c="6"/></text:span><text:span text:style-name="T10">return</text:span><text:span text:style-name="T20"> the_last_leg().unload_time();</text:span></text:p>
      <text:p text:style-name="P72"><text:s text:c="3"/>}</text:p>
      <text:p text:style-name="P72"><text:s text:c="8"/></text:p>
      <text:p text:style-name="P94"><text:span text:style-name="T20"><text:s text:c="3"/></text:span><text:span text:style-name="T10">public</text:span><text:span text:style-name="T20"> </text:span><text:span text:style-name="T10">bool</text:span><text:span text:style-name="T20"> has_the_same_value_as(</text:span><text:span text:style-name="T34">IItinerary</text:span><text:span text:style-name="T20"> the_other_itinerary)</text:span></text:p>
      <text:p text:style-name="P72"><text:soft-page-break/><text:s text:c="3"/>{</text:p>
      <text:p text:style-name="P94"><text:span text:style-name="T20"><text:s text:c="6"/></text:span><text:span text:style-name="T10">return</text:span><text:span text:style-name="T20"> the_other_itinerary != </text:span><text:span text:style-name="T10">null</text:span><text:span text:style-name="T20"> &amp;&amp;</text:span></text:p>
      <text:p text:style-name="P72"><text:s text:c="13"/>underlying_leg_collection.Equals(the_other_itinerary.associated_legs());</text:p>
      <text:p text:style-name="P72"><text:s text:c="3"/>}</text:p>
      <text:p text:style-name="P72"/>
      <text:p text:style-name="P94"><text:span text:style-name="T20"><text:s text:c="3"/></text:span><text:span text:style-name="T10">public</text:span><text:span text:style-name="T20"> </text:span><text:span text:style-name="T10">override</text:span><text:span text:style-name="T20"> </text:span><text:span text:style-name="T10">int</text:span><text:span text:style-name="T20"> GetHashCode()</text:span></text:p>
      <text:p text:style-name="P72"><text:s text:c="3"/>{</text:p>
      <text:p text:style-name="P94"><text:span text:style-name="T20"><text:s text:c="6"/></text:span><text:span text:style-name="T10">return</text:span><text:span text:style-name="T20"> underlying_leg_collection.GetHashCode();</text:span></text:p>
      <text:p text:style-name="P72"><text:s text:c="3"/>}</text:p>
      <text:p text:style-name="P72">}</text:p>
      <text:p text:style-name="P2"/>
      <text:p text:style-name="P2"/>
      <text:p text:style-name="P2"/>
      <text:p text:style-name="P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6H13M21S</meta:editing-duration>
    <meta:editing-cycles>47</meta:editing-cycles>
    <meta:generator>OpenOffice.org/3.2$Win32 OpenOffice.org_project/320m18$Build-9502</meta:generator>
    <dc:date>2010-08-02T10:58:14.34</dc:date>
    <meta:document-statistic meta:table-count="0" meta:image-count="0" meta:object-count="0" meta:page-count="88" meta:paragraph-count="3263" meta:word-count="23778" meta:character-count="187293"/>
    <meta:user-defined meta:name="Info 1"/>
    <meta:user-defined meta:name="Info 2"/>
    <meta:user-defined meta:name="Info 3"/>
    <meta:user-defined meta:name="Info 4"/>
  </office:meta>
</office:document-meta>
</file>